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style:text-underline-style="solid" style:text-underline-width="auto" style:text-underline-color="font-color" officeooo:rsid="03078ce3" officeooo:paragraph-rsid="03078ce3" fo:background-color="#81d41a"/>
    </style:style>
    <style:style style:name="P214" style:family="paragraph" style:parent-style-name="Standard">
      <style:text-properties style:text-underline-style="solid" style:text-underline-width="auto" style:text-underline-color="font-color" officeooo:rsid="03631f36" officeooo:paragraph-rsid="03631f36"/>
    </style:style>
    <style:style style:name="P215" style:family="paragraph" style:parent-style-name="Standard">
      <style:text-properties style:text-underline-style="solid" style:text-underline-width="auto" style:text-underline-color="font-color" officeooo:rsid="035c3f25" officeooo:paragraph-rsid="035c3f25"/>
    </style:style>
    <style:style style:name="P216" style:family="paragraph" style:parent-style-name="Standard">
      <style:text-properties style:text-underline-style="solid" style:text-underline-width="auto" style:text-underline-color="font-color" officeooo:rsid="03626d74" officeooo:paragraph-rsid="03626d74"/>
    </style:style>
    <style:style style:name="P217" style:family="paragraph" style:parent-style-name="Standard">
      <style:text-properties officeooo:rsid="022952d5" officeooo:paragraph-rsid="022952d5"/>
    </style:style>
    <style:style style:name="P218" style:family="paragraph" style:parent-style-name="Standard">
      <style:text-properties officeooo:rsid="0233b5b1" officeooo:paragraph-rsid="0233b5b1"/>
    </style:style>
    <style:style style:name="P219" style:family="paragraph" style:parent-style-name="Standard">
      <style:text-properties officeooo:rsid="023c2008" officeooo:paragraph-rsid="023c2008"/>
    </style:style>
    <style:style style:name="P220" style:family="paragraph" style:parent-style-name="Standard">
      <style:text-properties officeooo:rsid="023d9ba2" officeooo:paragraph-rsid="023d9ba2"/>
    </style:style>
    <style:style style:name="P221" style:family="paragraph" style:parent-style-name="Standard">
      <style:text-properties officeooo:rsid="024f7d96" officeooo:paragraph-rsid="024f7d96"/>
    </style:style>
    <style:style style:name="P222" style:family="paragraph" style:parent-style-name="Standard">
      <style:text-properties officeooo:rsid="02512e8e" officeooo:paragraph-rsid="02512e8e"/>
    </style:style>
    <style:style style:name="P223" style:family="paragraph" style:parent-style-name="Standard">
      <style:text-properties officeooo:rsid="0252e7a3" officeooo:paragraph-rsid="0252e7a3"/>
    </style:style>
    <style:style style:name="P224" style:family="paragraph" style:parent-style-name="Standard">
      <style:text-properties officeooo:rsid="0254f147" officeooo:paragraph-rsid="0254f147"/>
    </style:style>
    <style:style style:name="P225" style:family="paragraph" style:parent-style-name="Standard">
      <style:text-properties officeooo:rsid="02564293" officeooo:paragraph-rsid="02564293"/>
    </style:style>
    <style:style style:name="P226" style:family="paragraph" style:parent-style-name="Standard">
      <style:text-properties fo:color="#c9211e" loext:opacity="100%" fo:font-weight="bold" officeooo:rsid="02564293" officeooo:paragraph-rsid="02564293" style:font-weight-asian="bold" style:font-weight-complex="bold"/>
    </style:style>
    <style:style style:name="P227" style:family="paragraph" style:parent-style-name="Standard">
      <style:text-properties officeooo:rsid="02568f63" officeooo:paragraph-rsid="02568f63"/>
    </style:style>
    <style:style style:name="P228" style:family="paragraph" style:parent-style-name="Standard">
      <style:text-properties officeooo:rsid="02570355" officeooo:paragraph-rsid="02570355"/>
    </style:style>
    <style:style style:name="P229" style:family="paragraph" style:parent-style-name="Standard">
      <style:text-properties officeooo:rsid="0261e61b" officeooo:paragraph-rsid="0261e61b"/>
    </style:style>
    <style:style style:name="P230" style:family="paragraph" style:parent-style-name="Standard">
      <style:text-properties officeooo:rsid="02636672" officeooo:paragraph-rsid="02636672"/>
    </style:style>
    <style:style style:name="P231" style:family="paragraph" style:parent-style-name="Standard">
      <style:text-properties officeooo:rsid="0264bfc1" officeooo:paragraph-rsid="0264bfc1"/>
    </style:style>
    <style:style style:name="P232" style:family="paragraph" style:parent-style-name="Standard">
      <style:text-properties officeooo:rsid="02655742" officeooo:paragraph-rsid="02655742"/>
    </style:style>
    <style:style style:name="P233" style:family="paragraph" style:parent-style-name="Standard">
      <style:text-properties officeooo:rsid="02680b41" officeooo:paragraph-rsid="02680b41"/>
    </style:style>
    <style:style style:name="P234" style:family="paragraph" style:parent-style-name="Standard">
      <style:text-properties officeooo:rsid="0268e2ea" officeooo:paragraph-rsid="0268e2ea"/>
    </style:style>
    <style:style style:name="P235" style:family="paragraph" style:parent-style-name="Standard">
      <style:text-properties officeooo:rsid="0269f3fb" officeooo:paragraph-rsid="0269f3fb"/>
    </style:style>
    <style:style style:name="P236" style:family="paragraph" style:parent-style-name="Standard">
      <style:text-properties officeooo:rsid="026ce938" officeooo:paragraph-rsid="026ce938"/>
    </style:style>
    <style:style style:name="P237" style:family="paragraph" style:parent-style-name="Standard">
      <style:text-properties officeooo:rsid="028a65cf" officeooo:paragraph-rsid="028a65cf"/>
    </style:style>
    <style:style style:name="P238" style:family="paragraph" style:parent-style-name="Standard">
      <style:text-properties officeooo:paragraph-rsid="0272f66e"/>
    </style:style>
    <style:style style:name="P239" style:family="paragraph" style:parent-style-name="Standard">
      <style:text-properties officeooo:rsid="02735576" officeooo:paragraph-rsid="02735576"/>
    </style:style>
    <style:style style:name="P240" style:family="paragraph" style:parent-style-name="Standard">
      <style:text-properties officeooo:rsid="0275b8bb" officeooo:paragraph-rsid="0275b8bb"/>
    </style:style>
    <style:style style:name="P241" style:family="paragraph" style:parent-style-name="Standard">
      <style:text-properties officeooo:rsid="027813fd" officeooo:paragraph-rsid="027813fd"/>
    </style:style>
    <style:style style:name="P242" style:family="paragraph" style:parent-style-name="Standard">
      <style:text-properties officeooo:rsid="0283fdc4" officeooo:paragraph-rsid="0283fdc4"/>
    </style:style>
    <style:style style:name="P243" style:family="paragraph" style:parent-style-name="Standard">
      <style:text-properties officeooo:rsid="02871a42" officeooo:paragraph-rsid="02871a42"/>
    </style:style>
    <style:style style:name="P244" style:family="paragraph" style:parent-style-name="Standard">
      <style:text-properties officeooo:rsid="0287f82f" officeooo:paragraph-rsid="0287f82f"/>
    </style:style>
    <style:style style:name="P245" style:family="paragraph" style:parent-style-name="Standard">
      <style:text-properties officeooo:rsid="028895bb" officeooo:paragraph-rsid="028895bb"/>
    </style:style>
    <style:style style:name="P246" style:family="paragraph" style:parent-style-name="Standard">
      <style:text-properties officeooo:rsid="028f640f" officeooo:paragraph-rsid="028f640f"/>
    </style:style>
    <style:style style:name="P247" style:family="paragraph" style:parent-style-name="Standard">
      <style:text-properties officeooo:rsid="02921c5b" officeooo:paragraph-rsid="02921c5b"/>
    </style:style>
    <style:style style:name="P248" style:family="paragraph" style:parent-style-name="Standard">
      <style:text-properties officeooo:rsid="0299626e" officeooo:paragraph-rsid="0299626e"/>
    </style:style>
    <style:style style:name="P249" style:family="paragraph" style:parent-style-name="Standard">
      <style:text-properties officeooo:rsid="029f5e8f" officeooo:paragraph-rsid="029f5e8f"/>
    </style:style>
    <style:style style:name="P250" style:family="paragraph" style:parent-style-name="Text_20_body">
      <style:text-properties officeooo:rsid="02a11a26" officeooo:paragraph-rsid="029bdd4b"/>
    </style:style>
    <style:style style:name="P251" style:family="paragraph" style:parent-style-name="Standard">
      <style:text-properties officeooo:rsid="02a1bb9b" officeooo:paragraph-rsid="02a1bb9b"/>
    </style:style>
    <style:style style:name="P252" style:family="paragraph" style:parent-style-name="Standard">
      <style:text-properties officeooo:rsid="02a33f5b" officeooo:paragraph-rsid="02a33f5b"/>
    </style:style>
    <style:style style:name="P253" style:family="paragraph" style:parent-style-name="Standard">
      <style:text-properties officeooo:rsid="02a4c743" officeooo:paragraph-rsid="02a4c743"/>
    </style:style>
    <style:style style:name="P254" style:family="paragraph" style:parent-style-name="Standard">
      <style:text-properties officeooo:rsid="02a85590" officeooo:paragraph-rsid="02a85590"/>
    </style:style>
    <style:style style:name="P255" style:family="paragraph" style:parent-style-name="Standard">
      <style:text-properties officeooo:rsid="02aa50f6" officeooo:paragraph-rsid="02aa50f6"/>
    </style:style>
    <style:style style:name="P256" style:family="paragraph" style:parent-style-name="Standard">
      <style:text-properties officeooo:rsid="02ab9ca3" officeooo:paragraph-rsid="02ab9ca3"/>
    </style:style>
    <style:style style:name="P257" style:family="paragraph" style:parent-style-name="Standard">
      <style:text-properties officeooo:rsid="02ac8edb" officeooo:paragraph-rsid="02ac8edb"/>
    </style:style>
    <style:style style:name="P258" style:family="paragraph" style:parent-style-name="Standard">
      <style:text-properties officeooo:rsid="02ae2c6f" officeooo:paragraph-rsid="02ae2c6f"/>
    </style:style>
    <style:style style:name="P259" style:family="paragraph" style:parent-style-name="Standard">
      <style:text-properties officeooo:rsid="02aefdb9" officeooo:paragraph-rsid="02aefdb9"/>
    </style:style>
    <style:style style:name="P260" style:family="paragraph" style:parent-style-name="Standard">
      <style:text-properties officeooo:rsid="02b0bd4b" officeooo:paragraph-rsid="02b0bd4b"/>
    </style:style>
    <style:style style:name="P261" style:family="paragraph" style:parent-style-name="Standard">
      <style:text-properties officeooo:rsid="02b3dccd" officeooo:paragraph-rsid="02b3dccd"/>
    </style:style>
    <style:style style:name="P262" style:family="paragraph" style:parent-style-name="Standard">
      <style:text-properties officeooo:rsid="02b51e06" officeooo:paragraph-rsid="02b51e06"/>
    </style:style>
    <style:style style:name="P263" style:family="paragraph" style:parent-style-name="Standard">
      <style:text-properties officeooo:rsid="02b5f3b7" officeooo:paragraph-rsid="02b5f3b7"/>
    </style:style>
    <style:style style:name="P264" style:family="paragraph" style:parent-style-name="Standard">
      <style:text-properties officeooo:rsid="02b6d447" officeooo:paragraph-rsid="02b6d447"/>
    </style:style>
    <style:style style:name="P265" style:family="paragraph" style:parent-style-name="Standard">
      <style:text-properties officeooo:rsid="02d0685c" officeooo:paragraph-rsid="02d0685c"/>
    </style:style>
    <style:style style:name="P266" style:family="paragraph" style:parent-style-name="Standard">
      <style:text-properties officeooo:rsid="02d44581" officeooo:paragraph-rsid="02d44581"/>
    </style:style>
    <style:style style:name="P267" style:family="paragraph" style:parent-style-name="Standard">
      <style:paragraph-properties fo:margin-left="0.4925in" fo:margin-right="0in" fo:text-indent="0in" style:auto-text-indent="false"/>
      <style:text-properties officeooo:rsid="02d8eed6" officeooo:paragraph-rsid="02d8eed6"/>
    </style:style>
    <style:style style:name="P268" style:family="paragraph" style:parent-style-name="Standard">
      <style:text-properties officeooo:rsid="02dbae9a" officeooo:paragraph-rsid="02dbae9a"/>
    </style:style>
    <style:style style:name="P269" style:family="paragraph" style:parent-style-name="Standard">
      <style:paragraph-properties fo:margin-left="0.4925in" fo:margin-right="0in" fo:text-indent="0in" style:auto-text-indent="false"/>
      <style:text-properties officeooo:rsid="02dbae9a" officeooo:paragraph-rsid="02dbae9a"/>
    </style:style>
    <style:style style:name="P270" style:family="paragraph" style:parent-style-name="Standard">
      <style:text-properties style:text-underline-style="none" fo:font-weight="normal" officeooo:rsid="02de16f4" officeooo:paragraph-rsid="02de16f4" style:font-weight-asian="normal" style:font-weight-complex="normal"/>
    </style:style>
    <style:style style:name="P271"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72" style:family="paragraph" style:parent-style-name="Standard">
      <style:text-properties style:text-underline-style="none" fo:font-weight="normal" officeooo:rsid="02dc1a79" officeooo:paragraph-rsid="02dc1a79" style:font-weight-asian="normal" style:font-weight-complex="normal"/>
    </style:style>
    <style:style style:name="P273" style:family="paragraph" style:parent-style-name="Standard">
      <style:text-properties style:text-underline-style="none" fo:font-weight="normal" officeooo:rsid="02e09f75" officeooo:paragraph-rsid="02e09f75" style:font-weight-asian="normal" style:font-weight-complex="normal"/>
    </style:style>
    <style:style style:name="P274"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5"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6" style:family="paragraph" style:parent-style-name="Standard">
      <style:text-properties officeooo:rsid="02dc1a79" officeooo:paragraph-rsid="02dc1a79" fo:background-color="#ffff00"/>
    </style:style>
    <style:style style:name="P277" style:family="paragraph" style:parent-style-name="Standard">
      <style:text-properties officeooo:rsid="02e53508" officeooo:paragraph-rsid="02e53508"/>
    </style:style>
    <style:style style:name="P278" style:family="paragraph" style:parent-style-name="Standard">
      <style:text-properties officeooo:rsid="02e53508" officeooo:paragraph-rsid="02fd90e5"/>
    </style:style>
    <style:style style:name="P279" style:family="paragraph" style:parent-style-name="Standard">
      <style:text-properties officeooo:paragraph-rsid="02e8ae8e"/>
    </style:style>
    <style:style style:name="P280" style:family="paragraph" style:parent-style-name="Standard">
      <style:paragraph-properties fo:margin-left="0in" fo:margin-right="0in" fo:text-indent="0in" style:auto-text-indent="false"/>
      <style:text-properties officeooo:paragraph-rsid="02e8ae8e"/>
    </style:style>
    <style:style style:name="P281" style:family="paragraph" style:parent-style-name="Standard">
      <style:text-properties officeooo:paragraph-rsid="02e969b7"/>
    </style:style>
    <style:style style:name="P282" style:family="paragraph" style:parent-style-name="Standard">
      <style:text-properties officeooo:paragraph-rsid="02e9e3b3"/>
    </style:style>
    <style:style style:name="P283" style:family="paragraph" style:parent-style-name="Text_20_body">
      <style:text-properties officeooo:rsid="02bae741" officeooo:paragraph-rsid="02bae741"/>
    </style:style>
    <style:style style:name="P284" style:family="paragraph" style:parent-style-name="Text_20_body">
      <style:paragraph-properties fo:margin-left="0.4925in" fo:margin-right="0in" fo:text-indent="0in" style:auto-text-indent="false"/>
      <style:text-properties officeooo:rsid="02d263cd" officeooo:paragraph-rsid="02d263cd"/>
    </style:style>
    <style:style style:name="P285" style:family="paragraph" style:parent-style-name="Standard">
      <style:text-properties officeooo:paragraph-rsid="02ee1dd8"/>
    </style:style>
    <style:style style:name="P286" style:family="paragraph" style:parent-style-name="Standard">
      <style:text-properties officeooo:rsid="02ef5905" officeooo:paragraph-rsid="02ef5905"/>
    </style:style>
    <style:style style:name="P287" style:family="paragraph" style:parent-style-name="Standard">
      <style:text-properties officeooo:rsid="02f38d71" officeooo:paragraph-rsid="02f38d71"/>
    </style:style>
    <style:style style:name="P288" style:family="paragraph" style:parent-style-name="Standard">
      <style:text-properties officeooo:rsid="02f7d5b4" officeooo:paragraph-rsid="02f7d5b4"/>
    </style:style>
    <style:style style:name="P289" style:family="paragraph" style:parent-style-name="Standard">
      <style:text-properties officeooo:rsid="02f87311" officeooo:paragraph-rsid="02f87311"/>
    </style:style>
    <style:style style:name="P290" style:family="paragraph" style:parent-style-name="Standard">
      <style:text-properties officeooo:rsid="02f8918e" officeooo:paragraph-rsid="02f8918e"/>
    </style:style>
    <style:style style:name="P291" style:family="paragraph" style:parent-style-name="Standard">
      <style:text-properties officeooo:rsid="030092f9" officeooo:paragraph-rsid="030092f9"/>
    </style:style>
    <style:style style:name="P292" style:family="paragraph" style:parent-style-name="Standard">
      <style:text-properties officeooo:rsid="03014a83" officeooo:paragraph-rsid="03014a83"/>
    </style:style>
    <style:style style:name="P293" style:family="paragraph" style:parent-style-name="Standard">
      <style:text-properties officeooo:rsid="0301fef0" officeooo:paragraph-rsid="0301fef0"/>
    </style:style>
    <style:style style:name="P294" style:family="paragraph" style:parent-style-name="Standard">
      <style:paragraph-properties fo:margin-left="0.4925in" fo:margin-right="0in" fo:text-indent="0in" style:auto-text-indent="false"/>
      <style:text-properties officeooo:rsid="0301fef0" officeooo:paragraph-rsid="0301fef0"/>
    </style:style>
    <style:style style:name="P295" style:family="paragraph" style:parent-style-name="Standard">
      <style:text-properties officeooo:rsid="02ff84ca" officeooo:paragraph-rsid="02ff84ca"/>
    </style:style>
    <style:style style:name="P296" style:family="paragraph" style:parent-style-name="Standard">
      <style:text-properties officeooo:rsid="03024f3a" officeooo:paragraph-rsid="02ff84ca"/>
    </style:style>
    <style:style style:name="P297" style:family="paragraph" style:parent-style-name="Standard">
      <style:text-properties officeooo:rsid="03025483" officeooo:paragraph-rsid="03025483"/>
    </style:style>
    <style:style style:name="P298" style:family="paragraph" style:parent-style-name="Standard">
      <style:text-properties officeooo:rsid="0306e8c2" officeooo:paragraph-rsid="0306e8c2"/>
    </style:style>
    <style:style style:name="P299" style:family="paragraph" style:parent-style-name="Standard">
      <style:text-properties officeooo:rsid="03078ce3" officeooo:paragraph-rsid="03078ce3"/>
    </style:style>
    <style:style style:name="P300" style:family="paragraph" style:parent-style-name="Standard">
      <style:text-properties officeooo:rsid="030c8507" officeooo:paragraph-rsid="030c8507"/>
    </style:style>
    <style:style style:name="P301"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302"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03" style:family="paragraph" style:parent-style-name="Preformatted_20_Text">
      <loext:graphic-properties draw:fill="none"/>
      <style:paragraph-properties fo:margin-left="0.75in" fo:margin-right="0in" fo:text-indent="0in" style:auto-text-indent="false" fo:background-color="transparent"/>
    </style:style>
    <style:style style:name="P304"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05"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06"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07" style:family="paragraph" style:parent-style-name="Standard">
      <style:text-properties officeooo:rsid="030edd17" officeooo:paragraph-rsid="030edd17"/>
    </style:style>
    <style:style style:name="P308" style:family="paragraph" style:parent-style-name="Standard">
      <style:text-properties officeooo:rsid="031d2ce6" officeooo:paragraph-rsid="031d2ce6"/>
    </style:style>
    <style:style style:name="P309" style:family="paragraph" style:parent-style-name="Standard">
      <style:text-properties officeooo:rsid="031daf91" officeooo:paragraph-rsid="031daf91"/>
    </style:style>
    <style:style style:name="P310" style:family="paragraph" style:parent-style-name="Standard">
      <style:text-properties officeooo:rsid="031e1c19" officeooo:paragraph-rsid="031e1c19"/>
    </style:style>
    <style:style style:name="P311" style:family="paragraph" style:parent-style-name="Standard">
      <style:text-properties officeooo:rsid="03262312" officeooo:paragraph-rsid="03262312"/>
    </style:style>
    <style:style style:name="P312" style:family="paragraph" style:parent-style-name="Standard">
      <style:text-properties officeooo:rsid="032da088"/>
    </style:style>
    <style:style style:name="P313" style:family="paragraph" style:parent-style-name="Standard">
      <style:text-properties officeooo:rsid="03314320" officeooo:paragraph-rsid="03314320"/>
    </style:style>
    <style:style style:name="P314" style:family="paragraph" style:parent-style-name="Standard">
      <style:text-properties officeooo:rsid="03356450" officeooo:paragraph-rsid="03356450"/>
    </style:style>
    <style:style style:name="P315" style:family="paragraph" style:parent-style-name="Standard">
      <style:text-properties officeooo:rsid="0341b7bb" officeooo:paragraph-rsid="0341b7bb"/>
    </style:style>
    <style:style style:name="P316" style:family="paragraph" style:parent-style-name="Standard">
      <style:text-properties officeooo:rsid="0341b7bb" officeooo:paragraph-rsid="03440d4c"/>
    </style:style>
    <style:style style:name="P317" style:family="paragraph" style:parent-style-name="Text_20_body">
      <style:paragraph-properties fo:margin-top="0in" fo:margin-bottom="0in" style:contextual-spacing="false"/>
      <style:text-properties officeooo:paragraph-rsid="0342f75a"/>
    </style:style>
    <style:style style:name="P318" style:family="paragraph" style:parent-style-name="Standard">
      <style:text-properties officeooo:rsid="0345ab97" officeooo:paragraph-rsid="0345ab97"/>
    </style:style>
    <style:style style:name="P319" style:family="paragraph" style:parent-style-name="Standard">
      <style:text-properties officeooo:rsid="034bcb84" officeooo:paragraph-rsid="034bcb84"/>
    </style:style>
    <style:style style:name="P320" style:family="paragraph" style:parent-style-name="Standard">
      <style:text-properties officeooo:rsid="034e9894" officeooo:paragraph-rsid="034e9894"/>
    </style:style>
    <style:style style:name="P321" style:family="paragraph" style:parent-style-name="Standard">
      <style:text-properties officeooo:rsid="034fa406" officeooo:paragraph-rsid="0350f75e"/>
    </style:style>
    <style:style style:name="P322" style:family="paragraph" style:parent-style-name="Standard">
      <style:text-properties officeooo:rsid="03529251" officeooo:paragraph-rsid="03529251"/>
    </style:style>
    <style:style style:name="P323" style:family="paragraph" style:parent-style-name="Standard">
      <style:text-properties officeooo:rsid="03560efc" officeooo:paragraph-rsid="03560efc"/>
    </style:style>
    <style:style style:name="P324" style:family="paragraph" style:parent-style-name="Standard">
      <style:text-properties officeooo:rsid="0358716d" officeooo:paragraph-rsid="0358716d"/>
    </style:style>
    <style:style style:name="P325" style:family="paragraph" style:parent-style-name="Standard">
      <style:text-properties officeooo:rsid="0358d160" officeooo:paragraph-rsid="0358d160"/>
    </style:style>
    <style:style style:name="P326" style:family="paragraph" style:parent-style-name="Standard">
      <style:text-properties officeooo:rsid="03595d8f" officeooo:paragraph-rsid="03595d8f"/>
    </style:style>
    <style:style style:name="P327" style:family="paragraph" style:parent-style-name="Standard">
      <style:text-properties officeooo:rsid="035b510c" officeooo:paragraph-rsid="035b510c"/>
    </style:style>
    <style:style style:name="P328" style:family="paragraph" style:parent-style-name="Standard">
      <style:text-properties officeooo:rsid="035c3f25" officeooo:paragraph-rsid="035c3f25"/>
    </style:style>
    <style:style style:name="P329" style:family="paragraph" style:parent-style-name="Standard">
      <style:text-properties officeooo:rsid="03626d74" officeooo:paragraph-rsid="03626d74"/>
    </style:style>
    <style:style style:name="P330" style:family="paragraph" style:parent-style-name="Standard">
      <style:text-properties officeooo:rsid="03673534" officeooo:paragraph-rsid="03673534"/>
    </style:style>
    <style:style style:name="P331" style:family="paragraph" style:parent-style-name="Standard">
      <style:text-properties officeooo:rsid="03750a74" officeooo:paragraph-rsid="03750a74"/>
    </style:style>
    <style:style style:name="P332" style:family="paragraph" style:parent-style-name="Standard">
      <style:text-properties officeooo:rsid="03752618" officeooo:paragraph-rsid="03752618"/>
    </style:style>
    <style:style style:name="P333" style:family="paragraph" style:parent-style-name="Standard">
      <style:text-properties officeooo:rsid="0377b293" officeooo:paragraph-rsid="0377b293"/>
    </style:style>
    <style:style style:name="P334" style:family="paragraph" style:parent-style-name="Standard">
      <style:text-properties officeooo:rsid="0379af83" officeooo:paragraph-rsid="0379af83"/>
    </style:style>
    <style:style style:name="P335" style:family="paragraph" style:parent-style-name="Standard">
      <style:text-properties officeooo:rsid="0379cc44" officeooo:paragraph-rsid="0379cc44"/>
    </style:style>
    <style:style style:name="P336" style:family="paragraph" style:parent-style-name="Standard">
      <style:text-properties officeooo:rsid="037c06f0" officeooo:paragraph-rsid="037c06f0"/>
    </style:style>
    <style:style style:name="P337" style:family="paragraph" style:parent-style-name="Standard">
      <style:text-properties officeooo:rsid="037dac1c" officeooo:paragraph-rsid="037dac1c"/>
    </style:style>
    <style:style style:name="P338" style:family="paragraph" style:parent-style-name="Standard">
      <style:text-properties officeooo:rsid="037dac1c" officeooo:paragraph-rsid="037f2c31"/>
    </style:style>
    <style:style style:name="P339" style:family="paragraph" style:parent-style-name="Standard">
      <style:text-properties officeooo:rsid="037f2c31" officeooo:paragraph-rsid="037f2c31"/>
    </style:style>
    <style:style style:name="P340" style:family="paragraph" style:parent-style-name="Standard">
      <style:text-properties officeooo:rsid="03811f5e" officeooo:paragraph-rsid="03811f5e"/>
    </style:style>
    <style:style style:name="P341" style:family="paragraph" style:parent-style-name="Standard">
      <style:text-properties officeooo:rsid="037a2bd1" officeooo:paragraph-rsid="037a2bd1"/>
    </style:style>
    <style:style style:name="P342" style:family="paragraph" style:parent-style-name="Standard">
      <style:text-properties officeooo:rsid="03870620" officeooo:paragraph-rsid="03870620"/>
    </style:style>
    <style:style style:name="P343" style:family="paragraph" style:parent-style-name="Standard">
      <style:text-properties officeooo:rsid="03877d09" officeooo:paragraph-rsid="03877d09"/>
    </style:style>
    <style:style style:name="P344" style:family="paragraph" style:parent-style-name="Standard">
      <style:text-properties officeooo:rsid="038d2c99" officeooo:paragraph-rsid="038d2c99"/>
    </style:style>
    <style:style style:name="P345" style:family="paragraph" style:parent-style-name="Heading_20_2">
      <style:paragraph-properties fo:text-align="center" style:justify-single-word="false"/>
    </style:style>
    <style:style style:name="P346" style:family="paragraph" style:parent-style-name="Heading_20_2">
      <style:paragraph-properties fo:text-align="center" style:justify-single-word="false"/>
      <style:text-properties officeooo:paragraph-rsid="00a960cb"/>
    </style:style>
    <style:style style:name="P347" style:family="paragraph" style:parent-style-name="Heading_20_2">
      <style:paragraph-properties fo:text-align="center" style:justify-single-word="false"/>
      <style:text-properties officeooo:paragraph-rsid="01ade327"/>
    </style:style>
    <style:style style:name="P348" style:family="paragraph" style:parent-style-name="Heading_20_2">
      <style:paragraph-properties fo:text-align="center" style:justify-single-word="false"/>
      <style:text-properties officeooo:paragraph-rsid="01bb00d3"/>
    </style:style>
    <style:style style:name="P349" style:family="paragraph" style:parent-style-name="Heading_20_2">
      <style:paragraph-properties fo:text-align="center" style:justify-single-word="false"/>
      <style:text-properties officeooo:paragraph-rsid="01d15c63"/>
    </style:style>
    <style:style style:name="P350" style:family="paragraph" style:parent-style-name="Heading_20_2">
      <style:paragraph-properties fo:text-align="center" style:justify-single-word="false"/>
      <style:text-properties officeooo:paragraph-rsid="0324fda8"/>
    </style:style>
    <style:style style:name="P351" style:family="paragraph" style:parent-style-name="Heading_20_2">
      <style:paragraph-properties fo:text-align="center" style:justify-single-word="false"/>
      <style:text-properties officeooo:paragraph-rsid="032e8adb"/>
    </style:style>
    <style:style style:name="P352" style:family="paragraph" style:parent-style-name="Heading_20_2">
      <style:paragraph-properties fo:text-align="center" style:justify-single-word="false"/>
      <style:text-properties officeooo:paragraph-rsid="03314320"/>
    </style:style>
    <style:style style:name="P353" style:family="paragraph" style:parent-style-name="Heading_20_2">
      <style:paragraph-properties fo:text-align="center" style:justify-single-word="false"/>
      <style:text-properties officeooo:paragraph-rsid="034a3cfe"/>
    </style:style>
    <style:style style:name="P354" style:family="paragraph" style:parent-style-name="Heading_20_2">
      <style:paragraph-properties fo:text-align="center" style:justify-single-word="false"/>
      <style:text-properties officeooo:paragraph-rsid="037213e4"/>
    </style:style>
    <style:style style:name="P355" style:family="paragraph" style:parent-style-name="Heading_20_2">
      <style:paragraph-properties fo:text-align="center" style:justify-single-word="false"/>
      <style:text-properties officeooo:paragraph-rsid="038469c5"/>
    </style:style>
    <style:style style:name="P356" style:family="paragraph" style:parent-style-name="Heading_20_2">
      <style:paragraph-properties fo:text-align="center" style:justify-single-word="false"/>
      <style:text-properties officeooo:paragraph-rsid="03a69d15"/>
    </style:style>
    <style:style style:name="P357" style:family="paragraph" style:parent-style-name="Heading_20_2">
      <style:paragraph-properties fo:text-align="center" style:justify-single-word="false"/>
      <style:text-properties officeooo:rsid="0182ab76" officeooo:paragraph-rsid="0182ab76"/>
    </style:style>
    <style:style style:name="P358" style:family="paragraph" style:parent-style-name="Heading_20_2">
      <style:paragraph-properties fo:text-align="center" style:justify-single-word="false"/>
      <style:text-properties officeooo:rsid="01f3d144" officeooo:paragraph-rsid="02057d22"/>
    </style:style>
    <style:style style:name="P359" style:family="paragraph" style:parent-style-name="Heading_20_2">
      <style:paragraph-properties fo:text-align="center" style:justify-single-word="false"/>
      <style:text-properties officeooo:rsid="01f3d144" officeooo:paragraph-rsid="02155501"/>
    </style:style>
    <style:style style:name="P360" style:family="paragraph" style:parent-style-name="Heading_20_2">
      <style:paragraph-properties fo:text-align="center" style:justify-single-word="false"/>
      <style:text-properties officeooo:rsid="01f3d144" officeooo:paragraph-rsid="0225f983"/>
    </style:style>
    <style:style style:name="P361" style:family="paragraph" style:parent-style-name="Heading_20_2">
      <style:paragraph-properties fo:text-align="center" style:justify-single-word="false"/>
      <style:text-properties officeooo:rsid="01f3d144" officeooo:paragraph-rsid="0270b85c"/>
    </style:style>
    <style:style style:name="P362" style:family="paragraph" style:parent-style-name="Heading_20_2">
      <style:paragraph-properties fo:text-align="center" style:justify-single-word="false"/>
      <style:text-properties officeooo:rsid="01f3d144" officeooo:paragraph-rsid="0277d0c6"/>
    </style:style>
    <style:style style:name="P363"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364"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365"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66"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67"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68"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69"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70"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371"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372"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373"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374"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375"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376" style:family="paragraph" style:parent-style-name="Heading_20_3">
      <style:text-properties style:text-underline-style="solid" style:text-underline-width="auto" style:text-underline-color="font-color"/>
    </style:style>
    <style:style style:name="P377" style:family="paragraph" style:parent-style-name="Heading_20_3">
      <style:text-properties officeooo:paragraph-rsid="00ab00a4"/>
    </style:style>
    <style:style style:name="P378" style:family="paragraph" style:parent-style-name="Heading_20_4">
      <style:text-properties officeooo:paragraph-rsid="00ab00a4"/>
    </style:style>
    <style:style style:name="P379" style:family="paragraph" style:parent-style-name="Heading_20_4">
      <style:text-properties officeooo:paragraph-rsid="0127dbf8"/>
    </style:style>
    <style:style style:name="P380" style:family="paragraph" style:parent-style-name="Heading_20_4">
      <style:text-properties officeooo:paragraph-rsid="0127232d"/>
    </style:style>
    <style:style style:name="P381" style:family="paragraph" style:parent-style-name="Heading_20_4">
      <style:text-properties style:font-name="Liberation Serif1" officeooo:rsid="018549ec" officeooo:paragraph-rsid="018549ec"/>
    </style:style>
    <style:style style:name="P382" style:family="paragraph" style:parent-style-name="Heading_20_4">
      <style:text-properties style:font-name="Liberation Serif1"/>
    </style:style>
    <style:style style:name="P383" style:family="paragraph" style:parent-style-name="Heading_20_4">
      <style:text-properties style:font-name="Liberation Serif1" officeooo:rsid="01aaa44a" officeooo:paragraph-rsid="01ade327"/>
    </style:style>
    <style:style style:name="P384" style:family="paragraph" style:parent-style-name="Heading_20_4">
      <style:text-properties style:font-name="Liberation Serif1" officeooo:rsid="01aaa44a" officeooo:paragraph-rsid="01bb00d3"/>
    </style:style>
    <style:style style:name="P385" style:family="paragraph" style:parent-style-name="Heading_20_4">
      <style:text-properties officeooo:rsid="01d1a6c4" officeooo:paragraph-rsid="01d1a6c4"/>
    </style:style>
    <style:style style:name="P386" style:family="paragraph" style:parent-style-name="Heading_20_4">
      <style:text-properties officeooo:rsid="0206f152" officeooo:paragraph-rsid="0206f152"/>
    </style:style>
    <style:style style:name="P387" style:family="paragraph" style:parent-style-name="Heading_20_4">
      <style:text-properties officeooo:paragraph-rsid="0270b85c"/>
    </style:style>
    <style:style style:name="P388" style:family="paragraph" style:parent-style-name="Heading_20_4">
      <style:text-properties officeooo:rsid="0279e9d3" officeooo:paragraph-rsid="0279e9d3"/>
    </style:style>
    <style:style style:name="P389" style:family="paragraph" style:parent-style-name="Heading_20_4">
      <style:text-properties officeooo:paragraph-rsid="028895bb"/>
    </style:style>
    <style:style style:name="P390" style:family="paragraph" style:parent-style-name="Heading_20_4">
      <style:text-properties officeooo:rsid="02a1bb9b" officeooo:paragraph-rsid="02a1bb9b"/>
    </style:style>
    <style:style style:name="P391" style:family="paragraph" style:parent-style-name="Heading_20_4">
      <style:text-properties officeooo:rsid="02a1bb9b" officeooo:paragraph-rsid="02a85590"/>
    </style:style>
    <style:style style:name="P392" style:family="paragraph" style:parent-style-name="Heading_20_4">
      <style:text-properties officeooo:rsid="02a1bb9b" officeooo:paragraph-rsid="02b7f41d"/>
    </style:style>
    <style:style style:name="P393" style:family="paragraph" style:parent-style-name="Heading_20_4">
      <style:text-properties officeooo:rsid="02a1bb9b" officeooo:paragraph-rsid="02caae36"/>
    </style:style>
    <style:style style:name="P394" style:family="paragraph" style:parent-style-name="Heading_20_4">
      <style:text-properties officeooo:rsid="02a1bb9b" officeooo:paragraph-rsid="02e53508"/>
    </style:style>
    <style:style style:name="P395" style:family="paragraph" style:parent-style-name="Heading_20_4">
      <style:text-properties officeooo:rsid="02a1bb9b" officeooo:paragraph-rsid="02fd90e5"/>
    </style:style>
    <style:style style:name="P396" style:family="paragraph" style:parent-style-name="Heading_20_4">
      <style:text-properties officeooo:rsid="02a1bb9b" officeooo:paragraph-rsid="03024f3a"/>
    </style:style>
    <style:style style:name="P397" style:family="paragraph" style:parent-style-name="Heading_20_4">
      <style:text-properties officeooo:rsid="02a1bb9b" officeooo:paragraph-rsid="030c8507"/>
    </style:style>
    <style:style style:name="P398" style:family="paragraph" style:parent-style-name="Heading_20_4">
      <style:text-properties officeooo:paragraph-rsid="02a1bb9b"/>
    </style:style>
    <style:style style:name="P399" style:family="paragraph" style:parent-style-name="Heading_20_4">
      <style:text-properties officeooo:paragraph-rsid="02fd90e5"/>
    </style:style>
    <style:style style:name="P400" style:family="paragraph" style:parent-style-name="Heading_20_4">
      <style:text-properties officeooo:rsid="03104cfd" officeooo:paragraph-rsid="03104cfd"/>
    </style:style>
    <style:style style:name="P401" style:family="paragraph" style:parent-style-name="Heading_20_4">
      <style:text-properties officeooo:paragraph-rsid="0324fda8"/>
    </style:style>
    <style:style style:name="P402" style:family="paragraph" style:parent-style-name="Heading_20_4">
      <style:text-properties officeooo:rsid="032da088" officeooo:paragraph-rsid="032e8adb"/>
    </style:style>
    <style:style style:name="P403" style:family="paragraph" style:parent-style-name="Heading_20_4">
      <style:paragraph-properties fo:margin-top="0in" fo:margin-bottom="0in" style:contextual-spacing="false"/>
      <style:text-properties officeooo:rsid="0345f408" officeooo:paragraph-rsid="034a3cfe"/>
    </style:style>
    <style:style style:name="P404" style:family="paragraph" style:parent-style-name="Heading_20_4">
      <style:paragraph-properties fo:margin-top="0in" fo:margin-bottom="0in" style:contextual-spacing="false"/>
      <style:text-properties officeooo:rsid="0345f408" officeooo:paragraph-rsid="037213e4"/>
    </style:style>
    <style:style style:name="P405" style:family="paragraph" style:parent-style-name="Heading_20_4">
      <style:paragraph-properties fo:margin-top="0in" fo:margin-bottom="0in" style:contextual-spacing="false"/>
      <style:text-properties officeooo:rsid="0345f408" officeooo:paragraph-rsid="038469c5"/>
    </style:style>
    <style:style style:name="P406" style:family="paragraph" style:parent-style-name="Heading_20_4">
      <style:paragraph-properties fo:margin-top="0in" fo:margin-bottom="0in" style:contextual-spacing="false"/>
      <style:text-properties officeooo:rsid="0345f408" officeooo:paragraph-rsid="03a69d15" fo:background-color="transparent"/>
    </style:style>
    <style:style style:name="P407" style:family="paragraph" style:parent-style-name="Preformatted_20_Text" style:list-style-name="L135">
      <style:text-properties officeooo:paragraph-rsid="00ab6c94"/>
    </style:style>
    <style:style style:name="P408" style:family="paragraph" style:parent-style-name="Preformatted_20_Text" style:list-style-name="L146">
      <style:text-properties officeooo:paragraph-rsid="0109f6c8"/>
    </style:style>
    <style:style style:name="P409" style:family="paragraph" style:parent-style-name="Preformatted_20_Text" style:list-style-name="L146">
      <style:text-properties officeooo:paragraph-rsid="010a2466"/>
    </style:style>
    <style:style style:name="P410" style:family="paragraph" style:parent-style-name="Preformatted_20_Text" style:list-style-name="L147">
      <style:text-properties officeooo:paragraph-rsid="010d838e"/>
    </style:style>
    <style:style style:name="P411" style:family="paragraph" style:parent-style-name="Preformatted_20_Text" style:list-style-name="L261">
      <style:text-properties officeooo:rsid="028a65cf" officeooo:paragraph-rsid="028a65cf"/>
    </style:style>
    <style:style style:name="P412" style:family="paragraph" style:parent-style-name="Standard" style:list-style-name="L1">
      <style:text-properties officeooo:rsid="00aeb14d" officeooo:paragraph-rsid="00b1c73f"/>
    </style:style>
    <style:style style:name="P413" style:family="paragraph" style:parent-style-name="Standard" style:list-style-name="L1">
      <style:text-properties officeooo:rsid="00aeb14d" officeooo:paragraph-rsid="00df855f"/>
    </style:style>
    <style:style style:name="P414" style:family="paragraph" style:parent-style-name="Standard" style:list-style-name="L1">
      <style:text-properties officeooo:rsid="00aeb14d" officeooo:paragraph-rsid="00e943b7"/>
    </style:style>
    <style:style style:name="P415" style:family="paragraph" style:parent-style-name="Standard" style:list-style-name="L1">
      <style:text-properties officeooo:rsid="00aeb14d" officeooo:paragraph-rsid="0111b178"/>
    </style:style>
    <style:style style:name="P416" style:family="paragraph" style:parent-style-name="Standard" style:list-style-name="L1">
      <style:text-properties officeooo:rsid="00aeb14d" officeooo:paragraph-rsid="014c45e9"/>
    </style:style>
    <style:style style:name="P417" style:family="paragraph" style:parent-style-name="Standard" style:list-style-name="L1">
      <style:text-properties officeooo:rsid="00aeb14d" officeooo:paragraph-rsid="0151204e"/>
    </style:style>
    <style:style style:name="P418" style:family="paragraph" style:parent-style-name="Standard" style:list-style-name="L1">
      <style:text-properties officeooo:rsid="00aeb14d" officeooo:paragraph-rsid="0155b865"/>
    </style:style>
    <style:style style:name="P419" style:family="paragraph" style:parent-style-name="Standard" style:list-style-name="L1">
      <style:text-properties officeooo:rsid="00aeb14d" officeooo:paragraph-rsid="01756e4d"/>
    </style:style>
    <style:style style:name="P420" style:family="paragraph" style:parent-style-name="Standard" style:list-style-name="L1">
      <style:text-properties officeooo:rsid="00aeb14d" officeooo:paragraph-rsid="0181567a"/>
    </style:style>
    <style:style style:name="P421" style:family="paragraph" style:parent-style-name="Standard" style:list-style-name="L1">
      <style:text-properties officeooo:rsid="00aeb14d" officeooo:paragraph-rsid="019eb903"/>
    </style:style>
    <style:style style:name="P422" style:family="paragraph" style:parent-style-name="Standard" style:list-style-name="L1">
      <style:text-properties officeooo:rsid="00aeb14d" officeooo:paragraph-rsid="022ea462"/>
    </style:style>
    <style:style style:name="P423" style:family="paragraph" style:parent-style-name="Standard" style:list-style-name="L1">
      <style:text-properties officeooo:rsid="00aeb14d" officeooo:paragraph-rsid="0195bdb7"/>
    </style:style>
    <style:style style:name="P424" style:family="paragraph" style:parent-style-name="Standard" style:list-style-name="L1">
      <style:text-properties officeooo:rsid="00aeb14d" officeooo:paragraph-rsid="024e0ddf"/>
    </style:style>
    <style:style style:name="P425" style:family="paragraph" style:parent-style-name="Standard" style:list-style-name="L1">
      <style:text-properties officeooo:rsid="023a933b" officeooo:paragraph-rsid="023a933b"/>
    </style:style>
    <style:style style:name="P426" style:family="paragraph" style:parent-style-name="Standard" style:list-style-name="L232">
      <style:text-properties officeooo:rsid="023a933b" officeooo:paragraph-rsid="023a933b"/>
    </style:style>
    <style:style style:name="P427" style:family="paragraph" style:parent-style-name="Standard" style:list-style-name="L2">
      <style:text-properties officeooo:rsid="0009013d" officeooo:paragraph-rsid="000382bd"/>
    </style:style>
    <style:style style:name="P428" style:family="paragraph" style:parent-style-name="Standard" style:list-style-name="L3">
      <style:text-properties officeooo:rsid="0009013d" officeooo:paragraph-rsid="000382bd"/>
    </style:style>
    <style:style style:name="P429" style:family="paragraph" style:parent-style-name="Standard" style:list-style-name="L4">
      <style:text-properties officeooo:rsid="0009013d" officeooo:paragraph-rsid="000382bd"/>
    </style:style>
    <style:style style:name="P430" style:family="paragraph" style:parent-style-name="Standard" style:list-style-name="L6">
      <style:text-properties officeooo:rsid="0009013d" officeooo:paragraph-rsid="000382bd"/>
    </style:style>
    <style:style style:name="P431" style:family="paragraph" style:parent-style-name="Standard" style:list-style-name="L5">
      <style:text-properties officeooo:paragraph-rsid="000382bd"/>
    </style:style>
    <style:style style:name="P432" style:family="paragraph" style:parent-style-name="Standard" style:list-style-name="L7">
      <style:text-properties officeooo:rsid="000664a7" officeooo:paragraph-rsid="000382bd"/>
    </style:style>
    <style:style style:name="P433" style:family="paragraph" style:parent-style-name="Standard" style:list-style-name="L8">
      <style:text-properties officeooo:rsid="000664a7" officeooo:paragraph-rsid="000382bd"/>
    </style:style>
    <style:style style:name="P434" style:family="paragraph" style:parent-style-name="Standard" style:list-style-name="L9">
      <style:text-properties officeooo:rsid="000664a7" officeooo:paragraph-rsid="000664a7"/>
    </style:style>
    <style:style style:name="P435" style:family="paragraph" style:parent-style-name="Standard" style:list-style-name="L10">
      <style:text-properties officeooo:rsid="000664a7" officeooo:paragraph-rsid="000664a7"/>
    </style:style>
    <style:style style:name="P436" style:family="paragraph" style:parent-style-name="Standard" style:list-style-name="L11">
      <style:text-properties officeooo:rsid="00070ddd" officeooo:paragraph-rsid="00070ddd"/>
    </style:style>
    <style:style style:name="P437" style:family="paragraph" style:parent-style-name="Standard" style:list-style-name="L12">
      <style:text-properties officeooo:rsid="0008cdcc" officeooo:paragraph-rsid="0008cdcc"/>
    </style:style>
    <style:style style:name="P438" style:family="paragraph" style:parent-style-name="Standard" style:list-style-name="L13">
      <style:text-properties officeooo:rsid="000ce28e" officeooo:paragraph-rsid="000ce28e"/>
    </style:style>
    <style:style style:name="P439" style:family="paragraph" style:parent-style-name="Standard" style:list-style-name="L14">
      <style:text-properties officeooo:rsid="000ce28e" officeooo:paragraph-rsid="000ce28e"/>
    </style:style>
    <style:style style:name="P440" style:family="paragraph" style:parent-style-name="Standard" style:list-style-name="L15">
      <style:text-properties officeooo:rsid="000ce28e" officeooo:paragraph-rsid="000ce28e"/>
    </style:style>
    <style:style style:name="P441" style:family="paragraph" style:parent-style-name="Standard" style:list-style-name="L16">
      <style:text-properties officeooo:rsid="000ce28e" officeooo:paragraph-rsid="000ce28e"/>
    </style:style>
    <style:style style:name="P442" style:family="paragraph" style:parent-style-name="Standard" style:list-style-name="L17">
      <style:text-properties officeooo:rsid="000dadeb" officeooo:paragraph-rsid="000dadeb"/>
    </style:style>
    <style:style style:name="P443" style:family="paragraph" style:parent-style-name="Standard" style:list-style-name="L18">
      <style:text-properties officeooo:paragraph-rsid="00101956"/>
    </style:style>
    <style:style style:name="P444" style:family="paragraph" style:parent-style-name="Standard" style:list-style-name="L19">
      <style:text-properties officeooo:rsid="0010aff9" officeooo:paragraph-rsid="0010aff9"/>
    </style:style>
    <style:style style:name="P445" style:family="paragraph" style:parent-style-name="Standard" style:list-style-name="L20">
      <style:text-properties officeooo:paragraph-rsid="0010aff9"/>
    </style:style>
    <style:style style:name="P446" style:family="paragraph" style:parent-style-name="Standard" style:list-style-name="L21">
      <style:text-properties officeooo:paragraph-rsid="00b656a3"/>
    </style:style>
    <style:style style:name="P447" style:family="paragraph" style:parent-style-name="Standard" style:list-style-name="L21">
      <style:text-properties officeooo:paragraph-rsid="0010f4bd"/>
    </style:style>
    <style:style style:name="P448" style:family="paragraph" style:parent-style-name="Standard" style:list-style-name="L21">
      <style:text-properties style:font-name="Liberation Mono" officeooo:rsid="0010f4bd" officeooo:paragraph-rsid="00b656a3"/>
    </style:style>
    <style:style style:name="P449" style:family="paragraph" style:parent-style-name="Standard" style:list-style-name="L25">
      <style:text-properties style:font-name="Liberation Mono" officeooo:rsid="0017ff89" officeooo:paragraph-rsid="0017ff89"/>
    </style:style>
    <style:style style:name="P450" style:family="paragraph" style:parent-style-name="Standard" style:list-style-name="L39">
      <style:text-properties style:font-name="Liberation Mono" officeooo:rsid="0029f012" officeooo:paragraph-rsid="0029f012"/>
    </style:style>
    <style:style style:name="P451" style:family="paragraph" style:parent-style-name="Standard" style:list-style-name="L22">
      <style:text-properties officeooo:paragraph-rsid="0013955d"/>
    </style:style>
    <style:style style:name="P452" style:family="paragraph" style:parent-style-name="Standard" style:list-style-name="L23">
      <style:text-properties officeooo:rsid="0015578a" officeooo:paragraph-rsid="0015578a"/>
    </style:style>
    <style:style style:name="P453" style:family="paragraph" style:parent-style-name="Standard" style:list-style-name="L24">
      <style:text-properties officeooo:rsid="00172d85" officeooo:paragraph-rsid="00172d85"/>
    </style:style>
    <style:style style:name="P454" style:family="paragraph" style:parent-style-name="Standard" style:list-style-name="L26">
      <style:text-properties officeooo:paragraph-rsid="00181a08"/>
    </style:style>
    <style:style style:name="P455" style:family="paragraph" style:parent-style-name="Standard" style:list-style-name="L27">
      <style:text-properties officeooo:rsid="00199bf8" officeooo:paragraph-rsid="00199bf8"/>
    </style:style>
    <style:style style:name="P456" style:family="paragraph" style:parent-style-name="Standard" style:list-style-name="L28">
      <style:text-properties officeooo:rsid="001add00" officeooo:paragraph-rsid="001add00"/>
    </style:style>
    <style:style style:name="P457" style:family="paragraph" style:parent-style-name="Standard" style:list-style-name="L29">
      <style:text-properties officeooo:rsid="001add00" officeooo:paragraph-rsid="001add00"/>
    </style:style>
    <style:style style:name="P458" style:family="paragraph" style:parent-style-name="Standard" style:list-style-name="L30">
      <style:text-properties officeooo:rsid="001c80ee" officeooo:paragraph-rsid="001ced44"/>
    </style:style>
    <style:style style:name="P459" style:family="paragraph" style:parent-style-name="Standard" style:list-style-name="L31">
      <style:text-properties officeooo:rsid="001c80ee" officeooo:paragraph-rsid="001ced44"/>
    </style:style>
    <style:style style:name="P460" style:family="paragraph" style:parent-style-name="Standard" style:list-style-name="L32">
      <style:text-properties officeooo:rsid="001fe2d7" officeooo:paragraph-rsid="001fe2d7"/>
    </style:style>
    <style:style style:name="P461" style:family="paragraph" style:parent-style-name="Standard" style:list-style-name="L33">
      <style:text-properties officeooo:rsid="00219164" officeooo:paragraph-rsid="00219164"/>
    </style:style>
    <style:style style:name="P462" style:family="paragraph" style:parent-style-name="Standard" style:list-style-name="L34">
      <style:text-properties officeooo:rsid="002330c2" officeooo:paragraph-rsid="002330c2"/>
    </style:style>
    <style:style style:name="P463" style:family="paragraph" style:parent-style-name="Standard" style:list-style-name="L35">
      <style:text-properties officeooo:rsid="00250615" officeooo:paragraph-rsid="00250615"/>
    </style:style>
    <style:style style:name="P464" style:family="paragraph" style:parent-style-name="Standard" style:list-style-name="L36">
      <style:text-properties officeooo:rsid="0026aa23" officeooo:paragraph-rsid="0026aa23"/>
    </style:style>
    <style:style style:name="P465" style:family="paragraph" style:parent-style-name="Standard" style:list-style-name="L37">
      <style:text-properties officeooo:rsid="00287367" officeooo:paragraph-rsid="00287367"/>
    </style:style>
    <style:style style:name="P466" style:family="paragraph" style:parent-style-name="Standard" style:list-style-name="L38">
      <style:text-properties officeooo:rsid="00293ee8" officeooo:paragraph-rsid="00293ee8"/>
    </style:style>
    <style:style style:name="P467" style:family="paragraph" style:parent-style-name="Standard" style:list-style-name="L40">
      <style:text-properties officeooo:rsid="002bda95" officeooo:paragraph-rsid="002bda95"/>
    </style:style>
    <style:style style:name="P468" style:family="paragraph" style:parent-style-name="Standard" style:list-style-name="L41">
      <style:text-properties officeooo:rsid="002dec0c" officeooo:paragraph-rsid="002dec0c"/>
    </style:style>
    <style:style style:name="P469" style:family="paragraph" style:parent-style-name="Standard" style:list-style-name="L42">
      <style:text-properties officeooo:rsid="003024d3" officeooo:paragraph-rsid="00317fc5"/>
    </style:style>
    <style:style style:name="P470" style:family="paragraph" style:parent-style-name="Standard" style:list-style-name="L43"/>
    <style:style style:name="P471" style:family="paragraph" style:parent-style-name="Standard" style:list-style-name="L44">
      <style:text-properties officeooo:paragraph-rsid="0031bf69"/>
    </style:style>
    <style:style style:name="P472" style:family="paragraph" style:parent-style-name="Standard" style:list-style-name="L45">
      <style:text-properties officeooo:paragraph-rsid="00337b9f"/>
    </style:style>
    <style:style style:name="P473" style:family="paragraph" style:parent-style-name="Standard" style:list-style-name="L46">
      <style:text-properties officeooo:paragraph-rsid="00387eaa"/>
    </style:style>
    <style:style style:name="P474" style:family="paragraph" style:parent-style-name="Standard" style:list-style-name="L47">
      <style:text-properties officeooo:paragraph-rsid="00387eaa"/>
    </style:style>
    <style:style style:name="P475" style:family="paragraph" style:parent-style-name="Standard" style:list-style-name="L48">
      <style:text-properties officeooo:paragraph-rsid="0038bd15"/>
    </style:style>
    <style:style style:name="P476" style:family="paragraph" style:parent-style-name="Standard" style:list-style-name="L49">
      <style:text-properties officeooo:paragraph-rsid="003a4062"/>
    </style:style>
    <style:style style:name="P477" style:family="paragraph" style:parent-style-name="Standard" style:list-style-name="L49">
      <style:text-properties officeooo:paragraph-rsid="00aeb14d"/>
    </style:style>
    <style:style style:name="P478" style:family="paragraph" style:parent-style-name="Standard" style:list-style-name="L50">
      <style:text-properties officeooo:paragraph-rsid="003b1439"/>
    </style:style>
    <style:style style:name="P479" style:family="paragraph" style:parent-style-name="Standard" style:list-style-name="L51">
      <style:text-properties officeooo:paragraph-rsid="0041327b"/>
    </style:style>
    <style:style style:name="P480" style:family="paragraph" style:parent-style-name="Standard" style:list-style-name="L52">
      <style:text-properties officeooo:paragraph-rsid="004266d8"/>
    </style:style>
    <style:style style:name="P481" style:family="paragraph" style:parent-style-name="Standard" style:list-style-name="L53">
      <style:text-properties officeooo:paragraph-rsid="004d42ab"/>
    </style:style>
    <style:style style:name="P482" style:family="paragraph" style:parent-style-name="Standard" style:list-style-name="L54">
      <style:text-properties officeooo:paragraph-rsid="004c7247"/>
    </style:style>
    <style:style style:name="P483" style:family="paragraph" style:parent-style-name="Standard" style:list-style-name="L55">
      <style:text-properties officeooo:paragraph-rsid="004e3eba"/>
    </style:style>
    <style:style style:name="P484" style:family="paragraph" style:parent-style-name="Standard" style:list-style-name="L56">
      <style:text-properties officeooo:paragraph-rsid="004f283b"/>
    </style:style>
    <style:style style:name="P485" style:family="paragraph" style:parent-style-name="Standard" style:list-style-name="L57">
      <style:text-properties officeooo:paragraph-rsid="0050d64e"/>
    </style:style>
    <style:style style:name="P486" style:family="paragraph" style:parent-style-name="Standard" style:list-style-name="L58">
      <style:text-properties officeooo:paragraph-rsid="00521321"/>
    </style:style>
    <style:style style:name="P487" style:family="paragraph" style:parent-style-name="Standard" style:list-style-name="L59">
      <style:text-properties officeooo:paragraph-rsid="0052b50e"/>
    </style:style>
    <style:style style:name="P488" style:family="paragraph" style:parent-style-name="Standard" style:list-style-name="L60">
      <style:text-properties officeooo:paragraph-rsid="0054cb99"/>
    </style:style>
    <style:style style:name="P489" style:family="paragraph" style:parent-style-name="Standard" style:list-style-name="L60">
      <style:text-properties officeooo:paragraph-rsid="00569bab"/>
    </style:style>
    <style:style style:name="P490" style:family="paragraph" style:parent-style-name="Standard" style:list-style-name="L61">
      <style:text-properties officeooo:paragraph-rsid="00594fdd"/>
    </style:style>
    <style:style style:name="P491" style:family="paragraph" style:parent-style-name="Standard" style:list-style-name="L62">
      <style:text-properties officeooo:paragraph-rsid="005b048f"/>
    </style:style>
    <style:style style:name="P492" style:family="paragraph" style:parent-style-name="Standard" style:list-style-name="L63">
      <style:text-properties officeooo:paragraph-rsid="005d9e3d"/>
    </style:style>
    <style:style style:name="P493" style:family="paragraph" style:parent-style-name="Standard" style:list-style-name="L64">
      <style:text-properties officeooo:paragraph-rsid="00634bfd"/>
    </style:style>
    <style:style style:name="P494" style:family="paragraph" style:parent-style-name="Standard" style:list-style-name="L65">
      <style:text-properties officeooo:paragraph-rsid="00653c28"/>
    </style:style>
    <style:style style:name="P495" style:family="paragraph" style:parent-style-name="Standard" style:list-style-name="L66">
      <style:text-properties officeooo:paragraph-rsid="00653c28"/>
    </style:style>
    <style:style style:name="P496" style:family="paragraph" style:parent-style-name="Standard" style:list-style-name="L67">
      <style:text-properties officeooo:paragraph-rsid="00653c28"/>
    </style:style>
    <style:style style:name="P497" style:family="paragraph" style:parent-style-name="Standard" style:list-style-name="L68">
      <style:text-properties officeooo:paragraph-rsid="0067b515"/>
    </style:style>
    <style:style style:name="P498" style:family="paragraph" style:parent-style-name="Standard" style:list-style-name="L69">
      <style:text-properties officeooo:paragraph-rsid="0069cde3"/>
    </style:style>
    <style:style style:name="P499" style:family="paragraph" style:parent-style-name="Standard" style:list-style-name="L70">
      <style:text-properties officeooo:paragraph-rsid="006bb0ef"/>
    </style:style>
    <style:style style:name="P500" style:family="paragraph" style:parent-style-name="Standard" style:list-style-name="L71">
      <style:text-properties officeooo:paragraph-rsid="006d089f"/>
    </style:style>
    <style:style style:name="P501" style:family="paragraph" style:parent-style-name="Standard" style:list-style-name="L72">
      <style:text-properties officeooo:paragraph-rsid="006db405"/>
    </style:style>
    <style:style style:name="P502" style:family="paragraph" style:parent-style-name="Standard" style:list-style-name="L73">
      <style:text-properties officeooo:paragraph-rsid="00706eef"/>
    </style:style>
    <style:style style:name="P503" style:family="paragraph" style:parent-style-name="Standard" style:list-style-name="L74">
      <style:text-properties officeooo:paragraph-rsid="0071fae1"/>
    </style:style>
    <style:style style:name="P504" style:family="paragraph" style:parent-style-name="Standard" style:list-style-name="L75">
      <style:text-properties officeooo:paragraph-rsid="0074f57c"/>
    </style:style>
    <style:style style:name="P505" style:family="paragraph" style:parent-style-name="Standard" style:list-style-name="L76">
      <style:text-properties officeooo:paragraph-rsid="00788e27"/>
    </style:style>
    <style:style style:name="P506" style:family="paragraph" style:parent-style-name="Standard" style:list-style-name="L77">
      <style:text-properties officeooo:paragraph-rsid="00788e27"/>
    </style:style>
    <style:style style:name="P507" style:family="paragraph" style:parent-style-name="Standard" style:list-style-name="L78">
      <style:text-properties officeooo:paragraph-rsid="007aed72"/>
    </style:style>
    <style:style style:name="P508" style:family="paragraph" style:parent-style-name="Standard" style:list-style-name="L79">
      <style:text-properties officeooo:paragraph-rsid="007b6581"/>
    </style:style>
    <style:style style:name="P509" style:family="paragraph" style:parent-style-name="Standard" style:list-style-name="L80">
      <style:text-properties officeooo:paragraph-rsid="007b6581"/>
    </style:style>
    <style:style style:name="P510" style:family="paragraph" style:parent-style-name="Standard" style:list-style-name="L81">
      <style:text-properties officeooo:paragraph-rsid="007c402b"/>
    </style:style>
    <style:style style:name="P511" style:family="paragraph" style:parent-style-name="Standard" style:list-style-name="L82">
      <style:text-properties officeooo:paragraph-rsid="007d25cd"/>
    </style:style>
    <style:style style:name="P512" style:family="paragraph" style:parent-style-name="Standard" style:list-style-name="L83">
      <style:text-properties officeooo:paragraph-rsid="007e7475"/>
    </style:style>
    <style:style style:name="P513" style:family="paragraph" style:parent-style-name="Standard" style:list-style-name="L84">
      <style:text-properties officeooo:paragraph-rsid="00ab858a"/>
    </style:style>
    <style:style style:name="P514" style:family="paragraph" style:parent-style-name="Standard" style:list-style-name="L85">
      <style:text-properties officeooo:paragraph-rsid="0084421a"/>
    </style:style>
    <style:style style:name="P515" style:family="paragraph" style:parent-style-name="Standard" style:list-style-name="L86">
      <style:text-properties officeooo:paragraph-rsid="008725ec"/>
    </style:style>
    <style:style style:name="P516" style:family="paragraph" style:parent-style-name="Standard" style:list-style-name="L87">
      <style:text-properties officeooo:paragraph-rsid="008725ec"/>
    </style:style>
    <style:style style:name="P517" style:family="paragraph" style:parent-style-name="Standard" style:list-style-name="L88">
      <style:text-properties officeooo:paragraph-rsid="0085ed5c"/>
    </style:style>
    <style:style style:name="P518" style:family="paragraph" style:parent-style-name="Standard" style:list-style-name="L89">
      <style:text-properties officeooo:paragraph-rsid="0085ed5c"/>
    </style:style>
    <style:style style:name="P519" style:family="paragraph" style:parent-style-name="Standard" style:list-style-name="L90">
      <style:text-properties officeooo:paragraph-rsid="00882a11"/>
    </style:style>
    <style:style style:name="P520" style:family="paragraph" style:parent-style-name="Standard" style:list-style-name="L91">
      <style:text-properties officeooo:paragraph-rsid="0089b990"/>
    </style:style>
    <style:style style:name="P521" style:family="paragraph" style:parent-style-name="Standard" style:list-style-name="L92">
      <style:text-properties officeooo:paragraph-rsid="008b7bfa"/>
    </style:style>
    <style:style style:name="P522" style:family="paragraph" style:parent-style-name="Standard" style:list-style-name="L93">
      <style:text-properties officeooo:paragraph-rsid="008d6fa3"/>
    </style:style>
    <style:style style:name="P523" style:family="paragraph" style:parent-style-name="Standard" style:list-style-name="L94">
      <style:text-properties officeooo:paragraph-rsid="008f3ae5"/>
    </style:style>
    <style:style style:name="P524" style:family="paragraph" style:parent-style-name="Standard" style:list-style-name="L95">
      <style:text-properties officeooo:paragraph-rsid="008f3ae5"/>
    </style:style>
    <style:style style:name="P525" style:family="paragraph" style:parent-style-name="Standard" style:list-style-name="L96">
      <style:text-properties officeooo:paragraph-rsid="0093bbec"/>
    </style:style>
    <style:style style:name="P526" style:family="paragraph" style:parent-style-name="Standard" style:list-style-name="L97">
      <style:text-properties officeooo:paragraph-rsid="009fc644"/>
    </style:style>
    <style:style style:name="P527" style:family="paragraph" style:parent-style-name="Standard" style:list-style-name="L97">
      <style:text-properties officeooo:paragraph-rsid="00a18ce7"/>
    </style:style>
    <style:style style:name="P528" style:family="paragraph" style:parent-style-name="Standard" style:list-style-name="L97">
      <style:text-properties officeooo:paragraph-rsid="00a3be94"/>
    </style:style>
    <style:style style:name="P529" style:family="paragraph" style:parent-style-name="Standard" style:list-style-name="L97">
      <style:text-properties officeooo:paragraph-rsid="00a6779c"/>
    </style:style>
    <style:style style:name="P530" style:family="paragraph" style:parent-style-name="Standard" style:list-style-name="L97">
      <style:text-properties officeooo:paragraph-rsid="00a41a04"/>
    </style:style>
    <style:style style:name="P531" style:family="paragraph" style:parent-style-name="Standard" style:list-style-name="L97">
      <style:text-properties officeooo:paragraph-rsid="00a79672"/>
    </style:style>
    <style:style style:name="P532" style:family="paragraph" style:parent-style-name="Standard" style:list-style-name="L97">
      <style:text-properties officeooo:paragraph-rsid="00a434f4"/>
    </style:style>
    <style:style style:name="P533" style:family="paragraph" style:parent-style-name="Standard" style:list-style-name="L97">
      <style:text-properties officeooo:paragraph-rsid="00a48e07"/>
    </style:style>
    <style:style style:name="P534" style:family="paragraph" style:parent-style-name="Standard" style:list-style-name="L98">
      <style:text-properties officeooo:paragraph-rsid="00d4fa85"/>
    </style:style>
    <style:style style:name="P535" style:family="paragraph" style:parent-style-name="Standard" style:list-style-name="L99">
      <style:text-properties officeooo:paragraph-rsid="00d59b7b"/>
    </style:style>
    <style:style style:name="P536" style:family="paragraph" style:parent-style-name="Standard" style:list-style-name="L100">
      <style:text-properties officeooo:paragraph-rsid="00d74f14"/>
    </style:style>
    <style:style style:name="P537" style:family="paragraph" style:parent-style-name="Standard" style:list-style-name="L101">
      <style:text-properties officeooo:paragraph-rsid="00da8c83"/>
    </style:style>
    <style:style style:name="P538"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539" style:family="paragraph" style:parent-style-name="Standard" style:list-style-name="L101">
      <style:text-properties officeooo:paragraph-rsid="00d903f8"/>
    </style:style>
    <style:style style:name="P540" style:family="paragraph" style:parent-style-name="Standard" style:list-style-name="L102">
      <style:text-properties officeooo:paragraph-rsid="00dae0ef"/>
    </style:style>
    <style:style style:name="P541" style:family="paragraph" style:parent-style-name="Standard" style:list-style-name="L103">
      <style:text-properties officeooo:paragraph-rsid="00dd0897"/>
    </style:style>
    <style:style style:name="P542" style:family="paragraph" style:parent-style-name="Standard" style:list-style-name="L104">
      <style:text-properties officeooo:paragraph-rsid="00e03240"/>
    </style:style>
    <style:style style:name="P543" style:family="paragraph" style:parent-style-name="Standard" style:list-style-name="L105">
      <style:text-properties officeooo:paragraph-rsid="00e03ea7"/>
    </style:style>
    <style:style style:name="P544" style:family="paragraph" style:parent-style-name="Standard" style:list-style-name="L106">
      <style:text-properties officeooo:paragraph-rsid="00e1da5d"/>
    </style:style>
    <style:style style:name="P545" style:family="paragraph" style:parent-style-name="Standard" style:list-style-name="L107">
      <style:text-properties officeooo:paragraph-rsid="00e353d3"/>
    </style:style>
    <style:style style:name="P546" style:family="paragraph" style:parent-style-name="Standard" style:list-style-name="L108">
      <style:text-properties officeooo:paragraph-rsid="00e353d3"/>
    </style:style>
    <style:style style:name="P547" style:family="paragraph" style:parent-style-name="Standard" style:list-style-name="L109">
      <style:text-properties officeooo:paragraph-rsid="00e584ab"/>
    </style:style>
    <style:style style:name="P548" style:family="paragraph" style:parent-style-name="Standard" style:list-style-name="L110">
      <style:text-properties officeooo:paragraph-rsid="00e748f6"/>
    </style:style>
    <style:style style:name="P549" style:family="paragraph" style:parent-style-name="Standard" style:list-style-name="L111">
      <style:text-properties officeooo:paragraph-rsid="00e7b15a"/>
    </style:style>
    <style:style style:name="P550" style:family="paragraph" style:parent-style-name="Standard" style:list-style-name="L112">
      <style:text-properties officeooo:paragraph-rsid="00ec79b2"/>
    </style:style>
    <style:style style:name="P551" style:family="paragraph" style:parent-style-name="Standard" style:list-style-name="L113">
      <style:text-properties officeooo:paragraph-rsid="00ecaca7"/>
    </style:style>
    <style:style style:name="P552" style:family="paragraph" style:parent-style-name="Standard" style:list-style-name="L114">
      <style:text-properties officeooo:paragraph-rsid="00ecaca7"/>
    </style:style>
    <style:style style:name="P553" style:family="paragraph" style:parent-style-name="Standard" style:list-style-name="L115">
      <style:text-properties officeooo:paragraph-rsid="00f04f0e"/>
    </style:style>
    <style:style style:name="P554" style:family="paragraph" style:parent-style-name="Standard" style:list-style-name="L116">
      <style:text-properties officeooo:paragraph-rsid="00f04f0e"/>
    </style:style>
    <style:style style:name="P555" style:family="paragraph" style:parent-style-name="Standard" style:list-style-name="L117">
      <style:text-properties officeooo:paragraph-rsid="00f25477"/>
    </style:style>
    <style:style style:name="P556" style:family="paragraph" style:parent-style-name="Standard" style:list-style-name="L118">
      <style:text-properties officeooo:paragraph-rsid="00f25477"/>
    </style:style>
    <style:style style:name="P557" style:family="paragraph" style:parent-style-name="Standard" style:list-style-name="L119">
      <style:text-properties officeooo:paragraph-rsid="00f4b399"/>
    </style:style>
    <style:style style:name="P558" style:family="paragraph" style:parent-style-name="Standard" style:list-style-name="L120">
      <style:text-properties officeooo:paragraph-rsid="00f4b399"/>
    </style:style>
    <style:style style:name="P559" style:family="paragraph" style:parent-style-name="Standard" style:list-style-name="L121">
      <style:text-properties officeooo:paragraph-rsid="00f4b399"/>
    </style:style>
    <style:style style:name="P560" style:family="paragraph" style:parent-style-name="Standard" style:list-style-name="L122">
      <style:text-properties officeooo:paragraph-rsid="00f5bb25"/>
    </style:style>
    <style:style style:name="P561" style:family="paragraph" style:parent-style-name="Standard" style:list-style-name="L123">
      <style:text-properties officeooo:paragraph-rsid="00f6efb9"/>
    </style:style>
    <style:style style:name="P562" style:family="paragraph" style:parent-style-name="Standard" style:list-style-name="L124">
      <style:text-properties officeooo:paragraph-rsid="00f9c21b"/>
    </style:style>
    <style:style style:name="P563" style:family="paragraph" style:parent-style-name="Standard" style:list-style-name="L125">
      <style:text-properties officeooo:paragraph-rsid="00fa6cba"/>
    </style:style>
    <style:style style:name="P564" style:family="paragraph" style:parent-style-name="Standard" style:list-style-name="L126">
      <style:text-properties officeooo:paragraph-rsid="00fc8aa2"/>
    </style:style>
    <style:style style:name="P565" style:family="paragraph" style:parent-style-name="Standard" style:list-style-name="L127">
      <style:text-properties officeooo:paragraph-rsid="00fd68c1"/>
    </style:style>
    <style:style style:name="P566" style:family="paragraph" style:parent-style-name="Standard" style:list-style-name="L128">
      <style:text-properties officeooo:paragraph-rsid="00fe7698"/>
    </style:style>
    <style:style style:name="P567" style:family="paragraph" style:parent-style-name="Standard" style:list-style-name="L129">
      <style:text-properties officeooo:paragraph-rsid="00fe7698"/>
    </style:style>
    <style:style style:name="P568" style:family="paragraph" style:parent-style-name="Standard" style:list-style-name="L130">
      <style:text-properties officeooo:paragraph-rsid="00fe7698"/>
    </style:style>
    <style:style style:name="P569" style:family="paragraph" style:parent-style-name="Standard" style:list-style-name="L131">
      <style:text-properties officeooo:paragraph-rsid="00fe7698"/>
    </style:style>
    <style:style style:name="P570" style:family="paragraph" style:parent-style-name="Standard" style:list-style-name="L132">
      <style:text-properties officeooo:paragraph-rsid="00fe95d3"/>
    </style:style>
    <style:style style:name="P571" style:family="paragraph" style:parent-style-name="Standard" style:list-style-name="L133">
      <style:text-properties officeooo:paragraph-rsid="00ff4576"/>
    </style:style>
    <style:style style:name="P572" style:family="paragraph" style:parent-style-name="Standard" style:list-style-name="L134"/>
    <style:style style:name="P573" style:family="paragraph" style:parent-style-name="Standard" style:list-style-name="L135">
      <style:text-properties officeooo:paragraph-rsid="00a8f952"/>
    </style:style>
    <style:style style:name="P574" style:family="paragraph" style:parent-style-name="Standard" style:list-style-name="L135">
      <style:text-properties officeooo:paragraph-rsid="00ab00a4"/>
    </style:style>
    <style:style style:name="P575" style:family="paragraph" style:parent-style-name="Standard" style:list-style-name="L136">
      <style:text-properties officeooo:paragraph-rsid="0100bb4f"/>
    </style:style>
    <style:style style:name="P576" style:family="paragraph" style:parent-style-name="Standard" style:list-style-name="L137">
      <style:text-properties officeooo:paragraph-rsid="0100bb4f"/>
    </style:style>
    <style:style style:name="P577" style:family="paragraph" style:parent-style-name="Standard" style:list-style-name="L138">
      <style:text-properties officeooo:paragraph-rsid="0101ba4b"/>
    </style:style>
    <style:style style:name="P578" style:family="paragraph" style:parent-style-name="Standard" style:list-style-name="L139">
      <style:text-properties officeooo:paragraph-rsid="0101ba4b"/>
    </style:style>
    <style:style style:name="P579" style:family="paragraph" style:parent-style-name="Standard" style:list-style-name="L140">
      <style:text-properties officeooo:paragraph-rsid="0101dd8e"/>
    </style:style>
    <style:style style:name="P580" style:family="paragraph" style:parent-style-name="Standard" style:list-style-name="L141">
      <style:text-properties officeooo:paragraph-rsid="0103a1c9"/>
    </style:style>
    <style:style style:name="P581" style:family="paragraph" style:parent-style-name="Standard" style:list-style-name="L142">
      <style:text-properties officeooo:paragraph-rsid="0104c150"/>
    </style:style>
    <style:style style:name="P582" style:family="paragraph" style:parent-style-name="Standard" style:list-style-name="L143">
      <style:text-properties officeooo:paragraph-rsid="0107632c"/>
    </style:style>
    <style:style style:name="P583" style:family="paragraph" style:parent-style-name="Standard" style:list-style-name="L144">
      <style:text-properties officeooo:paragraph-rsid="01089f11"/>
    </style:style>
    <style:style style:name="P584" style:family="paragraph" style:parent-style-name="Standard" style:list-style-name="L145">
      <style:text-properties officeooo:paragraph-rsid="0108ee48"/>
    </style:style>
    <style:style style:name="P585" style:family="paragraph" style:parent-style-name="Standard" style:list-style-name="L145">
      <style:text-properties officeooo:paragraph-rsid="01098e2e"/>
    </style:style>
    <style:style style:name="P586"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587" style:family="paragraph" style:parent-style-name="Standard" style:list-style-name="L148">
      <style:text-properties officeooo:paragraph-rsid="0115d978"/>
    </style:style>
    <style:style style:name="P588" style:family="paragraph" style:parent-style-name="Standard" style:list-style-name="L149">
      <style:text-properties officeooo:paragraph-rsid="0118be53"/>
    </style:style>
    <style:style style:name="P589" style:family="paragraph" style:parent-style-name="Standard" style:list-style-name="L150">
      <style:text-properties officeooo:paragraph-rsid="0118e3e7"/>
    </style:style>
    <style:style style:name="P590" style:family="paragraph" style:parent-style-name="Standard" style:list-style-name="L151">
      <style:text-properties officeooo:paragraph-rsid="0118e3e7"/>
    </style:style>
    <style:style style:name="P591" style:family="paragraph" style:parent-style-name="Standard" style:list-style-name="L152">
      <style:text-properties officeooo:paragraph-rsid="0119299a"/>
    </style:style>
    <style:style style:name="P592" style:family="paragraph" style:parent-style-name="Standard" style:list-style-name="L153">
      <style:text-properties officeooo:paragraph-rsid="0119fc1e"/>
    </style:style>
    <style:style style:name="P593" style:family="paragraph" style:parent-style-name="Standard" style:list-style-name="L154">
      <style:text-properties officeooo:paragraph-rsid="011cb2c2"/>
    </style:style>
    <style:style style:name="P594" style:family="paragraph" style:parent-style-name="Standard" style:list-style-name="L155">
      <style:text-properties officeooo:paragraph-rsid="011cb2c2"/>
    </style:style>
    <style:style style:name="P595" style:family="paragraph" style:parent-style-name="Standard" style:list-style-name="L155">
      <style:text-properties officeooo:paragraph-rsid="011e083a"/>
    </style:style>
    <style:style style:name="P596" style:family="paragraph" style:parent-style-name="Standard" style:list-style-name="L156">
      <style:text-properties officeooo:paragraph-rsid="011e083a"/>
    </style:style>
    <style:style style:name="P597" style:family="paragraph" style:parent-style-name="Standard" style:list-style-name="L157">
      <style:text-properties officeooo:paragraph-rsid="012553d5"/>
    </style:style>
    <style:style style:name="P598" style:family="paragraph" style:parent-style-name="Standard" style:list-style-name="L159">
      <style:text-properties officeooo:paragraph-rsid="012901ab"/>
    </style:style>
    <style:style style:name="P599" style:family="paragraph" style:parent-style-name="Standard" style:list-style-name="L159">
      <style:text-properties officeooo:paragraph-rsid="0129faec"/>
    </style:style>
    <style:style style:name="P600"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601"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602" style:family="paragraph" style:parent-style-name="Standard" style:list-style-name="L159">
      <loext:graphic-properties draw:fill="none"/>
      <style:paragraph-properties fo:background-color="transparent"/>
      <style:text-properties officeooo:paragraph-rsid="012b7102"/>
    </style:style>
    <style:style style:name="P603" style:family="paragraph" style:parent-style-name="Standard" style:list-style-name="L160">
      <loext:graphic-properties draw:fill="none"/>
      <style:paragraph-properties fo:background-color="transparent"/>
      <style:text-properties officeooo:paragraph-rsid="012c909b"/>
    </style:style>
    <style:style style:name="P604" style:family="paragraph" style:parent-style-name="Standard" style:list-style-name="L161">
      <loext:graphic-properties draw:fill="none"/>
      <style:paragraph-properties fo:background-color="transparent"/>
      <style:text-properties officeooo:paragraph-rsid="01311681"/>
    </style:style>
    <style:style style:name="P605" style:family="paragraph" style:parent-style-name="Standard" style:list-style-name="L162">
      <loext:graphic-properties draw:fill="none"/>
      <style:paragraph-properties fo:background-color="transparent"/>
      <style:text-properties officeooo:paragraph-rsid="0132c289"/>
    </style:style>
    <style:style style:name="P606" style:family="paragraph" style:parent-style-name="Standard" style:list-style-name="L163">
      <style:text-properties officeooo:paragraph-rsid="0134201d"/>
    </style:style>
    <style:style style:name="P607" style:family="paragraph" style:parent-style-name="Standard" style:list-style-name="L164">
      <style:text-properties officeooo:paragraph-rsid="0134cb93"/>
    </style:style>
    <style:style style:name="P608" style:family="paragraph" style:parent-style-name="Standard" style:list-style-name="L164">
      <style:text-properties officeooo:paragraph-rsid="01356fe7"/>
    </style:style>
    <style:style style:name="P609" style:family="paragraph" style:parent-style-name="Standard" style:list-style-name="L165">
      <style:text-properties officeooo:paragraph-rsid="01389f45"/>
    </style:style>
    <style:style style:name="P610" style:family="paragraph" style:parent-style-name="Standard" style:list-style-name="L166">
      <style:text-properties officeooo:paragraph-rsid="013b18d7"/>
    </style:style>
    <style:style style:name="P611" style:family="paragraph" style:parent-style-name="Standard" style:list-style-name="L167">
      <style:text-properties officeooo:paragraph-rsid="013ee914"/>
    </style:style>
    <style:style style:name="P612" style:family="paragraph" style:parent-style-name="Standard" style:list-style-name="L168">
      <style:text-properties officeooo:paragraph-rsid="01405f03"/>
    </style:style>
    <style:style style:name="P613" style:family="paragraph" style:parent-style-name="Standard" style:list-style-name="L169">
      <style:text-properties officeooo:paragraph-rsid="0142a34b"/>
    </style:style>
    <style:style style:name="P614" style:family="paragraph" style:parent-style-name="Standard" style:list-style-name="L170">
      <style:text-properties officeooo:paragraph-rsid="01432ed2"/>
    </style:style>
    <style:style style:name="P615" style:family="paragraph" style:parent-style-name="Standard" style:list-style-name="L171">
      <style:text-properties officeooo:paragraph-rsid="01442938"/>
    </style:style>
    <style:style style:name="P616" style:family="paragraph" style:parent-style-name="Standard" style:list-style-name="L172">
      <style:text-properties officeooo:paragraph-rsid="01442938"/>
    </style:style>
    <style:style style:name="P617" style:family="paragraph" style:parent-style-name="Standard" style:list-style-name="L173">
      <style:text-properties officeooo:paragraph-rsid="01473b10"/>
    </style:style>
    <style:style style:name="P618" style:family="paragraph" style:parent-style-name="Standard" style:list-style-name="L174">
      <style:text-properties officeooo:paragraph-rsid="015df067"/>
    </style:style>
    <style:style style:name="P619" style:family="paragraph" style:parent-style-name="Standard" style:list-style-name="L175">
      <style:text-properties officeooo:paragraph-rsid="01605dcc"/>
    </style:style>
    <style:style style:name="P620" style:family="paragraph" style:parent-style-name="Standard" style:list-style-name="L176">
      <style:text-properties officeooo:paragraph-rsid="017601c4"/>
    </style:style>
    <style:style style:name="P621" style:family="paragraph" style:parent-style-name="Standard" style:list-style-name="L177">
      <style:text-properties officeooo:paragraph-rsid="017c60ca"/>
    </style:style>
    <style:style style:name="P622" style:family="paragraph" style:parent-style-name="Standard" style:list-style-name="L178">
      <style:text-properties officeooo:paragraph-rsid="017c60ca"/>
    </style:style>
    <style:style style:name="P623" style:family="paragraph" style:parent-style-name="Standard" style:list-style-name="L179">
      <style:text-properties officeooo:paragraph-rsid="017eeb65"/>
    </style:style>
    <style:style style:name="P624" style:family="paragraph" style:parent-style-name="Standard" style:list-style-name="L180"/>
    <style:style style:name="P625" style:family="paragraph" style:parent-style-name="Standard" style:list-style-name="L180">
      <style:text-properties officeooo:paragraph-rsid="00b1c73f"/>
    </style:style>
    <style:style style:name="P626" style:family="paragraph" style:parent-style-name="Standard" style:list-style-name="L180">
      <style:text-properties officeooo:paragraph-rsid="00b3ab26"/>
    </style:style>
    <style:style style:name="P627" style:family="paragraph" style:parent-style-name="Standard" style:list-style-name="L180">
      <style:text-properties officeooo:paragraph-rsid="00bacb6e"/>
    </style:style>
    <style:style style:name="P628" style:family="paragraph" style:parent-style-name="Standard" style:list-style-name="L180">
      <style:text-properties officeooo:paragraph-rsid="00b7c5bf"/>
    </style:style>
    <style:style style:name="P629" style:family="paragraph" style:parent-style-name="Standard" style:list-style-name="L180">
      <style:text-properties officeooo:paragraph-rsid="00b9600b"/>
    </style:style>
    <style:style style:name="P630" style:family="paragraph" style:parent-style-name="Standard" style:list-style-name="L180">
      <style:text-properties officeooo:paragraph-rsid="00bd5ba5"/>
    </style:style>
    <style:style style:name="P631" style:family="paragraph" style:parent-style-name="Standard" style:list-style-name="L180">
      <style:text-properties officeooo:paragraph-rsid="00bfe151"/>
    </style:style>
    <style:style style:name="P632" style:family="paragraph" style:parent-style-name="Standard" style:list-style-name="L180">
      <style:text-properties officeooo:paragraph-rsid="00be8b1b"/>
    </style:style>
    <style:style style:name="P633" style:family="paragraph" style:parent-style-name="Standard" style:list-style-name="L180">
      <style:text-properties officeooo:paragraph-rsid="00c16215"/>
    </style:style>
    <style:style style:name="P634" style:family="paragraph" style:parent-style-name="Standard" style:list-style-name="L180">
      <style:text-properties officeooo:paragraph-rsid="00c301db"/>
    </style:style>
    <style:style style:name="P635" style:family="paragraph" style:parent-style-name="Standard" style:list-style-name="L180">
      <style:text-properties officeooo:paragraph-rsid="00ca044a"/>
    </style:style>
    <style:style style:name="P636" style:family="paragraph" style:parent-style-name="Standard" style:list-style-name="L180">
      <style:text-properties officeooo:paragraph-rsid="0193c274"/>
    </style:style>
    <style:style style:name="P637" style:family="paragraph" style:parent-style-name="Standard" style:list-style-name="L180">
      <style:text-properties officeooo:paragraph-rsid="00c488dc"/>
    </style:style>
    <style:style style:name="P638" style:family="paragraph" style:parent-style-name="Standard" style:list-style-name="L180">
      <style:text-properties officeooo:paragraph-rsid="00c63026"/>
    </style:style>
    <style:style style:name="P639" style:family="paragraph" style:parent-style-name="Standard" style:list-style-name="L180">
      <style:text-properties officeooo:paragraph-rsid="00c795c2"/>
    </style:style>
    <style:style style:name="P640" style:family="paragraph" style:parent-style-name="Standard" style:list-style-name="L180">
      <style:text-properties officeooo:paragraph-rsid="00c822d7"/>
    </style:style>
    <style:style style:name="P641" style:family="paragraph" style:parent-style-name="Standard" style:list-style-name="L180">
      <style:text-properties officeooo:paragraph-rsid="00c7bdaa"/>
    </style:style>
    <style:style style:name="P642" style:family="paragraph" style:parent-style-name="Standard" style:list-style-name="L180">
      <style:text-properties officeooo:paragraph-rsid="00c84620"/>
    </style:style>
    <style:style style:name="P643" style:family="paragraph" style:parent-style-name="Standard" style:list-style-name="L182"/>
    <style:style style:name="P644" style:family="paragraph" style:parent-style-name="Standard" style:list-style-name="L182">
      <style:text-properties officeooo:paragraph-rsid="00cb6542"/>
    </style:style>
    <style:style style:name="P645" style:family="paragraph" style:parent-style-name="Standard" style:list-style-name="L185"/>
    <style:style style:name="P646" style:family="paragraph" style:parent-style-name="Standard" style:list-style-name="L185">
      <style:text-properties officeooo:paragraph-rsid="00ccedd9"/>
    </style:style>
    <style:style style:name="P647" style:family="paragraph" style:parent-style-name="Standard" style:list-style-name="L185">
      <style:text-properties officeooo:paragraph-rsid="00ce5b12"/>
    </style:style>
    <style:style style:name="P648" style:family="paragraph" style:parent-style-name="Standard" style:list-style-name="L185">
      <style:text-properties officeooo:paragraph-rsid="00d00e7d"/>
    </style:style>
    <style:style style:name="P649" style:family="paragraph" style:parent-style-name="Standard" style:list-style-name="L185">
      <style:text-properties officeooo:paragraph-rsid="00d1bac1"/>
    </style:style>
    <style:style style:name="P650" style:family="paragraph" style:parent-style-name="Standard" style:list-style-name="L187"/>
    <style:style style:name="P651" style:family="paragraph" style:parent-style-name="Standard" style:list-style-name="L187">
      <style:text-properties officeooo:paragraph-rsid="0181567a"/>
    </style:style>
    <style:style style:name="P652" style:family="paragraph" style:parent-style-name="Standard" style:list-style-name="L187">
      <style:text-properties officeooo:rsid="0182ab76" officeooo:paragraph-rsid="0182ab76"/>
    </style:style>
    <style:style style:name="P653" style:family="paragraph" style:parent-style-name="Standard" style:list-style-name="L188">
      <style:text-properties officeooo:rsid="0188bfb3" officeooo:paragraph-rsid="0188bfb3"/>
    </style:style>
    <style:style style:name="P654" style:family="paragraph" style:parent-style-name="Standard" style:list-style-name="L189">
      <style:text-properties officeooo:rsid="018c1c5c" officeooo:paragraph-rsid="018c1c5c"/>
    </style:style>
    <style:style style:name="P655" style:family="paragraph" style:parent-style-name="Standard" style:list-style-name="L190">
      <style:text-properties officeooo:rsid="018f48ba" officeooo:paragraph-rsid="018f48ba"/>
    </style:style>
    <style:style style:name="P656" style:family="paragraph" style:parent-style-name="Standard" style:list-style-name="L191">
      <style:text-properties officeooo:rsid="0190e4d1" officeooo:paragraph-rsid="0190e4d1"/>
    </style:style>
    <style:style style:name="P657" style:family="paragraph" style:parent-style-name="Standard" style:list-style-name="L192">
      <style:text-properties officeooo:rsid="01977606" officeooo:paragraph-rsid="01977606"/>
    </style:style>
    <style:style style:name="P658" style:family="paragraph" style:parent-style-name="Standard" style:list-style-name="L193">
      <style:text-properties officeooo:rsid="0197dc77" officeooo:paragraph-rsid="0197dc77"/>
    </style:style>
    <style:style style:name="P659" style:family="paragraph" style:parent-style-name="Standard" style:list-style-name="L194">
      <style:text-properties officeooo:rsid="019862ec" officeooo:paragraph-rsid="019862ec"/>
    </style:style>
    <style:style style:name="P660" style:family="paragraph" style:parent-style-name="Standard" style:list-style-name="L195">
      <style:text-properties officeooo:rsid="019862ec" officeooo:paragraph-rsid="019862ec"/>
    </style:style>
    <style:style style:name="P661" style:family="paragraph" style:parent-style-name="Standard" style:list-style-name="L196">
      <style:text-properties officeooo:rsid="019a321c" officeooo:paragraph-rsid="019a321c"/>
    </style:style>
    <style:style style:name="P662" style:family="paragraph" style:parent-style-name="Standard" style:list-style-name="L197">
      <style:text-properties officeooo:rsid="019cc01d" officeooo:paragraph-rsid="019cc01d"/>
    </style:style>
    <style:style style:name="P663" style:family="paragraph" style:parent-style-name="Standard" style:list-style-name="L198">
      <style:text-properties officeooo:rsid="019cc01d" officeooo:paragraph-rsid="019cc01d"/>
    </style:style>
    <style:style style:name="P664" style:family="paragraph" style:parent-style-name="Standard" style:list-style-name="L199">
      <style:text-properties officeooo:rsid="019d58ba" officeooo:paragraph-rsid="019d58ba"/>
    </style:style>
    <style:style style:name="P665" style:family="paragraph" style:parent-style-name="Standard" style:list-style-name="L200">
      <style:text-properties style:font-name="Liberation Serif1" officeooo:rsid="019422d9" officeooo:paragraph-rsid="019422d9"/>
    </style:style>
    <style:style style:name="P666" style:family="paragraph" style:parent-style-name="Standard" style:list-style-name="L200">
      <style:text-properties style:font-name="Liberation Serif1" officeooo:rsid="0182ab76" officeooo:paragraph-rsid="0182ab76"/>
    </style:style>
    <style:style style:name="P667" style:family="paragraph" style:parent-style-name="Standard" style:list-style-name="L200">
      <style:text-properties style:font-name="Liberation Serif1" officeooo:rsid="01a010d6" officeooo:paragraph-rsid="01a010d6"/>
    </style:style>
    <style:style style:name="P668" style:family="paragraph" style:parent-style-name="Standard" style:list-style-name="L200">
      <style:text-properties style:font-name="Liberation Serif1" officeooo:rsid="01f48307" officeooo:paragraph-rsid="01f48307"/>
    </style:style>
    <style:style style:name="P669" style:family="paragraph" style:parent-style-name="Standard" style:list-style-name="L201">
      <style:text-properties style:font-name="Liberation Serif1" officeooo:rsid="01a5953a" officeooo:paragraph-rsid="01a5953a"/>
    </style:style>
    <style:style style:name="P670" style:family="paragraph" style:parent-style-name="Standard" style:list-style-name="L202">
      <style:text-properties style:font-name="Liberation Serif1" officeooo:rsid="01a871b7" officeooo:paragraph-rsid="01a871b7"/>
    </style:style>
    <style:style style:name="P671" style:family="paragraph" style:parent-style-name="Standard" style:list-style-name="L203">
      <style:text-properties style:font-name="Liberation Serif1" officeooo:rsid="01aaa44a" officeooo:paragraph-rsid="01aaa44a"/>
    </style:style>
    <style:style style:name="P672" style:family="paragraph" style:parent-style-name="Standard" style:list-style-name="L206">
      <style:text-properties officeooo:rsid="01bc3054" officeooo:paragraph-rsid="01bc3054"/>
    </style:style>
    <style:style style:name="P673" style:family="paragraph" style:parent-style-name="Standard" style:list-style-name="L207">
      <style:text-properties officeooo:rsid="01bd0008" officeooo:paragraph-rsid="01bd0008"/>
    </style:style>
    <style:style style:name="P674" style:family="paragraph" style:parent-style-name="Standard" style:list-style-name="L207">
      <style:text-properties officeooo:rsid="01c29368" officeooo:paragraph-rsid="01c29368"/>
    </style:style>
    <style:style style:name="P675" style:family="paragraph" style:parent-style-name="Standard" style:list-style-name="L207">
      <style:text-properties officeooo:rsid="01bdf7a7" officeooo:paragraph-rsid="01bdf7a7"/>
    </style:style>
    <style:style style:name="P676" style:family="paragraph" style:parent-style-name="Standard" style:list-style-name="L207">
      <style:text-properties officeooo:rsid="01bfa1b0" officeooo:paragraph-rsid="01bfa1b0"/>
    </style:style>
    <style:style style:name="P677" style:family="paragraph" style:parent-style-name="Standard" style:list-style-name="L207">
      <style:text-properties officeooo:rsid="01c3e97d" officeooo:paragraph-rsid="01c3e97d"/>
    </style:style>
    <style:style style:name="P678" style:family="paragraph" style:parent-style-name="Standard" style:list-style-name="L208">
      <style:text-properties officeooo:rsid="01c4b81d" officeooo:paragraph-rsid="01c4b81d"/>
    </style:style>
    <style:style style:name="P679" style:family="paragraph" style:parent-style-name="Standard" style:list-style-name="L209">
      <style:text-properties officeooo:rsid="01c4b81d" officeooo:paragraph-rsid="01c4b81d"/>
    </style:style>
    <style:style style:name="P680" style:family="paragraph" style:parent-style-name="Standard" style:list-style-name="L209">
      <style:text-properties officeooo:rsid="01c64d96" officeooo:paragraph-rsid="01c64d96"/>
    </style:style>
    <style:style style:name="P681" style:family="paragraph" style:parent-style-name="Standard" style:list-style-name="L209">
      <style:text-properties officeooo:rsid="01c78df8" officeooo:paragraph-rsid="01c78df8"/>
    </style:style>
    <style:style style:name="P682" style:family="paragraph" style:parent-style-name="Standard" style:list-style-name="L209">
      <style:text-properties officeooo:rsid="01ce2ccc" officeooo:paragraph-rsid="01ce2ccc"/>
    </style:style>
    <style:style style:name="P683" style:family="paragraph" style:parent-style-name="Standard" style:list-style-name="L210">
      <style:text-properties officeooo:rsid="01cb63d3" officeooo:paragraph-rsid="01cb63d3"/>
    </style:style>
    <style:style style:name="P684" style:family="paragraph" style:parent-style-name="Standard" style:list-style-name="L211">
      <style:text-properties officeooo:rsid="01cf02bd" officeooo:paragraph-rsid="01cf02bd"/>
    </style:style>
    <style:style style:name="P685" style:family="paragraph" style:parent-style-name="Standard" style:list-style-name="L212">
      <style:text-properties officeooo:rsid="01cfdb5a" officeooo:paragraph-rsid="01cfdb5a"/>
    </style:style>
    <style:style style:name="P686" style:family="paragraph" style:parent-style-name="Standard" style:list-style-name="L212">
      <style:text-properties officeooo:rsid="01f5eb85" officeooo:paragraph-rsid="01f5eb85"/>
    </style:style>
    <style:style style:name="P687" style:family="paragraph" style:parent-style-name="Standard" style:list-style-name="L212">
      <style:text-properties officeooo:rsid="01f8f40b" officeooo:paragraph-rsid="01f8f40b"/>
    </style:style>
    <style:style style:name="P688" style:family="paragraph" style:parent-style-name="Standard" style:list-style-name="L212">
      <style:text-properties officeooo:rsid="01f966fa" officeooo:paragraph-rsid="01f966fa"/>
    </style:style>
    <style:style style:name="P689" style:family="paragraph" style:parent-style-name="Standard" style:list-style-name="L212">
      <style:text-properties officeooo:rsid="01fa5fac" officeooo:paragraph-rsid="01fa5fac"/>
    </style:style>
    <style:style style:name="P690" style:family="paragraph" style:parent-style-name="Standard" style:list-style-name="L212">
      <style:text-properties officeooo:rsid="01fb7ef5" officeooo:paragraph-rsid="01fb7ef5"/>
    </style:style>
    <style:style style:name="P691" style:family="paragraph" style:parent-style-name="Standard" style:list-style-name="L212">
      <style:text-properties officeooo:rsid="01fdf9df" officeooo:paragraph-rsid="01fdf9df"/>
    </style:style>
    <style:style style:name="P692" style:family="paragraph" style:parent-style-name="Standard" style:list-style-name="L212">
      <style:text-properties officeooo:rsid="01ff25f7" officeooo:paragraph-rsid="01ff25f7"/>
    </style:style>
    <style:style style:name="P693" style:family="paragraph" style:parent-style-name="Standard" style:list-style-name="L212">
      <style:text-properties officeooo:rsid="01fee9d6" officeooo:paragraph-rsid="01fee9d6"/>
    </style:style>
    <style:style style:name="P694" style:family="paragraph" style:parent-style-name="Standard" style:list-style-name="L212">
      <style:text-properties officeooo:rsid="01fd01e8" officeooo:paragraph-rsid="01fd01e8"/>
    </style:style>
    <style:style style:name="P695" style:family="paragraph" style:parent-style-name="Standard" style:list-style-name="L212">
      <style:text-properties officeooo:rsid="02019719" officeooo:paragraph-rsid="02019719"/>
    </style:style>
    <style:style style:name="P696" style:family="paragraph" style:parent-style-name="Standard" style:list-style-name="L212">
      <style:text-properties officeooo:rsid="020387ec" officeooo:paragraph-rsid="020387ec"/>
    </style:style>
    <style:style style:name="P697" style:family="paragraph" style:parent-style-name="Standard" style:list-style-name="L212">
      <style:text-properties officeooo:rsid="020471a4" officeooo:paragraph-rsid="020471a4"/>
    </style:style>
    <style:style style:name="P698" style:family="paragraph" style:parent-style-name="Standard" style:list-style-name="L213">
      <style:text-properties officeooo:rsid="01d1e26e" officeooo:paragraph-rsid="01d1e26e"/>
    </style:style>
    <style:style style:name="P699" style:family="paragraph" style:parent-style-name="Standard" style:list-style-name="L213">
      <style:text-properties officeooo:rsid="01d369be" officeooo:paragraph-rsid="01d369be"/>
    </style:style>
    <style:style style:name="P700" style:family="paragraph" style:parent-style-name="Standard" style:list-style-name="L213">
      <style:text-properties officeooo:rsid="01d567fa" officeooo:paragraph-rsid="01d567fa"/>
    </style:style>
    <style:style style:name="P701" style:family="paragraph" style:parent-style-name="Standard" style:list-style-name="L213">
      <style:text-properties officeooo:rsid="01d6644c" officeooo:paragraph-rsid="01d6644c"/>
    </style:style>
    <style:style style:name="P702" style:family="paragraph" style:parent-style-name="Standard" style:list-style-name="L213">
      <style:text-properties officeooo:rsid="01db9787" officeooo:paragraph-rsid="01dca21c"/>
    </style:style>
    <style:style style:name="P703" style:family="paragraph" style:parent-style-name="Standard" style:list-style-name="L213">
      <style:text-properties officeooo:rsid="01da6fc9" officeooo:paragraph-rsid="01e7b1b2"/>
    </style:style>
    <style:style style:name="P704" style:family="paragraph" style:parent-style-name="Standard" style:list-style-name="L213">
      <style:text-properties officeooo:rsid="01dca21c" officeooo:paragraph-rsid="01e7b1b2"/>
    </style:style>
    <style:style style:name="P705" style:family="paragraph" style:parent-style-name="Standard" style:list-style-name="L213">
      <style:text-properties officeooo:rsid="01e023da" officeooo:paragraph-rsid="01e7b1b2"/>
    </style:style>
    <style:style style:name="P706" style:family="paragraph" style:parent-style-name="Standard" style:list-style-name="L213">
      <style:text-properties officeooo:rsid="01e085f2" officeooo:paragraph-rsid="01e7b1b2"/>
    </style:style>
    <style:style style:name="P707" style:family="paragraph" style:parent-style-name="Standard" style:list-style-name="L213">
      <style:text-properties officeooo:rsid="01eae22e" officeooo:paragraph-rsid="01eae22e"/>
    </style:style>
    <style:style style:name="P708" style:family="paragraph" style:parent-style-name="Standard" style:list-style-name="L213">
      <style:text-properties officeooo:rsid="01ec5058" officeooo:paragraph-rsid="01ec5058"/>
    </style:style>
    <style:style style:name="P709" style:family="paragraph" style:parent-style-name="Standard" style:list-style-name="L213">
      <style:text-properties officeooo:rsid="01e24e79" officeooo:paragraph-rsid="01e7b1b2"/>
    </style:style>
    <style:style style:name="P710" style:family="paragraph" style:parent-style-name="Standard" style:list-style-name="L213">
      <style:text-properties officeooo:rsid="01e28a92" officeooo:paragraph-rsid="01e7b1b2"/>
    </style:style>
    <style:style style:name="P711" style:family="paragraph" style:parent-style-name="Standard" style:list-style-name="L214">
      <style:text-properties officeooo:rsid="01e40f62" officeooo:paragraph-rsid="01e40f62"/>
    </style:style>
    <style:style style:name="P712" style:family="paragraph" style:parent-style-name="Standard" style:list-style-name="L215">
      <style:text-properties officeooo:rsid="01d88aaf" officeooo:paragraph-rsid="01d88aaf"/>
    </style:style>
    <style:style style:name="P713" style:family="paragraph" style:parent-style-name="Standard" style:list-style-name="L215">
      <style:text-properties officeooo:rsid="01edbaa8" officeooo:paragraph-rsid="01edbaa8"/>
    </style:style>
    <style:style style:name="P714" style:family="paragraph" style:parent-style-name="Standard" style:list-style-name="L215">
      <style:text-properties officeooo:rsid="01e63d1c" officeooo:paragraph-rsid="01e63d1c"/>
    </style:style>
    <style:style style:name="P715" style:family="paragraph" style:parent-style-name="Standard" style:list-style-name="L215">
      <style:text-properties officeooo:rsid="01ef0abf" officeooo:paragraph-rsid="01ef0abf"/>
    </style:style>
    <style:style style:name="P716" style:family="paragraph" style:parent-style-name="Standard" style:list-style-name="L215">
      <style:text-properties officeooo:rsid="01ef74ff" officeooo:paragraph-rsid="01ef74ff"/>
    </style:style>
    <style:style style:name="P717" style:family="paragraph" style:parent-style-name="Standard" style:list-style-name="L215">
      <style:text-properties officeooo:rsid="01ef972a" officeooo:paragraph-rsid="01ef972a"/>
    </style:style>
    <style:style style:name="P718" style:family="paragraph" style:parent-style-name="Standard" style:list-style-name="L215">
      <style:text-properties officeooo:rsid="01f050f3" officeooo:paragraph-rsid="01f050f3"/>
    </style:style>
    <style:style style:name="P719" style:family="paragraph" style:parent-style-name="Standard" style:list-style-name="L215">
      <style:text-properties officeooo:rsid="01f2245f" officeooo:paragraph-rsid="01f2245f"/>
    </style:style>
    <style:style style:name="P720" style:family="paragraph" style:parent-style-name="Standard" style:list-style-name="L215">
      <style:text-properties officeooo:rsid="01f3d144" officeooo:paragraph-rsid="01f3d144"/>
    </style:style>
    <style:style style:name="P721" style:family="paragraph" style:parent-style-name="Standard" style:list-style-name="L216">
      <style:text-properties officeooo:rsid="020ad2aa" officeooo:paragraph-rsid="020ad2aa"/>
    </style:style>
    <style:style style:name="P722" style:family="paragraph" style:parent-style-name="Standard" style:list-style-name="L217">
      <style:text-properties officeooo:rsid="020e7f1c" officeooo:paragraph-rsid="020e7f1c"/>
    </style:style>
    <style:style style:name="P723" style:family="paragraph" style:parent-style-name="Standard" style:list-style-name="L218">
      <style:text-properties officeooo:rsid="020e7f1c" officeooo:paragraph-rsid="020e7f1c"/>
    </style:style>
    <style:style style:name="P724" style:family="paragraph" style:parent-style-name="Standard" style:list-style-name="L219">
      <style:text-properties officeooo:rsid="020ec5c7" officeooo:paragraph-rsid="020ec5c7"/>
    </style:style>
    <style:style style:name="P725" style:family="paragraph" style:parent-style-name="Standard" style:list-style-name="L220">
      <style:text-properties officeooo:rsid="020ec5c7" officeooo:paragraph-rsid="020ec5c7"/>
    </style:style>
    <style:style style:name="P726" style:family="paragraph" style:parent-style-name="Standard" style:list-style-name="L221">
      <style:text-properties officeooo:rsid="020ec5c7" officeooo:paragraph-rsid="020ec5c7"/>
    </style:style>
    <style:style style:name="P727" style:family="paragraph" style:parent-style-name="Standard" style:list-style-name="L222">
      <style:text-properties officeooo:rsid="020fe525" officeooo:paragraph-rsid="020fe525"/>
    </style:style>
    <style:style style:name="P728" style:family="paragraph" style:parent-style-name="Standard" style:list-style-name="L223">
      <style:text-properties officeooo:rsid="020fe525" officeooo:paragraph-rsid="020fe525"/>
    </style:style>
    <style:style style:name="P729" style:family="paragraph" style:parent-style-name="Standard" style:list-style-name="L224">
      <style:text-properties officeooo:rsid="0210fb2e" officeooo:paragraph-rsid="0210fb2e"/>
    </style:style>
    <style:style style:name="P730" style:family="paragraph" style:parent-style-name="Standard" style:list-style-name="L225">
      <style:text-properties officeooo:rsid="0211d344" officeooo:paragraph-rsid="0211d344"/>
    </style:style>
    <style:style style:name="P731" style:family="paragraph" style:parent-style-name="Standard" style:list-style-name="L226">
      <style:text-properties officeooo:rsid="02131b51" officeooo:paragraph-rsid="02131b51"/>
    </style:style>
    <style:style style:name="P732" style:family="paragraph" style:parent-style-name="Standard" style:list-style-name="L227">
      <style:text-properties officeooo:rsid="0208deaa" officeooo:paragraph-rsid="0208deaa"/>
    </style:style>
    <style:style style:name="P733" style:family="paragraph" style:parent-style-name="Standard" style:list-style-name="L228"/>
    <style:style style:name="P734" style:family="paragraph" style:parent-style-name="Standard" style:list-style-name="L229">
      <style:text-properties officeooo:rsid="021c87b0" officeooo:paragraph-rsid="021c87b0"/>
    </style:style>
    <style:style style:name="P735" style:family="paragraph" style:parent-style-name="Standard" style:list-style-name="L230"/>
    <style:style style:name="P736" style:family="paragraph" style:parent-style-name="Standard" style:list-style-name="L230">
      <style:text-properties officeooo:paragraph-rsid="021eabab"/>
    </style:style>
    <style:style style:name="P737" style:family="paragraph" style:parent-style-name="Standard" style:list-style-name="L230">
      <style:text-properties officeooo:rsid="02231d3f" officeooo:paragraph-rsid="02231d3f"/>
    </style:style>
    <style:style style:name="P738" style:family="paragraph" style:parent-style-name="Standard" style:list-style-name="L230">
      <style:text-properties officeooo:rsid="02241c7b" officeooo:paragraph-rsid="02241c7b"/>
    </style:style>
    <style:style style:name="P739" style:family="paragraph" style:parent-style-name="Standard" style:list-style-name="L231"/>
    <style:style style:name="P740" style:family="paragraph" style:parent-style-name="Standard" style:list-style-name="L231">
      <style:text-properties officeooo:rsid="022832b9" officeooo:paragraph-rsid="022832b9"/>
    </style:style>
    <style:style style:name="P741" style:family="paragraph" style:parent-style-name="Standard" style:list-style-name="L232">
      <style:text-properties officeooo:rsid="022ca915" officeooo:paragraph-rsid="022ca915"/>
    </style:style>
    <style:style style:name="P742" style:family="paragraph" style:parent-style-name="Standard" style:list-style-name="L232">
      <style:text-properties officeooo:rsid="0239e291" officeooo:paragraph-rsid="0239e291"/>
    </style:style>
    <style:style style:name="P743" style:family="paragraph" style:parent-style-name="Standard" style:list-style-name="L232">
      <style:text-properties officeooo:rsid="0230792d" officeooo:paragraph-rsid="0230792d"/>
    </style:style>
    <style:style style:name="P744" style:family="paragraph" style:parent-style-name="Standard" style:list-style-name="L232">
      <style:text-properties officeooo:rsid="0230792d" officeooo:paragraph-rsid="023a933b"/>
    </style:style>
    <style:style style:name="P745" style:family="paragraph" style:parent-style-name="Standard" style:list-style-name="L232">
      <style:text-properties officeooo:rsid="023adc83" officeooo:paragraph-rsid="023adc83"/>
    </style:style>
    <style:style style:name="P746" style:family="paragraph" style:parent-style-name="Standard" style:list-style-name="L233">
      <style:text-properties officeooo:rsid="0233b5b1" officeooo:paragraph-rsid="0233b5b1"/>
    </style:style>
    <style:style style:name="P747" style:family="paragraph" style:parent-style-name="Standard" style:list-style-name="L234">
      <style:text-properties officeooo:rsid="0233b5b1" officeooo:paragraph-rsid="0233b5b1"/>
    </style:style>
    <style:style style:name="P748" style:family="paragraph" style:parent-style-name="Standard" style:list-style-name="L234">
      <style:text-properties officeooo:rsid="0235163d" officeooo:paragraph-rsid="0235163d"/>
    </style:style>
    <style:style style:name="P749" style:family="paragraph" style:parent-style-name="Standard" style:list-style-name="L234">
      <style:text-properties officeooo:rsid="02369488" officeooo:paragraph-rsid="02369488"/>
    </style:style>
    <style:style style:name="P750" style:family="paragraph" style:parent-style-name="Standard" style:list-style-name="L235">
      <style:text-properties officeooo:rsid="023c2008" officeooo:paragraph-rsid="023c2008"/>
    </style:style>
    <style:style style:name="P751" style:family="paragraph" style:parent-style-name="Standard" style:list-style-name="L236">
      <style:text-properties officeooo:rsid="023d9ba2" officeooo:paragraph-rsid="023d9ba2"/>
    </style:style>
    <style:style style:name="P752" style:family="paragraph" style:parent-style-name="Standard" style:list-style-name="L236">
      <style:text-properties officeooo:rsid="023efbb1" officeooo:paragraph-rsid="023efbb1"/>
    </style:style>
    <style:style style:name="P753" style:family="paragraph" style:parent-style-name="Standard" style:list-style-name="L236">
      <style:text-properties officeooo:rsid="0241832f" officeooo:paragraph-rsid="0241832f"/>
    </style:style>
    <style:style style:name="P754" style:family="paragraph" style:parent-style-name="Standard" style:list-style-name="L236">
      <style:text-properties officeooo:rsid="02432bfe" officeooo:paragraph-rsid="02432bfe"/>
    </style:style>
    <style:style style:name="P755" style:family="paragraph" style:parent-style-name="Standard" style:list-style-name="L236">
      <style:text-properties officeooo:rsid="02494a70" officeooo:paragraph-rsid="02494a70"/>
    </style:style>
    <style:style style:name="P756" style:family="paragraph" style:parent-style-name="Standard" style:list-style-name="L236">
      <style:text-properties officeooo:rsid="02457e26" officeooo:paragraph-rsid="02457e26"/>
    </style:style>
    <style:style style:name="P757" style:family="paragraph" style:parent-style-name="Standard" style:list-style-name="L236">
      <style:text-properties style:text-underline-style="solid" style:text-underline-width="auto" style:text-underline-color="font-color" officeooo:rsid="0246ddf3" officeooo:paragraph-rsid="0246ddf3"/>
    </style:style>
    <style:style style:name="P758" style:family="paragraph" style:parent-style-name="Standard">
      <style:text-properties style:text-underline-style="solid" style:text-underline-width="auto" style:text-underline-color="font-color" officeooo:rsid="03b2157b" officeooo:paragraph-rsid="03b2157b" fo:background-color="#81d41a"/>
    </style:style>
    <style:style style:name="P759" style:family="paragraph" style:parent-style-name="Standard">
      <style:text-properties style:text-underline-style="solid" style:text-underline-width="auto" style:text-underline-color="font-color" officeooo:rsid="03b4a0f9" officeooo:paragraph-rsid="03b4a0f9" fo:background-color="#81d41a"/>
    </style:style>
    <style:style style:name="P760" style:family="paragraph" style:parent-style-name="Standard" style:list-style-name="L236">
      <style:text-properties officeooo:rsid="0246ddf3" officeooo:paragraph-rsid="0246ddf3"/>
    </style:style>
    <style:style style:name="P761" style:family="paragraph" style:parent-style-name="Standard" style:list-style-name="L236">
      <style:text-properties officeooo:rsid="02486cb3" officeooo:paragraph-rsid="02486cb3"/>
    </style:style>
    <style:style style:name="P762" style:family="paragraph" style:parent-style-name="Standard" style:list-style-name="L236">
      <style:text-properties officeooo:rsid="024b3c12" officeooo:paragraph-rsid="024b3c12"/>
    </style:style>
    <style:style style:name="P763" style:family="paragraph" style:parent-style-name="Standard" style:list-style-name="L236">
      <style:text-properties officeooo:rsid="024ceef4" officeooo:paragraph-rsid="024ceef4"/>
    </style:style>
    <style:style style:name="P764" style:family="paragraph" style:parent-style-name="Standard" style:list-style-name="L237">
      <style:text-properties officeooo:rsid="02512e8e" officeooo:paragraph-rsid="02512e8e"/>
    </style:style>
    <style:style style:name="P765" style:family="paragraph" style:parent-style-name="Standard" style:list-style-name="L238">
      <style:text-properties officeooo:rsid="02512e8e" officeooo:paragraph-rsid="02512e8e"/>
    </style:style>
    <style:style style:name="P766" style:family="paragraph" style:parent-style-name="Standard" style:list-style-name="L239">
      <style:text-properties officeooo:rsid="0252e7a3" officeooo:paragraph-rsid="0252e7a3"/>
    </style:style>
    <style:style style:name="P767" style:family="paragraph" style:parent-style-name="Standard" style:list-style-name="L240">
      <style:text-properties officeooo:rsid="02564293" officeooo:paragraph-rsid="02564293"/>
    </style:style>
    <style:style style:name="P768" style:family="paragraph" style:parent-style-name="Standard" style:list-style-name="L241">
      <style:text-properties officeooo:rsid="02564293" officeooo:paragraph-rsid="02564293"/>
    </style:style>
    <style:style style:name="P769" style:family="paragraph" style:parent-style-name="Standard" style:list-style-name="L242">
      <style:text-properties officeooo:rsid="02570355" officeooo:paragraph-rsid="02570355"/>
    </style:style>
    <style:style style:name="P770" style:family="paragraph" style:parent-style-name="Standard" style:list-style-name="L242">
      <style:text-properties officeooo:rsid="02584a8d" officeooo:paragraph-rsid="02584a8d"/>
    </style:style>
    <style:style style:name="P771" style:family="paragraph" style:parent-style-name="Standard" style:list-style-name="L242">
      <style:text-properties officeooo:rsid="0259cbd1" officeooo:paragraph-rsid="0259cbd1"/>
    </style:style>
    <style:style style:name="P772" style:family="paragraph" style:parent-style-name="Standard" style:list-style-name="L242">
      <style:text-properties officeooo:rsid="025ce4b5" officeooo:paragraph-rsid="025e3b71"/>
    </style:style>
    <style:style style:name="P773" style:family="paragraph" style:parent-style-name="Standard" style:list-style-name="L242">
      <style:text-properties officeooo:rsid="025e3b71" officeooo:paragraph-rsid="025e3b71"/>
    </style:style>
    <style:style style:name="P774" style:family="paragraph" style:parent-style-name="Standard" style:list-style-name="L243">
      <style:text-properties officeooo:rsid="0261e61b" officeooo:paragraph-rsid="0261e61b"/>
    </style:style>
    <style:style style:name="P775" style:family="paragraph" style:parent-style-name="Standard" style:list-style-name="L243">
      <style:text-properties officeooo:rsid="02636672" officeooo:paragraph-rsid="02636672"/>
    </style:style>
    <style:style style:name="P776" style:family="paragraph" style:parent-style-name="Standard" style:list-style-name="L244">
      <style:text-properties officeooo:rsid="02655742" officeooo:paragraph-rsid="02655742"/>
    </style:style>
    <style:style style:name="P777" style:family="paragraph" style:parent-style-name="Standard" style:list-style-name="L245">
      <style:text-properties officeooo:rsid="02680b41" officeooo:paragraph-rsid="02680b41"/>
    </style:style>
    <style:style style:name="P778" style:family="paragraph" style:parent-style-name="Standard" style:list-style-name="L246">
      <style:text-properties officeooo:rsid="02680b41" officeooo:paragraph-rsid="02680b41"/>
    </style:style>
    <style:style style:name="P779" style:family="paragraph" style:parent-style-name="Standard" style:list-style-name="L247">
      <style:text-properties officeooo:rsid="0268e2ea" officeooo:paragraph-rsid="0268e2ea"/>
    </style:style>
    <style:style style:name="P780" style:family="paragraph" style:parent-style-name="Standard" style:list-style-name="L247">
      <style:text-properties officeooo:rsid="0269eef3" officeooo:paragraph-rsid="0269eef3"/>
    </style:style>
    <style:style style:name="P781" style:family="paragraph" style:parent-style-name="Standard" style:list-style-name="L248">
      <style:text-properties officeooo:rsid="0269f3fb" officeooo:paragraph-rsid="0269f3fb"/>
    </style:style>
    <style:style style:name="P782" style:family="paragraph" style:parent-style-name="Standard" style:list-style-name="L249">
      <style:text-properties officeooo:rsid="026ce938" officeooo:paragraph-rsid="026ce938"/>
    </style:style>
    <style:style style:name="P783" style:family="paragraph" style:parent-style-name="Standard" style:list-style-name="L250"/>
    <style:style style:name="P784" style:family="paragraph" style:parent-style-name="Standard" style:list-style-name="L251">
      <style:text-properties officeooo:rsid="0275b8bb" officeooo:paragraph-rsid="0275b8bb"/>
    </style:style>
    <style:style style:name="P785" style:family="paragraph" style:parent-style-name="Standard" style:list-style-name="L251">
      <style:text-properties officeooo:rsid="0275e119" officeooo:paragraph-rsid="0275e119"/>
    </style:style>
    <style:style style:name="P786" style:family="paragraph" style:parent-style-name="Standard" style:list-style-name="L252"/>
    <style:style style:name="P787" style:family="paragraph" style:parent-style-name="Standard" style:list-style-name="L253"/>
    <style:style style:name="P788" style:family="paragraph" style:parent-style-name="Standard" style:list-style-name="L254"/>
    <style:style style:name="P789" style:family="paragraph" style:parent-style-name="Standard" style:list-style-name="L255"/>
    <style:style style:name="P790" style:family="paragraph" style:parent-style-name="Standard" style:list-style-name="L255">
      <style:text-properties officeooo:rsid="0276f8f1" officeooo:paragraph-rsid="0276f8f1"/>
    </style:style>
    <style:style style:name="P791" style:family="paragraph" style:parent-style-name="Standard" style:list-style-name="L258">
      <style:text-properties officeooo:rsid="0276f8f1" officeooo:paragraph-rsid="0276f8f1"/>
    </style:style>
    <style:style style:name="P792" style:family="paragraph" style:parent-style-name="Standard" style:list-style-name="L256"/>
    <style:style style:name="P793" style:family="paragraph" style:parent-style-name="Standard" style:list-style-name="L257"/>
    <style:style style:name="P794" style:family="paragraph" style:parent-style-name="Standard" style:list-style-name="L258"/>
    <style:style style:name="P795" style:family="paragraph" style:parent-style-name="Standard" style:list-style-name="L258">
      <style:text-properties officeooo:paragraph-rsid="0272f66e"/>
    </style:style>
    <style:style style:name="P796" style:family="paragraph" style:parent-style-name="Standard" style:list-style-name="L259">
      <style:text-properties officeooo:rsid="027bba67" officeooo:paragraph-rsid="027bba67"/>
    </style:style>
    <style:style style:name="P797" style:family="paragraph" style:parent-style-name="Standard" style:list-style-name="L259">
      <style:text-properties officeooo:rsid="027d2e4b" officeooo:paragraph-rsid="027d2e4b"/>
    </style:style>
    <style:style style:name="P798" style:family="paragraph" style:parent-style-name="Standard" style:list-style-name="L259">
      <style:text-properties officeooo:rsid="0280433b" officeooo:paragraph-rsid="0280433b"/>
    </style:style>
    <style:style style:name="P799" style:family="paragraph" style:parent-style-name="Standard" style:list-style-name="L259">
      <style:text-properties officeooo:rsid="028231b5" officeooo:paragraph-rsid="028231b5"/>
    </style:style>
    <style:style style:name="P800" style:family="paragraph" style:parent-style-name="Standard" style:list-style-name="L260">
      <style:text-properties officeooo:rsid="0283fdc4" officeooo:paragraph-rsid="0283fdc4"/>
    </style:style>
    <style:style style:name="P801" style:family="paragraph" style:parent-style-name="Standard" style:list-style-name="L260">
      <style:text-properties officeooo:rsid="0285a986" officeooo:paragraph-rsid="0285a986"/>
    </style:style>
    <style:style style:name="P802" style:family="paragraph" style:parent-style-name="Standard" style:list-style-name="L262">
      <style:text-properties officeooo:rsid="029099a3" officeooo:paragraph-rsid="029099a3"/>
    </style:style>
    <style:style style:name="P803" style:family="paragraph" style:parent-style-name="Standard" style:list-style-name="L263">
      <style:text-properties officeooo:rsid="02921c5b" officeooo:paragraph-rsid="02921c5b"/>
    </style:style>
    <style:style style:name="P804" style:family="paragraph" style:parent-style-name="Standard" style:list-style-name="L263">
      <style:text-properties officeooo:rsid="02938d10" officeooo:paragraph-rsid="029471db"/>
    </style:style>
    <style:style style:name="P805" style:family="paragraph" style:parent-style-name="Standard" style:list-style-name="L264">
      <style:text-properties officeooo:paragraph-rsid="0296432e"/>
    </style:style>
    <style:style style:name="P806" style:family="paragraph" style:parent-style-name="Standard" style:list-style-name="L264">
      <style:text-properties officeooo:rsid="0296dc6e" officeooo:paragraph-rsid="0296dc6e"/>
    </style:style>
    <style:style style:name="P807" style:family="paragraph" style:parent-style-name="Standard" style:list-style-name="L265">
      <style:text-properties officeooo:rsid="0299626e" officeooo:paragraph-rsid="0299626e"/>
    </style:style>
    <style:style style:name="P808" style:family="paragraph" style:parent-style-name="Standard" style:list-style-name="L266">
      <style:text-properties officeooo:rsid="0299626e" officeooo:paragraph-rsid="0299626e"/>
    </style:style>
    <style:style style:name="P809" style:family="paragraph" style:parent-style-name="Standard" style:list-style-name="L274">
      <style:text-properties officeooo:rsid="02a33f5b" officeooo:paragraph-rsid="02a33f5b"/>
    </style:style>
    <style:style style:name="P810" style:family="paragraph" style:parent-style-name="Standard" style:list-style-name="L275">
      <style:text-properties officeooo:rsid="02a4c743" officeooo:paragraph-rsid="02a4c743"/>
    </style:style>
    <style:style style:name="P811" style:family="paragraph" style:parent-style-name="Standard" style:list-style-name="L275">
      <style:text-properties officeooo:rsid="02a4c743" officeooo:paragraph-rsid="02a6681e"/>
    </style:style>
    <style:style style:name="P812" style:family="paragraph" style:parent-style-name="Standard" style:list-style-name="L275">
      <style:text-properties officeooo:rsid="02a6681e" officeooo:paragraph-rsid="02a6681e"/>
    </style:style>
    <style:style style:name="P813" style:family="paragraph" style:parent-style-name="Standard" style:list-style-name="L276">
      <style:text-properties officeooo:rsid="02ab9ca3" officeooo:paragraph-rsid="02ab9ca3"/>
    </style:style>
    <style:style style:name="P814" style:family="paragraph" style:parent-style-name="Standard" style:list-style-name="L277">
      <style:text-properties officeooo:rsid="02ac8edb" officeooo:paragraph-rsid="02ac8edb"/>
    </style:style>
    <style:style style:name="P815" style:family="paragraph" style:parent-style-name="Standard" style:list-style-name="L278">
      <style:text-properties officeooo:rsid="02ae2c6f" officeooo:paragraph-rsid="02ae2c6f"/>
    </style:style>
    <style:style style:name="P816" style:family="paragraph" style:parent-style-name="Standard" style:list-style-name="L279">
      <style:text-properties officeooo:rsid="02aefdb9" officeooo:paragraph-rsid="02aefdb9"/>
    </style:style>
    <style:style style:name="P817" style:family="paragraph" style:parent-style-name="Standard" style:list-style-name="L280">
      <style:text-properties officeooo:rsid="02b0bd4b" officeooo:paragraph-rsid="02b0bd4b"/>
    </style:style>
    <style:style style:name="P818" style:family="paragraph" style:parent-style-name="Standard" style:list-style-name="L281">
      <style:text-properties officeooo:rsid="02b0bd4b" officeooo:paragraph-rsid="02b0bd4b"/>
    </style:style>
    <style:style style:name="P819" style:family="paragraph" style:parent-style-name="Standard" style:list-style-name="L282">
      <style:text-properties officeooo:rsid="02b51e06" officeooo:paragraph-rsid="02b51e06"/>
    </style:style>
    <style:style style:name="P820" style:family="paragraph" style:parent-style-name="Standard" style:list-style-name="L283">
      <style:text-properties officeooo:rsid="02b5f3b7" officeooo:paragraph-rsid="02b5f3b7"/>
    </style:style>
    <style:style style:name="P821" style:family="paragraph" style:parent-style-name="Standard" style:list-style-name="L284">
      <style:text-properties officeooo:rsid="02b5f3b7" officeooo:paragraph-rsid="02b5f3b7"/>
    </style:style>
    <style:style style:name="P822" style:family="paragraph" style:parent-style-name="Standard" style:list-style-name="L285"/>
    <style:style style:name="P823" style:family="paragraph" style:parent-style-name="Standard" style:list-style-name="L285">
      <style:text-properties officeooo:rsid="02c02631" officeooo:paragraph-rsid="02c02631"/>
    </style:style>
    <style:style style:name="P824" style:family="paragraph" style:parent-style-name="Standard" style:list-style-name="L285">
      <style:text-properties officeooo:rsid="02c2bbd2" officeooo:paragraph-rsid="02c2bbd2"/>
    </style:style>
    <style:style style:name="P825" style:family="paragraph" style:parent-style-name="Standard" style:list-style-name="L285">
      <style:text-properties officeooo:rsid="02c320fb" officeooo:paragraph-rsid="02c320fb"/>
    </style:style>
    <style:style style:name="P826" style:family="paragraph" style:parent-style-name="Standard" style:list-style-name="L285">
      <style:text-properties officeooo:rsid="02c45675" officeooo:paragraph-rsid="02c45675"/>
    </style:style>
    <style:style style:name="P827" style:family="paragraph" style:parent-style-name="Standard" style:list-style-name="L285">
      <style:text-properties officeooo:rsid="02c559e1" officeooo:paragraph-rsid="02c559e1"/>
    </style:style>
    <style:style style:name="P828" style:family="paragraph" style:parent-style-name="Standard" style:list-style-name="L285">
      <style:text-properties officeooo:rsid="02c82a2e" officeooo:paragraph-rsid="02c82a2e"/>
    </style:style>
    <style:style style:name="P829" style:family="paragraph" style:parent-style-name="Standard" style:list-style-name="L286"/>
    <style:style style:name="P830" style:family="paragraph" style:parent-style-name="Standard" style:list-style-name="L286">
      <style:text-properties officeooo:rsid="02caae36" officeooo:paragraph-rsid="02caae36"/>
    </style:style>
    <style:style style:name="P831" style:family="paragraph" style:parent-style-name="Standard" style:list-style-name="L287">
      <style:text-properties officeooo:rsid="02cbb822" officeooo:paragraph-rsid="02cbb822"/>
    </style:style>
    <style:style style:name="P832"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833"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834"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835" style:family="paragraph" style:parent-style-name="Standard" style:list-style-name="L296"/>
    <style:style style:name="P836" style:family="paragraph" style:parent-style-name="Standard" style:list-style-name="L297"/>
    <style:style style:name="P837" style:family="paragraph" style:parent-style-name="Standard" style:list-style-name="L298"/>
    <style:style style:name="P838" style:family="paragraph" style:parent-style-name="Standard" style:list-style-name="L299"/>
    <style:style style:name="P839" style:family="paragraph" style:parent-style-name="Standard" style:list-style-name="L300">
      <style:paragraph-properties fo:margin-left="0.4925in" fo:margin-right="0in" fo:text-indent="0in" style:auto-text-indent="false"/>
    </style:style>
    <style:style style:name="P840" style:family="paragraph" style:parent-style-name="Standard" style:list-style-name="L301">
      <style:paragraph-properties fo:margin-left="0.4925in" fo:margin-right="0in" fo:text-indent="0in" style:auto-text-indent="false"/>
    </style:style>
    <style:style style:name="P841" style:family="paragraph" style:parent-style-name="Standard" style:list-style-name="L302">
      <style:paragraph-properties fo:margin-left="0.4925in" fo:margin-right="0in" fo:text-indent="0in" style:auto-text-indent="false"/>
    </style:style>
    <style:style style:name="P842" style:family="paragraph" style:parent-style-name="Standard" style:list-style-name="L303">
      <style:text-properties officeooo:rsid="02d0685c" officeooo:paragraph-rsid="02d0685c"/>
    </style:style>
    <style:style style:name="P843" style:family="paragraph" style:parent-style-name="Standard" style:list-style-name="L303">
      <style:text-properties officeooo:rsid="02d1a8a4" officeooo:paragraph-rsid="02d1a8a4"/>
    </style:style>
    <style:style style:name="P844" style:family="paragraph" style:parent-style-name="Standard" style:list-style-name="L304">
      <style:text-properties officeooo:rsid="02ee1dd8" officeooo:paragraph-rsid="02ee1dd8"/>
    </style:style>
    <style:style style:name="P845" style:family="paragraph" style:parent-style-name="Standard" style:list-style-name="L304">
      <style:text-properties officeooo:rsid="02ef5905" officeooo:paragraph-rsid="02ef5905"/>
    </style:style>
    <style:style style:name="P846" style:family="paragraph" style:parent-style-name="Standard" style:list-style-name="L305">
      <style:text-properties officeooo:rsid="02ef5905" officeooo:paragraph-rsid="02ef5905"/>
    </style:style>
    <style:style style:name="P847" style:family="paragraph" style:parent-style-name="Standard" style:list-style-name="L306">
      <style:text-properties officeooo:rsid="02f2fcf3" officeooo:paragraph-rsid="02f2fcf3"/>
    </style:style>
    <style:style style:name="P848" style:family="paragraph" style:parent-style-name="Standard" style:list-style-name="L306">
      <style:text-properties officeooo:rsid="02f38d71" officeooo:paragraph-rsid="02f38d71"/>
    </style:style>
    <style:style style:name="P849" style:family="paragraph" style:parent-style-name="Standard" style:list-style-name="L306">
      <style:text-properties officeooo:rsid="02f52532" officeooo:paragraph-rsid="02f52532"/>
    </style:style>
    <style:style style:name="P850" style:family="paragraph" style:parent-style-name="Standard" style:list-style-name="L307">
      <style:text-properties officeooo:rsid="02fb9f9b" officeooo:paragraph-rsid="02fb9f9b"/>
    </style:style>
    <style:style style:name="P851" style:family="paragraph" style:parent-style-name="Standard" style:list-style-name="L307">
      <style:text-properties officeooo:rsid="02f5a6ea" officeooo:paragraph-rsid="02f5a6ea"/>
    </style:style>
    <style:style style:name="P852" style:family="paragraph" style:parent-style-name="Standard" style:list-style-name="L307">
      <style:text-properties officeooo:rsid="02f732d9" officeooo:paragraph-rsid="02f7d5b4"/>
    </style:style>
    <style:style style:name="P853" style:family="paragraph" style:parent-style-name="Standard" style:list-style-name="L307">
      <style:text-properties officeooo:rsid="02f6e34b" officeooo:paragraph-rsid="02f6e34b"/>
    </style:style>
    <style:style style:name="P854" style:family="paragraph" style:parent-style-name="Standard" style:list-style-name="L308">
      <style:text-properties officeooo:rsid="02f87311" officeooo:paragraph-rsid="02f87311"/>
    </style:style>
    <style:style style:name="P855" style:family="paragraph" style:parent-style-name="Standard" style:list-style-name="L308">
      <style:text-properties officeooo:rsid="02fa4c89" officeooo:paragraph-rsid="02fa4c89"/>
    </style:style>
    <style:style style:name="P856" style:family="paragraph" style:parent-style-name="Standard" style:list-style-name="L309">
      <style:text-properties officeooo:rsid="02f8918e" officeooo:paragraph-rsid="02f8918e"/>
    </style:style>
    <style:style style:name="P857" style:family="paragraph" style:parent-style-name="Standard" style:list-style-name="L310"/>
    <style:style style:name="P858" style:family="paragraph" style:parent-style-name="Standard" style:list-style-name="L310">
      <style:text-properties officeooo:rsid="0301fef0" officeooo:paragraph-rsid="0301fef0"/>
    </style:style>
    <style:style style:name="P859" style:family="paragraph" style:parent-style-name="Standard" style:list-style-name="L311"/>
    <style:style style:name="P860" style:family="paragraph" style:parent-style-name="Standard" style:list-style-name="L311">
      <style:text-properties officeooo:rsid="02ff84ca" officeooo:paragraph-rsid="02ff84ca"/>
    </style:style>
    <style:style style:name="P861" style:family="paragraph" style:parent-style-name="Standard" style:list-style-name="L312">
      <style:text-properties officeooo:rsid="0303db5d" officeooo:paragraph-rsid="0303db5d"/>
    </style:style>
    <style:style style:name="P862" style:family="paragraph" style:parent-style-name="Standard" style:list-style-name="L313">
      <style:text-properties officeooo:paragraph-rsid="0305d11a"/>
    </style:style>
    <style:style style:name="P863" style:family="paragraph" style:parent-style-name="Standard" style:list-style-name="L314">
      <style:text-properties officeooo:rsid="0306e8c2" officeooo:paragraph-rsid="0306e8c2"/>
    </style:style>
    <style:style style:name="P864" style:family="paragraph" style:parent-style-name="Standard" style:list-style-name="L315">
      <style:text-properties officeooo:rsid="0306e8c2" officeooo:paragraph-rsid="0306e8c2"/>
    </style:style>
    <style:style style:name="P865" style:family="paragraph" style:parent-style-name="Standard" style:list-style-name="L316">
      <style:text-properties officeooo:rsid="0306e8c2" officeooo:paragraph-rsid="0306e8c2"/>
    </style:style>
    <style:style style:name="P866" style:family="paragraph" style:parent-style-name="Standard" style:list-style-name="L317">
      <style:text-properties officeooo:rsid="0306e8c2" officeooo:paragraph-rsid="0306e8c2"/>
    </style:style>
    <style:style style:name="P867" style:family="paragraph" style:parent-style-name="Standard" style:list-style-name="L318"/>
    <style:style style:name="P868" style:family="paragraph" style:parent-style-name="Standard" style:list-style-name="L319">
      <style:text-properties officeooo:rsid="030edd17" officeooo:paragraph-rsid="030edd17"/>
    </style:style>
    <style:style style:name="P869" style:family="paragraph" style:parent-style-name="Standard" style:list-style-name="L320"/>
    <style:style style:name="P870" style:family="paragraph" style:parent-style-name="Standard" style:list-style-name="L320">
      <style:text-properties officeooo:paragraph-rsid="03170875"/>
    </style:style>
    <style:style style:name="P871"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872"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24fda8"/>
    </style:style>
    <style:style style:name="P873"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874"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875" style:family="paragraph" style:parent-style-name="Standard" style:list-style-name="L322">
      <loext:graphic-properties draw:fill="none"/>
      <style:paragraph-properties fo:margin-left="0.3752in" fo:margin-right="0in" fo:text-indent="0in" style:auto-text-indent="false" fo:background-color="transparent"/>
    </style:style>
    <style:style style:name="P876"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877" style:family="paragraph" style:parent-style-name="Standard" style:list-style-name="L320">
      <style:text-properties officeooo:rsid="03151d80" officeooo:paragraph-rsid="03151d80" fo:background-color="#81d41a"/>
    </style:style>
    <style:style style:name="P878" style:family="paragraph" style:parent-style-name="Standard" style:list-style-name="L320">
      <style:text-properties fo:background-color="#81d41a"/>
    </style:style>
    <style:style style:name="P879" style:family="paragraph" style:parent-style-name="Standard" style:list-style-name="L320">
      <style:text-properties officeooo:rsid="03192a9b" officeooo:paragraph-rsid="03192a9b" fo:background-color="#81d41a"/>
    </style:style>
    <style:style style:name="P880" style:family="paragraph" style:parent-style-name="Standard" style:list-style-name="L362">
      <style:text-properties officeooo:rsid="038f8e4d" officeooo:paragraph-rsid="038f8e4d" fo:background-color="#81d41a"/>
    </style:style>
    <style:style style:name="P881" style:family="paragraph" style:parent-style-name="Standard" style:list-style-name="L362">
      <style:text-properties officeooo:rsid="0395546f" officeooo:paragraph-rsid="0395546f" fo:background-color="#81d41a"/>
    </style:style>
    <style:style style:name="P882" style:family="paragraph" style:parent-style-name="Standard" style:list-style-name="L362">
      <style:text-properties officeooo:rsid="0399ac70" officeooo:paragraph-rsid="0399ac70" fo:background-color="#81d41a"/>
    </style:style>
    <style:style style:name="P883" style:family="paragraph" style:parent-style-name="Standard" style:list-style-name="L362">
      <style:text-properties officeooo:rsid="03a11b0e" officeooo:paragraph-rsid="03a11b0e" fo:background-color="#81d41a"/>
    </style:style>
    <style:style style:name="P884" style:family="paragraph" style:parent-style-name="Standard" style:list-style-name="L362">
      <style:text-properties officeooo:rsid="03a4d7ab" officeooo:paragraph-rsid="03a4d7ab" fo:background-color="#81d41a"/>
    </style:style>
    <style:style style:name="P885" style:family="paragraph" style:parent-style-name="Standard" style:list-style-name="L374">
      <style:text-properties officeooo:rsid="03bceeb0" officeooo:paragraph-rsid="03bceeb0" fo:background-color="#81d41a"/>
    </style:style>
    <style:style style:name="P886" style:family="paragraph" style:parent-style-name="Standard" style:list-style-name="L374">
      <style:text-properties officeooo:rsid="03bd0675" officeooo:paragraph-rsid="03bd0675" fo:background-color="#81d41a"/>
    </style:style>
    <style:style style:name="P887" style:family="paragraph" style:parent-style-name="Standard" style:list-style-name="L320">
      <style:text-properties officeooo:rsid="03209d5a" officeooo:paragraph-rsid="0324bf19"/>
    </style:style>
    <style:style style:name="P888" style:family="paragraph" style:parent-style-name="Standard" style:list-style-name="L320">
      <style:text-properties officeooo:rsid="03223461" officeooo:paragraph-rsid="0324bf19"/>
    </style:style>
    <style:style style:name="P889" style:family="paragraph" style:parent-style-name="Standard" style:list-style-name="L320">
      <style:text-properties officeooo:rsid="0323ffa5" officeooo:paragraph-rsid="0324bf19"/>
    </style:style>
    <style:style style:name="P890" style:family="paragraph" style:parent-style-name="Standard" style:list-style-name="L324"/>
    <style:style style:name="P891" style:family="paragraph" style:parent-style-name="Standard" style:list-style-name="L325">
      <style:text-properties officeooo:rsid="031daf91" officeooo:paragraph-rsid="031daf91"/>
    </style:style>
    <style:style style:name="P892" style:family="paragraph" style:parent-style-name="Standard" style:list-style-name="L325">
      <style:text-properties officeooo:rsid="031daf91" officeooo:paragraph-rsid="031ed508"/>
    </style:style>
    <style:style style:name="P893" style:family="paragraph" style:parent-style-name="Standard" style:list-style-name="L325">
      <style:text-properties officeooo:rsid="031ed508" officeooo:paragraph-rsid="031ed508"/>
    </style:style>
    <style:style style:name="P894" style:family="paragraph" style:parent-style-name="Standard" style:list-style-name="L326">
      <style:text-properties officeooo:rsid="031ed508" officeooo:paragraph-rsid="031ed508"/>
    </style:style>
    <style:style style:name="P895" style:family="paragraph" style:parent-style-name="Standard" style:list-style-name="L326">
      <style:text-properties officeooo:rsid="031e1c19" officeooo:paragraph-rsid="031e1c19"/>
    </style:style>
    <style:style style:name="P896" style:family="paragraph" style:parent-style-name="Standard" style:list-style-name="L327">
      <style:text-properties officeooo:paragraph-rsid="03284661"/>
    </style:style>
    <style:style style:name="P897" style:family="paragraph" style:parent-style-name="Standard" style:list-style-name="L327">
      <style:text-properties officeooo:paragraph-rsid="0329a58a"/>
    </style:style>
    <style:style style:name="P898" style:family="paragraph" style:parent-style-name="Standard" style:list-style-name="L327">
      <style:text-properties officeooo:rsid="0329a58a" officeooo:paragraph-rsid="0329a58a"/>
    </style:style>
    <style:style style:name="P899" style:family="paragraph" style:parent-style-name="Standard" style:list-style-name="L327">
      <style:text-properties officeooo:rsid="03262312" officeooo:paragraph-rsid="0326bb10"/>
    </style:style>
    <style:style style:name="P900" style:family="paragraph" style:parent-style-name="Standard" style:list-style-name="L327">
      <style:text-properties officeooo:rsid="0326bb10" officeooo:paragraph-rsid="0326bb10"/>
    </style:style>
    <style:style style:name="P901" style:family="paragraph" style:parent-style-name="Standard" style:list-style-name="L327">
      <style:text-properties officeooo:rsid="03284661" officeooo:paragraph-rsid="03284661"/>
    </style:style>
    <style:style style:name="P902" style:family="paragraph" style:parent-style-name="Standard" style:list-style-name="L327">
      <style:text-properties officeooo:rsid="032b647c" officeooo:paragraph-rsid="032b647c"/>
    </style:style>
    <style:style style:name="P903" style:family="paragraph" style:parent-style-name="Standard" style:list-style-name="L327">
      <style:text-properties officeooo:rsid="03289546" officeooo:paragraph-rsid="0329a58a"/>
    </style:style>
    <style:style style:name="P904" style:family="paragraph" style:parent-style-name="Standard" style:list-style-name="L327">
      <style:text-properties officeooo:rsid="03289546" officeooo:paragraph-rsid="03289546"/>
    </style:style>
    <style:style style:name="P905" style:family="paragraph" style:parent-style-name="Standard" style:list-style-name="L327">
      <style:text-properties officeooo:rsid="03289546" officeooo:paragraph-rsid="0328bfa0"/>
    </style:style>
    <style:style style:name="P906" style:family="paragraph" style:parent-style-name="Standard" style:list-style-name="L327">
      <style:text-properties officeooo:rsid="032d5ceb" officeooo:paragraph-rsid="032d5ceb"/>
    </style:style>
    <style:style style:name="P907" style:family="paragraph" style:parent-style-name="Standard" style:list-style-name="L327">
      <style:text-properties officeooo:rsid="0328bfa0" officeooo:paragraph-rsid="0328bfa0"/>
    </style:style>
    <style:style style:name="P908" style:family="paragraph" style:parent-style-name="Standard" style:list-style-name="L328">
      <style:text-properties officeooo:paragraph-rsid="03356450"/>
    </style:style>
    <style:style style:name="P909" style:family="paragraph" style:parent-style-name="Standard" style:list-style-name="L328">
      <style:text-properties officeooo:rsid="03338201" officeooo:paragraph-rsid="03338201"/>
    </style:style>
    <style:style style:name="P910" style:family="paragraph" style:parent-style-name="Standard" style:list-style-name="L328">
      <style:text-properties officeooo:rsid="03338201" officeooo:paragraph-rsid="03356450"/>
    </style:style>
    <style:style style:name="P911" style:family="paragraph" style:parent-style-name="Standard" style:list-style-name="L328">
      <style:text-properties officeooo:rsid="033562d3" officeooo:paragraph-rsid="03356450"/>
    </style:style>
    <style:style style:name="P912" style:family="paragraph" style:parent-style-name="Standard" style:list-style-name="L328">
      <style:text-properties officeooo:rsid="03356450" officeooo:paragraph-rsid="03356450"/>
    </style:style>
    <style:style style:name="P913" style:family="paragraph" style:parent-style-name="Standard" style:list-style-name="L329">
      <style:text-properties officeooo:rsid="03356450" officeooo:paragraph-rsid="03356450"/>
    </style:style>
    <style:style style:name="P914" style:family="paragraph" style:parent-style-name="Standard" style:list-style-name="L329">
      <style:text-properties officeooo:rsid="0336e17a" officeooo:paragraph-rsid="0336e17a"/>
    </style:style>
    <style:style style:name="P915" style:family="paragraph" style:parent-style-name="Standard" style:list-style-name="L329">
      <style:text-properties officeooo:rsid="03372dcf" officeooo:paragraph-rsid="03372dcf"/>
    </style:style>
    <style:style style:name="P916" style:family="paragraph" style:parent-style-name="Standard" style:list-style-name="L329">
      <style:text-properties officeooo:rsid="03380070" officeooo:paragraph-rsid="03380070"/>
    </style:style>
    <style:style style:name="P917" style:family="paragraph" style:parent-style-name="Standard" style:list-style-name="L329">
      <style:text-properties officeooo:rsid="03397901" officeooo:paragraph-rsid="03397901"/>
    </style:style>
    <style:style style:name="P918" style:family="paragraph" style:parent-style-name="Standard" style:list-style-name="L330">
      <style:text-properties officeooo:rsid="033bab5f" officeooo:paragraph-rsid="033bab5f"/>
    </style:style>
    <style:style style:name="P919" style:family="paragraph" style:parent-style-name="Standard" style:list-style-name="L330">
      <style:text-properties officeooo:rsid="033bab5f" officeooo:paragraph-rsid="033bb296"/>
    </style:style>
    <style:style style:name="P920" style:family="paragraph" style:parent-style-name="Standard" style:list-style-name="L330">
      <style:text-properties officeooo:rsid="033bb296" officeooo:paragraph-rsid="033bb296"/>
    </style:style>
    <style:style style:name="P921" style:family="paragraph" style:parent-style-name="Standard" style:list-style-name="L330">
      <style:text-properties officeooo:rsid="033d9943" officeooo:paragraph-rsid="033d9943"/>
    </style:style>
    <style:style style:name="P922" style:family="paragraph" style:parent-style-name="Standard" style:list-style-name="L330">
      <style:text-properties officeooo:rsid="033c9a47" officeooo:paragraph-rsid="033c9a47"/>
    </style:style>
    <style:style style:name="P923" style:family="paragraph" style:parent-style-name="Standard" style:list-style-name="L330">
      <style:text-properties officeooo:rsid="0340362c" officeooo:paragraph-rsid="0340362c"/>
    </style:style>
    <style:style style:name="P924" style:family="paragraph" style:parent-style-name="Standard" style:list-style-name="L330">
      <style:text-properties officeooo:rsid="0340a7f2" officeooo:paragraph-rsid="0340a7f2"/>
    </style:style>
    <style:style style:name="P925" style:family="paragraph" style:parent-style-name="Standard" style:list-style-name="L331">
      <style:text-properties officeooo:rsid="0341b7bb" officeooo:paragraph-rsid="03440d4c"/>
    </style:style>
    <style:style style:name="P926" style:family="paragraph" style:parent-style-name="Standard" style:list-style-name="L332"/>
    <style:style style:name="P927" style:family="paragraph" style:parent-style-name="Standard" style:list-style-name="L333"/>
    <style:style style:name="P928" style:family="paragraph" style:parent-style-name="Standard" style:list-style-name="L333">
      <style:text-properties officeooo:paragraph-rsid="0342f75a"/>
    </style:style>
    <style:style style:name="P929" style:family="paragraph" style:parent-style-name="Standard" style:list-style-name="L333">
      <style:text-properties officeooo:rsid="0345ab97" officeooo:paragraph-rsid="0345ab97"/>
    </style:style>
    <style:style style:name="P930" style:family="paragraph" style:parent-style-name="Standard" style:list-style-name="L333">
      <style:text-properties officeooo:rsid="0348e30c" officeooo:paragraph-rsid="0348e30c"/>
    </style:style>
    <style:style style:name="P931" style:family="paragraph" style:parent-style-name="Standard" style:list-style-name="L333">
      <style:text-properties officeooo:rsid="0365b174" officeooo:paragraph-rsid="0365b174"/>
    </style:style>
    <style:style style:name="P932" style:family="paragraph" style:parent-style-name="Standard" style:list-style-name="L333">
      <style:text-properties officeooo:rsid="03673534" officeooo:paragraph-rsid="03673534"/>
    </style:style>
    <style:style style:name="P933" style:family="paragraph" style:parent-style-name="Standard" style:list-style-name="L333">
      <style:text-properties officeooo:rsid="0368b493" officeooo:paragraph-rsid="0368b493"/>
    </style:style>
    <style:style style:name="P934" style:family="paragraph" style:parent-style-name="Standard" style:list-style-name="L333">
      <style:text-properties officeooo:rsid="036a5e97" officeooo:paragraph-rsid="036a5e97"/>
    </style:style>
    <style:style style:name="P935" style:family="paragraph" style:parent-style-name="Standard" style:list-style-name="L333">
      <style:text-properties officeooo:rsid="036bf726" officeooo:paragraph-rsid="036bf726"/>
    </style:style>
    <style:style style:name="P936" style:family="paragraph" style:parent-style-name="Standard" style:list-style-name="L333">
      <style:text-properties officeooo:rsid="036ddd8b" officeooo:paragraph-rsid="036ddd8b"/>
    </style:style>
    <style:style style:name="P937" style:family="paragraph" style:parent-style-name="Standard" style:list-style-name="L333">
      <style:text-properties officeooo:rsid="03709734" officeooo:paragraph-rsid="03709734"/>
    </style:style>
    <style:style style:name="P938" style:family="paragraph" style:parent-style-name="Standard" style:list-style-name="L335">
      <style:text-properties officeooo:rsid="034bcb84" officeooo:paragraph-rsid="034bcb84"/>
    </style:style>
    <style:style style:name="P939" style:family="paragraph" style:parent-style-name="Standard" style:list-style-name="L335">
      <style:text-properties fo:font-weight="normal" officeooo:rsid="034bcb84" officeooo:paragraph-rsid="034bcb84" style:font-weight-asian="normal" style:font-weight-complex="normal"/>
    </style:style>
    <style:style style:name="P940" style:family="paragraph" style:parent-style-name="Standard" style:list-style-name="L335">
      <style:text-properties officeooo:rsid="034d7740" officeooo:paragraph-rsid="034d7740"/>
    </style:style>
    <style:style style:name="P941" style:family="paragraph" style:parent-style-name="Standard" style:list-style-name="L336">
      <style:text-properties officeooo:rsid="034e9894" officeooo:paragraph-rsid="034e9894"/>
    </style:style>
    <style:style style:name="P942" style:family="paragraph" style:parent-style-name="Standard" style:list-style-name="L337">
      <style:text-properties officeooo:rsid="0350f75e" officeooo:paragraph-rsid="0350f75e"/>
    </style:style>
    <style:style style:name="P943" style:family="paragraph" style:parent-style-name="Standard" style:list-style-name="L337">
      <style:text-properties officeooo:rsid="034fa406" officeooo:paragraph-rsid="0350f75e"/>
    </style:style>
    <style:style style:name="P944" style:family="paragraph" style:parent-style-name="Standard" style:list-style-name="L338">
      <style:text-properties officeooo:rsid="03529251" officeooo:paragraph-rsid="03529251"/>
    </style:style>
    <style:style style:name="P945" style:family="paragraph" style:parent-style-name="Standard" style:list-style-name="L338">
      <style:text-properties officeooo:rsid="03550b48" officeooo:paragraph-rsid="03550b48"/>
    </style:style>
    <style:style style:name="P946" style:family="paragraph" style:parent-style-name="Standard" style:list-style-name="L339">
      <style:text-properties officeooo:rsid="03560efc" officeooo:paragraph-rsid="03560efc"/>
    </style:style>
    <style:style style:name="P947" style:family="paragraph" style:parent-style-name="Standard" style:list-style-name="L340">
      <style:text-properties officeooo:rsid="0358d160" officeooo:paragraph-rsid="0358d160"/>
    </style:style>
    <style:style style:name="P948" style:family="paragraph" style:parent-style-name="Standard" style:list-style-name="L341">
      <style:text-properties officeooo:rsid="0358d160" officeooo:paragraph-rsid="0358d160"/>
    </style:style>
    <style:style style:name="P949" style:family="paragraph" style:parent-style-name="Standard" style:list-style-name="L342">
      <style:text-properties officeooo:rsid="0358d160" officeooo:paragraph-rsid="0358d160"/>
    </style:style>
    <style:style style:name="P950" style:family="paragraph" style:parent-style-name="Standard" style:list-style-name="L343">
      <style:text-properties officeooo:rsid="0358d160" officeooo:paragraph-rsid="0358d160"/>
    </style:style>
    <style:style style:name="P951" style:family="paragraph" style:parent-style-name="Standard" style:list-style-name="L344">
      <style:text-properties officeooo:rsid="035be9e1" officeooo:paragraph-rsid="035be9e1"/>
    </style:style>
    <style:style style:name="P952" style:family="paragraph" style:parent-style-name="Standard" style:list-style-name="L345">
      <style:text-properties officeooo:rsid="035b510c" officeooo:paragraph-rsid="035b510c"/>
    </style:style>
    <style:style style:name="P953" style:family="paragraph" style:parent-style-name="Standard" style:list-style-name="L346">
      <style:text-properties officeooo:rsid="035c3f25" officeooo:paragraph-rsid="035c3f25"/>
    </style:style>
    <style:style style:name="P954" style:family="paragraph" style:parent-style-name="Standard" style:list-style-name="L346">
      <style:text-properties officeooo:rsid="035f6a1b" officeooo:paragraph-rsid="035f6a1b"/>
    </style:style>
    <style:style style:name="P955" style:family="paragraph" style:parent-style-name="Standard" style:list-style-name="L346">
      <style:text-properties officeooo:rsid="03611893" officeooo:paragraph-rsid="03611893"/>
    </style:style>
    <style:style style:name="P956" style:family="paragraph" style:parent-style-name="Standard" style:list-style-name="L347">
      <style:text-properties officeooo:rsid="03626d74" officeooo:paragraph-rsid="03626d74"/>
    </style:style>
    <style:style style:name="P957" style:family="paragraph" style:parent-style-name="Standard" style:list-style-name="L347">
      <style:text-properties officeooo:rsid="03642e66" officeooo:paragraph-rsid="03642e66"/>
    </style:style>
    <style:style style:name="P958" style:family="paragraph" style:parent-style-name="Standard" style:list-style-name="L348">
      <style:text-properties officeooo:rsid="03750a74" officeooo:paragraph-rsid="03750a74"/>
    </style:style>
    <style:style style:name="P959" style:family="paragraph" style:parent-style-name="Standard" style:list-style-name="L349">
      <style:text-properties officeooo:rsid="0387155a" officeooo:paragraph-rsid="0387155a"/>
    </style:style>
    <style:style style:name="P960" style:family="paragraph" style:parent-style-name="Standard" style:list-style-name="L350">
      <style:text-properties officeooo:rsid="03752618" officeooo:paragraph-rsid="03752618"/>
    </style:style>
    <style:style style:name="P961" style:family="paragraph" style:parent-style-name="Standard" style:list-style-name="L351">
      <style:text-properties officeooo:rsid="03752618" officeooo:paragraph-rsid="03752618"/>
    </style:style>
    <style:style style:name="P962" style:family="paragraph" style:parent-style-name="Standard" style:list-style-name="L352">
      <style:text-properties officeooo:rsid="0376a753" officeooo:paragraph-rsid="0376a753"/>
    </style:style>
    <style:style style:name="P963" style:family="paragraph" style:parent-style-name="Standard" style:list-style-name="L353">
      <style:text-properties officeooo:rsid="0376a753" officeooo:paragraph-rsid="0376a753"/>
    </style:style>
    <style:style style:name="P964" style:family="paragraph" style:parent-style-name="Standard" style:list-style-name="L354">
      <style:text-properties officeooo:rsid="0376a753" officeooo:paragraph-rsid="0376a753"/>
    </style:style>
    <style:style style:name="P965" style:family="paragraph" style:parent-style-name="Standard" style:list-style-name="L355">
      <style:text-properties officeooo:rsid="0377b293" officeooo:paragraph-rsid="0377b293"/>
    </style:style>
    <style:style style:name="P966" style:family="paragraph" style:parent-style-name="Standard" style:list-style-name="L356">
      <style:text-properties officeooo:rsid="0379af83" officeooo:paragraph-rsid="0379af83"/>
    </style:style>
    <style:style style:name="P967" style:family="paragraph" style:parent-style-name="Standard" style:list-style-name="L357">
      <style:text-properties officeooo:rsid="0379cc44" officeooo:paragraph-rsid="0379cc44"/>
    </style:style>
    <style:style style:name="P968" style:family="paragraph" style:parent-style-name="Standard" style:list-style-name="L358">
      <style:text-properties officeooo:rsid="037a2bd1" officeooo:paragraph-rsid="037a2bd1"/>
    </style:style>
    <style:style style:name="P969" style:family="paragraph" style:parent-style-name="Standard" style:list-style-name="L359">
      <style:text-properties officeooo:rsid="037dac1c" officeooo:paragraph-rsid="037f2c31"/>
    </style:style>
    <style:style style:name="P970" style:family="paragraph" style:parent-style-name="Standard" style:list-style-name="L360">
      <style:text-properties officeooo:rsid="037f2c31" officeooo:paragraph-rsid="037f2c31"/>
    </style:style>
    <style:style style:name="P971" style:family="paragraph" style:parent-style-name="Standard" style:list-style-name="L361">
      <style:text-properties officeooo:rsid="03811f5e" officeooo:paragraph-rsid="03811f5e"/>
    </style:style>
    <style:style style:name="P972" style:family="paragraph" style:parent-style-name="Standard" style:list-style-name="L362"/>
    <style:style style:name="P973" style:family="paragraph" style:parent-style-name="Standard" style:list-style-name="L362">
      <style:text-properties officeooo:rsid="0396fd96" officeooo:paragraph-rsid="0396fd96"/>
    </style:style>
    <style:style style:name="P974" style:family="paragraph" style:parent-style-name="Standard" style:list-style-name="L362">
      <style:text-properties officeooo:rsid="0397d2ec" officeooo:paragraph-rsid="0397d2ec"/>
    </style:style>
    <style:style style:name="P975" style:family="paragraph" style:parent-style-name="Standard" style:list-style-name="L362">
      <style:text-properties officeooo:rsid="039b7b41" officeooo:paragraph-rsid="039b7b41"/>
    </style:style>
    <style:style style:name="P976" style:family="paragraph" style:parent-style-name="Standard" style:list-style-name="L362">
      <style:text-properties officeooo:rsid="039c1bba" officeooo:paragraph-rsid="039c1bba"/>
    </style:style>
    <style:style style:name="P977" style:family="paragraph" style:parent-style-name="Standard" style:list-style-name="L362">
      <style:text-properties officeooo:rsid="039cb652" officeooo:paragraph-rsid="039cb652"/>
    </style:style>
    <style:style style:name="P978" style:family="paragraph" style:parent-style-name="Standard" style:list-style-name="L362">
      <style:text-properties officeooo:rsid="039fbeb0" officeooo:paragraph-rsid="039fbeb0"/>
    </style:style>
    <style:style style:name="P979" style:family="paragraph" style:parent-style-name="Standard">
      <style:text-properties officeooo:rsid="03887ea3" officeooo:paragraph-rsid="03ad03bc"/>
    </style:style>
    <style:style style:name="P980" style:family="paragraph" style:parent-style-name="Standard" style:list-style-name="L363">
      <style:text-properties officeooo:paragraph-rsid="03ad03bc"/>
    </style:style>
    <style:style style:name="P981" style:family="paragraph" style:parent-style-name="Standard" style:list-style-name="L364"/>
    <style:style style:name="P982" style:family="paragraph" style:parent-style-name="Standard" style:list-style-name="L365"/>
    <style:style style:name="P983" style:family="paragraph" style:parent-style-name="Standard">
      <style:text-properties officeooo:rsid="03b7e11f" officeooo:paragraph-rsid="03b7e11f"/>
    </style:style>
    <style:style style:name="P984" style:family="paragraph" style:parent-style-name="Standard" style:list-style-name="L366">
      <style:text-properties officeooo:rsid="03b7e11f" officeooo:paragraph-rsid="03b7e11f"/>
    </style:style>
    <style:style style:name="P985" style:family="paragraph" style:parent-style-name="Standard">
      <style:text-properties officeooo:rsid="03b840ce" officeooo:paragraph-rsid="03b840ce"/>
    </style:style>
    <style:style style:name="P986" style:family="paragraph" style:parent-style-name="Standard" style:list-style-name="L374"/>
    <style:style style:name="P987" style:family="paragraph" style:parent-style-name="Standard">
      <style:text-properties officeooo:rsid="03bc1bea" officeooo:paragraph-rsid="03bc1bea"/>
    </style:style>
    <style:style style:name="P988" style:family="paragraph" style:parent-style-name="Standard" style:list-style-name="L376">
      <style:text-properties officeooo:paragraph-rsid="03bc1bea"/>
    </style:style>
    <style:style style:name="P989" style:family="paragraph" style:parent-style-name="Text_20_body" style:list-style-name="L158">
      <style:text-properties officeooo:paragraph-rsid="0127232d"/>
    </style:style>
    <style:style style:name="P990" style:family="paragraph" style:parent-style-name="Text_20_body" style:list-style-name="L181"/>
    <style:style style:name="P991" style:family="paragraph" style:parent-style-name="Text_20_body" style:list-style-name="L183"/>
    <style:style style:name="P992" style:family="paragraph" style:parent-style-name="Text_20_body" style:list-style-name="L184"/>
    <style:style style:name="P993" style:family="paragraph" style:parent-style-name="Text_20_body" style:list-style-name="L186">
      <style:text-properties officeooo:paragraph-rsid="00d22491"/>
    </style:style>
    <style:style style:name="P994" style:family="paragraph" style:parent-style-name="Text_20_body" style:list-style-name="L204">
      <style:text-properties officeooo:rsid="01b0a20c" officeooo:paragraph-rsid="01b0a20c"/>
    </style:style>
    <style:style style:name="P995" style:family="paragraph" style:parent-style-name="Text_20_body" style:list-style-name="L204">
      <style:text-properties officeooo:rsid="01b2175d" officeooo:paragraph-rsid="01b2175d"/>
    </style:style>
    <style:style style:name="P996" style:family="paragraph" style:parent-style-name="Text_20_body" style:list-style-name="L204">
      <style:text-properties officeooo:rsid="01b3c780" officeooo:paragraph-rsid="01b3c780"/>
    </style:style>
    <style:style style:name="P997" style:family="paragraph" style:parent-style-name="Text_20_body" style:list-style-name="L204">
      <style:text-properties officeooo:rsid="01b5131e" officeooo:paragraph-rsid="01b5131e"/>
    </style:style>
    <style:style style:name="P998" style:family="paragraph" style:parent-style-name="Text_20_body" style:list-style-name="L205">
      <style:text-properties officeooo:rsid="01b6abbe" officeooo:paragraph-rsid="01b871fc"/>
    </style:style>
    <style:style style:name="P999" style:family="paragraph" style:parent-style-name="Text_20_body" style:list-style-name="L205">
      <style:text-properties officeooo:rsid="01b871fc" officeooo:paragraph-rsid="01b871fc"/>
    </style:style>
    <style:style style:name="P1000" style:family="paragraph" style:parent-style-name="Text_20_body" style:list-style-name="L205">
      <style:text-properties officeooo:rsid="01b9f678" officeooo:paragraph-rsid="01b9f678"/>
    </style:style>
    <style:style style:name="P1001" style:family="paragraph" style:parent-style-name="Text_20_body" style:list-style-name="L230">
      <style:text-properties officeooo:paragraph-rsid="021eabab"/>
    </style:style>
    <style:style style:name="P1002" style:family="paragraph" style:parent-style-name="Text_20_body" style:list-style-name="L267"/>
    <style:style style:name="P1003" style:family="paragraph" style:parent-style-name="Text_20_body" style:list-style-name="L267">
      <style:paragraph-properties fo:margin-top="0in" fo:margin-bottom="0in" style:contextual-spacing="false"/>
    </style:style>
    <style:style style:name="P1004" style:family="paragraph" style:parent-style-name="Text_20_body" style:list-style-name="L268">
      <style:paragraph-properties fo:margin-top="0in" fo:margin-bottom="0in" style:contextual-spacing="false"/>
    </style:style>
    <style:style style:name="P1005" style:family="paragraph" style:parent-style-name="Text_20_body" style:list-style-name="L269">
      <style:paragraph-properties fo:margin-top="0in" fo:margin-bottom="0in" style:contextual-spacing="false"/>
    </style:style>
    <style:style style:name="P1006" style:family="paragraph" style:parent-style-name="Text_20_body" style:list-style-name="L270">
      <style:paragraph-properties fo:margin-top="0in" fo:margin-bottom="0in" style:contextual-spacing="false"/>
    </style:style>
    <style:style style:name="P1007" style:family="paragraph" style:parent-style-name="Text_20_body" style:list-style-name="L271">
      <style:paragraph-properties fo:margin-top="0in" fo:margin-bottom="0in" style:contextual-spacing="false"/>
    </style:style>
    <style:style style:name="P1008" style:family="paragraph" style:parent-style-name="Text_20_body" style:list-style-name="L272">
      <style:paragraph-properties fo:margin-top="0in" fo:margin-bottom="0in" style:contextual-spacing="false"/>
    </style:style>
    <style:style style:name="P1009" style:family="paragraph" style:parent-style-name="Text_20_body" style:list-style-name="L272">
      <style:paragraph-properties fo:margin-top="0in" fo:margin-bottom="0in" style:contextual-spacing="false"/>
      <style:text-properties officeooo:rsid="028e4f5e" officeooo:paragraph-rsid="028e4f5e"/>
    </style:style>
    <style:style style:name="P1010" style:family="paragraph" style:parent-style-name="Text_20_body" style:list-style-name="L273"/>
    <style:style style:name="P1011" style:family="paragraph" style:parent-style-name="Text_20_body" style:list-style-name="L288">
      <style:paragraph-properties fo:margin-left="0.4925in" fo:margin-right="0in" fo:margin-top="0in" fo:margin-bottom="0in" style:contextual-spacing="false" fo:text-indent="0in" style:auto-text-indent="false"/>
    </style:style>
    <style:style style:name="P1012" style:family="paragraph" style:parent-style-name="Text_20_body" style:list-style-name="L288">
      <style:paragraph-properties fo:margin-left="0.4925in" fo:margin-right="0in" fo:text-indent="0in" style:auto-text-indent="false"/>
    </style:style>
    <style:style style:name="P1013" style:family="paragraph" style:parent-style-name="Text_20_body" style:list-style-name="L289">
      <style:paragraph-properties fo:margin-left="0.4925in" fo:margin-right="0in" fo:margin-top="0in" fo:margin-bottom="0in" style:contextual-spacing="false" fo:text-indent="0in" style:auto-text-indent="false"/>
    </style:style>
    <style:style style:name="P1014" style:family="paragraph" style:parent-style-name="Text_20_body" style:list-style-name="L289">
      <style:paragraph-properties fo:margin-left="0.4925in" fo:margin-right="0in" fo:text-indent="0in" style:auto-text-indent="false"/>
    </style:style>
    <style:style style:name="P1015" style:family="paragraph" style:parent-style-name="Text_20_body" style:list-style-name="L290">
      <style:paragraph-properties fo:margin-left="0.4925in" fo:margin-right="0in" fo:margin-top="0in" fo:margin-bottom="0in" style:contextual-spacing="false" fo:text-indent="0in" style:auto-text-indent="false"/>
    </style:style>
    <style:style style:name="P1016" style:family="paragraph" style:parent-style-name="Text_20_body" style:list-style-name="L290">
      <style:paragraph-properties fo:margin-left="0.4925in" fo:margin-right="0in" fo:text-indent="0in" style:auto-text-indent="false"/>
    </style:style>
    <style:style style:name="P1017" style:family="paragraph" style:parent-style-name="Text_20_body" style:list-style-name="L291">
      <style:paragraph-properties fo:margin-left="0.4925in" fo:margin-right="0in" fo:margin-top="0in" fo:margin-bottom="0in" style:contextual-spacing="false" fo:text-indent="0in" style:auto-text-indent="false"/>
    </style:style>
    <style:style style:name="P1018" style:family="paragraph" style:parent-style-name="Text_20_body" style:list-style-name="L291">
      <style:paragraph-properties fo:margin-left="0.4925in" fo:margin-right="0in" fo:text-indent="0in" style:auto-text-indent="false"/>
    </style:style>
    <style:style style:name="P1019" style:family="paragraph" style:parent-style-name="Text_20_body" style:list-style-name="L295">
      <style:paragraph-properties fo:margin-left="0.4925in" fo:margin-right="0in" fo:margin-top="0in" fo:margin-bottom="0in" style:contextual-spacing="false" fo:text-indent="0in" style:auto-text-indent="false"/>
    </style:style>
    <style:style style:name="P1020" style:family="paragraph" style:parent-style-name="Text_20_body" style:list-style-name="L295">
      <style:paragraph-properties fo:margin-left="0.4925in" fo:margin-right="0in" fo:text-indent="0in" style:auto-text-indent="false"/>
    </style:style>
    <style:style style:name="P1021" style:family="paragraph" style:parent-style-name="Text_20_body" style:list-style-name="L320">
      <style:text-properties officeooo:paragraph-rsid="0324ef73"/>
    </style:style>
    <style:style style:name="P1022" style:family="paragraph" style:parent-style-name="Text_20_body" style:list-style-name="L334">
      <style:paragraph-properties fo:margin-top="0in" fo:margin-bottom="0in" style:contextual-spacing="false"/>
      <style:text-properties officeooo:paragraph-rsid="0342f75a"/>
    </style:style>
    <style:style style:name="P1023"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4fda8"/>
    </style:style>
    <style:style style:name="T441" style:family="text">
      <style:text-properties officeooo:rsid="03252ed9"/>
    </style:style>
    <style:style style:name="T442" style:family="text">
      <style:text-properties officeooo:rsid="03289546"/>
    </style:style>
    <style:style style:name="T443" style:family="text">
      <style:text-properties officeooo:rsid="032d9b2e"/>
    </style:style>
    <style:style style:name="T444" style:family="text">
      <style:text-properties officeooo:rsid="032e8adb"/>
    </style:style>
    <style:style style:name="T445" style:family="text">
      <style:text-properties officeooo:rsid="03314320"/>
    </style:style>
    <style:style style:name="T446" style:family="text">
      <style:text-properties officeooo:rsid="03338201"/>
    </style:style>
    <style:style style:name="T447" style:family="text">
      <style:text-properties officeooo:rsid="03347c7c"/>
    </style:style>
    <style:style style:name="T448" style:family="text">
      <style:text-properties officeooo:rsid="03372dcf"/>
    </style:style>
    <style:style style:name="T449" style:family="text">
      <style:text-properties officeooo:rsid="033bab5f"/>
    </style:style>
    <style:style style:name="T450" style:family="text">
      <style:text-properties officeooo:rsid="0342f75a"/>
    </style:style>
    <style:style style:name="T451" style:family="text">
      <style:text-properties fo:font-weight="bold" style:font-weight-asian="bold" style:font-weight-complex="bold"/>
    </style:style>
    <style:style style:name="T452" style:family="text">
      <style:text-properties officeooo:rsid="034d7740"/>
    </style:style>
    <style:style style:name="T453" style:family="text">
      <style:text-properties officeooo:rsid="0353f0c6"/>
    </style:style>
    <style:style style:name="T454" style:family="text">
      <style:text-properties officeooo:rsid="0356fbd3"/>
    </style:style>
    <style:style style:name="T455" style:family="text">
      <style:text-properties officeooo:rsid="0358d160"/>
    </style:style>
    <style:style style:name="T456" style:family="text">
      <style:text-properties officeooo:rsid="035f6a1b"/>
    </style:style>
    <style:style style:name="T457" style:family="text">
      <style:text-properties officeooo:rsid="03619c6c"/>
    </style:style>
    <style:style style:name="T458" style:family="text">
      <style:text-properties officeooo:rsid="03631f36"/>
    </style:style>
    <style:style style:name="T459" style:family="text">
      <style:text-properties officeooo:rsid="037213e4"/>
    </style:style>
    <style:style style:name="T460" style:family="text">
      <style:text-properties officeooo:rsid="0377b293"/>
    </style:style>
    <style:style style:name="T461" style:family="text">
      <style:text-properties officeooo:rsid="037c06f0"/>
    </style:style>
    <style:style style:name="T462" style:family="text">
      <style:text-properties officeooo:rsid="037dbc5d"/>
    </style:style>
    <style:style style:name="T463" style:family="text">
      <style:text-properties officeooo:rsid="03821a68"/>
    </style:style>
    <style:style style:name="T464" style:family="text">
      <style:text-properties officeooo:rsid="038469c5"/>
    </style:style>
    <style:style style:name="T465" style:family="text">
      <style:text-properties officeooo:rsid="0387155a"/>
    </style:style>
    <style:style style:name="T466" style:family="text">
      <style:text-properties officeooo:rsid="038a7d96"/>
    </style:style>
    <style:style style:name="T467" style:family="text">
      <style:text-properties officeooo:rsid="038fcbb4"/>
    </style:style>
    <style:style style:name="T468" style:family="text">
      <style:text-properties officeooo:rsid="039dab6d"/>
    </style:style>
    <style:style style:name="T469" style:family="text">
      <style:text-properties officeooo:rsid="03a69d15"/>
    </style:style>
    <style:style style:name="T470" style:family="text">
      <style:text-properties officeooo:rsid="03aab9f5"/>
    </style:style>
    <style:style style:name="T471" style:family="text">
      <style:text-properties style:text-line-through-style="solid" style:text-line-through-type="single"/>
    </style:style>
    <style:style style:name="T472" style:family="text">
      <style:text-properties style:text-line-through-style="solid" style:text-line-through-type="single" officeooo:rsid="03aab9f5"/>
    </style:style>
    <style:style style:name="T473" style:family="text">
      <style:text-properties officeooo:rsid="03ad03bc"/>
    </style:style>
    <style:style style:name="T474" style:family="text">
      <style:text-properties officeooo:rsid="03887ea3"/>
    </style:style>
    <style:style style:name="T475" style:family="text">
      <style:text-properties officeooo:rsid="03b06691"/>
    </style:style>
    <style:style style:name="T476" style:family="text">
      <style:text-properties officeooo:rsid="03b69021"/>
    </style:style>
    <style:style style:name="T477" style:family="text">
      <style:text-properties officeooo:rsid="03b9d266"/>
    </style:style>
    <style:style style:name="T478" style:family="text">
      <style:text-properties officeooo:rsid="03bac66f"/>
    </style:style>
    <style:style style:name="T479" style:family="text">
      <style:text-properties officeooo:rsid="038b57b1"/>
    </style:style>
    <style:style style:name="T480"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5" text:outline-level="2">Resources</text:h>
      <text:list xml:id="list3657416139" text:style-name="L1">
        <text:list-item>
          <text:p text:style-name="P412"><text:span text:style-name="Source_20_Text"><text:span text:style-name="T98">O</text:span></text:span><text:span text:style-name="Source_20_Text"><text:span text:style-name="T97">pen source fonts</text:span></text:span></text:p>
          <text:list>
            <text:list-item>
              <text:p text:style-name="P412"><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412"><text:span text:style-name="Source_20_Text"><text:span text:style-name="T98">Color gradient generator</text:span></text:span></text:p>
          <text:list>
            <text:list-item>
              <text:p text:style-name="P412"><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413"><text:span text:style-name="Source_20_Text"><text:span text:style-name="T127">CSS Strategy Square-off</text:span></text:span></text:p>
          <text:list>
            <text:list-item>
              <text:p text:style-name="P413"><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413"><text:span text:style-name="Source_20_Text"><text:span text:style-name="T127">The Performance Golden Rule</text:span></text:span></text:p>
          <text:list>
            <text:list-item>
              <text:p text:style-name="P413"><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414"><text:span text:style-name="Source_20_Text"><text:span text:style-name="T128">New Micro Clearfix Hack</text:span></text:span></text:p>
          <text:list>
            <text:list-item>
              <text:p text:style-name="P414"><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415"><text:span text:style-name="Source_20_Text"><text:span text:style-name="T129">Preprocessor: Haml</text:span></text:span></text:p>
          <text:list>
            <text:list-item>
              <text:p text:style-name="P415"><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415"><text:span text:style-name="Source_20_Text"><text:span text:style-name="T129">Preprocessor: Sass</text:span></text:span></text:p>
          <text:list>
            <text:list-item>
              <text:p text:style-name="P415"><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416"><text:span text:style-name="Source_20_Text"><text:span text:style-name="T208">HTML5 Shiv</text:span></text:span></text:p>
          <text:list>
            <text:list-item>
              <text:p text:style-name="P416"><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417"><text:span text:style-name="Source_20_Text"><text:span text:style-name="T209">Modernizer: to detect browser features and set conditional styles</text:span></text:span></text:p>
          <text:list>
            <text:list-item>
              <text:p text:style-name="P417"><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417"><text:span text:style-name="Source_20_Text"><text:span text:style-name="T209">deCSS3: allows you to view a website with CSS3 disabled</text:span></text:span></text:p>
          <text:list>
            <text:list-item>
              <text:p text:style-name="P417"><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418"><text:span text:style-name="Source_20_Text"><text:span text:style-name="T210">Cross browser testing VM aggregator</text:span></text:span></text:p>
          <text:list>
            <text:list-item>
              <text:p text:style-name="P418"><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419"><text:span text:style-name="Source_20_Text"><text:span text:style-name="T211">HTML5 Microdata</text:span></text:span></text:p>
          <text:list>
            <text:list-item>
              <text:p text:style-name="P419"><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420"><text:span text:style-name="Source_20_Text"><text:span text:style-name="T212">CSS Autoprefixer</text:span></text:span></text:p>
          <text:list>
            <text:list-item>
              <text:p text:style-name="P420"><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421"><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421"><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422"><text:span text:style-name="Source_20_Text"><text:span text:style-name="T272">HTML5 templates</text:span></text:span></text:p>
          <text:list>
            <text:list-item>
              <text:p text:style-name="P422"><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422"><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425">After your first client use these maybe:</text:p>
                  <text:list>
                    <text:list-item>
                      <text:p text:style-name="P425">wrapbootstrap.com</text:p>
                    </text:list-item>
                    <text:list-item>
                      <text:p text:style-name="P425"><text:span text:style-name="Source_20_Text"><text:span text:style-name="T13">themeforest.net</text:span></text:span></text:p>
                    </text:list-item>
                  </text:list>
                </text:list-item>
              </text:list>
            </text:list-item>
          </text:list>
        </text:list-item>
        <text:list-item>
          <text:p text:style-name="P423"><text:span text:style-name="Source_20_Text"><text:span text:style-name="T216">Find professional emails</text:span></text:span></text:p>
          <text:list>
            <text:list-item>
              <text:p text:style-name="P423"><text:span text:style-name="Source_20_Text"><text:span text:style-name="T216">hunter.io</text:span></text:span></text:p>
            </text:list-item>
          </text:list>
        </text:list-item>
        <text:list-item>
          <text:p text:style-name="P424"><text:span text:style-name="Source_20_Text"><text:span text:style-name="T273">building a blog to build authoirty</text:span></text:span></text:p>
          <text:list>
            <text:list-item>
              <text:p text:style-name="P424"><text:span text:style-name="Source_20_Text"><text:span text:style-name="T273">hashnode.com </text:span></text:span></text:p>
            </text:list-item>
          </text:list>
        </text:list-item>
      </text:list>
      <text:p text:style-name="P76"><text:span text:style-name="Source_20_Text"><text:span text:style-name="T21"/></text:span></text:p>
      <text:h text:style-name="P345" text:outline-level="2"><text:span text:style-name="Source_20_Text"><text:span text:style-name="T275">Class 1 - 4</text:span></text:span></text:h>
      <text:p text:style-name="P1">What is active recall?</text:p>
      <text:list xml:id="list106628647" text:style-name="L2">
        <text:list-item>
          <text:p text:style-name="P427">After you read a new topic or idea, it is the act of challenging yourself to summarize what you just learned.</text:p>
        </text:list-item>
      </text:list>
      <text:p text:style-name="P1">What is spaced repetition?</text:p>
      <text:list xml:id="list2918250325" text:style-name="L3">
        <text:list-item>
          <text:p text:style-name="P428">It is where you engage in active recall over a period of time to flatten the curve of forgetting.</text:p>
        </text:list-item>
      </text:list>
      <text:p text:style-name="P1"><text:soft-page-break/>Give a brief outline of how the Internet works?</text:p>
      <text:list xml:id="list850780167" text:style-name="L4">
        <text:list-item>
          <text:p text:style-name="P429">It is a series of wires and cables that connect clients to servers that host the sites they are trying to interact with</text:p>
        </text:list-item>
      </text:list>
      <text:p text:style-name="P1">What is a DNS?</text:p>
      <text:list xml:id="list1923439869" text:style-name="L5">
        <text:list-item>
          <text:p text:style-name="P431"><text:span text:style-name="T1">Domain Name </text:span><text:span text:style-name="T2">System and acts as the phone book of the internet</text:span></text:p>
        </text:list-item>
      </text:list>
      <text:p text:style-name="P1">What is an ISP?</text:p>
      <text:list xml:id="list3933583105" text:style-name="L6">
        <text:list-item>
          <text:p text:style-name="P430">An Internet Service Provider</text:p>
        </text:list-item>
      </text:list>
      <text:p text:style-name="P1">What does HTTP stand for?</text:p>
      <text:list xml:id="list204011714" text:style-name="L7">
        <text:list-item>
          <text:p text:style-name="P432">hypertext transfer protocol</text:p>
        </text:list-item>
      </text:list>
      <text:p text:style-name="P1">What is backend vs frontend development?</text:p>
      <text:list xml:id="list3998509707" text:style-name="L8">
        <text:list-item>
          <text:p text:style-name="P433">backend development focuses on coding the servers that manage client’s requests and frontend development focuses on software on the client- side (ie. physical webpages)</text:p>
        </text:list-item>
      </text:list>
      <text:p text:style-name="P2">What are the client-side languages?</text:p>
      <text:list xml:id="list2971034989" text:style-name="L9">
        <text:list-item>
          <text:p text:style-name="P434">HTML, CSS, JavaScript</text:p>
        </text:list-item>
      </text:list>
      <text:p text:style-name="P2">What is a fullstack developer?</text:p>
      <text:list xml:id="list1617824758" text:style-name="L10">
        <text:list-item>
          <text:p text:style-name="P435">a software engineer that codes both client-side and server-side solutions.</text:p>
        </text:list-item>
      </text:list>
      <text:p text:style-name="P3">What is a software engineer?</text:p>
      <text:list xml:id="list3089184999" text:style-name="L11">
        <text:list-item>
          <text:p text:style-name="P436">an individual that knows the </text:p>
        </text:list-item>
      </text:list>
      <text:p text:style-name="P4">What is the golden rule in webdev?</text:p>
      <text:list xml:id="list3168740568" text:style-name="L12">
        <text:list-item>
          <text:p text:style-name="P437">it is the separation of concerns to better organize website</text:p>
        </text:list-item>
      </text:list>
      <text:p text:style-name="P5">What is HTML used for?</text:p>
      <text:list xml:id="list602493859" text:style-name="L13">
        <text:list-item>
          <text:p text:style-name="P438">The content and structure of a website</text:p>
        </text:list-item>
      </text:list>
      <text:p text:style-name="P5">What is CSS used for?</text:p>
      <text:list xml:id="list375368654" text:style-name="L14">
        <text:list-item>
          <text:p text:style-name="P439">Styling a webpage</text:p>
        </text:list-item>
      </text:list>
      <text:p text:style-name="P5">What is JS used for?</text:p>
      <text:list xml:id="list3919361773" text:style-name="L15">
        <text:list-item>
          <text:p text:style-name="P440">Coding the behavior and ways to interact with a website</text:p>
        </text:list-item>
      </text:list>
      <text:p text:style-name="P5">What is a software engineer?</text:p>
      <text:list xml:id="list2078238006" text:style-name="L16">
        <text:list-item>
          <text:p text:style-name="P441">write code, professional, knows tools and system behind code, math and efficiency behind the code you write</text:p>
        </text:list-item>
      </text:list>
      <text:p text:style-name="P6">Why follow HTML structural syntax?</text:p>
      <text:list xml:id="list3967598691" text:style-name="L17">
        <text:list-item>
          <text:p text:style-name="P442">It is useful for accessibility reasons and it allows Google and other search engines to crawl your website and rank it in their results</text:p>
        </text:list-item>
      </text:list>
      <text:p text:style-name="P7">How many levels of Heading elements are there?</text:p>
      <text:list xml:id="list1398224509" text:style-name="L18">
        <text:list-item>
          <text:p text:style-name="P443"><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1752170168" text:style-name="L19">
        <text:list-item>
          <text:p text:style-name="P444">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3144982968" text:style-name="L20">
        <text:list-item>
          <text:p text:style-name="P445"><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31029618" text:style-name="L21">
        <text:list-item>
          <text:p text:style-name="P448">&lt;div&gt;, &lt;section&gt;, &lt;article&gt;, &lt;aside&gt;, &lt;header&gt;, &lt;footer&gt;</text:p>
        </text:list-item>
        <text:list-item>
          <text:p text:style-name="P446"><text:span text:style-name="T293">section</text:span><text:span text:style-name="T3"> help us group like content</text:span></text:p>
        </text:list-item>
        <text:list-item>
          <text:p text:style-name="P447"><text:span text:style-name="T293">article</text:span><text:span text:style-name="T3"> is used for sharing blog posts and articles</text:span></text:p>
        </text:list-item>
        <text:list-item>
          <text:p text:style-name="P447"><text:span text:style-name="T293">aside</text:span><text:span text:style-name="T3"> is useful for putting ads into webpages</text:span></text:p>
        </text:list-item>
        <text:list-item>
          <text:p text:style-name="P447"><text:span text:style-name="T293">header</text:span><text:span text:style-name="T3"> groups content at the beginning of the document</text:span></text:p>
        </text:list-item>
        <text:list-item>
          <text:p text:style-name="P447"><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698269301" text:style-name="L22">
        <text:list-item>
          <text:p text:style-name="P451"><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76"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1388413691" text:style-name="L23">
        <text:list-item>
          <text:p text:style-name="P452">Designators that define the structure and content of objects within a page.</text:p>
        </text:list-item>
      </text:list>
      <text:p text:style-name="P12">What is an attribute?</text:p>
      <text:list xml:id="list1284796790" text:style-name="L24">
        <text:list-item>
          <text:p text:style-name="P453">A property used to provide additional info about an element. ie. src or class.</text:p>
        </text:list-item>
      </text:list>
      <text:p text:style-name="P13">Name the most common self-closing elements.</text:p>
      <text:list xml:id="list2436015688" text:style-name="L25">
        <text:list-item>
          <text:p text:style-name="P449">&lt;br&gt;, &lt;img&gt;, &lt;meta&gt;, &lt;wbr&gt;, &lt;embed&gt;, &lt;input&gt;, &lt;param&gt;, &lt;hr&gt;, &lt;link&gt;, &lt;source&gt;</text:p>
        </text:list-item>
      </text:list>
      <text:p text:style-name="P14">Name 3 types of selectors.</text:p>
      <text:list xml:id="list3562850329" text:style-name="L26">
        <text:list-item>
          <text:p text:style-name="P454"><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736589596" text:style-name="L27">
        <text:list-item>
          <text:p text:style-name="P455">They are simply containers without a semantic value used solely for styling purposes.</text:p>
        </text:list-item>
      </text:list>
      <text:p text:style-name="P16">What is a <text:span text:style-name="T279">&lt;div&gt;</text:span> used for?</text:p>
      <text:list xml:id="list3250325032" text:style-name="L28">
        <text:list-item>
          <text:p text:style-name="P456">It is a block-level element that is used to identify large groupings of content to build a web page’s layout and design.</text:p>
        </text:list-item>
      </text:list>
      <text:p text:style-name="P16">What is a <text:span text:style-name="T279">&lt;span&gt; </text:span>used for?</text:p>
      <text:list xml:id="list3806156798" text:style-name="L29">
        <text:list-item>
          <text:p text:style-name="P457">It is an inline-level element that is used to identify smaller groupings of text within a block-level element</text:p>
        </text:list-item>
      </text:list>
      <text:p text:style-name="P17">Name the most common Text-Based Elements.</text:p>
      <text:list xml:id="list1426505190" text:style-name="L30">
        <text:list-item>
          <text:p text:style-name="P458"><text:span text:style-name="T279">&lt;</text:span><text:span text:style-name="T294">h1&gt;-&lt;h6&gt;</text:span><text:span text:style-name="T8"> </text:span>Headings <text:span text:style-name="T7">help to quickly break up content and establish a hierarchy</text:span></text:p>
        </text:list-item>
        <text:list-item>
          <text:p text:style-name="P458"><text:span text:style-name="T279">&lt;p&gt;</text:span> <text:span text:style-name="T7">are for large pieces of text</text:span></text:p>
        </text:list-item>
        <text:list-item>
          <text:p text:style-name="P458"><text:span text:style-name="T279">&lt;strong&gt;</text:span> <text:span text:style-name="T7">gives strong importance to text by bolding it </text:span></text:p>
        </text:list-item>
        <text:list-item>
          <text:p text:style-name="P458"><text:span text:style-name="T279">&lt;em&gt; </text:span><text:span text:style-name="T7">gives stressed emphasis to text by italicizing it</text:span></text:p>
        </text:list-item>
      </text:list>
      <text:p text:style-name="P17">Name the most common structure-based elements.</text:p>
      <text:list xml:id="list461513966" text:style-name="L31">
        <text:list-item>
          <text:p text:style-name="P459"><text:span text:style-name="T279">&lt;header&gt; </text:span><text:span text:style-name="T7">outlines the heading of a segment of a page</text:span></text:p>
        </text:list-item>
        <text:list-item>
          <text:p text:style-name="P459"><text:span text:style-name="T279">&lt;nav&gt;</text:span> <text:span text:style-name="T9">the section for major navigational links on a page</text:span></text:p>
        </text:list-item>
        <text:list-item>
          <text:p text:style-name="P459"><text:span text:style-name="T279">&lt;article&gt; </text:span><text:span text:style-name="T9">identifies a section of independent content that may be independently distributed or reused (ie. blog posts, news articles, etc.)</text:span></text:p>
        </text:list-item>
        <text:list-item>
          <text:p text:style-name="P459"><text:span text:style-name="T279">&lt;section&gt;</text:span> <text:span text:style-name="T9">identifies a thematic grouping of content. Used to break up and provide hierarchy to a page</text:span></text:p>
        </text:list-item>
        <text:list-item>
          <text:p text:style-name="P459"><text:span text:style-name="T279">&lt;aside&gt;</text:span> <text:span text:style-name="T9">holds content such as sidebars, inserts or quick explanations of content surrounding it</text:span></text:p>
        </text:list-item>
        <text:list-item>
          <text:p text:style-name="P459"><text:span text:style-name="T279">&lt;footer&gt;</text:span> <text:span text:style-name="T9">the closing or end of a page, article, section or other segment of a page</text:span></text:p>
        </text:list-item>
      </text:list>
      <text:p text:style-name="P18">What is the structure of encoded special characters?</text:p>
      <text:list xml:id="list2709533146" text:style-name="L32">
        <text:list-item>
          <text:p text:style-name="P460">They start with an &amp; and end with a ; (ie. &amp;mdash;)</text:p>
        </text:list-item>
      </text:list>
      <text:p text:style-name="P19">Give selector specificity in CSS</text:p>
      <text:list xml:id="list3277894068" text:style-name="L33">
        <text:list-item>
          <text:p text:style-name="P461">ID &gt; class &gt; type</text:p>
        </text:list-item>
      </text:list>
      <text:p text:style-name="P21">In which direction are combined CSS selectors read?</text:p>
      <text:list xml:id="list678526057" text:style-name="L34">
        <text:list-item>
          <text:p text:style-name="P462">From right to left</text:p>
        </text:list-item>
      </text:list>
      <text:p text:style-name="P22">What are the four ways to represent sRGB color in CSS?</text:p>
      <text:list xml:id="list2285530066" text:style-name="L35">
        <text:list-item>
          <text:p text:style-name="P463">Keywords, hexadecimal, RGB, and HSL</text:p>
        </text:list-item>
      </text:list>
      <text:p text:style-name="P23">What is the Box Model of CSS?</text:p>
      <text:list xml:id="list1737717053" text:style-name="L36">
        <text:list-item>
          <text:p text:style-name="P464">Every element on a page is a rectangular box with width, height, padding, borders and margins</text:p>
        </text:list-item>
      </text:list>
      <text:p text:style-name="P24">Give the order of the box model properties from the outside → in.</text:p>
      <text:list xml:id="list457783081" text:style-name="L37">
        <text:list-item>
          <text:p text:style-name="P465"><text:soft-page-break/>margin &gt; border &gt; padding &gt; height/width</text:p>
        </text:list-item>
      </text:list>
      <text:p text:style-name="P25">What is the border-box box-sizing value in CSS?</text:p>
      <text:list xml:id="list3349795543" text:style-name="L38">
        <text:list-item>
          <text:p text:style-name="P466">It is the best value to use when using box-sizing in CSS as it <text:span text:style-name="T10">accounts for padding and border offsets within the width value.</text:span></text:p>
        </text:list-item>
      </text:list>
      <text:p text:style-name="P26">What are the most common vendor prefixes?</text:p>
      <text:list xml:id="list916812781" text:style-name="L39">
        <text:list-item>
          <text:p text:style-name="P450">-moz, -ms, -webkit</text:p>
        </text:list-item>
      </text:list>
      <text:p text:style-name="P27">What is the universal selector in CSS?</text:p>
      <text:list xml:id="list2363531456" text:style-name="L40">
        <text:list-item>
          <text:p text:style-name="P467">The asterisk (*) is used to select every element and apply some styling on it. It is best practice to pair it with the pseudo-elements :before and :after (ie. *, *:before, *:after).</text:p>
        </text:list-item>
      </text:list>
      <text:p text:style-name="P28">Talk about Float positioning.</text:p>
      <text:list xml:id="list4199695573" text:style-name="L41">
        <text:list-item>
          <text:p text:style-name="P468">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2597650625" text:style-name="L42">
        <text:list-item>
          <text:p text:style-name="P469">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191513615404170" text:continue-numbering="true" text:style-name="L42">
        <text:list-item>
          <text:p text:style-name="P469">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1906156134" text:style-name="L43">
        <text:list-item>
          <text:p text:style-name="P470"><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2287091293" text:style-name="L44">
        <text:list-item>
          <text:p text:style-name="P471"><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3509028877" text:style-name="L45">
        <text:list-item>
          <text:p text:style-name="P472"><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2582445255" text:style-name="L46">
        <text:list-item>
          <text:p text:style-name="P473"><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2663907740" text:style-name="L47">
        <text:list-item>
          <text:p text:style-name="P474"><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3311513232" text:style-name="L48">
        <text:list-item>
          <text:p text:style-name="P475"><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3022304576" text:style-name="L49">
        <text:list-item>
          <text:p text:style-name="P476"><text:soft-page-break/><text:span text:style-name="Source_20_Text"><text:span text:style-name="T285">Font-style, font-variant, font-weight, font-size, line-height, font-family</text:span></text:span></text:p>
        </text:list-item>
        <text:list-item>
          <text:p text:style-name="P477"><text:span text:style-name="Source_20_Text"><text:span text:style-name="T329">html {</text:span></text:span></text:p>
          <text:list>
            <text:list-item>
              <text:p text:style-name="P477"><text:span text:style-name="Source_20_Text"><text:span text:style-name="T329">font: italic small-caps bold 14px/22px "Helvetica Neue", Helvetica, Arial, sans-serif;</text:span></text:span></text:p>
            </text:list-item>
            <text:list-item>
              <text:p text:style-name="P477"><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1705982942" text:style-name="L50">
        <text:list-item>
          <text:p text:style-name="P478"><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2813035928" text:style-name="L51">
        <text:list-item>
          <text:p text:style-name="P479"><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3450162407" text:style-name="L52">
        <text:list-item>
          <text:p text:style-name="P480"><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2718240237" text:style-name="L53">
        <text:list-item>
          <text:p text:style-name="P481"><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1587309315" text:style-name="L54">
        <text:list-item>
          <text:p text:style-name="P482"><text:span text:style-name="Source_20_Text"><text:span text:style-name="T26">Unordered lists are a block-level element in which a number of list items are stored in no specific order. </text:span></text:span></text:p>
        </text:list-item>
        <text:list-item>
          <text:p text:style-name="P482"><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482"><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3719705156" text:style-name="L55">
        <text:list-item>
          <text:p text:style-name="P483"><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2402685133" text:style-name="L56">
        <text:list-item>
          <text:p text:style-name="P484"><text:span text:style-name="Source_20_Text"><text:span text:style-name="T30">Within CSS alter these attributes for the effected list item class</text:span></text:span></text:p>
          <text:list>
            <text:list-item>
              <text:p text:style-name="P484"><text:span text:style-name="Source_20_Text"><text:span text:style-name="T299">list-style-type: none; background: image.png 0 50% no-repeat; padding-left: 12px;</text:span></text:span></text:p>
            </text:list-item>
          </text:list>
        </text:list-item>
        <text:list-item>
          <text:p text:style-name="P484"><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717938142" text:style-name="L57">
        <text:list-item>
          <text:p text:style-name="P485"><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1585208086" text:style-name="L58">
        <text:list-item>
          <text:p text:style-name="P486"><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3186627966" text:style-name="L59">
        <text:list-item>
          <text:p text:style-name="P487"><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487"><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311610828" text:style-name="L60">
        <text:list-item>
          <text:p text:style-name="P488"><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489"><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240001529" text:style-name="L61">
        <text:list-item>
          <text:p text:style-name="P490"><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1994737177" text:style-name="L62">
        <text:list-item>
          <text:p text:style-name="P491"><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1944115393" text:style-name="L63">
        <text:list-item>
          <text:p text:style-name="P492"><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492"><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1207673953" text:style-name="L64">
        <text:list-item>
          <text:p text:style-name="P493"><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4029236852" text:style-name="L65">
        <text:list-item>
          <text:p text:style-name="P494"><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2174784263" text:style-name="L66">
        <text:list-item>
          <text:p text:style-name="P495"><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3030416723" text:style-name="L67">
        <text:list-item>
          <text:p text:style-name="P496"><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1924052829" text:style-name="L68">
        <text:list-item>
          <text:p text:style-name="P497"><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4071357412" text:style-name="L69">
        <text:list-item>
          <text:p text:style-name="P498"><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1376914900" text:style-name="L70">
        <text:list-item>
          <text:p text:style-name="P499"><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1578857299" text:style-name="L71">
        <text:list-item>
          <text:p text:style-name="P500"><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3851451926" text:style-name="L72">
        <text:list-item>
          <text:p text:style-name="P501"><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3672046424" text:style-name="L73">
        <text:list-item>
          <text:p text:style-name="P502"><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3156975573" text:style-name="L74">
        <text:list-item>
          <text:p text:style-name="P503"><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474681458" text:style-name="L75">
        <text:list-item>
          <text:p text:style-name="P504"><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2649467554" text:style-name="L76">
        <text:list-item>
          <text:p text:style-name="P505"><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2793984163" text:style-name="L77">
        <text:list-item>
          <text:p text:style-name="P506"><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2162368672" text:style-name="L78">
        <text:list-item>
          <text:p text:style-name="P507"><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20632903" text:style-name="L79">
        <text:list-item>
          <text:p text:style-name="P508"><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2059977017" text:style-name="L80">
        <text:list-item>
          <text:p text:style-name="P509"><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1624052039" text:style-name="L81">
        <text:list-item>
          <text:p text:style-name="P510"><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3758279663" text:style-name="L82">
        <text:list-item>
          <text:p text:style-name="P511"><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828467141" text:style-name="L83">
        <text:list-item>
          <text:p text:style-name="P512"><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399266127" text:style-name="L84">
        <text:list-item>
          <text:p text:style-name="P513"><text:span text:style-name="Source_20_Text"><text:span text:style-name="T96">u</text:span></text:span><text:span text:style-name="Source_20_Text"><text:span text:style-name="T66">ser lowercase letters within element names, attributes and values, </text:span></text:span></text:p>
        </text:list-item>
        <text:list-item>
          <text:p text:style-name="P513"><text:span text:style-name="Source_20_Text"><text:span text:style-name="T66">indent nested elements</text:span></text:span></text:p>
        </text:list-item>
        <text:list-item>
          <text:p text:style-name="P513"><text:span text:style-name="Source_20_Text"><text:span text:style-name="T66">only use double quotes</text:span></text:span></text:p>
        </text:list-item>
        <text:list-item>
          <text:p text:style-name="P513"><text:span text:style-name="Source_20_Text"><text:span text:style-name="T66">remove the forward slash at the end of self-closing elements</text:span></text:span></text:p>
        </text:list-item>
        <text:list-item>
          <text:p text:style-name="P513"><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1691818016" text:style-name="L85">
        <text:list-item>
          <text:p text:style-name="P514"><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845617802" text:style-name="L86">
        <text:list-item>
          <text:p text:style-name="P515"><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2921958357" text:style-name="L87">
        <text:list-item>
          <text:p text:style-name="P516"><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4041848301" text:style-name="L88">
        <text:list-item>
          <text:p text:style-name="P517"><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3425973213" text:style-name="L89">
        <text:list-item>
          <text:p text:style-name="P518"><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423722218" text:style-name="L90">
        <text:list-item>
          <text:p text:style-name="P519"><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271308319" text:style-name="L91">
        <text:list-item>
          <text:p text:style-name="P520"><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1092344355" text:style-name="L92">
        <text:list-item>
          <text:p text:style-name="P521"><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345" text:outline-level="2"><text:span text:style-name="Source_20_Text"><text:span text:style-name="T275">Class 5</text:span></text:span></text:h>
      <text:p text:style-name="P71"><text:span text:style-name="Source_20_Text"><text:span text:style-name="T74">Where does CSS go?</text:span></text:span></text:p>
      <text:list xml:id="list4211208527" text:style-name="L93">
        <text:list-item>
          <text:p text:style-name="P522"><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2118708391" text:style-name="L94">
        <text:list-item>
          <text:p text:style-name="P523"><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2103925938" text:style-name="L95">
        <text:list-header>
          <text:p text:style-name="P524"><text:span text:style-name="Source_20_Text"><text:span text:style-name="T284">p{</text:span></text:span></text:p>
          <text:p text:style-name="P524"><text:soft-page-break/><text:span text:style-name="Source_20_Text"><text:span text:style-name="T284"><text:s text:c="2"/>color: red;</text:span></text:span></text:p>
          <text:p text:style-name="P524"><text:span text:style-name="Source_20_Text"><text:span text:style-name="T284"><text:s text:c="2"/>font-weight: bold;</text:span></text:span></text:p>
          <text:p text:style-name="P524"><text:span text:style-name="Source_20_Text"><text:span text:style-name="T284">}</text:span></text:span></text:p>
        </text:list-header>
        <text:list-item>
          <text:p text:style-name="P524"><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1106467866" text:style-name="L96">
        <text:list-item>
          <text:p text:style-name="P525"><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345" text:outline-level="2"><text:span text:style-name="Source_20_Text"><text:span text:style-name="T275">Class 6</text:span></text:span></text:h>
      <text:list xml:id="list98381462" text:style-name="L97">
        <text:list-item>
          <text:p text:style-name="P526"><text:span text:style-name="Source_20_Text"><text:span text:style-name="T85">What is the Internet?</text:span></text:span></text:p>
          <text:list>
            <text:list-item>
              <text:p text:style-name="P526"><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526"><text:span text:style-name="Source_20_Text"><text:span text:style-name="T85">What is the Golden Rule?</text:span></text:span></text:p>
        </text:list-item>
        <text:list-item>
          <text:p text:style-name="P526"><text:span text:style-name="Source_20_Text"><text:span text:style-name="T85">List containing elements.</text:span></text:span></text:p>
          <text:list>
            <text:list-item>
              <text:p text:style-name="P526"><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526"><text:span text:style-name="Source_20_Text"><text:span text:style-name="T85">List test elements</text:span></text:span></text:p>
          <text:list>
            <text:list-item>
              <text:p text:style-name="P526"><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527"><text:span text:style-name="Source_20_Text"><text:span text:style-name="T86">Where does CSS go?</text:span></text:span></text:p>
          <text:list>
            <text:list-item>
              <text:p text:style-name="P527"><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528"><text:span text:style-name="Source_20_Text"><text:span text:style-name="T89">Make an Anki card for CSS rule example to break down every element of it.</text:span></text:span></text:p>
          <text:list>
            <text:list-item>
              <text:p text:style-name="P529"><text:span text:style-name="Source_20_Text"><text:span text:style-name="T93">Done</text:span></text:span></text:p>
            </text:list-item>
          </text:list>
        </text:list-item>
        <text:list-item>
          <text:p text:style-name="P530"><text:span text:style-name="Source_20_Text"><text:span text:style-name="T90">Make a card with CSS selector relationships.</text:span></text:span></text:p>
          <text:list>
            <text:list-item>
              <text:p text:style-name="P529"><text:span text:style-name="Source_20_Text"><text:span text:style-name="T93">Done</text:span></text:span></text:p>
            </text:list-item>
          </text:list>
        </text:list-item>
        <text:list-item>
          <text:p text:style-name="P530"><text:span text:style-name="Source_20_Text"><text:span text:style-name="T90">Make a card that goes over CSS specificity.</text:span></text:span></text:p>
          <text:list>
            <text:list-item>
              <text:p text:style-name="P531"><text:span text:style-name="Source_20_Text"><text:span text:style-name="T94">Done</text:span></text:span></text:p>
            </text:list-item>
          </text:list>
        </text:list-item>
        <text:list-item>
          <text:p text:style-name="P532"><text:span text:style-name="Source_20_Text"><text:span text:style-name="T91">Margin doesn’t factor into element size, it simply pushes the element into different positions</text:span></text:span></text:p>
        </text:list-item>
        <text:list-item>
          <text:p text:style-name="P533"><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77"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78"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3963912208" text:style-name="L98">
        <text:list-item>
          <text:p text:style-name="P534"><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3003108123" text:style-name="L99">
        <text:list-item>
          <text:p text:style-name="P535"><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4042004938" text:style-name="L100">
        <text:list-item>
          <text:p text:style-name="P536"><text:span text:style-name="Source_20_Text"><text:span text:style-name="T147">It is another methodology to build scalable websites that promotes breaking styles into 5 categories: base, layout, module, state, theme. </text:span></text:span></text:p>
          <text:list>
            <text:list-item>
              <text:p text:style-name="P536"><text:span text:style-name="Source_20_Text"><text:span text:style-name="T147">Base: default styles</text:span></text:span></text:p>
            </text:list-item>
            <text:list-item>
              <text:p text:style-name="P536"><text:span text:style-name="Source_20_Text"><text:span text:style-name="T147">layout: sizing and grid styles of different elements</text:span></text:span></text:p>
            </text:list-item>
            <text:list-item>
              <text:p text:style-name="P536"><text:span text:style-name="Source_20_Text"><text:span text:style-name="T147">module: specific styles for parts of a page like nav and feature styles</text:span></text:span></text:p>
            </text:list-item>
            <text:list-item>
              <text:p text:style-name="P536"><text:span text:style-name="Source_20_Text"><text:span text:style-name="T147">state: overrides for modules with altered states</text:span></text:span></text:p>
            </text:list-item>
            <text:list-item>
              <text:p text:style-name="P536"><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2676667728" text:style-name="L101">
        <text:list-item>
          <text:p text:style-name="P537"><text:span text:style-name="Source_20_Text"><text:span text:style-name="T148">It allows for better inheritance and portability and improves efficiency. </text:span></text:span></text:p>
          <text:p text:style-name="P538"><text:span text:style-name="Source_20_Text"><text:span text:style-name="T148">Why should you favor classes?</text:span></text:span></text:p>
        </text:list-item>
        <text:list-item>
          <text:p text:style-name="P537"><text:span text:style-name="Source_20_Text"><text:span text:style-name="T149">They render quickly and allow styles to be reused</text:span></text:span></text:p>
          <text:p text:style-name="P538"><text:span text:style-name="Source_20_Text"><text:span text:style-name="T148">What is a key selector?</text:span></text:span></text:p>
        </text:list-item>
        <text:list-item>
          <text:p text:style-name="P539"><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920125591" text:style-name="L102">
        <text:list-item>
          <text:p text:style-name="P540"><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2025812945" text:style-name="L103">
        <text:list-item>
          <text:p text:style-name="P541"><text:span text:style-name="Source_20_Text"><text:span text:style-name="T153">Combine all CSS stylesheets into a single file and do the same for JS files.</text:span></text:span></text:p>
        </text:list-item>
        <text:list-item>
          <text:p text:style-name="P541"><text:span text:style-name="Source_20_Text"><text:span text:style-name="T153">By making image sprites and changing the background position to reveal the correct image in the correct element.</text:span></text:span></text:p>
        </text:list-item>
        <text:list-item>
          <text:p text:style-name="P541"><text:span text:style-name="Source_20_Text"><text:span text:style-name="T153">Image data URIs</text:span></text:span></text:p>
        </text:list-item>
      </text:list>
      <text:p text:style-name="P88"><text:span text:style-name="Source_20_Text"><text:span text:style-name="T152"/></text:span></text:p>
      <text:h text:style-name="P378"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404840495" text:style-name="L104">
        <text:list-item>
          <text:p text:style-name="P542"><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1867622658" text:style-name="L105">
        <text:list-item>
          <text:p text:style-name="P543"><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3933654255" text:style-name="L106">
        <text:list-item>
          <text:p text:style-name="P544"><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3020065338" text:style-name="L107">
        <text:list-item>
          <text:p text:style-name="P545"><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3254995417" text:style-name="L108">
        <text:list-item>
          <text:p text:style-name="P546"><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1838624408" text:style-name="L109">
        <text:list-item>
          <text:p text:style-name="P547"><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1100205934" text:style-name="L110">
        <text:list-item>
          <text:p text:style-name="P548"><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1727152960" text:style-name="L111">
        <text:list-item>
          <text:p text:style-name="P549"><text:span text:style-name="Source_20_Text"><text:span text:style-name="T176">It dictates which element appears on top of others. The property must be applied to relative, absolute or fixed position elements.</text:span></text:span></text:p>
        </text:list-item>
      </text:list>
      <text:h text:style-name="P378" text:outline-level="4"><text:span text:style-name="Source_20_Text"><text:span text:style-name="T95"/></text:span></text:h>
      <text:h text:style-name="P378"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2497681303" text:style-name="L112">
        <text:list-item>
          <text:p text:style-name="P550"><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2293872050" text:style-name="L113">
        <text:list-item>
          <text:p text:style-name="P551"><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2714769707" text:style-name="L114">
        <text:list-item>
          <text:p text:style-name="P552"><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1658720702" text:style-name="L115">
        <text:list-item>
          <text:p text:style-name="P553"><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1558006868" text:style-name="L116">
        <text:list-item>
          <text:p text:style-name="P554"><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2803734231" text:style-name="L117">
        <text:list-item>
          <text:p text:style-name="P555"><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621209835" text:style-name="L118">
        <text:list-item>
          <text:p text:style-name="P556"><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3394209665" text:style-name="L119">
        <text:list-item>
          <text:p text:style-name="P557"><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3085630804" text:style-name="L120">
        <text:list-item>
          <text:p text:style-name="P558"><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2180092592" text:style-name="L121">
        <text:list-item>
          <text:p text:style-name="P559"><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2848474907" text:style-name="L122">
        <text:list-item>
          <text:p text:style-name="P560"><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3895830623" text:style-name="L123">
        <text:list-item>
          <text:p text:style-name="P561"><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77914269" text:style-name="L124">
        <text:list-item>
          <text:p text:style-name="P562"><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1483713795" text:style-name="L125">
        <text:list-item>
          <text:p text:style-name="P563"><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1157945934" text:style-name="L126">
        <text:list-item>
          <text:p text:style-name="P564"><text:span text:style-name="Source_20_Text"><text:span text:style-name="T189">the :hover, :active, and :focus pseudo-classes may be dynamically applied to an element based on a users’ actions. </text:span></text:span></text:p>
        </text:list-item>
        <text:list-item>
          <text:p text:style-name="P564"><text:span text:style-name="Source_20_Text"><text:span text:style-name="T189">:hover is applied to an element when a user moves their cursor over it</text:span></text:span></text:p>
        </text:list-item>
        <text:list-item>
          <text:p text:style-name="P564"><text:span text:style-name="Source_20_Text"><text:span text:style-name="T189">:active is applied to an element when a user engages the element (like clicking it)</text:span></text:span></text:p>
        </text:list-item>
        <text:list-item>
          <text:p text:style-name="P564"><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2149097220" text:style-name="L127">
        <text:list-item>
          <text:p text:style-name="P565"><text:span text:style-name="Source_20_Text"><text:span text:style-name="T190">input:enabled – selects an element in the default enabled state</text:span></text:span></text:p>
        </text:list-item>
        <text:list-item>
          <text:p text:style-name="P565"><text:span text:style-name="Source_20_Text"><text:span text:style-name="T190">input:disables – selects an element in the disabled state, by way of the disabled attribute</text:span></text:span></text:p>
        </text:list-item>
        <text:list-item>
          <text:p text:style-name="P565"><text:span text:style-name="Source_20_Text"><text:span text:style-name="T190">input:checked – selects a checkbox or radio button that has been checked</text:span></text:span></text:p>
        </text:list-item>
        <text:list-item>
          <text:p text:style-name="P565"><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2462305841" text:style-name="L128">
        <text:list-item>
          <text:p text:style-name="P566"><text:span text:style-name="Source_20_Text"><text:span text:style-name="T191">element:first-child - Selects an element that is the first within a parent</text:span></text:span></text:p>
        </text:list-item>
        <text:list-item>
          <text:p text:style-name="P566"><text:span text:style-name="Source_20_Text"><text:span text:style-name="T191">element:last-child - Selects an element that is the last within a parent</text:span></text:span></text:p>
        </text:list-item>
        <text:list-item>
          <text:p text:style-name="P566"><text:span text:style-name="Source_20_Text"><text:span text:style-name="T191">element:only-child - Selects an element that is the only element within a parent</text:span></text:span></text:p>
        </text:list-item>
        <text:list-item>
          <text:p text:style-name="P566"><text:span text:style-name="Source_20_Text"><text:span text:style-name="T191">element:first-of-type - Selects an element that is the first of its type within a parent</text:span></text:span></text:p>
        </text:list-item>
        <text:list-item>
          <text:p text:style-name="P566"><text:span text:style-name="Source_20_Text"><text:span text:style-name="T191">element:last-of-type - Selects an element that is the last of its type within a parent</text:span></text:span></text:p>
        </text:list-item>
        <text:list-item>
          <text:p text:style-name="P566"><text:span text:style-name="Source_20_Text"><text:span text:style-name="T191">element:only-of-type - Selects an element that is the only of its type within a parent</text:span></text:span></text:p>
        </text:list-item>
        <text:list-item>
          <text:p text:style-name="P566"><text:span text:style-name="Source_20_Text"><text:span text:style-name="T191">element:nth-child(n) - Selects an element that matches the given number or expression, counting all elements from the beginning of the document tree</text:span></text:span></text:p>
        </text:list-item>
        <text:list-item>
          <text:p text:style-name="P566"><text:span text:style-name="Source_20_Text"><text:span text:style-name="T191">element:nth-last-child(n) - Selects an element that matches the given number or expression, counting all elements from the end of the document tree</text:span></text:span></text:p>
        </text:list-item>
        <text:list-item>
          <text:p text:style-name="P566"><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566"><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599314074" text:style-name="L129">
        <text:list-item>
          <text:p text:style-name="P567"><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3926186298" text:style-name="L130">
        <text:list-item>
          <text:p text:style-name="P568"><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2646980653" text:style-name="L131">
        <text:list-item>
          <text:p text:style-name="P569"><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2065079637" text:style-name="L132">
        <text:list-item>
          <text:p text:style-name="P570"><text:span text:style-name="Source_20_Text"><text:span text:style-name="T192">.</text:span></text:span><text:span text:style-name="Source_20_Text"><text:span text:style-name="T193">class:first-letter – selects the first letter of text within an element</text:span></text:span></text:p>
        </text:list-item>
        <text:list-item>
          <text:p text:style-name="P570"><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1498827263" text:style-name="L133">
        <text:list-item>
          <text:p text:style-name="P571"><text:span text:style-name="Source_20_Text"><text:span text:style-name="T193">element:before – creates a pseudo-element inside the selected element at the beginning</text:span></text:span></text:p>
        </text:list-item>
        <text:list-item>
          <text:p text:style-name="P571"><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522735725" text:style-name="L134">
        <text:list-item>
          <text:p text:style-name="P572"><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78" text:outline-level="4"><text:span text:style-name="Source_20_Text"><text:span text:style-name="T79">Responsive Design</text:span></text:span></text:h>
      <text:list xml:id="list3623833590" text:style-name="L135">
        <text:list-item>
          <text:list>
            <text:list-item>
              <text:p text:style-name="P573"><text:span text:style-name="Source_20_Text"><text:span text:style-name="T80">Name the 3 components of responsive web design.</text:span></text:span></text:p>
              <text:list>
                <text:list-item>
                  <text:p text:style-name="P573"><text:span text:style-name="Source_20_Text"><text:span text:style-name="T80">Flexible layouts, media queries and flexible media</text:span></text:span></text:p>
                </text:list-item>
              </text:list>
            </text:list-item>
            <text:list-item>
              <text:p text:style-name="P573"><text:span text:style-name="Source_20_Text"><text:span text:style-name="T80">What are flexible layouts?</text:span></text:span></text:p>
              <text:list>
                <text:list-item>
                  <text:p text:style-name="P573"><text:span text:style-name="Source_20_Text"><text:span text:style-name="T80">Website layouts with a flexible grid that are capable of dynamically resizing to any width</text:span></text:span></text:p>
                </text:list-item>
              </text:list>
            </text:list-item>
            <text:list-item>
              <text:p text:style-name="P573"><text:span text:style-name="Source_20_Text"><text:span text:style-name="T80">What is the formula for identifying the proportions of a flexible layout using relative values?</text:span></text:span></text:p>
              <text:list>
                <text:list-item>
                  <text:p text:style-name="P573"><text:span text:style-name="Source_20_Text"><text:span text:style-name="T80">Target width / parent width = result %</text:span></text:span></text:p>
                </text:list-item>
              </text:list>
            </text:list-item>
            <text:list-item>
              <text:p text:style-name="P573"><text:span text:style-name="Source_20_Text"><text:span text:style-name="T81">Talk about media queries</text:span></text:span></text:p>
              <text:list>
                <text:list-item>
                  <text:p text:style-name="P573"><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573"><text:span text:style-name="Source_20_Text"><text:span text:style-name="T81">List common media features.</text:span></text:span></text:p>
              <text:list>
                <text:list-item>
                  <text:p text:style-name="P573"><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573"><text:span text:style-name="Source_20_Text"><text:span text:style-name="T82">Expand on the mobile first concept</text:span></text:span></text:p>
              <text:list>
                <text:list-item>
                  <text:p text:style-name="P573"><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407"><text:span text:style-name="Source_20_Text"><text:span text:style-name="T330">/* Default styles first then media queries */</text:span></text:span></text:p>
              <text:list>
                <text:list-item>
                  <text:p text:style-name="P407"><text:span text:style-name="Source_20_Text"><text:span text:style-name="T329">@media screen and (min-width: 400px) <text:s/>{…}</text:span></text:span></text:p>
                </text:list-item>
                <text:list-item>
                  <text:p text:style-name="P407"><text:span text:style-name="Source_20_Text"><text:span text:style-name="T329">@media screen and (min-width: 600px) <text:s/>{…}</text:span></text:span></text:p>
                </text:list-item>
                <text:list-item>
                  <text:p text:style-name="P407"><text:span text:style-name="Source_20_Text"><text:span text:style-name="T329">@media screen and (min-width: 1000px) {…}</text:span></text:span></text:p>
                </text:list-item>
                <text:list-item>
                  <text:p text:style-name="P407"><text:span text:style-name="Source_20_Text"><text:span text:style-name="T329">@media screen and (min-width: 1400px) {...}</text:span></text:span></text:p>
                </text:list-item>
              </text:list>
            </text:list-item>
            <text:list-item>
              <text:p text:style-name="P573"><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573"><text:span text:style-name="Source_20_Text"><text:span text:style-name="T83">It helps mobile devices identify the size, scale and resolution of a website.</text:span></text:span></text:p>
                </text:list-item>
                <text:list-item>
                  <text:p text:style-name="P573"><text:span text:style-name="Source_20_Text"><text:span text:style-name="T281">&lt;meta name=”viewport” content=”width=device-width”, initial-scale=1”&gt;</text:span></text:span></text:p>
                </text:list-item>
                <text:list-item>
                  <text:p text:style-name="P573"><text:span text:style-name="Source_20_Text"><text:span text:style-name="T281">@viewport { width: device-width; zoom: 1; }</text:span></text:span></text:p>
                </text:list-item>
              </text:list>
            </text:list-item>
            <text:list-item>
              <text:p text:style-name="P573"><text:span text:style-name="Source_20_Text"><text:span text:style-name="T84">What is the easiest way to make media flexible to screen size?</text:span></text:span></text:p>
              <text:list>
                <text:list-item>
                  <text:p text:style-name="P574"><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78" text:outline-level="4"><text:span text:style-name="Source_20_Text"><text:span text:style-name="T13">Preprocessors</text:span></text:span></text:h>
      <text:list xml:id="list4107247794" text:style-name="L136">
        <text:list-item>
          <text:p text:style-name="P575"><text:span text:style-name="Source_20_Text"><text:span text:style-name="T194">What is a Preprocessor?</text:span></text:span></text:p>
          <text:list>
            <text:list-item>
              <text:p text:style-name="P575"><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2987158721" text:style-name="L137">
        <text:list-item>
          <text:p text:style-name="P576"><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1829595128" text:style-name="L138">
        <text:list-item>
          <text:p text:style-name="P577"><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838698834" text:style-name="L139">
        <text:list-item>
          <text:p text:style-name="P578"><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3890809086" text:style-name="L140">
        <text:list-item>
          <text:p text:style-name="P579"><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3984863214" text:style-name="L141">
        <text:list-item>
          <text:p text:style-name="P580"><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4003818693" text:style-name="L142">
        <text:list-item>
          <text:p text:style-name="P581"><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1054097591" text:style-name="L143">
        <text:list-item>
          <text:p text:style-name="P582"><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1657880616" text:style-name="L144">
        <text:list-item>
          <text:p text:style-name="P583"><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2996810017" text:style-name="L145">
        <text:list-item>
          <text:p text:style-name="P584"><text:span text:style-name="Source_20_Text"><text:span text:style-name="T203">Sass is a strict indented syntax and SCSS has more flexible syntax that lets you also write plain CSS</text:span></text:span></text:p>
        </text:list-item>
        <text:list-item>
          <text:p text:style-name="P585"><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2248018841" text:style-name="L146">
        <text:list-item>
          <text:p text:style-name="P408"><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191512710720579" text:continue-numbering="true" text:style-name="L146">
        <text:list-header>
          <text:p text:style-name="P586"><text:span text:style-name="Source_20_Text"><text:span text:style-name="T206">You can also nest properties</text:span></text:span></text:p>
        </text:list-header>
        <text:list-item>
          <text:p text:style-name="P409"><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2314881680" text:style-name="L147">
        <text:list-item>
          <text:p text:style-name="P410"><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78"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3023797288" text:style-name="L148">
        <text:list-item>
          <text:p text:style-name="P587"><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3191185592" text:style-name="L149">
        <text:list-item>
          <text:p text:style-name="P588"><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363528460" text:style-name="L150">
        <text:list-item>
          <text:p text:style-name="P589"><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2764762613" text:style-name="L151">
        <text:list-item>
          <text:p text:style-name="P590"><text:span text:style-name="Source_20_Text"><text:span text:style-name="T157">$(document).ready(function(event) { // jQuery code });</text:span></text:span></text:p>
        </text:list-item>
        <text:list-item>
          <text:p text:style-name="P590"><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2938419939" text:style-name="L152">
        <text:list-item>
          <text:p text:style-name="P591"><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3907368011" text:style-name="L153">
        <text:list-item>
          <text:p text:style-name="P592"><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1755774382" text:style-name="L154">
        <text:list-item>
          <text:p text:style-name="P593"><text:span text:style-name="Source_20_Text"><text:span text:style-name="T161">How would you get or set an attribute?</text:span></text:span></text:p>
          <text:list>
            <text:list-item>
              <text:p text:style-name="P593"><text:span text:style-name="Source_20_Text"><text:span text:style-name="T161">$(‘img’).attr(‘alt’); gets the alt attribute.</text:span></text:span></text:p>
            </text:list-item>
            <text:list-item>
              <text:p text:style-name="P593"><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3243237997" text:style-name="L155">
        <text:list-item>
          <text:p text:style-name="P594"><text:span text:style-name="Source_20_Text"><text:span text:style-name="T161">.</text:span></text:span><text:span text:style-name="Source_20_Text"><text:span text:style-name="T162">addClass() - adds a class to an element</text:span></text:span></text:p>
        </text:list-item>
        <text:list-item>
          <text:p text:style-name="P594"><text:span text:style-name="Source_20_Text"><text:span text:style-name="T162">.prop()</text:span></text:span></text:p>
        </text:list-item>
        <text:list-item>
          <text:p text:style-name="P594"><text:span text:style-name="Source_20_Text"><text:span text:style-name="T162">.removeProp()</text:span></text:span></text:p>
        </text:list-item>
        <text:list-item>
          <text:p text:style-name="P594"><text:span text:style-name="Source_20_Text"><text:span text:style-name="T162">.attr() - </text:span></text:span><text:span text:style-name="Source_20_Text"><text:span text:style-name="T163">find an attribute value and change it if you want.</text:span></text:span></text:p>
        </text:list-item>
        <text:list-item>
          <text:p text:style-name="P594"><text:span text:style-name="Source_20_Text"><text:span text:style-name="T162">.removeAttr()</text:span></text:span></text:p>
        </text:list-item>
        <text:list-item>
          <text:p text:style-name="P595"><text:span text:style-name="Source_20_Text"><text:span text:style-name="T162">toggleClass()</text:span></text:span></text:p>
        </text:list-item>
        <text:list-item>
          <text:p text:style-name="P595"><text:span text:style-name="Source_20_Text"><text:span text:style-name="T162">.hasClass()</text:span></text:span></text:p>
        </text:list-item>
        <text:list-item>
          <text:p text:style-name="P595"><text:span text:style-name="Source_20_Text"><text:span text:style-name="T162">.removeClass() - removes a specified or all classes from an element</text:span></text:span></text:p>
        </text:list-item>
        <text:list-item>
          <text:p text:style-name="P595"><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992589018" text:style-name="L156">
        <text:list-item>
          <text:p text:style-name="P596"><text:span text:style-name="Source_20_Text"><text:span text:style-name="T162">.</text:span></text:span><text:span text:style-name="Source_20_Text"><text:span text:style-name="T164">css()</text:span></text:span></text:p>
        </text:list-item>
        <text:list-item>
          <text:p text:style-name="P596"><text:span text:style-name="Source_20_Text"><text:span text:style-name="T164">.innerWidth()</text:span></text:span></text:p>
        </text:list-item>
        <text:list-item>
          <text:p text:style-name="P596"><text:span text:style-name="Source_20_Text"><text:span text:style-name="T164">.outerWidth()</text:span></text:span></text:p>
        </text:list-item>
        <text:list-item>
          <text:p text:style-name="P596"><text:span text:style-name="Source_20_Text"><text:span text:style-name="T164">.scrollTop()</text:span></text:span></text:p>
        </text:list-item>
        <text:list-item>
          <text:p text:style-name="P596"><text:span text:style-name="Source_20_Text"><text:span text:style-name="T164">.height()</text:span></text:span></text:p>
        </text:list-item>
        <text:list-item>
          <text:p text:style-name="P596"><text:span text:style-name="Source_20_Text"><text:span text:style-name="T164">.offset()</text:span></text:span></text:p>
        </text:list-item>
        <text:list-item>
          <text:p text:style-name="P596"><text:span text:style-name="Source_20_Text"><text:span text:style-name="T164">.position()</text:span></text:span></text:p>
        </text:list-item>
        <text:list-item>
          <text:p text:style-name="P596"><text:span text:style-name="Source_20_Text"><text:span text:style-name="T164">.width()</text:span></text:span></text:p>
        </text:list-item>
        <text:list-item>
          <text:p text:style-name="P596"><text:span text:style-name="Source_20_Text"><text:span text:style-name="T164">.innerHeight()</text:span></text:span></text:p>
        </text:list-item>
        <text:list-item>
          <text:p text:style-name="P596"><text:span text:style-name="Source_20_Text"><text:span text:style-name="T164">.outerHeight()</text:span></text:span></text:p>
        </text:list-item>
        <text:list-item>
          <text:p text:style-name="P596"><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4081460529" text:style-name="L157">
        <text:list-item>
          <text:p text:style-name="P597"><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79" text:outline-level="4" text:is-list-header="true"><text:span text:style-name="Source_20_Text"><text:span text:style-name="T144">Effect duration is for how long the effect will last. Slow is 600ms and fast is 200ms.</text:span></text:span></text:h>
      <text:h text:style-name="P380"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3407453267" text:style-name="L158">
        <text:list-item>
          <text:p text:style-name="P989"><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78" text:outline-level="4"><text:span text:style-name="Source_20_Text"><text:span text:style-name="T95"/></text:span></text:h>
      <text:h text:style-name="P378" text:outline-level="4"><text:span text:style-name="Source_20_Text"><text:span text:style-name="T95">Transforms</text:span></text:span></text:h>
      <text:p text:style-name="P147"><text:span text:style-name="Source_20_Text"><text:span text:style-name="T218">What are the 4 transform properties in CSS?</text:span></text:span></text:p>
      <text:list xml:id="list2910031642" text:style-name="L159">
        <text:list-item>
          <text:p text:style-name="P598"><text:span text:style-name="Source_20_Text"><text:span text:style-name="T217">Scale – make bigger or smaller</text:span></text:span></text:p>
        </text:list-item>
        <text:list-item>
          <text:p text:style-name="P598"><text:span text:style-name="Source_20_Text"><text:span text:style-name="T217">Rotate – rotate the element</text:span></text:span></text:p>
        </text:list-item>
        <text:list-item>
          <text:p text:style-name="P598"><text:span text:style-name="Source_20_Text"><text:span text:style-name="T217">Translate – similar to relative position and moves the element around the page</text:span></text:span></text:p>
        </text:list-item>
        <text:list-item>
          <text:p text:style-name="P599"><text:span text:style-name="Source_20_Text"><text:span text:style-name="T217">Skew – distorts elements along the x, y or both axes</text:span></text:span></text:p>
          <text:p text:style-name="P600"><text:span text:style-name="Source_20_Text"><text:span text:style-name="T218">You can chain transforms together using the transform property.</text:span></text:span></text:p>
          <text:p text:style-name="P601"><text:span text:style-name="Source_20_Text"><text:span text:style-name="T219">What is the transform-origin property?</text:span></text:span></text:p>
        </text:list-item>
        <text:list-item>
          <text:p text:style-name="P602"><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3624887573" text:style-name="L160">
        <text:list-item>
          <text:p text:style-name="P603"><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1988027578" text:style-name="L161">
        <text:list-item>
          <text:p text:style-name="P604"><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1431460688" text:style-name="L162">
        <text:list-item>
          <text:p text:style-name="P605"><text:span text:style-name="Source_20_Text"><text:span text:style-name="T227">It disappears an element if it’s back is facing the user. This becomes more important with animations.</text:span></text:span></text:p>
        </text:list-item>
      </text:list>
      <text:h text:style-name="P378"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2218831423" text:style-name="L163">
        <text:list-item>
          <text:p text:style-name="P606"><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655338397" text:style-name="L164">
        <text:list-item>
          <text:p text:style-name="P607"><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608"><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2657881132" text:style-name="L165">
        <text:list-item>
          <text:p text:style-name="P609"><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1252487011" text:style-name="L166">
        <text:list-item>
          <text:p text:style-name="P610"><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3285255253" text:style-name="L167">
        <text:list-item>
          <text:p text:style-name="P611"><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1661101134" text:style-name="L168">
        <text:list-item>
          <text:p text:style-name="P612"><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499638166" text:style-name="L169">
        <text:list-item>
          <text:p text:style-name="P613"><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2752379092" text:style-name="L170">
        <text:list-item>
          <text:p text:style-name="P614"><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3388623788" text:style-name="L171">
        <text:list-item>
          <text:p text:style-name="P615"><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2768104432" text:style-name="L172">
        <text:list-item>
          <text:p text:style-name="P616"><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261691676" text:style-name="L173">
        <text:list-item>
          <text:p text:style-name="P617"><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78"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78"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4109959370" text:style-name="L174">
        <text:list-item>
          <text:p text:style-name="P618"><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1162624125" text:style-name="L175">
        <text:list-item>
          <text:p text:style-name="P619"><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2668737461" text:style-name="L176">
        <text:list-item>
          <text:p text:style-name="P620"><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756824589" text:style-name="L177">
        <text:list-item>
          <text:p text:style-name="P621"><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4043837167" text:style-name="L178">
        <text:list-item>
          <text:p text:style-name="P622"><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581387997" text:style-name="L179">
        <text:list-item>
          <text:p text:style-name="P623"><text:span text:style-name="Source_20_Text"><text:span text:style-name="T268">Widget attributes, live region attributes, drag-and-drop attributes, and relationship attributes</text:span></text:span></text:p>
          <text:list>
            <text:list-item>
              <text:p text:style-name="P623"><text:span text:style-name="Source_20_Text"><text:span text:style-name="T268">wa – widget roles and specific to the user interface and where users take action</text:span></text:span></text:p>
            </text:list-item>
            <text:list-item>
              <text:p text:style-name="P623"><text:span text:style-name="Source_20_Text"><text:span text:style-name="T268">lra – indicate content changes for assistive tech on page alerts and notifications</text:span></text:span></text:p>
            </text:list-item>
            <text:list-item>
              <text:p text:style-name="P623"><text:span text:style-name="Source_20_Text"><text:span text:style-name="T268">dada - provide alternate behaviors to assistive tech</text:span></text:span></text:p>
            </text:list-item>
            <text:list-item>
              <text:p text:style-name="P623"><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346" text:outline-level="2"><text:span text:style-name="Source_20_Text"><text:span text:style-name="T275">Class 7</text:span></text:span></text:h>
      <text:h text:style-name="Heading_20_4" text:outline-level="4"><text:span text:style-name="Source_20_Text"><text:span text:style-name="T13">Learn: How to Network</text:span></text:span></text:h>
      <text:list xml:id="list2772406171" text:style-name="L180">
        <text:list-item>
          <text:p text:style-name="P624"><text:span text:style-name="Source_20_Text"><text:span text:style-name="T334">Each week: connect with 3 individuals each week and have coffee chats with 2 additional people</text:span></text:span></text:p>
        </text:list-item>
        <text:list-item>
          <text:p text:style-name="P624"><text:span text:style-name="Source_20_Text"><text:span text:style-name="T13">Networking progression: stranger &gt; acquaintance &gt; friend &gt; referral &gt; coworker</text:span></text:span></text:p>
          <text:list>
            <text:list-item>
              <text:p text:style-name="P624"><text:span text:style-name="Source_20_Text"><text:span text:style-name="T13">The goal of networking is just to make friends</text:span></text:span></text:p>
            </text:list-item>
            <text:list-item>
              <text:p text:style-name="P624"><text:span text:style-name="Source_20_Text"><text:span text:style-name="T13">Referrals </text:span></text:span><text:span text:style-name="Source_20_Text"><text:span text:style-name="T100">can net the person a nice bonus</text:span></text:span></text:p>
            </text:list-item>
            <text:list-item>
              <text:p text:style-name="P625"><text:span text:style-name="Source_20_Text"><text:span text:style-name="T98">LinkedIn should be manicured to your real network</text:span></text:span></text:p>
            </text:list-item>
          </text:list>
        </text:list-item>
        <text:list-item>
          <text:p text:style-name="P625"><text:span text:style-name="Source_20_Text"><text:span text:style-name="T98">Read: How to Win Friends and Influence People</text:span></text:span></text:p>
          <text:list>
            <text:list-item>
              <text:p text:style-name="P626"><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627"><text:span text:style-name="Source_20_Text"><text:span text:style-name="T107">Local </text:span></text:span><text:span text:style-name="Source_20_Text"><text:span text:style-name="T105">Events</text:span></text:span></text:p>
          <text:list>
            <text:list-item>
              <text:p text:style-name="P628"><text:span text:style-name="Source_20_Text"><text:span text:style-name="T103">Easiest way to build a network is to attend events</text:span></text:span></text:p>
            </text:list-item>
            <text:list-item>
              <text:p text:style-name="P629"><text:span text:style-name="Source_20_Text"><text:span text:style-name="T104">Look to network at the closest local tech hub city</text:span></text:span></text:p>
            </text:list-item>
            <text:list-item>
              <text:p text:style-name="P627"><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630"><text:span text:style-name="Source_20_Text"><text:span text:style-name="T107">Conferences</text:span></text:span></text:p>
          <text:list>
            <text:list-item>
              <text:p text:style-name="P630"><text:span text:style-name="Source_20_Text"><text:span text:style-name="T107">Meet with like-minded people</text:span></text:span></text:p>
            </text:list-item>
            <text:list-item>
              <text:p text:style-name="P630"><text:span text:style-name="Source_20_Text"><text:span text:style-name="T107">A lot are free but some can let you get in for free</text:span></text:span></text:p>
              <text:list>
                <text:list-item>
                  <text:p text:style-name="P630"><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630"><text:span text:style-name="Source_20_Text"><text:span text:style-name="T107">Volunteering usually allows you to get in for free</text:span></text:span></text:p>
                </text:list-item>
                <text:list-item>
                  <text:p text:style-name="P631"><text:span text:style-name="Source_20_Text"><text:span text:style-name="T109">Never eat alone</text:span></text:span></text:p>
                </text:list-item>
                <text:list-item>
                  <text:p text:style-name="P632"><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633"><text:span text:style-name="Source_20_Text"><text:span text:style-name="T110">Community Groups</text:span></text:span></text:p>
          <text:list>
            <text:list-item>
              <text:p text:style-name="P633"><text:span text:style-name="Source_20_Text"><text:span text:style-name="T110">local groups, Discord, Slack, or online areas</text:span></text:span></text:p>
            </text:list-item>
            <text:list-item>
              <text:p text:style-name="P634"><text:span text:style-name="Source_20_Text"><text:span text:style-name="T111">Code for America DC chapter?</text:span></text:span></text:p>
            </text:list-item>
            <text:list-item>
              <text:p text:style-name="P635"><text:span text:style-name="Source_20_Text"><text:span text:style-name="T120">Hackathon</text:span></text:span></text:p>
            </text:list-item>
            <text:list-item>
              <text:p text:style-name="P636"><text:span text:style-name="Source_20_Text"><text:span text:style-name="T214">Contributing to open-source projects</text:span></text:span></text:p>
            </text:list-item>
          </text:list>
        </text:list-item>
        <text:list-item>
          <text:p text:style-name="P637"><text:span text:style-name="Source_20_Text"><text:span text:style-name="T112">Apps</text:span></text:span></text:p>
          <text:list>
            <text:list-item>
              <text:p text:style-name="P637"><text:span text:style-name="Source_20_Text"><text:span text:style-name="T112">Lunchclub</text:span></text:span></text:p>
            </text:list-item>
            <text:list-item>
              <text:p text:style-name="P637"><text:span text:style-name="Source_20_Text"><text:span text:style-name="T112">Bumble Bizz</text:span></text:span></text:p>
            </text:list-item>
          </text:list>
        </text:list-item>
        <text:list-item>
          <text:p text:style-name="P638"><text:span text:style-name="Source_20_Text"><text:span text:style-name="T113">Friends and Family</text:span></text:span></text:p>
        </text:list-item>
        <text:list-item>
          <text:p text:style-name="P639"><text:span text:style-name="Source_20_Text"><text:span text:style-name="T115">Coffee Chats </text:span></text:span><text:span text:style-name="Source_20_Text"><text:span text:style-name="T119">(20 - 30 mins)</text:span></text:span></text:p>
          <text:list>
            <text:list-item>
              <text:p text:style-name="P640"><text:span text:style-name="Source_20_Text"><text:span text:style-name="T117">Requesting a coffee chat</text:span></text:span></text:p>
              <text:list>
                <text:list-item>
                  <text:p text:style-name="P640"><text:soft-page-break/><text:span text:style-name="Source_20_Text"><text:span text:style-name="T117">Send an email after meeting someone asking if they have time for a deeper conversation about how they got to where they are.</text:span></text:span></text:p>
                </text:list-item>
                <text:list-item>
                  <text:p text:style-name="P640"><text:span text:style-name="Source_20_Text"><text:span text:style-name="T117">Follow up 1 week</text:span></text:span></text:p>
                </text:list-item>
                <text:list-item>
                  <text:p text:style-name="P640"><text:span text:style-name="Source_20_Text"><text:span text:style-name="T117">Follow up 2 weeks</text:span></text:span></text:p>
                </text:list-item>
                <text:list-item>
                  <text:p text:style-name="P640"><text:span text:style-name="Source_20_Text"><text:span text:style-name="T117">Last email 1 month</text:span></text:span></text:p>
                </text:list-item>
                <text:list-item>
                  <text:p text:style-name="P640"><text:span text:style-name="Source_20_Text"><text:span text:style-name="T117">Drop it if they don’t respond</text:span></text:span></text:p>
                </text:list-item>
              </text:list>
            </text:list-item>
            <text:list-item>
              <text:p text:style-name="P639"><text:span text:style-name="Source_20_Text"><text:span text:style-name="T114">End coffee chats with so who should I talk to next?</text:span></text:span></text:p>
            </text:list-item>
            <text:list-item>
              <text:p text:style-name="P639"><text:span text:style-name="Source_20_Text"><text:span text:style-name="T115">Send a followup email thanking them and link them something interesting that you all talked about.</text:span></text:span></text:p>
            </text:list-item>
          </text:list>
        </text:list-item>
        <text:list-item>
          <text:p text:style-name="P639"><text:span text:style-name="Source_20_Text"><text:span text:style-name="T115">Normal follow up procedure </text:span></text:span><text:span text:style-name="Source_20_Text"><text:span text:style-name="T116">after meeting</text:span></text:span></text:p>
          <text:list>
            <text:list-item>
              <text:p text:style-name="P641"><text:span text:style-name="Source_20_Text"><text:span text:style-name="T115">Meet</text:span></text:span></text:p>
            </text:list-item>
            <text:list-item>
              <text:p text:style-name="P641"><text:span text:style-name="Source_20_Text"><text:span text:style-name="T115">Next Day: email something that adds value</text:span></text:span></text:p>
            </text:list-item>
            <text:list-item>
              <text:p text:style-name="P641"><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641"><text:span text:style-name="Source_20_Text"><text:span text:style-name="T115">Day 6: follow them on Twitter</text:span></text:span></text:p>
            </text:list-item>
          </text:list>
        </text:list-item>
        <text:list-item>
          <text:p text:style-name="P642"><text:span text:style-name="Source_20_Text"><text:span text:style-name="T118">Set up custom alerts on Google</text:span></text:span><text:span text:style-name="Source_20_Text"><text:span text:style-name="T215"> google.com/alerts</text:span></text:span></text:p>
          <text:list>
            <text:list-item>
              <text:p text:style-name="P642"><text:span text:style-name="Source_20_Text"><text:span text:style-name="T118">Can create alerts of contact’s name or company on the networking sheet</text:span></text:span></text:p>
            </text:list-item>
            <text:list-item>
              <text:p text:style-name="P642"><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2819247212" text:style-name="L181">
        <text:list-item>
          <text:p text:style-name="P990"><text:span text:style-name="Source_20_Text"><text:span text:style-name="T13"/></text:span></text:p>
        </text:list-item>
      </text:list>
      <text:h text:style-name="Heading_20_4" text:outline-level="4"><text:span text:style-name="Source_20_Text"><text:span text:style-name="T13">Review: Box Model</text:span></text:span></text:h>
      <text:list xml:id="list2218500184" text:style-name="L182">
        <text:list-item>
          <text:p text:style-name="P643"><text:span text:style-name="Source_20_Text"><text:span text:style-name="T13">The box model is made up of what three things?</text:span></text:span></text:p>
          <text:list>
            <text:list-item>
              <text:p text:style-name="P644"><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1551955889" text:style-name="L183">
        <text:list-item>
          <text:p text:style-name="P991"><text:span text:style-name="Source_20_Text"><text:span text:style-name="T13"/></text:span></text:p>
        </text:list-item>
      </text:list>
      <text:h text:style-name="Heading_20_4" text:outline-level="4"><text:span text:style-name="Source_20_Text"><text:span text:style-name="T13">Review: Three Simple Layouts</text:span></text:span></text:h>
      <text:list xml:id="list3354266643" text:style-name="L184">
        <text:list-item>
          <text:p text:style-name="P992"><text:span text:style-name="Source_20_Text"><text:span text:style-name="T13"/></text:span></text:p>
        </text:list-item>
      </text:list>
      <text:h text:style-name="Heading_20_4" text:outline-level="4"><text:span text:style-name="Source_20_Text"><text:span text:style-name="T13">Learn: Responsive Basics</text:span></text:span></text:h>
      <text:list xml:id="list632287811" text:style-name="L185">
        <text:list-item>
          <text:p text:style-name="P645"><text:span text:style-name="Source_20_Text"><text:span text:style-name="T13">What makes a site responsive?</text:span></text:span></text:p>
          <text:list>
            <text:list-item>
              <text:p text:style-name="P646"><text:span text:style-name="Source_20_Text"><text:span text:style-name="T13">Fluid</text:span></text:span><text:span text:style-name="Source_20_Text"><text:span text:style-name="T122">ity is when everything is based as a percentage so it can resize</text:span></text:span></text:p>
            </text:list-item>
            <text:list-item>
              <text:p text:style-name="P646"><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647"><text:span text:style-name="Source_20_Text"><text:span text:style-name="T123">rem (root ems) get their sizing guidance from what the html selector font-size is set to.</text:span></text:span></text:p>
                </text:list-item>
              </text:list>
            </text:list-item>
            <text:list-item>
              <text:p text:style-name="P646"><text:span text:style-name="Source_20_Text"><text:span text:style-name="T122">C</text:span></text:span><text:span text:style-name="Source_20_Text"><text:span text:style-name="T13">ontent decisions</text:span></text:span></text:p>
              <text:list>
                <text:list-item>
                  <text:p text:style-name="P648"><text:span text:style-name="Source_20_Text"><text:span text:style-name="T124">made using media queries</text:span></text:span></text:p>
                </text:list-item>
                <text:list-item>
                  <text:p text:style-name="P649"><text:span text:style-name="Source_20_Text"><text:span text:style-name="T125">making the decision</text:span></text:span></text:p>
                  <text:list>
                    <text:list-item>
                      <text:p text:style-name="P649"><text:span text:style-name="Source_20_Text"><text:span text:style-name="T125">mobile first: start with the essential elements first and then add more when there is more screen real estate</text:span></text:span></text:p>
                    </text:list-item>
                    <text:list-item>
                      <text:p text:style-name="P649"><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3355013210" text:style-name="L186">
        <text:list-item>
          <text:p text:style-name="P993"><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3999318556" text:style-name="L187">
        <text:list-item>
          <text:p text:style-name="P650"><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651"><text:span text:style-name="Source_20_Text"><text:span text:style-name="T348">Done</text:span></text:span></text:p>
            </text:list-item>
          </text:list>
        </text:list-item>
        <text:list-item>
          <text:p text:style-name="P650"><text:span text:style-name="T13">Do: </text:span><text:a xlink:type="simple" xlink:href="http://flexboxfroggy.com/" text:style-name="Internet_20_link" text:visited-style-name="Visited_20_Internet_20_Link"><text:span text:style-name="T13">http://flexboxfroggy.com/</text:span></text:a></text:p>
          <text:list>
            <text:list-item>
              <text:p text:style-name="P652">Done</text:p>
            </text:list-item>
          </text:list>
        </text:list-item>
        <text:list-item>
          <text:p text:style-name="P650"><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652">Done</text:p>
            </text:list-item>
          </text:list>
        </text:list-item>
      </text:list>
      <text:p text:style-name="P187">Nick Nyguen? Sports data analyst?</text:p>
      <text:p text:style-name="P122"/>
      <text:h text:style-name="P357" text:outline-level="2"><text:span text:style-name="Source_20_Text"><text:span text:style-name="T275">Class 8</text:span></text:span></text:h>
      <text:p text:style-name="P125"/>
      <text:h text:style-name="P381" text:outline-level="4">Review - How to Network</text:h>
      <text:p text:style-name="P171"><text:s/><text:span text:style-name="T349">The students that put in the time to network on average gets networked into 60 apps. </text:span></text:p>
      <text:list xml:id="list3170691500" text:style-name="L188">
        <text:list-item>
          <text:p text:style-name="P653">50% will ghost you</text:p>
        </text:list-item>
        <text:list-item>
          <text:p text:style-name="P653">15 real interviews</text:p>
        </text:list-item>
        <text:list-item>
          <text:p text:style-name="P653">1.5 offers</text:p>
        </text:list-item>
        <text:list-item>
          <text:p text:style-name="P653">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2243358936" text:style-name="L189">
        <text:list-item>
          <text:p text:style-name="P654">Day 1: email</text:p>
          <text:list>
            <text:list-item>
              <text:p text:style-name="P654">say how you met, provide value and thank them for their time</text:p>
            </text:list-item>
            <text:list-item>
              <text:p text:style-name="P654">use hunter.io to find professional emails</text:p>
            </text:list-item>
          </text:list>
        </text:list-item>
        <text:list-item>
          <text:p text:style-name="P654">Day 3: LinkedIn</text:p>
          <text:list>
            <text:list-item>
              <text:p text:style-name="P654">reach out with a quick message</text:p>
            </text:list-item>
          </text:list>
        </text:list-item>
        <text:list-item>
          <text:p text:style-name="P654">Day 6: Twitter</text:p>
          <text:list>
            <text:list-item>
              <text:p text:style-name="P654">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2285461816" text:style-name="L190">
        <text:list-item>
          <text:p text:style-name="P655">week 1</text:p>
        </text:list-item>
        <text:list-item>
          <text:p text:style-name="P655">week 2</text:p>
        </text:list-item>
        <text:list-item>
          <text:p text:style-name="P655">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540597387" text:style-name="L191">
        <text:list-item>
          <text:p text:style-name="P656">Thank them &gt; Ask for the chat while being flexible &gt; demonstrate value</text:p>
        </text:list-item>
      </text:list>
      <text:p text:style-name="P177"/>
      <text:h text:style-name="P381" text:outline-level="4">Review - CSS Basics </text:h>
      <text:p text:style-name="P180">Golden Rule</text:p>
      <text:p text:style-name="P180">Progressive Enhancement – set up with HTML, add a bit of CSS and a small amount of JS because it doesn’t ignore people without access to broadband</text:p>
      <text:list xml:id="list2871576594" text:style-name="L192">
        <text:list-item>
          <text:p text:style-name="P657">1MB club</text:p>
        </text:list-item>
      </text:list>
      <text:p text:style-name="P181">CSS rule breakdown</text:p>
      <text:p text:style-name="P181">The cascade only comes into effect if the rules below have &gt;= specificity.</text:p>
      <text:p text:style-name="P181">Selecting By relationships</text:p>
      <text:list xml:id="list1105858723" text:style-name="L193">
        <text:list-item>
          <text:p text:style-name="P658">parent &gt; child, parent child, sibling + sibling</text:p>
        </text:list-item>
      </text:list>
      <text:p text:style-name="P182">IDs and classes</text:p>
      <text:list xml:id="list886313759" text:style-name="L194">
        <text:list-item>
          <text:p text:style-name="P659">IDs can be used once, classes can be reused</text:p>
        </text:list-item>
      </text:list>
      <text:p text:style-name="P182">specificity practice</text:p>
      <text:p text:style-name="P182">The box model</text:p>
      <text:list xml:id="list925572128" text:style-name="L195">
        <text:list-item>
          <text:p text:style-name="P660">everything in web dev is a box</text:p>
        </text:list-item>
        <text:list-item>
          <text:p text:style-name="P660">size is calculated height + padding + border</text:p>
        </text:list-item>
      </text:list>
      <text:p text:style-name="P181"/>
      <text:h text:style-name="P381" text:outline-level="4">Review - CSS Layout </text:h>
      <text:p text:style-name="P183">Floats</text:p>
      <text:list xml:id="list1467263594" text:style-name="L196">
        <text:list-item>
          <text:p text:style-name="P661">float: left moves things to the top left and float: right moves things to the top right.</text:p>
        </text:list-item>
      </text:list>
      <text:p text:style-name="P183"/>
      <text:h text:style-name="P381" text:outline-level="4"><text:soft-page-break/>Responsive Basics </text:h>
      <text:p text:style-name="Standard"/>
      <text:h text:style-name="P381" text:outline-level="4">Responsive Websites</text:h>
      <text:p text:style-name="P184">What makes a site responsive?</text:p>
      <text:list xml:id="list2806442268" text:style-name="L197">
        <text:list-item>
          <text:p text:style-name="P662">Fluid – everything done in %s</text:p>
        </text:list-item>
        <text:list-item>
          <text:p text:style-name="P662">Elastic – sizing using ems and rems</text:p>
        </text:list-item>
        <text:list-item>
          <text:p text:style-name="P662">Content Decisions – What happens when we get to a certain size</text:p>
        </text:list-item>
      </text:list>
      <text:p text:style-name="P184">How do we make content decisions?</text:p>
      <text:list xml:id="list2538945350" text:style-name="L198">
        <text:list-item>
          <text:p text:style-name="P663">Using media queries to change content based on screen size.</text:p>
        </text:list-item>
      </text:list>
      <text:p text:style-name="P185">Important addition to the Template</text:p>
      <text:list xml:id="list2839348601" text:style-name="L199">
        <text:list-item>
          <text:p text:style-name="P664">&lt;meta name=”viewport” content=”width=device-width, initial-scale=1”&gt;</text:p>
        </text:list-item>
      </text:list>
      <text:p text:style-name="Standard"/>
      <text:h text:style-name="P382" text:outline-level="4">Homework</text:h>
      <text:p text:style-name="P186">NOTE: Only use floats and not flexbox</text:p>
      <text:list xml:id="list92586877" text:style-name="L200">
        <text:list-item>
          <text:p text:style-name="P665">Read HtIPaWF summary</text:p>
          <text:list>
            <text:list-item>
              <text:p text:style-name="P665"/>
            </text:list-item>
          </text:list>
        </text:list-item>
        <text:list-item>
          <text:p text:style-name="P666">Complete 3 layouts we did in class with CSS (BBC, Khan Acad, Tech Crunch)</text:p>
          <text:list>
            <text:list-item>
              <text:p text:style-name="P667">Done</text:p>
            </text:list-item>
          </text:list>
        </text:list-item>
        <text:list-item>
          <text:p text:style-name="P666">Do the Level Ground &amp; Source layouts</text:p>
          <text:list>
            <text:list-item>
              <text:p text:style-name="P667">Done</text:p>
            </text:list-item>
          </text:list>
        </text:list-item>
        <text:list-item>
          <text:p text:style-name="P666">Do the Restaurant &amp; Hair Salon layouts</text:p>
        </text:list-item>
        <text:list-item>
          <text:p text:style-name="P666">Watch Javascript crash course for beginners: <text:a xlink:type="simple" xlink:href="https://www.youtube.com/watch?v=hdI2bqOjy3c" text:style-name="Internet_20_link" text:visited-style-name="Visited_20_Internet_20_Link">https://www.youtube.com/watch?v=hdI2bqOjy3c</text:a> </text:p>
          <text:list>
            <text:list-item>
              <text:p text:style-name="P668">Done</text:p>
            </text:list-item>
          </text:list>
        </text:list-item>
        <text:list-item>
          <text:p text:style-name="P666">Extra</text:p>
          <text:list>
            <text:list-item>
              <text:p text:style-name="P666">Complete Pushwork Layout</text:p>
              <text:list>
                <text:list-item>
                  <text:p text:style-name="P667">In Progress</text:p>
                </text:list-item>
              </text:list>
            </text:list-item>
            <text:list-item>
              <text:p text:style-name="P666">Add media queries to other layouts</text:p>
              <text:list>
                <text:list-item>
                  <text:p text:style-name="P667">Done</text:p>
                </text:list-item>
              </text:list>
            </text:list-item>
            <text:list-item>
              <text:p text:style-name="P666">FCC Flexbox Tutorial</text:p>
            </text:list-item>
            <text:list-item>
              <text:p text:style-name="P666">Flexbox in 20 mins</text:p>
            </text:list-item>
            <text:list-item>
              <text:p text:style-name="P666">Flexbox Zombies</text:p>
            </text:list-item>
          </text:list>
        </text:list-item>
      </text:list>
      <text:p text:style-name="P125"/>
      <text:h text:style-name="P345"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2683792640" text:style-name="L201">
        <text:list-item>
          <text:p text:style-name="P669">Name</text:p>
          <text:list>
            <text:list-item>
              <text:p text:style-name="P669">Leon</text:p>
            </text:list-item>
          </text:list>
        </text:list-item>
        <text:list-item>
          <text:p text:style-name="P669">Title</text:p>
          <text:list>
            <text:list-item>
              <text:p text:style-name="P669"><text:soft-page-break/>I’m a software engineer</text:p>
            </text:list-item>
          </text:list>
        </text:list-item>
        <text:list-item>
          <text:p text:style-name="P669">What you do</text:p>
          <text:list>
            <text:list-item>
              <text:p text:style-name="P669">I help people build fullstack web apps</text:p>
            </text:list-item>
          </text:list>
        </text:list-item>
        <text:list-item>
          <text:p text:style-name="P669">Why you are here</text:p>
          <text:list>
            <text:list-item>
              <text:p text:style-name="P669">I’m trying to learn how to network better</text:p>
            </text:list-item>
          </text:list>
        </text:list-item>
        <text:list-item>
          <text:p text:style-name="P669">greeting</text:p>
          <text:list>
            <text:list-item>
              <text:p text:style-name="P669">Nice to meet you all</text:p>
            </text:list-item>
          </text:list>
        </text:list-item>
      </text:list>
      <text:p text:style-name="P131">Personal example:</text:p>
      <text:list xml:id="list3198505839" text:style-name="L202">
        <text:list-item>
          <text:p text:style-name="P670">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66313598" text:style-name="L203">
        <text:list-item>
          <text:p text:style-name="P671">groups of 6</text:p>
        </text:list-item>
        <text:list-item>
          <text:p text:style-name="P671">practice intros x2 to get more comfortable</text:p>
        </text:list-item>
        <text:list-item>
          <text:p text:style-name="P671">simple starter questions on discord</text:p>
        </text:list-item>
        <text:list-item>
          <text:p text:style-name="P671">20 mins per group</text:p>
        </text:list-item>
      </text:list>
      <text:p text:style-name="P132"/>
      <text:p text:style-name="P132">On the 100Devs Discord server from user dsal929</text:p>
      <text:p text:style-name="P132"/>
      <text:p text:style-name="P132"/>
      <text:h text:style-name="P347" text:outline-level="2">Class <text:span text:style-name="T353">10</text:span>: <text:span text:style-name="T353">Rant and Review</text:span></text:h>
      <text:p text:style-name="P127"/>
      <text:h text:style-name="P383"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382" text:outline-level="4"><text:span text:style-name="T354">R</text:span>eview – CSS Basics</text:h>
      <text:list xml:id="list1650594133" text:style-name="L204">
        <text:list-item>
          <text:p text:style-name="P994">The Golden Rule/Separation of Concerns – HTML = structure/content, CSS = style, JS = behavior/interaction</text:p>
        </text:list-item>
        <text:list-item>
          <text:p text:style-name="P995">Progressive enhancement – Core of layouts is HTML, presentation is CSS and little coating of JS</text:p>
        </text:list-item>
        <text:list-item>
          <text:p text:style-name="P995">Where does CSS go?</text:p>
        </text:list-item>
        <text:list-item>
          <text:p text:style-name="P995">Define parts of a CSS rule</text:p>
        </text:list-item>
        <text:list-item>
          <text:p text:style-name="P995">The Cascade allows rules that come later that overwrite those before</text:p>
        </text:list-item>
        <text:list-item>
          <text:p text:style-name="P996">parent &gt; child, parent child, sibling1 + sibling2</text:p>
        </text:list-item>
        <text:list-item>
          <text:p text:style-name="P997">IDs are only used once on 1 element, classes are used multiple times and on multiple elements</text:p>
        </text:list-item>
        <text:list-item>
          <text:p text:style-name="P997">Box model dimensions include width, padding, and border. Margin just pushes the box around</text:p>
        </text:list-item>
        <text:list-item>
          <text:p text:style-name="P997">Float right goes up to the right and float left goes up to the left</text:p>
        </text:list-item>
      </text:list>
      <text:h text:style-name="P382" text:outline-level="4"><text:soft-page-break/></text:h>
      <text:h text:style-name="P382" text:outline-level="4">Learn – Responsive Basics</text:h>
      <text:h text:style-name="P382" text:outline-level="4"/>
      <text:h text:style-name="P382" text:outline-level="4">Build – Responsive Website</text:h>
      <text:h text:style-name="P382" text:outline-level="4"/>
      <text:h text:style-name="P382" text:outline-level="4">Homework</text:h>
      <text:p text:style-name="P191">Source Layout Footer: </text:p>
      <text:list xml:id="list3329185602" text:style-name="L205">
        <text:list-item>
          <text:p text:style-name="P998">social media icons in a list</text:p>
        </text:list-item>
        <text:list-item>
          <text:p text:style-name="P999">Site Map <text:span text:style-name="T355">&amp; Contribution </text:span>is an h6</text:p>
        </text:list-item>
        <text:list-item>
          <text:p text:style-name="P1000">biz-address is another h6</text:p>
        </text:list-item>
      </text:list>
      <text:h text:style-name="P348" text:outline-level="2">Class <text:span text:style-name="T353">1</text:span><text:span text:style-name="T356">1</text:span>: <text:span text:style-name="T356">Learn CSS Layout and Flexbox</text:span></text:h>
      <text:p text:style-name="P128"/>
      <text:p text:style-name="P188">Questions</text:p>
      <text:list xml:id="list1950180318" text:style-name="L206">
        <text:list-item>
          <text:p text:style-name="P672">Take 20 minutes to work on something and if you get stuck then walk away and diffuse before coming back.</text:p>
        </text:list-item>
      </text:list>
      <text:h text:style-name="P384" text:outline-level="4">Review – <text:span text:style-name="T356">Network Reminder</text:span></text:h>
      <text:p text:style-name="Standard"/>
      <text:h text:style-name="P382" text:outline-level="4">Review – CSS Basics</text:h>
      <text:list xml:id="list3288193782" text:style-name="L207">
        <text:list-item>
          <text:p text:style-name="P673">Golden rule/ separation of concerns</text:p>
        </text:list-item>
        <text:list-item>
          <text:p text:style-name="P673">Progressive enhancement – lots of HTML, less CSS, and little JS to keep sites quick</text:p>
        </text:list-item>
        <text:list-item>
          <text:p text:style-name="P673">Where does CSS go?</text:p>
          <text:list>
            <text:list-item>
              <text:p text:style-name="P674">In a separate file</text:p>
            </text:list-item>
            <text:list-item>
              <text:p text:style-name="P674">inline for HTML emails</text:p>
            </text:list-item>
            <text:list-item>
              <text:p text:style-name="P674">In the head for companies that use critical path CSS</text:p>
            </text:list-item>
          </text:list>
        </text:list-item>
        <text:list-item>
          <text:p text:style-name="P673">CSS Break <text:span text:style-name="T357">Down – rules </text:span></text:p>
        </text:list-item>
        <text:list-item>
          <text:p text:style-name="P675">What is the CSS Cascade – declarations that come below can override what comes above.</text:p>
        </text:list-item>
        <text:list-item>
          <text:p text:style-name="P675">Selecting by relationship</text:p>
          <text:list>
            <text:list-item>
              <text:p text:style-name="P675">direct parent <text:span text:style-name="T358">= parent &gt; child</text:span></text:p>
            </text:list-item>
            <text:list-item>
              <text:p text:style-name="P675">indirect parent <text:span text:style-name="T358">= parent child</text:span></text:p>
            </text:list-item>
            <text:list-item>
              <text:p text:style-name="P675"><text:span text:style-name="T358">adjacent </text:span>sibling <text:span text:style-name="T358">= previous sibling + adjacent sibling</text:span></text:p>
            </text:list-item>
            <text:list-item>
              <text:p text:style-name="P676">general sibling = previous sibling ~ general sibling</text:p>
            </text:list-item>
          </text:list>
        </text:list-item>
        <text:list-item>
          <text:p text:style-name="P676">IDs are unique and can only be used on 1 element in one document</text:p>
        </text:list-item>
        <text:list-item>
          <text:p text:style-name="P676">Classes can be used multiple times on multiple elements</text:p>
        </text:list-item>
        <text:list-item>
          <text:p text:style-name="P677">The Box model</text:p>
          <text:list>
            <text:list-item>
              <text:p text:style-name="P677">size is calculated with height/width + padding + border. Margin only moves the element</text:p>
            </text:list-item>
          </text:list>
        </text:list-item>
      </text:list>
      <text:h text:style-name="P382" text:outline-level="4"><text:soft-page-break/>Practice – Box Model</text:h>
      <text:list xml:id="list3725754139" text:style-name="L208">
        <text:list-item>
          <text:p text:style-name="P678">Done</text:p>
        </text:list-item>
      </text:list>
      <text:h text:style-name="P382" text:outline-level="4">Review – Responsive Basics</text:h>
      <text:list xml:id="list2418867999" text:style-name="L209">
        <text:list-item>
          <text:p text:style-name="P679">Iphone </text:p>
        </text:list-item>
        <text:list-item>
          <text:p text:style-name="P679">core underpinnings of responsive design</text:p>
          <text:list>
            <text:list-item>
              <text:p text:style-name="P679">fluidity – using percentages or flexbox helps keep a website looking good in between breakpoints</text:p>
            </text:list-item>
            <text:list-item>
              <text:p text:style-name="P679">elasticity – responsive units of measure for fonts (ie. ems and rems)</text:p>
            </text:list-item>
            <text:list-item>
              <text:p text:style-name="P679">content decisions – <text:span text:style-name="T359">what is shown at different screen sizes</text:span></text:p>
            </text:list-item>
          </text:list>
        </text:list-item>
        <text:list-item>
          <text:p text:style-name="P680">ems base it’s size on the closest parent with a defined font-size in pixels</text:p>
        </text:list-item>
        <text:list-item>
          <text:p text:style-name="P681">rems base their size off of the size specified in the html element</text:p>
        </text:list-item>
        <text:list-item>
          <text:p text:style-name="P682">How do we make content decisions?</text:p>
          <text:list>
            <text:list-item>
              <text:p text:style-name="P682">We use media queries to dictate what styles are shown</text:p>
            </text:list-item>
          </text:list>
        </text:list-item>
      </text:list>
      <text:h text:style-name="P382" text:outline-level="4">Practice – EM/REM</text:h>
      <text:list xml:id="list4222063630" text:style-name="L210">
        <text:list-item>
          <text:p text:style-name="P683">Default browser font-size is 16px. Setting html to font-size: 62.5% sets it at 10px for which you can use for rems</text:p>
        </text:list-item>
      </text:list>
      <text:h text:style-name="P382" text:outline-level="4">Practice – Media Queries</text:h>
      <text:list xml:id="list3789566835" text:style-name="L211">
        <text:list-item>
          <text:p text:style-name="P684">Clearfix = places a dot at the end of the element that the element trys to wrap around. This is useful when the element contains floated elements and you want the parent to have a height.</text:p>
        </text:list-item>
      </text:list>
      <text:h text:style-name="P382" text:outline-level="4">Build – Using Flexbox</text:h>
      <text:p text:style-name="Standard"/>
      <text:h text:style-name="P382" text:outline-level="4">Homework</text:h>
      <text:list xml:id="list1504019329" text:style-name="L212">
        <text:list-item>
          <text:p text:style-name="P685">Add flexbox terminology to Anki deck</text:p>
        </text:list-item>
        <text:list-item>
          <text:p text:style-name="P686">Flexbox CSS in 20 minutes</text:p>
          <text:list>
            <text:list-item>
              <text:p text:style-name="P686">What is the flexible box model?</text:p>
              <text:list>
                <text:list-item>
                  <text:p text:style-name="P686">Ability to alter item width and eight to best fir in its containers available free space, its direction-agnostic and built for small scale layouts.</text:p>
                </text:list-item>
              </text:list>
            </text:list-item>
            <text:list-item>
              <text:p text:style-name="P687">What does the flex property do?</text:p>
              <text:list>
                <text:list-item>
                  <text:p text:style-name="P687">It changes the size of flexbox elements. Larger numbers mean the element will take up more space along the main axis.</text:p>
                </text:list-item>
              </text:list>
            </text:list-item>
            <text:list-item>
              <text:p text:style-name="P687">What does the order property do in relation to flex elements?</text:p>
              <text:list>
                <text:list-item>
                  <text:p text:style-name="P687">It changes the order in which the flex elements are displayed. </text:p>
                </text:list-item>
              </text:list>
            </text:list-item>
            <text:list-item>
              <text:p text:style-name="P688">How do you set the main axis for a flex element?</text:p>
              <text:list>
                <text:list-item>
                  <text:p text:style-name="P688">Set the flex-direction for row for the main axis to be the x-axis and column for the main axis to be the y-axis.</text:p>
                </text:list-item>
              </text:list>
            </text:list-item>
            <text:list-item>
              <text:p text:style-name="P689">How does the justify-content property work on flex items?</text:p>
              <text:list>
                <text:list-item>
                  <text:p text:style-name="P690">It positions the flex elements along the main axis with flex-start, flex-end, center, space-around (space between items only), space-between (equal space between and outside items)</text:p>
                </text:list-item>
              </text:list>
            </text:list-item>
            <text:list-item>
              <text:p text:style-name="P691">What does align-content property do to flex items?</text:p>
              <text:list>
                <text:list-item>
                  <text:p text:style-name="P691">It aligns flex-items along the cross axis <text:span text:style-name="T368">inside the flex-container.</text:span></text:p>
                </text:list-item>
              </text:list>
            </text:list-item>
            <text:list-item>
              <text:p text:style-name="P692">On which element does the align-self property act on?</text:p>
              <text:list>
                <text:list-item>
                  <text:p text:style-name="P692">It positions a child flex element along the cross axis</text:p>
                </text:list-item>
              </text:list>
            </text:list-item>
            <text:list-item>
              <text:p text:style-name="P693"><text:soft-page-break/>What does align-items property do to flex items?</text:p>
              <text:list>
                <text:list-item>
                  <text:p text:style-name="P693">Distributes flex-items along the cross axis.</text:p>
                </text:list-item>
              </text:list>
            </text:list-item>
            <text:list-item>
              <text:p text:style-name="P694">How do you set width of flex elements?</text:p>
              <text:list>
                <text:list-item>
                  <text:p text:style-name="P694">Flex-basis</text:p>
                </text:list-item>
              </text:list>
            </text:list-item>
            <text:list-item>
              <text:p text:style-name="P695">What is the flex property shorthand for?</text:p>
              <text:list>
                <text:list-item>
                  <text:p text:style-name="P695">Flex: flex-grow flex-shrink flex-basis <text:span text:style-name="T369">(only works on the child class)</text:span></text:p>
                </text:list-item>
              </text:list>
            </text:list-item>
            <text:list-item>
              <text:p text:style-name="P696">What is flex-flow <text:span text:style-name="T370">property </text:span>shorthand for?</text:p>
              <text:list>
                <text:list-item>
                  <text:p text:style-name="P696">Flex-flow: flex-direction flex-wrap <text:span text:style-name="T369">(only works on the parent class)</text:span></text:p>
                </text:list-item>
              </text:list>
            </text:list-item>
            <text:list-item>
              <text:p text:style-name="P697">What is place-content property shorthand for?</text:p>
              <text:list>
                <text:list-item>
                  <text:p text:style-name="P697">Place-content: align-content justify-content (only works on the child class)</text:p>
                </text:list-item>
              </text:list>
            </text:list-item>
          </text:list>
        </text:list-item>
      </text:list>
      <text:p text:style-name="P193"/>
      <text:h text:style-name="P349" text:outline-level="2"><text:span text:style-name="T361">Class </text:span><text:span text:style-name="T353">1</text:span><text:span text:style-name="T360">2</text:span><text:span text:style-name="T361">: </text:span><text:span text:style-name="T356">Learn </text:span><text:span text:style-name="T360">Javascript</text:span></text:h>
      <text:h text:style-name="P385" text:outline-level="4">Let’s Talk – Baby Learns To Walk?</text:h>
      <text:p text:style-name="Standard"/>
      <text:h text:style-name="Heading_20_4" text:outline-level="4">Learn – What is programming?</text:h>
      <text:list xml:id="list3740004627" text:style-name="L213">
        <text:list-item>
          <text:p text:style-name="P698">What is a program?</text:p>
          <text:list>
            <text:list-item>
              <text:p text:style-name="P698">A set of instructions that you write to tell a computer what to do</text:p>
            </text:list-item>
          </text:list>
        </text:list-item>
        <text:list-item>
          <text:p text:style-name="P698">What is programming?</text:p>
          <text:list>
            <text:list-item>
              <text:p text:style-name="P698">The task of writing those instructions in a language that the computer can understand.</text:p>
            </text:list-item>
          </text:list>
        </text:list-item>
        <text:list-item>
          <text:p text:style-name="P699">What is Syntax?</text:p>
          <text:list>
            <text:list-item>
              <text:p text:style-name="P699">The spelling and grammar rules of a programming language.</text:p>
            </text:list-item>
          </text:list>
        </text:list-item>
        <text:list-item>
          <text:p text:style-name="P700">JS Syntax</text:p>
          <text:list>
            <text:list-item>
              <text:p text:style-name="P700">semicolon <text:span text:style-name="T362">= </text:span></text:p>
            </text:list-item>
            <text:list-item>
              <text:p text:style-name="P700">brackets = [] useful for arrays, {}, &lt;&gt;</text:p>
            </text:list-item>
            <text:list-item>
              <text:p text:style-name="P700">parentheses</text:p>
            </text:list-item>
            <text:list-item>
              <text:p text:style-name="P700">quotation marks <text:span text:style-name="T362">= ? ternary selector</text:span></text:p>
            </text:list-item>
            <text:list-item>
              <text:p text:style-name="P700">other unique characters</text:p>
              <text:list>
                <text:list-item>
                  <text:p text:style-name="P701">|| = or</text:p>
                </text:list-item>
                <text:list-item>
                  <text:p text:style-name="P701">&amp;&amp; = and</text:p>
                </text:list-item>
              </text:list>
            </text:list-item>
          </text:list>
        </text:list-item>
        <text:list-item>
          <text:p text:style-name="P702"><text:span text:style-name="T363">The 4 main things</text:span> to <text:span text:style-name="T363">know when learning JS are what?</text:span></text:p>
          <text:list>
            <text:list-item>
              <text:p text:style-name="P702">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191512340671142" text:continue-numbering="true" text:style-name="L213">
        <text:list-item>
          <text:p text:style-name="P703">What are variables?</text:p>
          <text:list>
            <text:list-item>
              <text:p text:style-name="P704">The entity we use to store <text:span text:style-name="T365">a</text:span> value we want to use in a program later.</text:p>
            </text:list-item>
          </text:list>
        </text:list-item>
        <text:list-item>
          <text:p text:style-name="P705">What is a declaration?</text:p>
          <text:list>
            <text:list-item>
              <text:p text:style-name="P705">A reserved word that is used to create a new space in memory to store a variable. Let variable <text:span text:style-name="T365">or const variable. You can only declare a variable name once.</text:span></text:p>
            </text:list-item>
          </text:list>
        </text:list-item>
        <text:list-item>
          <text:p text:style-name="P705">What is an assignment?</text:p>
          <text:list>
            <text:list-item>
              <text:p text:style-name="P705">Assign a value to the declared variable</text:p>
            </text:list-item>
          </text:list>
        </text:list-item>
        <text:list-item>
          <text:p text:style-name="P706"><text:span text:style-name="T366">Talk about the naming convention for</text:span> JS variables.</text:p>
          <text:list>
            <text:list-item>
              <text:p text:style-name="P706"><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707">What are the reserved words for JS?</text:p>
          <text:list>
            <text:list-item>
              <text:p text:style-name="P707">Let, function, class, and return.</text:p>
            </text:list-item>
          </text:list>
        </text:list-item>
        <text:list-item>
          <text:p text:style-name="P708">What is a constant variable and how do you use it?</text:p>
          <text:list>
            <text:list-item>
              <text:p text:style-name="P708">It is a variable that cannot be reassigned once it is assigned. They can be used for difficult to remember values (like hex colors) and assigned using uppercase names like COLOR_RED.</text:p>
            </text:list-item>
          </text:list>
        </text:list-item>
        <text:list-item>
          <text:p text:style-name="P709">What are strings?</text:p>
          <text:list>
            <text:list-item>
              <text:p text:style-name="P709">A data type that stores text in quotes</text:p>
            </text:list-item>
          </text:list>
        </text:list-item>
        <text:list-item>
          <text:p text:style-name="P710">Talk about numbers</text:p>
          <text:list>
            <text:list-item>
              <text:p text:style-name="P710">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2328136255" text:style-name="L214">
        <text:list-item>
          <text:p text:style-name="P711">Comparisons</text:p>
          <text:list>
            <text:list-item>
              <text:p text:style-name="P711">Equality</text:p>
              <text:list>
                <text:list-item>
                  <text:p text:style-name="P711">9 === <text:s/>9 //true</text:p>
                </text:list-item>
                <text:list-item>
                  <text:p text:style-name="P711">7 === 3 //false</text:p>
                </text:list-item>
                <text:list-item>
                  <text:p text:style-name="P711">“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3172769014" text:style-name="L215">
        <text:list-item>
          <text:p text:style-name="P712">YouTube Background Picker – Add another list item and do it from memory</text:p>
          <text:list>
            <text:list-item>
              <text:p text:style-name="P713">done</text:p>
            </text:list-item>
          </text:list>
        </text:list-item>
        <text:list-item>
          <text:p text:style-name="P714">calc add another button</text:p>
          <text:list>
            <text:list-item>
              <text:p text:style-name="P713">done</text:p>
            </text:list-item>
          </text:list>
        </text:list-item>
        <text:list-item>
          <text:p text:style-name="P714">day make cases unimportant</text:p>
          <text:list>
            <text:list-item>
              <text:p text:style-name="P713">done</text:p>
            </text:list-item>
          </text:list>
        </text:list-item>
        <text:list-item>
          <text:p text:style-name="P715">Anki Cards</text:p>
          <text:list>
            <text:list-item>
              <text:p text:style-name="P715">Describe the syntax of a function.</text:p>
              <text:list>
                <text:list-item>
                  <text:p text:style-name="P715">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716">What is a local variable?</text:p>
              <text:list>
                <text:list-item>
                  <text:p text:style-name="P716">A variable declared inside a function is only visible to that function</text:p>
                </text:list-item>
              </text:list>
            </text:list-item>
            <text:list-item>
              <text:p text:style-name="P717">Talk about global variables</text:p>
              <text:list>
                <text:list-item>
                  <text:p text:style-name="P717">They are available to any function and can be manipulated or overwritten by a function. In the case that a function declares a local variable with the same name as a global, the global will remain unchanged.</text:p>
                </text:list-item>
              </text:list>
            </text:list-item>
            <text:list-item>
              <text:p text:style-name="P718">What is the difference between a parameter and an argument?</text:p>
              <text:list>
                <text:list-item>
                  <text:p text:style-name="P718"><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719">How do you set default parameter values?</text:p>
              <text:list>
                <text:list-item>
                  <text:p text:style-name="P719">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720">Give 5 examples of prefixes for function names and say what each should do.</text:p>
                  <text:list>
                    <text:list-item>
                      <text:p text:style-name="P720">show… displays something</text:p>
                    </text:list-item>
                    <text:list-item>
                      <text:p text:style-name="P720">get… returns a value</text:p>
                    </text:list-item>
                    <text:list-item>
                      <text:p text:style-name="P720">calc… calculates something</text:p>
                    </text:list-item>
                    <text:list-item>
                      <text:p text:style-name="P720">create… creates something</text:p>
                    </text:list-item>
                    <text:list-item>
                      <text:p text:style-name="P720">check… checks something and returns a boolean</text:p>
                    </text:list-item>
                  </text:list>
                </text:list-item>
              </text:list>
            </text:list-item>
          </text:list>
        </text:list-item>
      </text:list>
      <text:p text:style-name="P192"/>
      <text:p text:style-name="P192"/>
      <text:h text:style-name="P358"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386" text:outline-level="4">Let’s Talk – Imposter Syndrome</text:h>
      <text:h text:style-name="Heading_20_4" text:outline-level="4">Review</text:h>
      <text:list xml:id="list2638681308" text:style-name="L216">
        <text:list-item>
          <text:p text:style-name="P721">Separation of Concerns</text:p>
        </text:list-item>
        <text:list-item>
          <text:p text:style-name="P721">IDs and classes</text:p>
        </text:list-item>
      </text:list>
      <text:h text:style-name="Heading_20_4" text:outline-level="4">Learn – What is programming?</text:h>
      <text:p text:style-name="P195">A computer does only what you tell it to do</text:p>
      <text:p text:style-name="P195">What is a program?</text:p>
      <text:list xml:id="list2213555546" text:style-name="L217">
        <text:list-item>
          <text:p text:style-name="P722">Set of instructions that you write to tell a computer what to do</text:p>
        </text:list-item>
      </text:list>
      <text:p text:style-name="P195">What is programming?</text:p>
      <text:list xml:id="list1186459359" text:style-name="L218">
        <text:list-item>
          <text:p text:style-name="P723">The task of writing those instructions in a language that the computer can understand</text:p>
        </text:list-item>
      </text:list>
      <text:p text:style-name="P195"/>
      <text:h text:style-name="Heading_20_4" text:outline-level="4">Lean – JS Basics</text:h>
      <text:p text:style-name="P196">What is syntax?</text:p>
      <text:list xml:id="list2551273232" text:style-name="L219">
        <text:list-item>
          <text:p text:style-name="P724">The spelling and grammar rules of a programming languages</text:p>
        </text:list-item>
      </text:list>
      <text:p text:style-name="P196">What are variables?</text:p>
      <text:list xml:id="list1812704982" text:style-name="L220">
        <text:list-item>
          <text:p text:style-name="P725">Are a way we can tell our program to remember values for us to use later on</text:p>
        </text:list-item>
      </text:list>
      <text:p text:style-name="P196">How do you declare and assign variables?</text:p>
      <text:list xml:id="list2683673263" text:style-name="L221">
        <text:list-item>
          <text:p text:style-name="P726"><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2799328812" text:style-name="L222">
        <text:list-item>
          <text:p text:style-name="P727">Name variables using camelCase.</text:p>
        </text:list-item>
      </text:list>
      <text:p text:style-name="P197">What are strings?</text:p>
      <text:list xml:id="list1424775132" text:style-name="L223">
        <text:list-item>
          <text:p text:style-name="P728">Data types that appear between single quotes, double quotes, and ticks.</text:p>
        </text:list-item>
      </text:list>
      <text:p text:style-name="P198">What are the big 4 principles to understand in order to code well?</text:p>
      <text:list xml:id="list4021201275" text:style-name="L224">
        <text:list-item>
          <text:p text:style-name="P729">Variables, conditionals, functions and loops</text:p>
        </text:list-item>
      </text:list>
      <text:p text:style-name="P199">What’s the difference between =, ==, and ===?</text:p>
      <text:list xml:id="list4048913462" text:style-name="L225">
        <text:list-item>
          <text:p text:style-name="P730"><text:soft-page-break/>= is used for assignment, == is used for comparing value, === is used for comparing value and type.</text:p>
        </text:list-item>
      </text:list>
      <text:p text:style-name="P200">What is a template <text:span text:style-name="T373">literal/</text:span>string?</text:p>
      <text:list xml:id="list1572839308" text:style-name="L226">
        <text:list-item>
          <text:p text:style-name="P731">`${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120826409" text:style-name="L227">
        <text:list-item>
          <text:p text:style-name="P732">Background picker: make it a cage album picker</text:p>
          <text:list>
            <text:list-item>
              <text:p text:style-name="P732">Done</text:p>
            </text:list-item>
          </text:list>
        </text:list-item>
      </text:list>
      <text:p text:style-name="P194"/>
      <text:h text:style-name="P359"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3311383596" text:style-name="L228">
        <text:list-item>
          <text:p text:style-name="P733">using ++variable will add 1 value to the variable before something else executes. Variable++ will add 1 to the variable after something else executes on it.</text:p>
          <text:list>
            <text:list-item>
              <text:p text:style-name="P733">Let dogAge = 15</text:p>
            </text:list-item>
            <text:list-item>
              <text:p text:style-name="P733">alert(++dogAge) outputs 16</text:p>
            </text:list-item>
            <text:list-item>
              <text:p text:style-name="P733">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3401999986" text:style-name="L229">
        <text:list-item>
          <text:p text:style-name="P734">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2201550917" text:style-name="L230">
        <text:list-item>
          <text:p text:style-name="P735">Function Expressions</text:p>
          <text:list>
            <text:list-item>
              <text:p text:style-name="P735">a function is a value representing an action. Regular values like strings or numbers represent the data while a function can be perceived as an action we can pass between variables and run when we want</text:p>
            </text:list-item>
            <text:list-item>
              <text:p text:style-name="P736"><text:span text:style-name="Emphasis">Function Declaration:</text:span> a function, declared as a separate statement, in the main code flow. <text:span text:style-name="T374">It can be called before it is defined in the code.</text:span></text:p>
            </text:list-item>
            <text:list-item>
              <text:p text:style-name="P736"><text:span text:style-name="Emphasis">Function Expression:</text:span> a function, created inside an expression or inside another syntax construct. <text:span text:style-name="T374">It needs to be defined before it can be called.</text:span></text:p>
            </text:list-item>
            <text:list-item>
              <text:p text:style-name="P1001">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735">Arrow Functions</text:p>
          <text:list>
            <text:list-item>
              <text:p text:style-name="P735">How do you write an arrow function</text:p>
              <text:list>
                <text:list-item>
                  <text:p text:style-name="P737">let func = (param1, param2) =&gt; param1 + param2;</text:p>
                </text:list-item>
                <text:list-item>
                  <text:p text:style-name="P738">let func = (param1, param2 =&gt; { return expression }</text:p>
                </text:list-item>
              </text:list>
            </text:list-item>
            <text:list-item>
              <text:p text:style-name="P735">Arrow functions are handy for simple actions, especially for one-liners. They come in two flavors:</text:p>
              <text:list>
                <text:list-item>
                  <text:p text:style-name="P735">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735">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360"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3459480129" text:style-name="L231">
        <text:list-item>
          <text:p text:style-name="P739">Freelancing means working as an independent person or company rather than be employed by someone else</text:p>
        </text:list-item>
        <text:list-item>
          <text:p text:style-name="P740">Consultant, 1099, contractor, self-employeed</text:p>
        </text:list-item>
      </text:list>
      <text:p text:style-name="Standard"/>
      <text:h text:style-name="Heading_20_4" text:outline-level="4">Learn – Setting Up Online Presence</text:h>
      <text:p text:style-name="P217">Set up a Portfolio</text:p>
      <text:list xml:id="list1833251455" text:style-name="L232">
        <text:list-item>
          <text:p text:style-name="P741">Examples</text:p>
          <text:list>
            <text:list-item>
              <text:p text:style-name="P741">blaw ($1000): barbaralaw.me</text:p>
            </text:list-item>
            <text:list-item>
              <text:p text:style-name="P741"><text:soft-page-break/>shawn (Amazon $1495): shawncharles.netlify.app </text:p>
            </text:list-item>
          </text:list>
        </text:list-item>
        <text:list-item>
          <text:p text:style-name="P742">Advice for portfolio</text:p>
          <text:list>
            <text:list-item>
              <text:p text:style-name="P743">Use templates!!</text:p>
              <text:list>
                <text:list-item>
                  <text:p text:style-name="P426">Use these first:</text:p>
                  <text:list>
                    <text:list-item>
                      <text:p text:style-name="P743"><text:a xlink:type="simple" xlink:href="https://html5up.net/" text:style-name="Internet_20_link" text:visited-style-name="Visited_20_Internet_20_Link">https://html5up.net/</text:a> </text:p>
                    </text:list-item>
                  </text:list>
                </text:list-item>
                <text:list-item>
                  <text:p text:style-name="P426">After your first client use these maybe:</text:p>
                  <text:list>
                    <text:list-item>
                      <text:p text:style-name="P426">wrapbootstrap.com</text:p>
                    </text:list-item>
                    <text:list-item>
                      <text:p text:style-name="P426">themeforest.net</text:p>
                    </text:list-item>
                  </text:list>
                </text:list-item>
              </text:list>
            </text:list-item>
            <text:list-item>
              <text:p text:style-name="P426">Hosting sites</text:p>
              <text:list>
                <text:list-item>
                  <text:p text:style-name="P744"><text:span text:style-name="T379">N</text:span>etlify.<text:span text:style-name="T379">com/drop</text:span> <text:span text:style-name="T379">(</text:span>free site<text:span text:style-name="T379">)</text:span></text:p>
                  <text:list>
                    <text:list-item>
                      <text:p text:style-name="P426">costs money if you want a custom domain</text:p>
                    </text:list-item>
                  </text:list>
                </text:list-item>
                <text:list-item>
                  <text:p text:style-name="P745">Domains</text:p>
                  <text:list>
                    <text:list-item>
                      <text:p text:style-name="P745">Namecheap.com</text:p>
                    </text:list-item>
                    <text:list-item>
                      <text:p text:style-name="P745">IwantMyName.com</text:p>
                    </text:list-item>
                  </text:list>
                </text:list-item>
              </text:list>
            </text:list-item>
          </text:list>
        </text:list-item>
      </text:list>
      <text:p text:style-name="P217"/>
      <text:p text:style-name="P217">Curate Twitter</text:p>
      <text:list xml:id="list4062484284" text:style-name="L233">
        <text:list-item>
          <text:p text:style-name="P746">Nyah (AfrosInAi.com): twitter.com/EarthandCode</text:p>
          <text:list>
            <text:list-item>
              <text:p text:style-name="P746">twitter header</text:p>
              <text:list>
                <text:list-item>
                  <text:p text:style-name="P746">Software Engineer</text:p>
                </text:list-item>
              </text:list>
            </text:list-item>
          </text:list>
        </text:list-item>
        <text:list-item>
          <text:p text:style-name="P746">Sam (Material UI): twitter.com/tanoaksam</text:p>
        </text:list-item>
        <text:list-item>
          <text:p text:style-name="P746">Twitter helps you other search results rank higher</text:p>
        </text:list-item>
      </text:list>
      <text:p text:style-name="P218"/>
      <text:p text:style-name="P217">Curate Linkedin</text:p>
      <text:list xml:id="list847268149" text:style-name="L234">
        <text:list-item>
          <text:p text:style-name="P747">Keep 3 things</text:p>
          <text:list>
            <text:list-item>
              <text:p text:style-name="P747">previous job</text:p>
              <text:list>
                <text:list-item>
                  <text:p text:style-name="P748">frame it as how it led you to tech</text:p>
                </text:list-item>
              </text:list>
            </text:list-item>
            <text:list-item>
              <text:p text:style-name="P747">100Devs <text:span text:style-name="T378">Agency (in a training program at the Agency)</text:span></text:p>
              <text:list>
                <text:list-item>
                  <text:p text:style-name="P747">Create full-stack web apps with current frameworks and packages</text:p>
                </text:list-item>
                <text:list-item>
                  <text:p text:style-name="P747">Designed interactive websites with responsive features</text:p>
                </text:list-item>
              </text:list>
            </text:list-item>
            <text:list-item>
              <text:p text:style-name="P747"><text:span text:style-name="T377">freelance</text:span> <text:span text:style-name="T377">experience</text:span></text:p>
              <text:list>
                <text:list-item>
                  <text:p text:style-name="P749">Use it to fill in the gaps in employment</text:p>
                </text:list-item>
              </text:list>
            </text:list-item>
          </text:list>
        </text:list-item>
      </text:list>
      <text:p text:style-name="P217"/>
      <text:h text:style-name="Heading_20_4" text:outline-level="4">Learn – Finding Clients</text:h>
      <text:p text:style-name="P219">Start looking for clients close by</text:p>
      <text:list xml:id="list3453576798" text:style-name="L235">
        <text:list-item>
          <text:p text:style-name="P750">Friends</text:p>
        </text:list-item>
        <text:list-item>
          <text:p text:style-name="P750">Family</text:p>
        </text:list-item>
        <text:list-item>
          <text:p text:style-name="P750">Social Media</text:p>
        </text:list-item>
      </text:list>
      <text:p text:style-name="P220">Then look for clients locally</text:p>
      <text:list xml:id="list3419068609" text:style-name="L236">
        <text:list-item>
          <text:p text:style-name="P751">Networking – tell everyone</text:p>
          <text:list>
            <text:list-item>
              <text:p text:style-name="P752">Introduce yourself as a software engineer and build websites and web apps for clients in the DMV area.</text:p>
            </text:list-item>
          </text:list>
        </text:list-item>
        <text:list-item>
          <text:p text:style-name="P751">Listings (craigslist, <text:span text:style-name="T380">local chamber of commerce, Facebook marketplace</text:span>)</text:p>
          <text:list>
            <text:list-item>
              <text:p text:style-name="P753"><text:span text:style-name="T335">I am local software engineer</text:span> and would love to meet you at (public place) to talk to you about your web development needs.</text:p>
            </text:list-item>
          </text:list>
        </text:list-item>
        <text:list-item>
          <text:p text:style-name="P751">Places you know</text:p>
          <text:list>
            <text:list-item>
              <text:p text:style-name="P754">restaurants, local businesses, eastern market <text:span text:style-name="T381">vendors</text:span></text:p>
            </text:list-item>
          </text:list>
        </text:list-item>
        <text:list-item>
          <text:p text:style-name="P751"><text:span text:style-name="T382">O</text:span>utbound (pick a niche)</text:p>
          <text:list>
            <text:list-item>
              <text:p text:style-name="P755">It is a numbers game and you’re going to get rejected a lot</text:p>
            </text:list-item>
            <text:list-item>
              <text:p text:style-name="P756"><text:soft-page-break/>In the morning pick a niche (like restaurants who need websites)</text:p>
            </text:list-item>
            <text:list-item>
              <text:p text:style-name="P756">compile a list of every restaurant in your local area and record if they have a website and if they do, is it shitty?</text:p>
            </text:list-item>
            <text:list-item>
              <text:p text:style-name="P756">Call business and <text:span text:style-name="T383">see if they </text:span>want you to build a website.</text:p>
            </text:list-item>
            <text:list-item>
              <text:p text:style-name="P757">Example script:</text:p>
              <text:list>
                <text:list-item>
                  <text:p text:style-name="P760">Hi this is [name]</text:p>
                  <text:list>
                    <text:list-item>
                      <text:p text:style-name="P760">Do you have a website where I could see your menu</text:p>
                    </text:list-item>
                  </text:list>
                </text:list-item>
                <text:list-item>
                  <text:p text:style-name="P760">Huh, odd question, but is the business owner available?</text:p>
                  <text:list>
                    <text:list-item>
                      <text:p text:style-name="P760">[if no] What is their name and when are they normally around</text:p>
                      <text:list>
                        <text:list-item>
                          <text:p text:style-name="P760">[why] I’m a DC based web developer, I make websites and would love to help out a local business</text:p>
                        </text:list-item>
                      </text:list>
                    </text:list-item>
                    <text:list-item>
                      <text:p text:style-name="P760">[if yes] I am the owner</text:p>
                      <text:list>
                        <text:list-item>
                          <text:p text:style-name="P760">[why] I’m a DC based web developer, I make websites and would love to help out a local business</text:p>
                        </text:list-item>
                      </text:list>
                    </text:list-item>
                    <text:list-item>
                      <text:p text:style-name="P760">[if yes] but they are busy</text:p>
                      <text:list>
                        <text:list-item>
                          <text:p text:style-name="P760">[great] I’ll call back in a little bit</text:p>
                        </text:list-item>
                      </text:list>
                    </text:list-item>
                  </text:list>
                </text:list-item>
                <text:list-item>
                  <text:p text:style-name="P760">Don’t hang up until they agree to a $100 package or hang up on you</text:p>
                  <text:list>
                    <text:list-item>
                      <text:p text:style-name="P760">thousands are searching for restaurants to eat at and you’re not even in the running because you don’t have a website</text:p>
                    </text:list-item>
                    <text:list-item>
                      <text:p text:style-name="P760">Individuals under 35 <text:span text:style-name="T384">(who are the demo that eats out the most) </text:span>are <text:span text:style-name="T384">more likely to eat at a restaurant with a web presence.</text:span></text:p>
                    </text:list-item>
                    <text:list-item>
                      <text:p text:style-name="P761">People are trying to find you online.</text:p>
                    </text:list-item>
                  </text:list>
                </text:list-item>
              </text:list>
            </text:list-item>
          </text:list>
        </text:list-item>
        <text:list-item>
          <text:p text:style-name="P762">Go Wide</text:p>
          <text:list>
            <text:list-item>
              <text:p text:style-name="P762">Gig sites (upwork, fiver, etc)</text:p>
              <text:list>
                <text:list-item>
                  <text:p text:style-name="P762">hard to get work since you are competing against a lot of folks</text:p>
                </text:list-item>
                <text:list-item>
                  <text:p text:style-name="P762">to be successful</text:p>
                  <text:list>
                    <text:list-item>
                      <text:p text:style-name="P762">invest in making your site user profile very robust</text:p>
                    </text:list-item>
                    <text:list-item>
                      <text:p text:style-name="P762">price everything really high (they’ll think you’re better at it)</text:p>
                    </text:list-item>
                  </text:list>
                </text:list-item>
                <text:list-item>
                  <text:p text:style-name="P762">Forums (reddit, etc)</text:p>
                  <text:list>
                    <text:list-item>
                      <text:p text:style-name="P762"/>
                    </text:list-item>
                  </text:list>
                </text:list-item>
                <text:list-item>
                  <text:p text:style-name="P762">Build <text:span text:style-name="T385">A</text:span>uthority</text:p>
                  <text:list>
                    <text:list-item>
                      <text:p text:style-name="P763">pick a niche, build a blog<text:span text:style-name="T387">(hashnode.com)</text:span> and put out content, <text:span text:style-name="T386">build a list of </text:span><text:span text:style-name="T387">potential clients and then reach out</text:span></text:p>
                    </text:list-item>
                    <text:list-item>
                      <text:p text:style-name="P763">become an expert at a thing or industry</text:p>
                    </text:list-item>
                  </text:list>
                </text:list-item>
              </text:list>
            </text:list-item>
          </text:list>
        </text:list-item>
      </text:list>
      <text:h text:style-name="Heading_20_4" text:outline-level="4">Learn – Proposals</text:h>
      <text:p text:style-name="P221">What is a proposal</text:p>
      <text:list xml:id="list4049176127" text:style-name="L237">
        <text:list-item>
          <text:p text:style-name="P764">An agreement between 2 parties where you </text:p>
        </text:list-item>
      </text:list>
      <text:p text:style-name="P222">Proposal templates</text:p>
      <text:list xml:id="list3407682311" text:style-name="L238">
        <text:list-item>
          <text:p text:style-name="P765"><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765"><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765">combine the above two templates</text:p>
        </text:list-item>
      </text:list>
      <text:p text:style-name="P223">You can add logo design along with website services using namecheap’s free logo maker and charge for a design credit</text:p>
      <text:list xml:id="list73495046" text:style-name="L239">
        <text:list-item>
          <text:p text:style-name="P766"><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4">Are there to protect both parties and says what happens when something goes wrong.</text:p>
      <text:p text:style-name="P224"><text:soft-page-break/>Everyone gets a contract <text:span text:style-name="T388">no matter the relationship (family or other)</text:span></text:p>
      <text:p text:style-name="P227">Deposit of 25-50% up front</text:p>
      <text:p text:style-name="P203">Contract examples</text:p>
      <text:list xml:id="list4208434749" text:style-name="L240">
        <text:list-item>
          <text:p text:style-name="P767"><text:a xlink:type="simple" xlink:href="https://stuffandnonsense.co.uk/projects/contract-killer" text:style-name="Internet_20_link" text:visited-style-name="Visited_20_Internet_20_Link">https://stuffandnonsense.co.uk/projects/contract-killer</text:a></text:p>
        </text:list-item>
        <text:list-item>
          <text:p text:style-name="P767"><text:a xlink:type="simple" xlink:href="https://github.com/samuelsycamore/contract-killer" text:style-name="Internet_20_link" text:visited-style-name="Visited_20_Internet_20_Link">https://github.com/samuelsycamore/contract-killer</text:a> (US version of the above link)</text:p>
        </text:list-item>
      </text:list>
      <text:p text:style-name="P226">Make sure every contract you sign has these two paragraphs</text:p>
      <text:list xml:id="list2562600678" text:style-name="L241">
        <text:list-item>
          <text:p text:style-name="P768">Indemnification clause</text:p>
          <text:list>
            <text:list-item>
              <text:p text:style-name="P768">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768">Ownership of code</text:p>
          <text:list>
            <text:list-item>
              <text:p text:style-name="P768">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768">We do this so we can put it on our portfolio</text:p>
                </text:list-item>
              </text:list>
            </text:list-item>
          </text:list>
        </text:list-item>
      </text:list>
      <text:p text:style-name="P225"/>
      <text:h text:style-name="Heading_20_4" text:outline-level="4">Learn – Delivering &amp; Client Relations</text:h>
      <text:p text:style-name="P228">How to close</text:p>
      <text:list xml:id="list911848792" text:style-name="L242">
        <text:list-item>
          <text:p text:style-name="P769">Ask them to tell you about your project and then take notes</text:p>
        </text:list-item>
        <text:list-item>
          <text:p text:style-name="P770">This sounds like an amazing project. There is a lot here. What is your ballpark budget?</text:p>
          <text:list>
            <text:list-item>
              <text:p text:style-name="P771">I can build out a lot of different proposals at different ranges but I don’t <text:span text:style-name="T391">wanna </text:span>waste both of our times. </text:p>
            </text:list-item>
            <text:list-item>
              <text:p text:style-name="P771"><text:span text:style-name="T390">D</text:span>on’t do hourly rate</text:p>
            </text:list-item>
          </text:list>
        </text:list-item>
        <text:list-item>
          <text:p text:style-name="P771">YouTube channel called the future about hourly rate (christo?)</text:p>
        </text:list-item>
        <text:list-item>
          <text:p text:style-name="P772">Be <text:span text:style-name="T392">F</text:span>irm <text:span text:style-name="T392">because if they are trouble to start with, they’ll be </text:span><text:span text:style-name="T393">trouble through the whole thing</text:span></text:p>
        </text:list-item>
        <text:list-item>
          <text:p text:style-name="P772"><text:span text:style-name="T394">Be </text:span><text:span text:style-name="T392">C</text:span>lear <text:span text:style-name="T392">with what you can do and what you can deliver</text:span></text:p>
        </text:list-item>
        <text:list-item>
          <text:p text:style-name="P772"><text:span text:style-name="T393">U</text:span>nder <text:span text:style-name="T393">P</text:span>romise and <text:span text:style-name="T393">O</text:span>ver <text:span text:style-name="T393">D</text:span>eliver</text:p>
        </text:list-item>
        <text:list-item>
          <text:p text:style-name="P773">Leave room to get help (double your time estimates)</text:p>
        </text:list-item>
      </text:list>
      <text:p text:style-name="P229">Deliver the Goods</text:p>
      <text:list xml:id="list3948979861" text:style-name="L243">
        <text:list-item>
          <text:p text:style-name="P774">Under Promise</text:p>
        </text:list-item>
        <text:list-item>
          <text:p text:style-name="P774">Over Deliver</text:p>
        </text:list-item>
        <text:list-item>
          <text:p text:style-name="P774">Communicate regularly on a schedule</text:p>
          <text:list>
            <text:list-item>
              <text:p text:style-name="P775">send the client an email every Friday (what was done and what we are going to do next week)</text:p>
            </text:list-item>
          </text:list>
        </text:list-item>
        <text:list-item>
          <text:p text:style-name="P775">Get help</text:p>
          <text:list>
            <text:list-item>
              <text:p text:style-name="P775">ask the Discord to help with details on projects when you are stuck</text:p>
            </text:list-item>
          </text:list>
        </text:list-item>
      </text:list>
      <text:h text:style-name="Heading_20_4" text:outline-level="4">Learn – Reinvesting</text:h>
      <text:p text:style-name="P230">Most freelance money is made from Evergreen clients who come back again and again.</text:p>
      <text:p text:style-name="P231">Build a better protfolio, better proposal, better contract, business entity, lawyer, CPS/book keeping</text:p>
      <text:h text:style-name="Heading_20_4" text:outline-level="4">Questions?</text:h>
      <text:p text:style-name="P232">How do we handle hosting for a client?</text:p>
      <text:list xml:id="list3512521915" text:style-name="L244">
        <text:list-item>
          <text:p text:style-name="P776">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32">Most clients at first will be static sites</text:p>
      <text:p text:style-name="P233"><text:soft-page-break/>How do get paid?</text:p>
      <text:list xml:id="list1455113982" text:style-name="L245">
        <text:list-item>
          <text:p text:style-name="P777">Send them an invoice using (invoice generator) and then get money through Venmo, Zelle, check, freshbooks (later on)</text:p>
        </text:list-item>
      </text:list>
      <text:p text:style-name="P233">If both parties don’t seem satisfied before the contract then it is ok to just let the client go.</text:p>
      <text:p text:style-name="P233">Are we responsible for the copy on the site?</text:p>
      <text:list xml:id="list593682352" text:style-name="L246">
        <text:list-item>
          <text:p text:style-name="P778">Sometimes, but if you do, then throw it in the proposal</text:p>
        </text:list-item>
      </text:list>
      <text:p text:style-name="P233">You can add squarespace/wix/<text:span text:style-name="T396">WordPress</text:span> sites to portfolios</text:p>
      <text:p text:style-name="P234">How long does it take to build a proposal?</text:p>
      <text:list xml:id="list2052087777" text:style-name="L247">
        <text:list-item>
          <text:p text:style-name="P779">Deliver it quickly &lt; 48 hrs and then schedule the next call to discuss the proposal.</text:p>
        </text:list-item>
        <text:list-item>
          <text:p text:style-name="P780">Then work through the proposal with them over the phone and <text:span text:style-name="T397">listen to their reactions.</text:span></text:p>
          <text:list>
            <text:list-item>
              <text:p text:style-name="P780"><text:span text:style-name="T398">N</text:span>egotiate more money then or more time <text:span text:style-name="T398">on the phone</text:span></text:p>
            </text:list-item>
          </text:list>
        </text:list-item>
      </text:list>
      <text:p text:style-name="P235">How many clients at a time</text:p>
      <text:list xml:id="list1856253860" text:style-name="L248">
        <text:list-item>
          <text:p text:style-name="P781">~2</text:p>
        </text:list-item>
      </text:list>
      <text:p text:style-name="P236">How to get away from back clients</text:p>
      <text:list xml:id="list1949199817" text:style-name="L249">
        <text:list-item>
          <text:p text:style-name="P782">have a walkaway clause in your contract</text:p>
        </text:list-item>
      </text:list>
      <text:p text:style-name="P235"/>
      <text:h text:style-name="Heading_20_4" text:outline-level="4">Homework – Set everything up</text:h>
      <text:p text:style-name="Standard"/>
      <text:h text:style-name="P361" text:outline-level="2"><text:span text:style-name="T361">Class </text:span><text:span text:style-name="T353">1</text:span><text:span text:style-name="T399">6</text:span><text:span text:style-name="T361">: </text:span><text:span text:style-name="T409">Learn JavaScript Loops</text:span></text:h>
      <text:h text:style-name="P387" text:outline-level="4"><text:span text:style-name="T399">Let’s Talk</text:span> – <text:span text:style-name="T399">Next Week</text:span></text:h>
      <text:p text:style-name="P239">Gotta believe that you’ll solve the problems in front of you. Perseverance is key</text:p>
      <text:p text:style-name="Standard"/>
      <text:p text:style-name="Standard">100Devs stream team</text:p>
      <text:list xml:id="list2144765435" text:style-name="L250">
        <text:list-item>
          <text:p text:style-name="P783"><text:a xlink:type="simple" xlink:href="https://www.twitch.tv/thedabolical" text:style-name="Internet_20_link" text:visited-style-name="Visited_20_Internet_20_Link">https://www.twitch.tv/thedabolical</text:a></text:p>
        </text:list-item>
        <text:list-item>
          <text:p text:style-name="P783"><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40">What are loops?</text:p>
      <text:list xml:id="list3474886937" text:style-name="L251">
        <text:list-item>
          <text:p text:style-name="P784">They repeat an action some number of times. There are 3 main types: for, while and do while loops.</text:p>
        </text:list-item>
        <text:list-item>
          <text:p text:style-name="P785">For loops structure: initialExpression; conditionalExpression; incrementExpression</text:p>
        </text:list-item>
      </text:list>
      <text:h text:style-name="Heading_20_4" text:outline-level="4">Homework – Work During Break</text:h>
      <text:list xml:id="list515447196" text:style-name="L252">
        <text:list-item>
          <text:p text:style-name="P786"><text:span text:style-name="T400">Set up your protfolio</text:span>*</text:p>
        </text:list-item>
      </text:list>
      <text:list xml:id="list3289609592" text:style-name="L253">
        <text:list-item>
          <text:p text:style-name="P787"><text:soft-page-break/>draft your proposal/contract*</text:p>
        </text:list-item>
      </text:list>
      <text:list xml:id="list4036443016" text:style-name="L254">
        <text:list-item>
          <text:p text:style-name="P788"><text:a xlink:type="simple" xlink:href="https://www.poetryfoundation.org/poems/51642/invictus" office:target-frame-name="_blank" xlink:show="new" text:style-name="Internet_20_link" text:visited-style-name="Visited_20_Internet_20_Link">Invictus (poem)</text:a></text:p>
        </text:list-item>
      </text:list>
      <text:list xml:id="list2587583760" text:style-name="L255">
        <text:list-item>
          <text:p text:style-name="P789"><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790">Done</text:p>
            </text:list-item>
          </text:list>
        </text:list-item>
      </text:list>
      <text:list xml:id="list4271425202" text:style-name="L256">
        <text:list-item>
          <text:p text:style-name="P792"><text:a xlink:type="simple" xlink:href="http://eloquentjavascript.net/3rd_edition/" office:target-frame-name="_blank" xlink:show="new" text:style-name="Internet_20_link" text:visited-style-name="Visited_20_Internet_20_Link">Eloquent Javascript</text:a> (Chapters 1 - 3)</text:p>
        </text:list-item>
      </text:list>
      <text:list xml:id="list1022782488" text:style-name="L257">
        <text:list-item>
          <text:p text:style-name="P793"><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2567594111" text:style-name="L258">
        <text:list-item>
          <text:p text:style-name="P794"><text:a xlink:type="simple" xlink:href="https://youtu.be/SWYqp7iY_Tc" office:target-frame-name="_blank" xlink:show="new" text:style-name="Internet_20_link" text:visited-style-name="Visited_20_Internet_20_Link">Git and GitHub crash course</text:a></text:p>
          <text:list>
            <text:list-item>
              <text:p text:style-name="P791">Done</text:p>
            </text:list-item>
          </text:list>
        </text:list-item>
        <text:list-item>
          <text:p text:style-name="P795">Extras</text:p>
          <text:list>
            <text:list-item>
              <text:p text:style-name="P795"><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38"/>
      <text:h text:style-name="P362" text:outline-level="2"><text:span text:style-name="T361">Class: </text:span><text:span text:style-name="T401">Super Review</text:span></text:h>
      <text:h text:style-name="P388" text:outline-level="4">Review – Networking</text:h>
      <text:list xml:id="list420695586" text:style-name="L259">
        <text:list-item>
          <text:p text:style-name="P796">Sometimes at meetups but you can network effectively through IRC, Discord, or Slack.</text:p>
        </text:list-item>
        <text:list-item>
          <text:p text:style-name="P797">Finding a buddy to approach networking is useful</text:p>
        </text:list-item>
        <text:list-item>
          <text:p text:style-name="P798">How to handle SEO on client sites?</text:p>
          <text:list>
            <text:list-item>
              <text:p text:style-name="P798">Inspect site and then use Lighthouse to see how google rates your site</text:p>
            </text:list-item>
            <text:list-item>
              <text:p text:style-name="P798">Half is how the site is set up and then the second is putting good content on it</text:p>
            </text:list-item>
          </text:list>
        </text:list-item>
        <text:list-item>
          <text:p text:style-name="P799">For ordering systems just see what other places use and drop that into your site</text:p>
        </text:list-item>
      </text:list>
      <text:h text:style-name="Heading_20_4" text:outline-level="4"><text:span text:style-name="T402">Review - </text:span>HTML</text:h>
      <text:p text:style-name="P241"/>
      <text:h text:style-name="Heading_20_4" text:outline-level="4"><text:span text:style-name="T402">Review - </text:span>CSS</text:h>
      <text:p text:style-name="P242">Font-family</text:p>
      <text:list xml:id="list3333880587" text:style-name="L260">
        <text:list-item>
          <text:p text:style-name="P800">need to change the style in CSS and a link to it in <text:span text:style-name="T403">the HTML element.</text:span></text:p>
        </text:list-item>
        <text:list-item>
          <text:p text:style-name="P801">In CSS you need to code in backup fonts in case the place you link the font from goes down. There are a number of built in fonts to browsers that you can pull from like serif/sans-serif.</text:p>
        </text:list-item>
      </text:list>
      <text:p text:style-name="P243">Don’t learn Sass or something like that unless they use it on the job. Not worth it until it’s needed.</text:p>
      <text:p text:style-name="P243"/>
      <text:p text:style-name="P244">Complete guide to flexbox</text:p>
      <text:p text:style-name="P244">traversy media flexbox</text:p>
      <text:p text:style-name="P244"/>
      <text:p text:style-name="P245">clearfix gives container elements height when its child elements are floated. You do not need to clear elements before or after these clearfixed containing elements. </text:p>
      <text:p text:style-name="P245"><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389" text:outline-level="4"><text:soft-page-break/><text:span text:style-name="T402">Review - </text:span>JS</text:h>
      <text:p text:style-name="P237">Reserved words</text:p>
      <text:list xml:id="list257466114" text:style-name="L261">
        <text:list-item>
          <text:p text:style-name="P411">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363"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6">What are arrays?</text:p>
      <text:list xml:id="list739650478" text:style-name="L262">
        <text:list-item>
          <text:p text:style-name="P802">A data structure to store ordered collections with elements numbered starting with zero. Arrays have methods to manage the order of the elements. They can be created by a constructor or literal notation.</text:p>
        </text:list-item>
      </text:list>
      <text:p text:style-name="P247">What is literal <text:span text:style-name="T405">notation </text:span>vs <text:span text:style-name="T405">array </text:span>constructor?</text:p>
      <text:list xml:id="list3000969477" text:style-name="L263">
        <text:list-item>
          <text:p text:style-name="P803">A constructor uses the <text:span text:style-name="T406">new </text:span>Array() <text:span text:style-name="T406">format</text:span> and literal <text:span text:style-name="T406">notation </text:span>uses brackets []</text:p>
        </text:list-item>
        <text:list-item>
          <text:p text:style-name="P804">let newArr =[] <text:span text:style-name="T404">vs </text:span>let newArr = new Array()</text:p>
        </text:list-item>
      </text:list>
      <text:h text:style-name="Heading_20_4" text:outline-level="4">Learn – Array Iteration</text:h>
      <text:p text:style-name="P248">What is a the forEach() method?</text:p>
      <text:list xml:id="list2495156054" text:style-name="L264">
        <text:list-item>
          <text:p text:style-name="P805"><text:span text:style-name="T408">f</text:span><text:span text:style-name="T407">orEach is a special function that runs once for each element in an array.</text:span></text:p>
        </text:list-item>
        <text:list-item>
          <text:p text:style-name="P806">ExampleArray.forEach((x,i) =&gt; console.log(x))</text:p>
        </text:list-item>
      </text:list>
      <text:p text:style-name="P248">What are three ways to iterate over an array?</text:p>
      <text:list xml:id="list3165248378" text:style-name="L265">
        <text:list-item>
          <text:p text:style-name="P807">Using a for loop, using the forEach() method, and using the for-of method.</text:p>
        </text:list-item>
      </text:list>
      <text:p text:style-name="P248">What is the for-of loop?</text:p>
      <text:list xml:id="list691381932" text:style-name="L266">
        <text:list-item>
          <text:p text:style-name="P808">A special kind of loop that deals with iterabale objects like loops and strings.</text:p>
        </text:list-item>
        <text:list-item>
          <text:p text:style-name="P808"><text:span text:style-name="T408">f</text:span>or (const myElement of myArray) {};</text:p>
        </text:list-item>
      </text:list>
      <text:h text:style-name="Heading_20_4" text:outline-level="4">Learn – Array Methods</text:h>
      <text:p text:style-name="P250">A cheat sheet of array methods:</text:p>
      <text:list xml:id="list1477292076" text:style-name="L267">
        <text:list-item>
          <text:p text:style-name="P1002">To add/remove elements:</text:p>
          <text:list>
            <text:list-item>
              <text:p text:style-name="P1003"><text:span text:style-name="Source_20_Text">push(...items)</text:span> – adds items to the end, </text:p>
            </text:list-item>
            <text:list-item>
              <text:p text:style-name="P1003"><text:span text:style-name="Source_20_Text">pop()</text:span> – extracts an item from the end, </text:p>
            </text:list-item>
            <text:list-item>
              <text:p text:style-name="P1003"><text:span text:style-name="Source_20_Text">shift()</text:span> – extracts an item from the beginning, </text:p>
            </text:list-item>
            <text:list-item>
              <text:p text:style-name="P1003"><text:span text:style-name="Source_20_Text">unshift(...items)</text:span> – adds items to the beginning. </text:p>
            </text:list-item>
            <text:list-item>
              <text:p text:style-name="P1003"><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1003"><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1003"><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1002">To search among elements:</text:p>
          <text:list>
            <text:list-item>
              <text:p text:style-name="P1003"><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1003"><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1003"><text:span text:style-name="Source_20_Text">find/filter(func)</text:span> – filter elements through the function, return first/all values that make it return <text:span text:style-name="Source_20_Text">true</text:span>. </text:p>
            </text:list-item>
            <text:list-item>
              <text:p text:style-name="P1003"><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1002">To iterate over elements:</text:p>
          <text:list>
            <text:list-item>
              <text:p text:style-name="P1003"><text:span text:style-name="Source_20_Text">forEach(func)</text:span> – calls <text:span text:style-name="Source_20_Text">func</text:span> for every element, does not return anything. </text:p>
            </text:list-item>
          </text:list>
        </text:list-item>
        <text:list-item>
          <text:p text:style-name="P1002">To transform the array:</text:p>
          <text:list>
            <text:list-item>
              <text:p text:style-name="P1003"><text:span text:style-name="Source_20_Text">map(func)</text:span> – creates a new array from results of calling <text:span text:style-name="Source_20_Text">func</text:span> for every element. </text:p>
            </text:list-item>
            <text:list-item>
              <text:p text:style-name="P1003"><text:span text:style-name="Source_20_Text">sort(func)</text:span> – sorts the array in-place, then returns it. </text:p>
            </text:list-item>
            <text:list-item>
              <text:p text:style-name="P1003"><text:span text:style-name="Source_20_Text">reverse()</text:span> – reverses the array in-place, then returns it. </text:p>
            </text:list-item>
            <text:list-item>
              <text:p text:style-name="P1003"><text:span text:style-name="Source_20_Text">split/join</text:span> – convert a string to array and back. </text:p>
            </text:list-item>
            <text:list-item>
              <text:p text:style-name="P1003"><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1002">Additionally:</text:p>
          <text:list>
            <text:list-item>
              <text:p text:style-name="P1002"><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49"/>
      <text:h text:style-name="Heading_20_4" text:outline-level="4">Homework – Objects</text:h>
      <text:list xml:id="list2874280476" text:style-name="L268">
        <text:list-item>
          <text:p text:style-name="P1004"><text:a xlink:type="simple" xlink:href="https://github.com/thejsway/thejsway/blob/master/manuscript/chapter07.md" office:target-frame-name="_blank" xlink:show="new" text:style-name="Internet_20_link" text:visited-style-name="Visited_20_Internet_20_Link">The JS Way: Arrays</text:a></text:p>
        </text:list-item>
      </text:list>
      <text:list xml:id="list2470076793" text:style-name="L269">
        <text:list-item>
          <text:p text:style-name="P1005"><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1761733021" text:style-name="L270">
        <text:list-item>
          <text:p text:style-name="P1006"><text:a xlink:type="simple" xlink:href="https://javascript.info/array-methods" office:target-frame-name="_blank" xlink:show="new" text:style-name="Internet_20_link" text:visited-style-name="Visited_20_Internet_20_Link">Javascript.info: Array Methods</text:a> and do the tasks</text:p>
        </text:list-item>
      </text:list>
      <text:list xml:id="list3082183718" text:style-name="L271">
        <text:list-item>
          <text:p text:style-name="P1007"><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3687127795" text:style-name="L272">
        <text:list-item>
          <text:p text:style-name="P1008"><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1009">Join 100Devs clan</text:p>
            </text:list-item>
          </text:list>
        </text:list-item>
      </text:list>
      <text:list xml:id="list3645732196" text:style-name="L273">
        <text:list-item>
          <text:p text:style-name="P1010"><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364" text:outline-level="2"><text:span text:style-name="T361">Class </text:span><text:span text:style-name="T409">20</text:span><text:span text:style-name="T361">: </text:span><text:span text:style-name="T409">Practice JavaScript Arrays</text:span></text:h>
      <text:h text:style-name="P390" text:outline-level="4">Let’s Talk - #100Devs</text:h>
      <text:p text:style-name="Standard"/>
      <text:h text:style-name="P398" text:outline-level="4"><text:soft-page-break/>Review – Function &amp;&amp; Loops</text:h>
      <text:p text:style-name="P251"/>
      <text:h text:style-name="Heading_20_4" text:outline-level="4">Review – Arrays</text:h>
      <text:p text:style-name="P252">What are arrays?</text:p>
      <text:list xml:id="list3626879178" text:style-name="L274">
        <text:list-item>
          <text:p text:style-name="P809">A data structure that stores ordered collections. Elements are numbered starting with zero</text:p>
        </text:list-item>
      </text:list>
      <text:p text:style-name="P253">forEach</text:p>
      <text:list xml:id="list59533681" text:style-name="L275">
        <text:list-item>
          <text:p text:style-name="P810">runs a function over each element of the array</text:p>
        </text:list-item>
        <text:list-item>
          <text:p text:style-name="P810">grabs the element, index and from which array it grabbed it from.</text:p>
        </text:list-item>
        <text:list-item>
          <text:p text:style-name="P812">Example:</text:p>
          <text:list>
            <text:list-item>
              <text:p text:style-name="P811">let bestColors = ['green','blue','yellow','black']</text:p>
            </text:list-item>
            <text:list-item>
              <text:p text:style-name="P810">bestColors.forEach((x,i)=&gt; console.log(x))</text:p>
            </text:list-item>
          </text:list>
        </text:list-item>
      </text:list>
      <text:p text:style-name="P252"/>
      <text:h text:style-name="Heading_20_4" text:outline-level="4">Learn – Objects</text:h>
      <text:p text:style-name="P251"/>
      <text:h text:style-name="Heading_20_4" text:outline-level="4">Learn Basic APIs</text:h>
      <text:p text:style-name="P251"/>
      <text:h text:style-name="Heading_20_4" text:outline-level="4">Homework – Array Work and Read Ahead</text:h>
      <text:p text:style-name="P251"/>
      <text:p text:style-name="P251"/>
      <text:h text:style-name="P365"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391" text:outline-level="4">Let’s Talk - #100Devs</text:h>
      <text:p text:style-name="P254"/>
      <text:h text:style-name="Heading_20_4" text:outline-level="4">Review – Functions &amp;&amp; Loops</text:h>
      <text:p text:style-name="P255">What is a program?</text:p>
      <text:p text:style-name="P255">What is programming?</text:p>
      <text:p text:style-name="P255">JS has syntax?</text:p>
      <text:p text:style-name="P255">Variables are a way to store values in memory for use later on.</text:p>
      <text:p text:style-name="P255">Assignment vs comparison</text:p>
      <text:p text:style-name="P255"><text:span text:style-name="T411">Testing m</text:span>ultiple conditions <text:span text:style-name="T411">(</text:span>&amp;&amp; ||<text:span text:style-name="T411">)</text:span></text:p>
      <text:p text:style-name="P256">What are functions?</text:p>
      <text:list xml:id="list1813553553" text:style-name="L276">
        <text:list-item>
          <text:p text:style-name="P813">Reusable sets of instructions</text:p>
        </text:list-item>
      </text:list>
      <text:p text:style-name="P257">What are loops?</text:p>
      <text:list xml:id="list905664387" text:style-name="L277">
        <text:list-item>
          <text:p text:style-name="P814">Repeat an action some number of times (for, while and do while)</text:p>
        </text:list-item>
      </text:list>
      <text:p text:style-name="P255"/>
      <text:h text:style-name="Heading_20_4" text:outline-level="4">Review – Arrays</text:h>
      <text:p text:style-name="P258">What are arrays?</text:p>
      <text:list xml:id="list1555509846" text:style-name="L278">
        <text:list-item>
          <text:p text:style-name="P815">An element that can store other elements including, strings, booleans, numbers, arrays and objects</text:p>
        </text:list-item>
      </text:list>
      <text:p text:style-name="P259">Declaring arrays literal vs constructor</text:p>
      <text:p text:style-name="P259">Array index properties</text:p>
      <text:list xml:id="list2634106511" text:style-name="L279">
        <text:list-item>
          <text:p text:style-name="P816"><text:soft-page-break/>starts from 0 and increases</text:p>
        </text:list-item>
      </text:list>
      <text:p text:style-name="P260">Array length</text:p>
      <text:p text:style-name="P260">array iteration</text:p>
      <text:list xml:id="list4187302400" text:style-name="L280">
        <text:list-item>
          <text:p text:style-name="P817">for loops, forEach and for of</text:p>
        </text:list-item>
        <text:list-item>
          <text:p text:style-name="P817">make card for each loop type</text:p>
        </text:list-item>
      </text:list>
      <text:p text:style-name="P260">Array methods</text:p>
      <text:list xml:id="list234807431" text:style-name="L281">
        <text:list-item>
          <text:p text:style-name="P818">.shift() - removes first array element</text:p>
        </text:list-item>
        <text:list-item>
          <text:p text:style-name="P818">.pop() - removes last array element</text:p>
        </text:list-item>
        <text:list-item>
          <text:p text:style-name="P818">.<text:span text:style-name="T412">unshift() - adds an element to the front of an array</text:span></text:p>
        </text:list-item>
        <text:list-item>
          <text:p text:style-name="P818">.<text:span text:style-name="T412">push() - adds an element to the end of an array</text:span></text:p>
        </text:list-item>
        <text:list-item>
          <text:p text:style-name="P818">.<text:span text:style-name="T412">map() - runs on each element in the array and returns a new array</text:span></text:p>
        </text:list-item>
      </text:list>
      <text:p text:style-name="P261">Anki add filter method to</text:p>
      <text:p text:style-name="P261">Anki add sort method to syntax arr.sort((a, b) =&gt; a - b) </text:p>
      <text:h text:style-name="Heading_20_4" text:outline-level="4">Learn – Objects</text:h>
      <text:p text:style-name="P262">What are objects?</text:p>
      <text:list xml:id="list3770747735" text:style-name="L282">
        <text:list-item>
          <text:p text:style-name="P819">Collections of variables and functions. They represent the attributes an behavior of something used in a program</text:p>
        </text:list-item>
        <text:list-item>
          <text:p text:style-name="P819">properties(attributes) are object variables</text:p>
        </text:list-item>
        <text:list-item>
          <text:p text:style-name="P819">methods(behaviors) are object functions</text:p>
        </text:list-item>
      </text:list>
      <text:p text:style-name="P263">Object.keys(objectA)</text:p>
      <text:list xml:id="list3151453187" text:style-name="L283">
        <text:list-item>
          <text:p text:style-name="P820">will return the property names as an array of strings</text:p>
        </text:list-item>
      </text:list>
      <text:p text:style-name="P263">Object.assign(objectA, {property: value, etc.})</text:p>
      <text:list xml:id="list236498807" text:style-name="L284">
        <text:list-item>
          <text:p text:style-name="P821">will copy all properties and values from one object into another.</text:p>
        </text:list-item>
      </text:list>
      <text:p text:style-name="P264">You can update an object’s properties that was declared using const</text:p>
      <text:p text:style-name="P263"/>
      <text:h text:style-name="Heading_20_4" text:outline-level="4">Learn – Basic APIs</text:h>
      <text:p text:style-name="P254"/>
      <text:h text:style-name="Heading_20_4" text:outline-level="4">Homework – Objects Reading</text:h>
      <text:p text:style-name="P254"/>
      <text:h text:style-name="P366" text:outline-level="2"/>
      <text:h text:style-name="P366"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392" text:outline-level="4">Let’s Talk - #100Devs</text:h>
      <text:p text:style-name="P283">Look up spread operator use case examples</text:p>
      <text:h text:style-name="Heading_20_4" text:outline-level="4">Review – Functions &amp;&amp; Loops</text:h>
      <text:p text:style-name="P283"/>
      <text:h text:style-name="Heading_20_4" text:outline-level="4">Review – Arrays</text:h>
      <text:p text:style-name="P283"/>
      <text:p text:style-name="P283"/>
      <text:h text:style-name="Heading_20_4" text:outline-level="4"><text:soft-page-break/>Learn – Objects</text:h>
      <text:list xml:id="list2471161962" text:style-name="L285">
        <text:list-item>
          <text:p text:style-name="P822">It is best practice to capitalize constructor functions to let others know it is a constructor. </text:p>
          <text:list>
            <text:list-item>
              <text:p text:style-name="P822">Function MakeCar (params …) {};</text:p>
            </text:list-item>
          </text:list>
        </text:list-item>
        <text:list-item>
          <text:p text:style-name="P822">Constructors are useful because they <text:span text:style-name="T418">are functions that </text:span>provide a way to make object templates to mass produce objects with different property values.</text:p>
        </text:list-item>
        <text:list-item>
          <text:p text:style-name="P823">What is an object prototype?</text:p>
          <text:list>
            <text:list-item>
              <text:p text:style-name="P822">Another object that is used as a fallback source of properties</text:p>
            </text:list-item>
          </text:list>
        </text:list-item>
        <text:list-item>
          <text:p text:style-name="P822">What is the global object prototype?</text:p>
        </text:list-item>
        <text:list-item>
          <text:p text:style-name="P822">What is object oriented programming?</text:p>
          <text:list>
            <text:list-item>
              <text:p text:style-name="P822">A <text:span text:style-name="T415">programming paradigm </text:span>that is centered around objects instead of functions</text:p>
            </text:list-item>
          </text:list>
        </text:list-item>
        <text:list-item>
          <text:p text:style-name="P824">What are the 4 concepts of object oriented programming?</text:p>
          <text:list>
            <text:list-item>
              <text:p text:style-name="P824">Encapsulation, abstraction, inheritance, and polymorphism</text:p>
            </text:list-item>
            <text:list-item>
              <text:p text:style-name="P824">What is encapsulation?</text:p>
              <text:list>
                <text:list-item>
                  <text:p text:style-name="P824">Grouping related variables and functions that operate on those variables in objects</text:p>
                </text:list-item>
              </text:list>
            </text:list-item>
            <text:list-item>
              <text:p text:style-name="P824">What is abstraction?</text:p>
              <text:list>
                <text:list-item>
                  <text:p text:style-name="P824">Hiding properties and methods from the outside. The benefits are making the interface simpler and reducing the impact of change</text:p>
                </text:list-item>
              </text:list>
            </text:list-item>
            <text:list-item>
              <text:p text:style-name="P824">What is inheritance?</text:p>
              <text:list>
                <text:list-item>
                  <text:p text:style-name="P824">Mechanism that allows you to eliminate redundant code</text:p>
                </text:list-item>
              </text:list>
            </text:list-item>
            <text:list-item>
              <text:p text:style-name="P824">What is polymorphism?</text:p>
              <text:list>
                <text:list-item>
                  <text:p text:style-name="P824">A technique to get rid of long ifelse / switch case statements.</text:p>
                </text:list-item>
              </text:list>
            </text:list-item>
            <text:list-item>
              <text:p text:style-name="P824">What are the benefits of OOP?</text:p>
              <text:list>
                <text:list-item>
                  <text:p text:style-name="P824">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825">Why can defining object using literal notation be an issue?</text:p>
          <text:list>
            <text:list-item>
              <text:p text:style-name="P825">It means copying your code over and over, but it can be an issue if the object has 1 or more methods. If there is a bug in one method then it will need to be fixed in all of the methods</text:p>
            </text:list-item>
          </text:list>
        </text:list-item>
        <text:list-item>
          <text:p text:style-name="P826">Every object has a constructor property and it references the function used to create the object (factory vs constructor)</text:p>
        </text:list-item>
        <text:list-item>
          <text:p text:style-name="P827">What are the two types</text:p>
          <text:list>
            <text:list-item>
              <text:p text:style-name="P827">Value types <text:span text:style-name="T416">or primitives</text:span> (number, string, boolean, symbol, undefined, null) and reference types (object, function, array).</text:p>
            </text:list-item>
            <text:list-item>
              <text:p text:style-name="P828">Objects are not stored in variables, rather their address in memory is stored in the variable.</text:p>
            </text:list-item>
          </text:list>
        </text:list-item>
      </text:list>
      <text:h text:style-name="Heading_20_4" text:outline-level="4">Learn – Basic APIs</text:h>
      <text:p text:style-name="P283"/>
      <text:h text:style-name="Heading_20_4" text:outline-level="4">Homework</text:h>
      <text:list xml:id="list2971691852" text:style-name="L286">
        <text:list-item>
          <text:p text:style-name="P829">Watch object-oriented JS</text:p>
          <text:list>
            <text:list-item>
              <text:p text:style-name="P830">Done</text:p>
            </text:list-item>
          </text:list>
        </text:list-item>
        <text:list-item>
          <text:p text:style-name="P829">Watch Github in 20 mins</text:p>
          <text:list>
            <text:list-item>
              <text:p text:style-name="P830">Done</text:p>
            </text:list-item>
          </text:list>
        </text:list-item>
        <text:list-item>
          <text:p text:style-name="P829">Do intro to Github</text:p>
          <text:list>
            <text:list-item>
              <text:p text:style-name="P830">Done</text:p>
            </text:list-item>
          </text:list>
        </text:list-item>
        <text:list-item>
          <text:p text:style-name="P829">Install Git</text:p>
          <text:list>
            <text:list-item>
              <text:p text:style-name="P830">Done</text:p>
            </text:list-item>
          </text:list>
        </text:list-item>
        <text:list-item>
          <text:p text:style-name="P830">Extras</text:p>
          <text:list>
            <text:list-item>
              <text:p text:style-name="P830"><text:soft-page-break/>Build JS Calculator</text:p>
            </text:list-item>
            <text:list-item>
              <text:p text:style-name="P830">Read JS.info Objects</text:p>
            </text:list-item>
            <text:list-item>
              <text:p text:style-name="P830">Read pillars of OOP</text:p>
              <text:list>
                <text:list-item>
                  <text:p text:style-name="P830">Done, but it was poorly written</text:p>
                </text:list-item>
              </text:list>
            </text:list-item>
          </text:list>
        </text:list-item>
      </text:list>
      <text:p text:style-name="P283"/>
      <text:h text:style-name="P367" text:outline-level="2"><text:span text:style-name="T361">Class </text:span><text:span text:style-name="T409">2</text:span><text:span text:style-name="T417">3</text:span><text:span text:style-name="T361">: </text:span><text:span text:style-name="T417">JavaScript APIs For Beginners</text:span></text:h>
      <text:h text:style-name="P393" text:outline-level="4">Let’s Talk - #100Devs</text:h>
      <text:list xml:id="list473894909" text:style-name="L287">
        <text:list-item>
          <text:p text:style-name="P831">Free Software / Open Source</text:p>
          <text:list>
            <text:list-item>
              <text:p text:style-name="P831"><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84">Objects are associative arrays with several special features.</text:p>
      <text:p text:style-name="P179">They store properties (key-value pairs), where:</text:p>
      <text:list xml:id="list936791724" text:style-name="L288">
        <text:list-item>
          <text:p text:style-name="P1011">Property keys must be strings or symbols (usually strings). </text:p>
        </text:list-item>
        <text:list-item>
          <text:p text:style-name="P1012">Values can be of any type. </text:p>
        </text:list-item>
      </text:list>
      <text:p text:style-name="P179">To access a property, we can use:</text:p>
      <text:list xml:id="list1747550183" text:style-name="L289">
        <text:list-item>
          <text:p text:style-name="P1013">The dot notation: <text:span text:style-name="Source_20_Text">obj.property</text:span>. </text:p>
        </text:list-item>
        <text:list-item>
          <text:p text:style-name="P1014">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194459407" text:style-name="L290">
        <text:list-item>
          <text:p text:style-name="P1015">To delete a property: <text:span text:style-name="Source_20_Text">delete obj.prop</text:span>. </text:p>
        </text:list-item>
        <text:list-item>
          <text:p text:style-name="P1015">To check if a property with the given key exists: <text:span text:style-name="Source_20_Text">"key" in obj</text:span>. </text:p>
        </text:list-item>
        <text:list-item>
          <text:p text:style-name="P1016">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3072028689" text:style-name="L291">
        <text:list-item>
          <text:p text:style-name="P1017"><text:span text:style-name="Source_20_Text">Array</text:span> to store ordered data collections, </text:p>
        </text:list-item>
        <text:list-item>
          <text:p text:style-name="P1017"><text:span text:style-name="Source_20_Text">Date</text:span> to store the information about the date and time, </text:p>
        </text:list-item>
        <text:list-item>
          <text:p text:style-name="P1017"><text:span text:style-name="Source_20_Text">Error</text:span> to store the information about an error. </text:p>
        </text:list-item>
        <text:list-item>
          <text:p text:style-name="P1018"><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6"/>
      <text:p text:style-name="Standard">Summary</text:p>
      <text:p text:style-name="P284">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6">Anki Questions <text:span text:style-name="T421">(Added)</text:span></text:p>
      <text:p text:style-name="P267">How do you clone an object made of primitive values?</text:p>
      <text:list xml:id="list3670667274" text:style-name="L292">
        <text:list-item>
          <text:p text:style-name="P832">Use the .assign() method. For example: let clone = Object.assign({}, original);</text:p>
        </text:list-item>
      </text:list>
      <text:p text:style-name="P267">What is deep/structured cloning?</text:p>
      <text:list xml:id="list4158210193" text:style-name="L293">
        <text:list-item>
          <text:p text:style-name="P833">Copying an object that contains objects as properties <text:span text:style-name="T419">is acomplished using the structuredClone() function. For example: </text:span><text:span text:style-name="T420">let clone = structuredClone(original)</text:span></text:p>
        </text:list-item>
      </text:list>
      <text:p text:style-name="P269">What are the three ways to clone an object?</text:p>
      <text:list xml:id="list4191755405" text:style-name="L294">
        <text:list-item>
          <text:p text:style-name="P834">Shallow cloning uses the Object.assign() method to clone objects with primitive variables</text:p>
        </text:list-item>
        <text:list-item>
          <text:p text:style-name="P834">Deep cloning uses the structuredClone() function to clone primitive variables and nested objects</text:p>
        </text:list-item>
        <text:list-item>
          <text:p text:style-name="P834">Custom cloning using _.cloneDeep(obj) from the lodash library to clone primitive variables, nested objects, and functions</text:p>
        </text:list-item>
      </text:list>
      <text:p text:style-name="P268"/>
      <text:p text:style-name="P207">Garbage collection</text:p>
      <text:p text:style-name="P272"/>
      <text:p text:style-name="P270">Summary</text:p>
      <text:p text:style-name="P271">The main things to know:</text:p>
      <text:list xml:id="list369580176" text:style-name="L295">
        <text:list-item>
          <text:p text:style-name="P1019">Garbage collection is performed automatically. We cannot force or prevent it. </text:p>
        </text:list-item>
        <text:list-item>
          <text:p text:style-name="P1019">Objects are retained in memory while they are reachable. </text:p>
        </text:list-item>
        <text:list-item>
          <text:p text:style-name="P1020">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73"/>
      <text:p text:style-name="P273">Summary</text:p>
      <text:p text:style-name="Standard">Functions that are stored in object properties are called “methods”. </text:p>
      <text:list xml:id="list356439518" text:style-name="L296">
        <text:list-item>
          <text:p text:style-name="P835">Methods allow objects to “act” like <text:span text:style-name="Source_20_Text">object.doSomething()</text:span>. </text:p>
        </text:list-item>
        <text:list-item>
          <text:p text:style-name="P835">Methods can reference the object as <text:span text:style-name="Source_20_Text">this</text:span>. </text:p>
        </text:list-item>
      </text:list>
      <text:p text:style-name="Standard">The value of <text:span text:style-name="Source_20_Text">this</text:span> is defined at run-time.</text:p>
      <text:list xml:id="list1181576291" text:style-name="L297">
        <text:list-item>
          <text:p text:style-name="P836">When a function is declared, it may use <text:span text:style-name="Source_20_Text">this</text:span>, but that <text:span text:style-name="Source_20_Text">this</text:span> has no value until the function is called. </text:p>
        </text:list-item>
        <text:list-item>
          <text:p text:style-name="P836">A function can be copied between objects. </text:p>
        </text:list-item>
        <text:list-item>
          <text:p text:style-name="P836">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523685606" text:style-name="L298">
        <text:list-item>
          <text:list>
            <text:list-item>
              <text:p text:style-name="P837">Constructor functions or, briefly, constructors, are regular functions, but there’s a common agreement to name them with capital letter first. </text:p>
            </text:list-item>
            <text:list-item>
              <text:p text:style-name="P837">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79"/>
      <text:p text:style-name="P280">Summary</text:p>
      <text:p text:style-name="Standard">The optional chaining <text:span text:style-name="Source_20_Text">?.</text:span> syntax has three forms:</text:p>
      <text:list xml:id="list4070104866" text:style-name="L299">
        <text:list-item>
          <text:p text:style-name="P838"><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38"><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38"><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81"/>
      <text:p text:style-name="P274">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3321477145" text:style-name="L300">
        <text:list-item>
          <text:p text:style-name="P839">“Hidden” object properties.</text:p>
          <text:p text:style-name="P839">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839">So we can “covertly” hide something into objects that we need, but others should not see, using symbolic properties.</text:p>
        </text:list-item>
        <text:list-item>
          <text:p text:style-name="P839">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4"/>
      <text:p text:style-name="P274"/>
      <text:p text:style-name="P274"/>
      <text:p text:style-name="P274"/>
      <text:p text:style-name="P274"/>
      <text:p text:style-name="P274"/>
      <text:p text:style-name="P274"/>
      <text:p text:style-name="P211"><text:soft-page-break/>Object to primitive conversion</text:p>
      <text:p text:style-name="P282"/>
      <text:p text:style-name="P275">Summary</text:p>
      <text:p text:style-name="P178">The object-to-primitive conversion is called automatically by many built-in functions and operators that expect a primitive as a value.</text:p>
      <text:p text:style-name="P178">There are 3 types (hints) of it:</text:p>
      <text:list xml:id="list3027176006" text:style-name="L301">
        <text:list-item>
          <text:p text:style-name="P840"><text:span text:style-name="Source_20_Text">"string"</text:span> (for <text:span text:style-name="Source_20_Text">alert</text:span> and other operations that need a string) </text:p>
        </text:list-item>
        <text:list-item>
          <text:p text:style-name="P840"><text:span text:style-name="Source_20_Text">"number"</text:span> (for maths) </text:p>
        </text:list-item>
        <text:list-item>
          <text:p text:style-name="P840"><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3970610721" text:style-name="L302">
        <text:list-item>
          <text:p text:style-name="P841">Call <text:span text:style-name="Source_20_Text">obj[Symbol.toPrimitive](hint)</text:span> if the method exists, </text:p>
        </text:list-item>
        <text:list-item>
          <text:p text:style-name="P841">Otherwise if hint is <text:span text:style-name="Source_20_Text">"string"</text:span> </text:p>
          <text:list>
            <text:list-item>
              <text:p text:style-name="P841">try calling <text:span text:style-name="Source_20_Text">obj.toString()</text:span> or <text:span text:style-name="Source_20_Text">obj.valueOf()</text:span>, whatever exists. </text:p>
            </text:list-item>
          </text:list>
        </text:list-item>
        <text:list-item>
          <text:p text:style-name="P841">Otherwise if hint is <text:span text:style-name="Source_20_Text">"number"</text:span> or <text:span text:style-name="Source_20_Text">"default"</text:span> </text:p>
          <text:list>
            <text:list-item>
              <text:p text:style-name="P841">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5">What are APIs?</text:p>
      <text:list xml:id="list2171183565" text:style-name="L303">
        <text:list-item>
          <text:p text:style-name="P842">A simple interface for some complex action</text:p>
        </text:list-item>
        <text:list-item>
          <text:p text:style-name="P842">Lets one thing communicate with another thing without having to know how things are implemented.</text:p>
        </text:list-item>
        <text:list-item>
          <text:p text:style-name="P843">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68"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394" text:outline-level="4">Let’s Talk - #100Devs</text:h>
      <text:p text:style-name="P277"/>
      <text:h text:style-name="Heading_20_4" text:outline-level="4">Review – How to learn?</text:h>
      <text:p text:style-name="P277"/>
      <text:h text:style-name="Heading_20_4" text:outline-level="4">Learn – What is this terminal thing?</text:h>
      <text:p text:style-name="P277"/>
      <text:h text:style-name="Heading_20_4" text:outline-level="4">Learn – What is GIT?</text:h>
      <text:p text:style-name="P277"/>
      <text:h text:style-name="Heading_20_4" text:outline-level="4"><text:soft-page-break/>Learn – GIT Basic Commands</text:h>
      <text:p text:style-name="P277"/>
      <text:h text:style-name="Heading_20_4" text:outline-level="4">Learn – What is GitHub</text:h>
      <text:p text:style-name="P277"/>
      <text:h text:style-name="Heading_20_4" text:outline-level="4">Homework – Intro to Git and GitHub</text:h>
      <text:p text:style-name="Text_20_body"/>
      <text:p text:style-name="Text_20_body"/>
      <text:h text:style-name="P369"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5">On average a recruiter takes 6 seconds to review a resume. </text:p>
      <text:list xml:id="list3398791742" text:style-name="L304">
        <text:list-item>
          <text:p text:style-name="P844">Hit SEO keywords so put a “deep interest in AI” in your Summary</text:p>
        </text:list-item>
        <text:list-item>
          <text:p text:style-name="P845">Example: <text:span text:style-name="T425">P</text:span>roven track record of creating an implementing software solutions for complex biological/data problems.</text:p>
        </text:list-item>
      </text:list>
      <text:p text:style-name="P286">What is a plausible story?</text:p>
      <text:list xml:id="list2568701826" text:style-name="L305">
        <text:list-item>
          <text:p text:style-name="P846">Tired of the freelance grind and am looking for a company that has a product that I can grow in.</text:p>
        </text:list-item>
        <text:list-item>
          <text:p text:style-name="P846">Think about it from the interviewer’s perspective</text:p>
          <text:list>
            <text:list-item>
              <text:p text:style-name="P846">Don’t be humble and talk up your achievements. </text:p>
            </text:list-item>
          </text:list>
        </text:list-item>
      </text:list>
      <text:p text:style-name="P287">Talking about projects</text:p>
      <text:list xml:id="list693084000" text:style-name="L306">
        <text:list-item>
          <text:p text:style-name="P847">Label your projects as if they are real companies and talk about them like they are real clients.</text:p>
        </text:list-item>
        <text:list-item>
          <text:p text:style-name="P848">Give a descriptive name to your <text:span text:style-name="T426">agency</text:span> apps. Apply branding to it so it seems more legit.</text:p>
        </text:list-item>
        <text:list-item>
          <text:p text:style-name="P849">Add in additional projects: On-demand background color changer for Partnered Twitch streamer</text:p>
        </text:list-item>
      </text:list>
      <text:p text:style-name="P288">Work Experience</text:p>
      <text:list xml:id="list672350097" text:style-name="L307">
        <text:list-item>
          <text:p text:style-name="P850">If using 100Devs as an org, put it as Remote instead of LA</text:p>
        </text:list-item>
        <text:list-item>
          <text:p text:style-name="P851">Most people get away with only having your three most relevant positions</text:p>
        </text:list-item>
        <text:list-item>
          <text:p text:style-name="P851">Fill in gaps with freelancing and point them to the individual you did work for</text:p>
        </text:list-item>
        <text:list-item>
          <text:p text:style-name="P852">If you’ve managed things, include it in your resume so that you can show value added to the recruiter/interviewer. </text:p>
        </text:list-item>
      </text:list>
      <text:p text:style-name="P288">Volunteering</text:p>
      <text:list xml:id="list191513556436169" text:continue-numbering="true" text:style-name="L307">
        <text:list-item>
          <text:p text:style-name="P853">Volunteering in Tech orgs will help you find a common bond with other tech folks looking at your resume.</text:p>
        </text:list-item>
      </text:list>
      <text:p text:style-name="P289">Skills</text:p>
      <text:list xml:id="list2793189613" text:style-name="L308">
        <text:list-item>
          <text:p text:style-name="P854">Office isn’t required since it is understood that you are technically capable</text:p>
        </text:list-item>
        <text:list-item>
          <text:p text:style-name="P855">Add branding</text:p>
        </text:list-item>
      </text:list>
      <text:p text:style-name="P290">Education</text:p>
      <text:list xml:id="list2195613868" text:style-name="L309">
        <text:list-item>
          <text:p text:style-name="P856">Don’t put certs in here unless you have a useful one like AWS. No MOOCs</text:p>
        </text:list-item>
      </text:list>
      <text:p text:style-name="P290"/>
      <text:h text:style-name="P375" text:outline-level="2" text:is-list-header="true"><text:soft-page-break/></text:h>
      <text:h text:style-name="P370" text:outline-level="2"><text:span text:style-name="T361">Class </text:span><text:span text:style-name="T409">2</text:span><text:span text:style-name="T427">6</text:span><text:span text:style-name="T361">: </text:span><text:span text:style-name="T427">Build A Simple App Using APIs</text:span></text:h>
      <text:h text:style-name="P395" text:outline-level="4">Let’s Talk - #100Devs</text:h>
      <text:p text:style-name="P278"/>
      <text:h text:style-name="P399" text:outline-level="4">Review – <text:span text:style-name="T427">Objects</text:span></text:h>
      <text:p text:style-name="P291">If you use a constructor to make 100 objects, then there will be 100 instances of that constructor’s methods stored in memory. That can be very inefficient so a way around that is to push frequently reused methods to the prototype.</text:p>
      <text:p text:style-name="P291"/>
      <text:p text:style-name="P292">ES6+ includes class<text:span text:style-name="T428">es</text:span></text:p>
      <text:p text:style-name="P292"/>
      <text:p text:style-name="P293">Example class format:</text:p>
      <text:p text:style-name="P294">class MakeCar{</text:p>
      <text:p text:style-name="P294"><text:tab/>constructor(carMake, carModel){</text:p>
      <text:p text:style-name="P294"><text:tab/><text:tab/>this.make = carMake</text:p>
      <text:p text:style-name="P294"><text:tab/><text:tab/>this.model = carModel</text:p>
      <text:p text:style-name="P294"><text:tab/>}</text:p>
      <text:p text:style-name="P294"><text:tab/>honk() {</text:p>
      <text:p text:style-name="P294"><text:tab/><text:tab/>alert(“BEEP BEEP”)</text:p>
      <text:p text:style-name="P294"><text:tab/>}</text:p>
      <text:p text:style-name="P294">}</text:p>
      <text:p text:style-name="P292"/>
      <text:h text:style-name="Heading_20_4" text:outline-level="4">Learn – Basic APIs</text:h>
      <text:list xml:id="list3922470949" text:style-name="L310">
        <text:list-item>
          <text:p text:style-name="P857">What is an API?</text:p>
          <text:list>
            <text:list-item>
              <text:p text:style-name="P858">It stands for application programming interface and acts as a simple interface for some complex action.</text:p>
            </text:list-item>
          </text:list>
        </text:list-item>
      </text:list>
      <text:h text:style-name="Heading_20_4" text:outline-level="4">Homework – Build APIs</text:h>
      <text:list xml:id="list4163506365" text:style-name="L311">
        <text:list-item>
          <text:p text:style-name="P859">Make the cocktailDB API work with spaces between names!</text:p>
        </text:list-item>
        <text:list-item>
          <text:p text:style-name="P859">Find three APIs from this list and build three simple apps using those APIs</text:p>
          <text:list>
            <text:list-item>
              <text:p text:style-name="P859"><text:a xlink:type="simple" xlink:href="https://github.com/public-apis/public-apis" text:style-name="Internet_20_link" text:visited-style-name="Visited_20_Internet_20_Link">https://github.com/public-apis/public-apis</text:a> </text:p>
            </text:list-item>
          </text:list>
        </text:list-item>
        <text:list-item>
          <text:p text:style-name="P860">Do Codewars daily</text:p>
          <text:list>
            <text:list-item>
              <text:p text:style-name="P860">Done</text:p>
            </text:list-item>
          </text:list>
        </text:list-item>
        <text:list-item>
          <text:p text:style-name="P860">Do Anki daily</text:p>
          <text:list>
            <text:list-item>
              <text:p text:style-name="P860">Done</text:p>
            </text:list-item>
          </text:list>
        </text:list-item>
        <text:list-item>
          <text:p text:style-name="P860">Extras</text:p>
          <text:list>
            <text:list-item>
              <text:p text:style-name="P860">Make a rotating list of drinks from the cokctailDB</text:p>
            </text:list-item>
            <text:list-item>
              <text:p text:style-name="P860">Make the NASA API handle all the data types including video</text:p>
            </text:list-item>
            <text:list-item>
              <text:p text:style-name="P860">Add an API project to your portfolio websites</text:p>
            </text:list-item>
            <text:list-item>
              <text:p text:style-name="P860">Do a 7kyu kata</text:p>
              <text:list>
                <text:list-item>
                  <text:p text:style-name="P860">Done</text:p>
                </text:list-item>
              </text:list>
            </text:list-item>
          </text:list>
        </text:list-item>
      </text:list>
      <text:p text:style-name="P295"/>
      <text:p text:style-name="P296"/>
      <text:h text:style-name="P371"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396"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297">Create an object using literal, constructor, class notation</text:p>
      <text:list xml:id="list3101150142" text:style-name="L312">
        <text:list-item>
          <text:p text:style-name="P861">let literal = <text:s/>obj {</text:p>
          <text:list>
            <text:list-item>
              <text:p text:style-name="P861">property1: ‘value’,</text:p>
            </text:list-item>
            <text:list-item>
              <text:p text:style-name="P861">property2: ‘value’</text:p>
            </text:list-item>
            <text:list-item>
              <text:p text:style-name="P861">}</text:p>
            </text:list-item>
          </text:list>
        </text:list-item>
        <text:list-item>
          <text:p text:style-name="P861">function MakeCar (carMake, carModel){</text:p>
          <text:list>
            <text:list-item>
              <text:p text:style-name="P861">this.make = carMake</text:p>
            </text:list-item>
            <text:list-item>
              <text:p text:style-name="P861">this.model = carModel</text:p>
            </text:list-item>
            <text:list-item>
              <text:p text:style-name="P861">this.honk = function(){...}</text:p>
            </text:list-item>
            <text:list-item>
              <text:p text:style-name="P861">}</text:p>
            </text:list-item>
          </text:list>
        </text:list-item>
        <text:list-item>
          <text:p text:style-name="P861">class MakeCar{</text:p>
          <text:list>
            <text:list-item>
              <text:p text:style-name="P861">constructor(carMake, carModel){</text:p>
              <text:list>
                <text:list-item>
                  <text:p text:style-name="P861">this.make = carMake</text:p>
                </text:list-item>
                <text:list-item>
                  <text:p text:style-name="P861">this.model = carModel</text:p>
                </text:list-item>
              </text:list>
            </text:list-item>
            <text:list-item>
              <text:p text:style-name="P861">}</text:p>
            </text:list-item>
            <text:list-item>
              <text:p text:style-name="P861">honk() {...}</text:p>
            </text:list-item>
          </text:list>
        </text:list-item>
      </text:list>
      <text:h text:style-name="Heading_20_4" text:outline-level="4">Review – Basic APIs</text:h>
      <text:p text:style-name="Standard"/>
      <text:h text:style-name="Heading_20_4" text:outline-level="4">Learn – More API work</text:h>
      <text:p text:style-name="P213">Add to Anki</text:p>
      <text:p text:style-name="P299">What is the difference between local storage and session storage?</text:p>
      <text:list xml:id="list819738304" text:style-name="L313">
        <text:list-item>
          <text:p text:style-name="P862"><text:span text:style-name="T430">Local storage allows you to store data across browser sessions </text:span><text:span text:style-name="T432">and s</text:span><text:span text:style-name="T431">ession storage disappears when the browser closes</text:span></text:p>
        </text:list-item>
      </text:list>
      <text:p text:style-name="P298">How do you set items in local storage?</text:p>
      <text:list xml:id="list1315535024" text:style-name="L314">
        <text:list-item>
          <text:p text:style-name="P863">localStorage.setItem(key, value)</text:p>
        </text:list-item>
      </text:list>
      <text:p text:style-name="P298">How do you get an item from local storage?</text:p>
      <text:list xml:id="list1847836940" text:style-name="L315">
        <text:list-item>
          <text:p text:style-name="P864">localStorage.getItem(key, value)</text:p>
        </text:list-item>
      </text:list>
      <text:p text:style-name="P298">How do you remove an item from local storage?</text:p>
      <text:list xml:id="list891949556" text:style-name="L316">
        <text:list-item>
          <text:p text:style-name="P865">localStorage.removeItem(key, value)</text:p>
        </text:list-item>
      </text:list>
      <text:p text:style-name="P298">How do you remove everything from local storage?</text:p>
      <text:list xml:id="list1942282834" text:style-name="L317">
        <text:list-item>
          <text:p text:style-name="P866">localStorage.clear()</text:p>
        </text:list-item>
      </text:list>
      <text:p text:style-name="P298"/>
      <text:h text:style-name="Heading_20_4" text:outline-level="4"><text:soft-page-break/>Homework – OOP</text:h>
      <text:p text:style-name="Standard"/>
      <text:h text:style-name="P372" text:outline-level="2"/>
      <text:h text:style-name="P372" text:outline-level="2"><text:span text:style-name="T361">Class </text:span><text:span text:style-name="T409">2</text:span><text:span text:style-name="T433">8</text:span><text:span text:style-name="T361">: </text:span><text:span text:style-name="T433">JavaScript API Practice For Beginners</text:span></text:h>
      <text:h text:style-name="P397" text:outline-level="4">Let’s Talk - #100Devs</text:h>
      <text:p text:style-name="P300"/>
      <text:h text:style-name="Heading_20_4" text:outline-level="4">Review – Functions &amp;&amp; Loops</text:h>
      <text:p text:style-name="P300"/>
      <text:h text:style-name="Heading_20_4" text:outline-level="4">Review – Arrays</text:h>
      <text:p text:style-name="P300"/>
      <text:h text:style-name="Heading_20_4" text:outline-level="4">Review – Objects</text:h>
      <text:p text:style-name="P300"/>
      <text:h text:style-name="Heading_20_4" text:outline-level="4">Review – Local Storage</text:h>
      <text:p text:style-name="Standard">What is an API?</text:p>
      <text:list xml:id="list3536063515" text:style-name="L318">
        <text:list-item>
          <text:p text:style-name="P867">A simple interface for a complex action.</text:p>
        </text:list-item>
      </text:list>
      <text:p text:style-name="P300"/>
      <text:h text:style-name="Heading_20_4" text:outline-level="4">Homework JS Review / Push</text:h>
      <text:list xml:id="list957798363" text:style-name="L319">
        <text:list-item>
          <text:p text:style-name="P868">Finish Codecademy Intro to JS</text:p>
          <text:list>
            <text:list-item>
              <text:p text:style-name="P868"><draw:frame text:anchor-type="paragraph" draw:z-index="1" draw:name="Text Frame 1" draw:style-name="gr1" draw:text-style-name="P1023"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list xml:id="list191512232450869" text:continue-numbering="true" text:style-name="L319">
        <text:list-item>
          <text:list>
            <text:list-header>
              <text:h text:style-name="P373"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400"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2707391777" text:style-name="L320">
        <text:list-item>
          <text:p text:style-name="P869"><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869"><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869">A <text:span text:style-name="Strong_20_Emphasis">class</text:span> is an object-oriented abstraction for an idea or a concept manipulated by a program. It offers a convenient syntax to create objects representing this concept.</text:p>
            </text:list-item>
            <text:list-item>
              <text:p text:style-name="P869">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301">class MyClass {</text:p>
      <text:p text:style-name="P303"><text:s text:c="2"/>constructor(param1, param2, ...) {</text:p>
      <text:p text:style-name="P303"><text:s text:c="4"/>this.property1 = param1;</text:p>
      <text:p text:style-name="P303"><text:s text:c="4"/>this.property2 = param2;</text:p>
      <text:p text:style-name="P303"><text:s text:c="4"/>// ...</text:p>
      <text:p text:style-name="P303"><text:s text:c="2"/>}</text:p>
      <text:p text:style-name="P303"><text:s text:c="2"/>method1(/* ... */) {</text:p>
      <text:p text:style-name="P303"><text:s text:c="4"/>// ...</text:p>
      <text:p text:style-name="P303"><text:s text:c="2"/>}</text:p>
      <text:p text:style-name="P303"><text:s text:c="2"/>method2(/* ... */) {</text:p>
      <text:p text:style-name="P303"><text:s text:c="4"/>// ...</text:p>
      <text:p text:style-name="P303"><text:s text:c="2"/>}</text:p>
      <text:p text:style-name="P303"><text:s text:c="2"/>// ...</text:p>
      <text:p text:style-name="P304">}</text:p>
      <text:list xml:id="list2171131183" text:style-name="L321">
        <text:list-item>
          <text:p text:style-name="P873">Objects are created from a class with the <text:span text:style-name="Source_20_Text">new</text:span> operator. It calls the class constructor to initialize the newly created object. </text:p>
        </text:list-item>
      </text:list>
      <text:p text:style-name="P302"><text:span text:style-name="T279">const myObject = new MyClass(arg1, arg2, ...)</text:span>;</text:p>
      <text:list xml:id="list652530247" text:style-name="L322">
        <text:list-item>
          <text:p text:style-name="P874"><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875">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875">There are several ways to create and link JavaScript objects through prototypes. One is to use the <text:span text:style-name="Source_20_Text">Object.create()</text:span> method.</text:p>
        </text:list-item>
      </text:list>
      <text:p text:style-name="P305">// Create an object linked to myPrototypeObject</text:p>
      <text:p text:style-name="P306">const myObject = Object.create(myPrototypeObject);</text:p>
      <text:list xml:id="list2862357659" text:style-name="L323">
        <text:list-item>
          <text:p text:style-name="P876">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191512961788423" text:continue-list="list2707391777" text:style-name="L320">
        <text:list-item>
          <text:list>
            <text:list-item>
              <text:p text:style-name="P877">Done</text:p>
            </text:list-item>
          </text:list>
        </text:list-item>
        <text:list-item>
          <text:p text:style-name="P869">Do 7 Codewars katas</text:p>
          <text:list>
            <text:list-item>
              <text:p text:style-name="P878">Done</text:p>
            </text:list-item>
          </text:list>
        </text:list-item>
        <text:list-item>
          <text:p text:style-name="P869"><text:a xlink:type="simple" xlink:href="https://www.youtube.com/watch?v=PFmuCDHHpwk" office:target-frame-name="_blank" xlink:show="new" text:style-name="Internet_20_link" text:visited-style-name="Visited_20_Internet_20_Link">Object-oriented Programming in JavaScript</text:a></text:p>
          <text:list>
            <text:list-item>
              <text:p text:style-name="P879">Done</text:p>
            </text:list-item>
          </text:list>
        </text:list-item>
        <text:list-item>
          <text:p text:style-name="P870"><text:span text:style-name="T435">Extra</text:span><text:span text:style-name="T436">s</text:span><text:span text:style-name="T435">: </text:span></text:p>
          <text:list>
            <text:list-item>
              <text:p text:style-name="P870"><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887">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888">Talk about the Map constructor.</text:p>
                  <text:list>
                    <text:list-item>
                      <text:p text:style-name="P889">Sdsd</text:p>
                    </text:list-item>
                  </text:list>
                </text:list-item>
                <text:list-item>
                  <text:p text:style-name="P1021">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1021"><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1021"><text:bookmark text:name="p-AFyYjRH+5G"/>You can define getters and setters to secretly call methods every time an object’s property is accessed. Static methods are methods stored in a class’s constructor rather than its prototype.</text:p>
                </text:list-item>
                <text:list-item>
                  <text:p text:style-name="P1021"><text:bookmark text:name="p-U1iTgKNfyX"/>The <text:span text:style-name="Source_20_Text">instanceof</text:span> operator can, given an object and a constructor, tell you whether that object is an instance of that constructor.</text:p>
                </text:list-item>
                <text:list-item>
                  <text:p text:style-name="P1021"><text:bookmark text:name="p-LOAETrspuz"/>One useful thing to do with objects is to specify an interface for them and tell everybody that they are supposed to talk to your object only through that interface. The rest of the <text:soft-page-break/>details that make up your object are now <text:span text:style-name="Emphasis">encapsulated</text:span>, hidden behind the interface. You can use private properties to hide a part of your object from the outside world.</text:p>
                </text:list-item>
                <text:list-item>
                  <text:p text:style-name="P1021"><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1021"><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191512537503800" text:continue-numbering="true" text:style-name="L320">
        <text:list-item>
          <text:list>
            <text:list-header>
              <text:h text:style-name="P374" text:outline-level="2"/>
            </text:list-header>
          </text:list>
        </text:list-item>
      </text:list>
      <text:h text:style-name="P345"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191512526511329" text:continue-numbering="true" text:style-name="L320">
        <text:list-item>
          <text:list>
            <text:list-item>
              <text:list>
                <text:list-item>
                  <text:list>
                    <text:list-header>
                      <text:p text:style-name="P871"/>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08">Questions to ask when building a code base</text:p>
      <text:list xml:id="list2001478021" text:style-name="L324">
        <text:list-item>
          <text:list>
            <text:list-item>
              <text:p text:style-name="P890">As our codebase gets larger and more fol<text:span text:style-name="T439">ks</text:span> join the team, can we keep our code organized?</text:p>
            </text:list-item>
            <text:list-item>
              <text:p text:style-name="P890">Is it easy to add new features and functionality?</text:p>
            </text:list-item>
            <text:list-item>
              <text:p text:style-name="P890">Can another developer look at my code and understand what is happening?</text:p>
            </text:list-item>
            <text:list-item>
              <text:p text:style-name="P890">Can I make changes without losing sleep at night?</text:p>
            </text:list-item>
          </text:list>
        </text:list-item>
      </text:list>
      <text:p text:style-name="P309">Encapsulation</text:p>
      <text:list xml:id="list3300638856" text:style-name="L325">
        <text:list-item>
          <text:p text:style-name="P891">The process of storing functions (methods) with their associated data (properties) into one thing (object)</text:p>
        </text:list-item>
        <text:list-item>
          <text:p text:style-name="P893">Why use encapsulation in a codebase?</text:p>
          <text:list>
            <text:list-item>
              <text:p text:style-name="P892"><text:span text:style-name="T438">It m</text:span>akes code more readable and makes <text:span text:style-name="T438">additions and </text:span>changes in functionality easier</text:p>
            </text:list-item>
          </text:list>
        </text:list-item>
      </text:list>
      <text:p text:style-name="P310">Abstraction</text:p>
      <text:list xml:id="list684787471" text:style-name="L326">
        <text:list-item>
          <text:p text:style-name="P895">Hide the details of a program and only show what is essential</text:p>
        </text:list-item>
        <text:list-item>
          <text:p text:style-name="P894">Why use abstraction in a codebase?</text:p>
          <text:list>
            <text:list-item>
              <text:p text:style-name="P894">It breaks a program into smaller more manageable pieces of code.</text:p>
            </text:list-item>
          </text:list>
        </text:list-item>
      </text:list>
      <text:h text:style-name="Heading_20_4" text:outline-level="4">Do – Work In Teams: Tic-tac-toe</text:h>
      <text:p text:style-name="Standard"/>
      <text:h text:style-name="Heading_20_4" text:outline-level="4">Homework – Object City Yall</text:h>
      <text:p text:style-name="Standard"/>
      <text:p text:style-name="Standard"/>
      <text:h text:style-name="P350" text:outline-level="2"><text:soft-page-break/><text:span text:style-name="T361">Class </text:span><text:span text:style-name="T437">3</text:span><text:span text:style-name="T440">1</text:span><text:span text:style-name="T361">: </text:span><text:span text:style-name="T440">What is Inheritance and Polymorphism</text:span></text:h>
      <text:h text:style-name="P401" text:outline-level="4">Questions?</text:h>
      <text:list xml:id="list191512855973502" text:continue-list="list191512526511329" text:style-name="L320">
        <text:list-item>
          <text:list>
            <text:list-item>
              <text:list>
                <text:list-item>
                  <text:list>
                    <text:list-header>
                      <text:p text:style-name="P872"/>
                    </text:list-header>
                  </text:list>
                </text:list-item>
              </text:list>
            </text:list-item>
          </text:list>
        </text:list-item>
      </text:list>
      <text:h text:style-name="P401" text:outline-level="4">Let’s Talk – Coming Up?</text:h>
      <text:p text:style-name="Standard"><text:span text:style-name="T441">MayanWolfe reviews: </text:span>https://discord.com/channels/735923219315425401/970098839786758165/970098843435823195</text:p>
      <text:h text:style-name="Heading_20_4" text:outline-level="4">Learn – Objects</text:h>
      <text:p text:style-name="Standard"/>
      <text:h text:style-name="Heading_20_4" text:outline-level="4">Learn – Basic OOP Principles</text:h>
      <text:list xml:id="list3658723931" text:style-name="L327">
        <text:list-item>
          <text:p text:style-name="P898">Encapsulation:</text:p>
          <text:list>
            <text:list-item>
              <text:p text:style-name="P898">storing data and functionality in an object</text:p>
            </text:list-item>
            <text:list-item>
              <text:p text:style-name="P898">Why?</text:p>
              <text:list>
                <text:list-item>
                  <text:p text:style-name="P898">Makes it easier to add new stuff, to read through what was already coded, so you are not afraid to make changes</text:p>
                </text:list-item>
              </text:list>
            </text:list-item>
          </text:list>
        </text:list-item>
        <text:list-item>
          <text:p text:style-name="P899">Abstraction: </text:p>
          <text:list>
            <text:list-item>
              <text:p text:style-name="P899">hiding complex or unnecessary details about code enables you to implement things without understanding or even thinking about all the hidden complexity.</text:p>
            </text:list-item>
            <text:list-item>
              <text:p text:style-name="P898">Why?</text:p>
              <text:list>
                <text:list-item>
                  <text:p text:style-name="P900">Hide details and show essentials to make your code simple, predictable, and manageable. </text:p>
                </text:list-item>
              </text:list>
            </text:list-item>
          </text:list>
        </text:list-item>
        <text:list-item>
          <text:p text:style-name="P901">Inheritance</text:p>
          <text:list>
            <text:list-item>
              <text:p text:style-name="P896">Make a class from another class for a hierarchy of classes that share a set of properties and methods</text:p>
            </text:list-item>
            <text:list-item>
              <text:p text:style-name="P902">Why?</text:p>
              <text:list>
                <text:list-item>
                  <text:p text:style-name="P901">this helps to eliminate redundant code</text:p>
                </text:list-item>
              </text:list>
            </text:list-item>
          </text:list>
        </text:list-item>
        <text:list-item>
          <text:p text:style-name="P903">Polymorphism</text:p>
          <text:list>
            <text:list-item>
              <text:p text:style-name="P897"><text:span text:style-name="T442">Provides a way to perform a single action in different forms. </text:span>Provides an ability to call the same method on different JavaScript objects.</text:p>
              <text:list>
                <text:list-item>
                  <text:p text:style-name="P906">Why?</text:p>
                  <text:list>
                    <text:list-item>
                      <text:p text:style-name="P906">Helps you avoid if/else and switch cases, <text:span text:style-name="T443">makes your code more reusable, and supports the other pillars</text:span></text:p>
                    </text:list-item>
                  </text:list>
                </text:list-item>
              </text:list>
            </text:list-item>
            <text:list-item>
              <text:p text:style-name="P904">Code written to use an interface automatically knows how to work with any number of different objects that provide the interface</text:p>
              <text:list>
                <text:list-item>
                  <text:p text:style-name="P905">methods and properties are the interfaces for objects</text:p>
                </text:list-item>
              </text:list>
            </text:list-item>
            <text:list-item>
              <text:p text:style-name="P905">Sibling descendants of a base class will all have the same interface but varying implementations</text:p>
              <text:list>
                <text:list-item>
                  <text:p text:style-name="P907">Think of extended classes that have different version of the same method or property.</text:p>
                </text:list-item>
              </text:list>
            </text:list-item>
            <text:list-item>
              <text:p text:style-name="P905">When you are not sure of the objects type at runtime and the most specific method is called. Therefore the behavior of the method called may differ, depending on the objects type at runtime</text:p>
              <text:list>
                <text:list-item>
                  <text:p text:style-name="P907">Objects will check for properties and methods first within the object on which they are being called before moving up the prototype chain.</text:p>
                </text:list-item>
              </text:list>
            </text:list-item>
          </text:list>
        </text:list-item>
      </text:list>
      <text:p text:style-name="P311"/>
      <text:h text:style-name="Heading_20_4" text:outline-level="4"><text:soft-page-break/>Do – Work In Teams: The Four Pillars</text:h>
      <text:p text:style-name="Standard"/>
      <text:h text:style-name="Heading_20_4" text:outline-level="4">Do – Work In Teams: Tic-tac-toe</text:h>
      <text:p text:style-name="Standard"/>
      <text:h text:style-name="Heading_20_4" text:outline-level="4">Homework – Object City Yall</text:h>
      <text:p text:style-name="P312"/>
      <text:h text:style-name="P351" text:outline-level="2"><text:span text:style-name="T361">Class </text:span><text:span text:style-name="T437">3</text:span><text:span text:style-name="T444">2</text:span><text:span text:style-name="T361">: </text:span><text:span text:style-name="T440">What is Inheritance and Polymorphism</text:span></text:h>
      <text:h text:style-name="P402" text:outline-level="4">Questions?</text:h>
      <text:p text:style-name="Standard"/>
      <text:h text:style-name="Heading_20_4" text:outline-level="4">Let’s Talk - #100Devs</text:h>
      <text:p text:style-name="Standard"><text:a xlink:type="simple" xlink:href="https://discord.com/channels/735923219315425401/970098839786758165/970098843435823195" text:style-name="Internet_20_link" text:visited-style-name="Visited_20_Internet_20_Link">https://discord.com/channels/735923219315425401/970098839786758165/970098843435823195</text:a> </text:p>
      <text:h text:style-name="Heading_20_4" text:outline-level="4">Learn – Objects</text:h>
      <text:p text:style-name="Standard"/>
      <text:h text:style-name="Heading_20_4" text:outline-level="4">Learn – Basic OOP Principles</text:h>
      <text:p text:style-name="Standard"/>
      <text:h text:style-name="Heading_20_4" text:outline-level="4">Do – Work In Teams: The Four Pillars</text:h>
      <text:p text:style-name="Standard"/>
      <text:h text:style-name="Heading_20_4" text:outline-level="4">Do – Work In Teams: Tic-tac-toe</text:h>
      <text:p text:style-name="Standard"/>
      <text:h text:style-name="Heading_20_4" text:outline-level="4">Homework – Object City Yall</text:h>
      <text:p text:style-name="Text_20_body"/>
      <text:h text:style-name="P352" text:outline-level="2"><text:span text:style-name="T361">Class </text:span><text:span text:style-name="T437">3</text:span><text:span text:style-name="T445">3</text:span><text:span text:style-name="T361">: </text:span><text:span text:style-name="T440">Wh</text:span><text:span text:style-name="T445">y You Are Not Getting Interviews</text:span></text:h>
      <text:h text:style-name="Heading_20_4" text:outline-level="4">Learn – Professional Checklist</text:h>
      <text:list xml:id="list3357077509" text:style-name="L328">
        <text:list-item>
          <text:p text:style-name="P909">Crafting a personal story</text:p>
          <text:list>
            <text:list-item>
              <text:p text:style-name="P910">It should answer why are you applying for the job and why are you the best candidate for the position.</text:p>
            </text:list-item>
            <text:list-item>
              <text:p text:style-name="P910">Tech interviews have you answer 2 basic questions</text:p>
              <text:list>
                <text:list-item>
                  <text:p text:style-name="P910">Can you code?</text:p>
                  <text:list>
                    <text:list-item>
                      <text:p text:style-name="P910">Look at projects and ask clients</text:p>
                    </text:list-item>
                  </text:list>
                </text:list-item>
                <text:list-item>
                  <text:p text:style-name="P910">And do I want to work with you for the next two years?</text:p>
                </text:list-item>
              </text:list>
            </text:list-item>
            <text:list-item>
              <text:p text:style-name="P911">Example:</text:p>
              <text:list>
                <text:list-item>
                  <text:p text:style-name="P908"><text:span text:style-name="T446">For 10 years I worked in science </text:span><text:span text:style-name="T447">as a biologist </text:span><text:span text:style-name="T446">working with a wide range of tools and technologies. At my previous employer I had to analy</text:span><text:span text:style-name="T447">ze data</text:span><text:span text:style-name="T446"> with a lot of disjointed software packages in various stages of maintenance and interoperability. I took it upon myself to learn various programming languages like Python, JavaScript and R to help </text:span><text:soft-page-break/><text:span text:style-name="T446">build software pipelines. As you may know, funding in conservation biology is almost as scare as </text:span><text:span text:style-name="T447">rare earth metals</text:span><text:span text:style-name="T446"> </text:span><text:span text:style-name="T447">so I leaned into my engineering skillset and started freelancing. I have worked with several wonderful clients and helped them realize their application needs but I’m tired of agency life and always having to chase down new leads. I’m ready to join a product team like yours that builds software that people love because my roots are working with software that I always caused me headaches and I’m really excited to be interviewing here today.</text:span></text:p>
                </text:list-item>
              </text:list>
            </text:list-item>
          </text:list>
        </text:list-item>
        <text:list-item>
          <text:p text:style-name="P912">Online Persona</text:p>
        </text:list-item>
      </text:list>
      <text:list xml:id="list2808304543" text:style-name="L329">
        <text:list-item>
          <text:list>
            <text:list-item>
              <text:list>
                <text:list-item>
                  <text:p text:style-name="P913">Portfolio</text:p>
                </text:list-item>
                <text:list-item>
                  <text:p text:style-name="P913">Twitter</text:p>
                  <text:list>
                    <text:list-item>
                      <text:p text:style-name="P914">Set up a curated profile <text:span text:style-name="T448">that shows you’re an engineer</text:span></text:p>
                    </text:list-item>
                    <text:list-item>
                      <text:p text:style-name="P914">Follow 50 engineers in your local <text:span text:style-name="T448">or #remote</text:span></text:p>
                      <text:list>
                        <text:list-item>
                          <text:p text:style-name="P914">Everyday interact with their content <text:span text:style-name="T448">(like, retweet, comment)</text:span></text:p>
                          <text:list>
                            <text:list-item>
                              <text:p text:style-name="P915">after a few weeks ask for coffee chats</text:p>
                            </text:list-item>
                          </text:list>
                        </text:list-item>
                        <text:list-item>
                          <text:p text:style-name="P915">Automate content drops with Buffer that you set up for a month with 1 day of work</text:p>
                        </text:list-item>
                      </text:list>
                    </text:list-item>
                  </text:list>
                </text:list-item>
                <text:list-item>
                  <text:p text:style-name="P913">LinkedIn/<text:span text:style-name="T448">AngelList</text:span></text:p>
                  <text:list>
                    <text:list-item>
                      <text:p text:style-name="P916">Professional headshot</text:p>
                      <text:list>
                        <text:list-item>
                          <text:p text:style-name="P916">Can remove background with remove.bg</text:p>
                        </text:list-item>
                      </text:list>
                    </text:list-item>
                  </text:list>
                </text:list-item>
              </text:list>
            </text:list-item>
            <text:list-item>
              <text:p text:style-name="P917">Resume</text:p>
              <text:list>
                <text:list-item>
                  <text:p text:style-name="P917">Use Bob template (https://bit.ly/3d908uc)</text:p>
                </text:list-item>
                <text:list-item>
                  <text:p text:style-name="P917">cvcompiler.com</text:p>
                  <text:list>
                    <text:list-item>
                      <text:p text:style-name="P917">run resume through to see what recruiters see</text:p>
                    </text:list-item>
                  </text:list>
                </text:list-item>
              </text:list>
            </text:list-item>
            <text:list-item>
              <text:p text:style-name="P917">Cover Letter</text:p>
              <text:list>
                <text:list-item>
                  <text:p text:style-name="P917">Bob template (<text:a xlink:type="simple" xlink:href="https://docs.google.com/document/d/1UERcWv8rIPROZXEZG5ZFBE6_z8Yhl90ZhAla_owahP0/edit?usp=sharing" text:style-name="Internet_20_link" text:visited-style-name="Visited_20_Internet_20_Link">https://docs.google.com/document/d/1UERcWv8rIPROZXEZG5ZFBE6_z8Yhl90ZhAla_owahP0/edit?usp=sharing</text:a>)</text:p>
                </text:list-item>
              </text:list>
            </text:list-item>
            <text:list-item>
              <text:p text:style-name="P917">GitHub</text:p>
              <text:list>
                <text:list-item>
                  <text:p text:style-name="P917">profile generator (https://rahuldkjain.github.io/gh-profile-readme-generator/)</text:p>
                </text:list-item>
                <text:list-item>
                  <text:p text:style-name="P917">readme template (https://github.com/alecortega/portfolio-template)</text:p>
                </text:list-item>
              </text:list>
            </text:list-item>
          </text:list>
        </text:list-item>
      </text:list>
      <text:p text:style-name="P314"/>
      <text:p text:style-name="P314"/>
      <text:h text:style-name="Heading_20_4" text:outline-level="4">Learn – Hitlist</text:h>
      <text:list xml:id="list2052054023" text:style-name="L330">
        <text:list-item>
          <text:p text:style-name="P918">People you want to interact with for a job, adding them to a list and reaching out to them and interacting with them. </text:p>
        </text:list-item>
        <text:list-item>
          <text:p text:style-name="P919">Identify companies you want to work at, add them to the list and find poc at the company to reach out to.</text:p>
        </text:list-item>
        <text:list-item>
          <text:p text:style-name="P920">The goal is to get recommended to 60 interviews</text:p>
        </text:list-item>
        <text:list-item>
          <text:p text:style-name="P920">Find jobs and add them to the list and then find pocs at each org</text:p>
          <text:list>
            <text:list-item>
              <text:p text:style-name="P921">Find the hiring manager first, then engineer on team, then recruiter</text:p>
              <text:list>
                <text:list-item>
                  <text:p text:style-name="P921">When reaching out to the recruiter, namedrop the other 2 people that you’ve already had coffee chats with.</text:p>
                </text:list-item>
              </text:list>
            </text:list-item>
            <text:list-item>
              <text:p text:style-name="P920">Find the hiring manager</text:p>
              <text:list>
                <text:list-item>
                  <text:p text:style-name="P920">add to hitlist</text:p>
                </text:list-item>
                <text:list-item>
                  <text:p text:style-name="P920">follow on twitter</text:p>
                </text:list-item>
                <text:list-item>
                  <text:p text:style-name="P920">find email (hunter.io)</text:p>
                </text:list-item>
                <text:list-item>
                  <text:p text:style-name="P920">ask for a coffee chat</text:p>
                  <text:list>
                    <text:list-item>
                      <text:p text:style-name="P922">I saw you are working in local,</text:p>
                    </text:list-item>
                  </text:list>
                </text:list-item>
                <text:list-item>
                  <text:p text:style-name="P920"><text:soft-page-break/>send thank you</text:p>
                </text:list-item>
                <text:list-item>
                  <text:p text:style-name="P920">get recommendation</text:p>
                  <text:list>
                    <text:list-item>
                      <text:p text:style-name="P922">Sometimes they will bring up a position during the coffee chat. If not, bring it up 2 weeks later in an email and ask.</text:p>
                    </text:list-item>
                  </text:list>
                </text:list-item>
              </text:list>
            </text:list-item>
            <text:list-item>
              <text:p text:style-name="P923">60 App breakdown</text:p>
              <text:list>
                <text:list-item>
                  <text:p text:style-name="P923">30 High Value Apps</text:p>
                  <text:list>
                    <text:list-item>
                      <text:p text:style-name="P923">Custom resume, cover letter, and story that match the company</text:p>
                    </text:list-item>
                  </text:list>
                </text:list-item>
                <text:list-item>
                  <text:p text:style-name="P923">10 Premium Apps</text:p>
                  <text:list>
                    <text:list-item>
                      <text:p text:style-name="P923">Custom everything plus landing page, tweets, blog and project (a 1-2 day project)</text:p>
                    </text:list-item>
                  </text:list>
                </text:list-item>
                <text:list-item>
                  <text:p text:style-name="P924">20 Generic Apps</text:p>
                  <text:list>
                    <text:list-item>
                      <text:p text:style-name="P924">These are to make mistakes and feel them out</text:p>
                    </text:list-item>
                  </text:list>
                </text:list-item>
                <text:list-item>
                  <text:p text:style-name="P924">In terms of approach, do the 20 first, then 30, then 10. Experience will help you build up to being a lean interviewing machine.<text:span text:style-name="T449"> </text:span></text:p>
                </text:list-item>
              </text:list>
            </text:list-item>
          </text:list>
        </text:list-item>
      </text:list>
      <text:p text:style-name="P316"/>
      <text:p text:style-name="P316">100 hours project lets you speak intimately about a technical app.</text:p>
      <text:list xml:id="list2327583361" text:style-name="L331">
        <text:list-item>
          <text:p text:style-name="P925">One paragraph description</text:p>
        </text:list-item>
        <text:list-item>
          <text:p text:style-name="P925">A quick wireframe (wireframe.cc, figma)</text:p>
        </text:list-item>
      </text:list>
      <text:h text:style-name="Heading_20_4" text:outline-level="4">Learn – Interview Process</text:h>
      <text:p text:style-name="P315"/>
      <text:h text:style-name="Heading_20_4" text:outline-level="4">Do – CAR / PREP Practice</text:h>
      <text:p text:style-name="P313"/>
      <text:h text:style-name="Heading_20_4" text:outline-level="4">Homework – Start Interview Prep</text:h>
      <text:list xml:id="list253859519" text:style-name="L332">
        <text:list-item>
          <text:p text:style-name="P926">Connect with 5 people in 100Devs group and endorse them for JS, Node and React</text:p>
        </text:list-item>
      </text:list>
      <text:list xml:id="list3836958838" text:style-name="L333">
        <text:list-item>
          <text:p text:style-name="P927"><text:a xlink:type="simple" xlink:href="https://developer.mozilla.org/en-US/docs/Learn/JavaScript/Asynchronous/Async_await" office:target-frame-name="_blank" xlink:show="new" text:style-name="Internet_20_link" text:visited-style-name="Visited_20_Internet_20_Link">MDN: Async/Await</text:a> Class 33</text:p>
          <text:list>
            <text:list-item>
              <text:p text:style-name="P929">Anki cards</text:p>
              <text:list>
                <text:list-item>
                  <text:p text:style-name="P929">What is the difference between synchronous and asynchronous programming?</text:p>
                  <text:list>
                    <text:list-item>
                      <text:p text:style-name="P929">Synchronous programming executes code one line at a time and the preceding code must complete before any following code can execute. </text:p>
                    </text:list-item>
                    <text:list-item>
                      <text:p text:style-name="P929">Asynchronous programming allows for the execution of a long-running task while still being responsive to other events while the tasks is running.</text:p>
                    </text:list-item>
                  </text:list>
                </text:list-item>
              </text:list>
            </text:list-item>
          </text:list>
        </text:list-item>
      </text:list>
      <text:p text:style-name="P318"/>
      <text:list xml:id="list191513599355346" text:continue-numbering="true" text:style-name="L333">
        <text:list-item>
          <text:p text:style-name="P928"><text:a xlink:type="simple" xlink:href="https://www.youtube.com/watch?v=vn3tm0quoqE" office:target-frame-name="_blank" xlink:show="new" text:style-name="Internet_20_link" text:visited-style-name="Visited_20_Internet_20_Link">The Async/Await Episode</text:a> (he goes <text:span text:style-name="Emphasis">really</text:span> fast so slow it down or watch it a couple of times) Class 33</text:p>
          <text:list>
            <text:list-item>
              <text:p text:style-name="P930">Done</text:p>
            </text:list-item>
          </text:list>
        </text:list-item>
        <text:list-item>
          <text:p text:style-name="P928"><text:span text:style-name="T450">Type out all examples </text:span>Class 33</text:p>
          <text:list>
            <text:list-item>
              <text:p text:style-name="P930">Done</text:p>
            </text:list-item>
          </text:list>
        </text:list-item>
        <text:list-item>
          <text:p text:style-name="P928"><text:a xlink:type="simple" xlink:href="https://medium.com/the-node-js-collection/modern-javascript-explained-for-dinosaurs-f695e9747b70" office:target-frame-name="_blank" xlink:show="new" text:style-name="Internet_20_link" text:visited-style-name="Visited_20_Internet_20_Link">Modern Javascript For Dinosaurs</text:a> (the article also links to a video course which is free, if you prefer that) Class 33</text:p>
          <text:list>
            <text:list-item>
              <text:p text:style-name="P928">We went from plain HTML and JS to using <text:span text:style-name="Strong_20_Emphasis">a package manager</text:span> to automatically download 3rd party packages, <text:span text:style-name="Strong_20_Emphasis">a module bundler</text:span> to create a single script file, a <text:span text:style-name="Strong_20_Emphasis">transpiler</text:span> to use future JavaScript features, and <text:span text:style-name="Strong_20_Emphasis">a task runner</text:span> to automate different parts of the build process. </text:p>
            </text:list-item>
            <text:list-item>
              <text:p text:style-name="P931">Done</text:p>
            </text:list-item>
          </text:list>
        </text:list-item>
        <text:list-item>
          <text:p text:style-name="P928"><text:span text:style-name="T450">Watch </text:span><text:a xlink:type="simple" xlink:href="https://youtu.be/fBNz5xF-Kx4" office:target-frame-name="_blank" xlink:show="new" text:style-name="Internet_20_link" text:visited-style-name="Visited_20_Internet_20_Link">Node.js crash course</text:a> (just get through it) Class 33</text:p>
          <text:list>
            <text:list-item>
              <text:p text:style-name="P932">Notes</text:p>
              <text:list>
                <text:list-item>
                  <text:p text:style-name="P932">What is Node.js?</text:p>
                  <text:list>
                    <text:list-item>
                      <text:p text:style-name="P932"><text:soft-page-break/>It is a JS Runtime (not a language or framework that allows you to run JS code on the server.</text:p>
                    </text:list-item>
                  </text:list>
                </text:list-item>
                <text:list-item>
                  <text:p text:style-name="P933">Why use Node?</text:p>
                  <text:list>
                    <text:list-item>
                      <text:p text:style-name="P933">It is fast, efficient and highly scalable, It is event driven, popular in the industry and uses the same language on front and back end</text:p>
                    </text:list-item>
                  </text:list>
                </text:list-item>
                <text:list-item>
                  <text:p text:style-name="P934">What is Non-blocking i/o</text:p>
                  <text:list>
                    <text:list-item>
                      <text:p text:style-name="P934">It works on a single thread and supports tens of thousands of concurrent connections. It optimizes throughput and scalability in apps with many i/o ops.</text:p>
                    </text:list-item>
                  </text:list>
                </text:list-item>
                <text:list-item>
                  <text:p text:style-name="P935">Best type of projects for Node?</text:p>
                  <text:list>
                    <text:list-item>
                      <text:p text:style-name="P935">REST API and Microservers</text:p>
                    </text:list-item>
                    <text:list-item>
                      <text:p text:style-name="P935">Real Time Services (chat, live updates)</text:p>
                    </text:list-item>
                    <text:list-item>
                      <text:p text:style-name="P935">CRUD Apps – Blogs, Social Networks</text:p>
                    </text:list-item>
                    <text:list-item>
                      <text:p text:style-name="P935">Tools and Utilities</text:p>
                    </text:list-item>
                    <text:list-item>
                      <text:p text:style-name="P935">Anything not CPU intensive</text:p>
                    </text:list-item>
                  </text:list>
                </text:list-item>
                <text:list-item>
                  <text:p text:style-name="P936">NPM scripts</text:p>
                  <text:list>
                    <text:list-item>
                      <text:p text:style-name="P936">npm init (generates package.json file)</text:p>
                    </text:list-item>
                    <text:list-item>
                      <text:p text:style-name="P936">npm install &lt;package&gt; (install a package locally)</text:p>
                    </text:list-item>
                    <text:list-item>
                      <text:p text:style-name="P936">npm install -g &lt;package&gt; (installs a package globally)</text:p>
                    </text:list-item>
                    <text:list-item>
                      <text:p text:style-name="P937">npm install -D &lt;package&gt; (install packages only needed in the development environment. They won’t be pushed to production)</text:p>
                    </text:list-item>
                  </text:list>
                </text:list-item>
              </text:list>
            </text:list-item>
          </text:list>
        </text:list-item>
      </text:list>
      <text:p text:style-name="P330"/>
      <text:p text:style-name="P330"/>
      <text:list xml:id="list191513322008268" text:continue-numbering="true" text:style-name="L333">
        <text:list-item>
          <text:p text:style-name="P928"><text:span text:style-name="T450">Start prepping </text:span><text:a xlink:type="simple" xlink:href="https://docs.google.com/document/d/1p7DhCsLOMMybYfePWLlD1-_8KU20zkBoArH4pnW1o3c" office:target-frame-name="_blank" xlink:show="new" text:style-name="Internet_20_link" text:visited-style-name="Visited_20_Internet_20_Link">THE BANK</text:a> Class 33</text:p>
        </text:list-item>
      </text:list>
      <text:h text:style-name="Heading_20_3" text:outline-level="3" text:is-list-header="true">Extras</text:h>
      <text:list xml:id="list1829951234" text:style-name="L334">
        <text:list-item>
          <text:p text:style-name="P1022"><text:span text:style-name="T450">Watch our </text:span><text:a xlink:type="simple" xlink:href="https://www.youtube.com/watch?v=QoweoDsi5ZI" office:target-frame-name="_blank" xlink:show="new" text:style-name="Internet_20_link" text:visited-style-name="Visited_20_Internet_20_Link">Crafting your story</text:a> class from last cohort Class 33</text:p>
        </text:list-item>
        <text:list-item>
          <text:p text:style-name="P1022"><text:span text:style-name="T450">Read </text:span><text:a xlink:type="simple" xlink:href="https://javascript.info/async" office:target-frame-name="_blank" xlink:show="new" text:style-name="Internet_20_link" text:visited-style-name="Visited_20_Internet_20_Link">Javascript.info: Async/Await</text:a> and do the tasks Class 33</text:p>
        </text:list-item>
      </text:list>
      <text:p text:style-name="P317"/>
      <text:h text:style-name="P353" text:outline-level="2"><text:span text:style-name="T361">Class </text:span><text:span text:style-name="T437">3</text:span><text:span text:style-name="T459">4</text:span><text:span text:style-name="T361">: </text:span><text:span text:style-name="T459">Crush Your Technical Interviews</text:span></text:h>
      <text:h text:style-name="P403" text:outline-level="4">Learn – Professional Checklist</text:h>
      <text:p text:style-name="Standard"/>
      <text:h text:style-name="Heading_20_4" text:outline-level="4">Learn – Hitlist</text:h>
      <text:p text:style-name="Standard"/>
      <text:h text:style-name="Heading_20_4" text:outline-level="4">Learn – Interview Process</text:h>
      <text:p text:style-name="P319">Generally speaking they follow this process:</text:p>
      <text:list xml:id="list2424880895" text:style-name="L335">
        <text:list-item>
          <text:p text:style-name="P938">apply/recruited/<text:span text:style-name="T451">recommended</text:span></text:p>
          <text:list>
            <text:list-item>
              <text:p text:style-name="P939">if recommended <text:span text:style-name="T452">you can usually skip phone screen and behavioral</text:span></text:p>
            </text:list-item>
          </text:list>
        </text:list-item>
        <text:list-item>
          <text:p text:style-name="P938">phone screen</text:p>
          <text:list>
            <text:list-item>
              <text:p text:style-name="P938">Sniff test to see if you are a waste of time for this</text:p>
            </text:list-item>
          </text:list>
        </text:list-item>
        <text:list-item>
          <text:p text:style-name="P938">behavioral</text:p>
        </text:list-item>
        <text:list-item>
          <text:p text:style-name="P938">technical questions</text:p>
          <text:list>
            <text:list-item>
              <text:p text:style-name="P938">A conversation about where you are technically speaking</text:p>
            </text:list-item>
          </text:list>
        </text:list-item>
        <text:list-item>
          <text:p text:style-name="P938">take home</text:p>
          <text:list>
            <text:list-item>
              <text:p text:style-name="P938">optional</text:p>
            </text:list-item>
          </text:list>
        </text:list-item>
        <text:list-item>
          <text:p text:style-name="P938">whiteboard</text:p>
          <text:list>
            <text:list-item>
              <text:p text:style-name="P938"><text:soft-page-break/>optional</text:p>
            </text:list-item>
          </text:list>
        </text:list-item>
        <text:list-item>
          <text:p text:style-name="P938">in-person</text:p>
          <text:list>
            <text:list-item>
              <text:p text:style-name="P938">optional</text:p>
            </text:list-item>
          </text:list>
        </text:list-item>
        <text:list-item>
          <text:p text:style-name="P938">wine and dine interview</text:p>
          <text:list>
            <text:list-item>
              <text:p text:style-name="P938">late stage meeting the team</text:p>
            </text:list-item>
          </text:list>
        </text:list-item>
        <text:list-item>
          <text:p text:style-name="P938">offer</text:p>
          <text:list>
            <text:list-item>
              <text:p text:style-name="P940">negotiating stage</text:p>
            </text:list-item>
          </text:list>
        </text:list-item>
      </text:list>
      <text:p text:style-name="P320">If a recruiter asks for your salary range</text:p>
      <text:list xml:id="list4034431005" text:style-name="L336">
        <text:list-item>
          <text:p text:style-name="P941">Fair market rate for a developer of my skillset and experience is. What have you budgeted for the role?</text:p>
        </text:list-item>
      </text:list>
      <text:p text:style-name="P321">If offered an interview always ask: What are the steps in this process? Can you tell me what to expect for my upcoming interview? Is it a behavioral or technical interview? </text:p>
      <text:list xml:id="list4203219804" text:style-name="L337">
        <text:list-item>
          <text:p text:style-name="P942">Behavioral</text:p>
          <text:list>
            <text:list-item>
              <text:p text:style-name="P943">How much time should I expect to go through the interview?</text:p>
            </text:list-item>
          </text:list>
        </text:list-item>
        <text:list-item>
          <text:p text:style-name="P942">Technical </text:p>
          <text:list>
            <text:list-item>
              <text:p text:style-name="P942">Could you give me an example of something I might encounter during this technical? Will it be more questions or codewars/leetcode style problems? Is it more of a whiteboard scenario?</text:p>
            </text:list-item>
          </text:list>
        </text:list-item>
      </text:list>
      <text:p text:style-name="P322">Once recommended for an interview</text:p>
      <text:list xml:id="list3717735568" text:style-name="L338">
        <text:list-item>
          <text:p text:style-name="P944">Find everything about their <text:span text:style-name="T453">interview </text:span>process using Glassdoor, GitHub, Blind.</text:p>
          <text:list>
            <text:list-item>
              <text:p text:style-name="P945">Search “company name” interview on GitHub for questions and answers.</text:p>
            </text:list-item>
          </text:list>
        </text:list-item>
      </text:list>
      <text:p text:style-name="P323">How to prepare</text:p>
      <text:list xml:id="list754915702" text:style-name="L339">
        <text:list-item>
          <text:p text:style-name="P946">Answer the Banki questions and then study them <text:span text:style-name="T454">using</text:span> Anki</text:p>
        </text:list-item>
      </text:list>
      <text:h text:style-name="Heading_20_4" text:outline-level="4">Do – CAR/PREP Practice</text:h>
      <text:p text:style-name="P214">Behavioral Questions</text:p>
      <text:p text:style-name="P324">CAR = Cause, Action, Result <text:span text:style-name="T455">(all conveyed in 3 sentences) </text:span><text:span text:style-name="T456">[behavioral]</text:span></text:p>
      <text:list xml:id="list3329038434" text:style-name="L340">
        <text:list-item>
          <text:p text:style-name="P947">What happened?</text:p>
        </text:list-item>
        <text:list-item>
          <text:p text:style-name="P947">Action you took to solve it?</text:p>
        </text:list-item>
        <text:list-item>
          <text:p text:style-name="P947">Why are you awesome for the action you took?</text:p>
        </text:list-item>
      </text:list>
      <text:p text:style-name="P325">Cause</text:p>
      <text:list xml:id="list3923351422" text:style-name="L341">
        <text:list-item>
          <text:p text:style-name="P948">At my last company…</text:p>
        </text:list-item>
        <text:list-item>
          <text:p text:style-name="P948">At my last opportunity…</text:p>
        </text:list-item>
      </text:list>
      <text:p text:style-name="P325">Action</text:p>
      <text:list xml:id="list3186746114" text:style-name="L342">
        <text:list-item>
          <text:p text:style-name="P949">Steps you took. Keep it positive. Don’t downplay your role</text:p>
        </text:list-item>
      </text:list>
      <text:p text:style-name="P325">Result</text:p>
      <text:list xml:id="list991867850" text:style-name="L343">
        <text:list-item>
          <text:p text:style-name="P950">How are you better because of it? How are you awesome because of the actions you took?</text:p>
        </text:list-item>
      </text:list>
      <text:p text:style-name="P325"/>
      <text:p text:style-name="P326">Keep you answers on theme for the position you want and repeat the relevant keywords</text:p>
      <text:p text:style-name="P326"/>
      <text:p text:style-name="P214">Technical Questions</text:p>
      <text:p text:style-name="P327">EUE = Explanation, Use, Example <text:span text:style-name="T456">[technical]</text:span></text:p>
      <text:list xml:id="list766966312" text:style-name="L344">
        <text:list-item>
          <text:p text:style-name="P951">Define what it is</text:p>
        </text:list-item>
        <text:list-item>
          <text:p text:style-name="P951">Say how it is used</text:p>
        </text:list-item>
        <text:list-item>
          <text:p text:style-name="P951">Give an example of it in action </text:p>
        </text:list-item>
      </text:list>
      <text:list xml:id="list1388889535" text:style-name="L345">
        <text:list-item>
          <text:p text:style-name="P952">Example: Explain CSS sprites, and how you would implement them on a page or site.</text:p>
          <text:list>
            <text:list-item>
              <text:p text:style-name="P952">They are when you take a bunch of images and combine them in a single image. The use is to limit the amount of requests being made to a server which can speed up some other <text:soft-page-break/>operations. An example of this is at Amazon, where their logo is one image and they only show a piece of it in the UI when they want to show the swoop.</text:p>
            </text:list-item>
          </text:list>
        </text:list-item>
      </text:list>
      <text:p text:style-name="P327"/>
      <text:p text:style-name="P215">Technical Whiteboard</text:p>
      <text:list xml:id="list1848845279" text:style-name="L346">
        <text:list-item>
          <text:p text:style-name="P953">Actually whiteboarding with a marker</text:p>
        </text:list-item>
        <text:list-item>
          <text:p text:style-name="P953">Codewars</text:p>
        </text:list-item>
        <text:list-item>
          <text:p text:style-name="P953">What does it test?</text:p>
          <text:list>
            <text:list-item>
              <text:p text:style-name="P953">communication and collaboration skills</text:p>
            </text:list-item>
            <text:list-item>
              <text:p text:style-name="P953">job specific knowledge</text:p>
            </text:list-item>
            <text:list-item>
              <text:p text:style-name="P953">survival under pressure</text:p>
            </text:list-item>
          </text:list>
        </text:list-item>
        <text:list-item>
          <text:p text:style-name="P954">Approach</text:p>
          <text:list>
            <text:list-item>
              <text:p text:style-name="P954">Take notes on the side when the interviewer lays out the problem</text:p>
            </text:list-item>
            <text:list-item>
              <text:p text:style-name="P954">Write clearly</text:p>
            </text:list-item>
            <text:list-item>
              <text:p text:style-name="P954">be mindful of space</text:p>
              <text:list>
                <text:list-item>
                  <text:p text:style-name="P955">You can say that you are going to save space by using a placeholder function for a complicated process that you will come back to and flesh out. Often you will discuss the rest of the solution for the allotted time so you can simply offer to email them with your implementation of the placeholder function this evening.</text:p>
                </text:list-item>
              </text:list>
            </text:list-item>
            <text:list-item>
              <text:p text:style-name="P955">Practice, <text:span text:style-name="T457">practice, practice</text:span></text:p>
            </text:list-item>
          </text:list>
        </text:list-item>
      </text:list>
      <text:p text:style-name="P329"/>
      <text:p text:style-name="P216">Coding <text:span text:style-name="T458">C</text:span>hallenges</text:p>
      <text:list xml:id="list140312735" text:style-name="L347">
        <text:list-item>
          <text:p text:style-name="P956">PREP = Parameters, Returns, Examples, Pseudo Code</text:p>
          <text:list>
            <text:list-item>
              <text:p text:style-name="P957">Parameters</text:p>
              <text:list>
                <text:list-item>
                  <text:p text:style-name="P957">Ask for details about the input the function will take</text:p>
                </text:list-item>
              </text:list>
            </text:list-item>
            <text:list-item>
              <text:p text:style-name="P957">Returns</text:p>
              <text:list>
                <text:list-item>
                  <text:p text:style-name="P957">Ask for details about how the result will be returned</text:p>
                </text:list-item>
              </text:list>
            </text:list-item>
            <text:list-item>
              <text:p text:style-name="P957">Examples</text:p>
              <text:list>
                <text:list-item>
                  <text:p text:style-name="P957">Declare the function with a name and parameters, but leave the block blank</text:p>
                </text:list-item>
                <text:list-item>
                  <text:p text:style-name="P957">Create test cases and then give the expected output for each case</text:p>
                </text:list-item>
                <text:list-item>
                  <text:p text:style-name="P957">Confirm they are correct with the interviewer</text:p>
                </text:list-item>
              </text:list>
            </text:list-item>
            <text:list-item>
              <text:p text:style-name="P957">Pseudo code</text:p>
              <text:list>
                <text:list-item>
                  <text:p text:style-name="P957">comment each step of the process in plain english </text:p>
                </text:list-item>
              </text:list>
            </text:list-item>
          </text:list>
        </text:list-item>
      </text:list>
      <text:p text:style-name="P328"/>
      <text:p text:style-name="P327"/>
      <text:h text:style-name="Heading_20_4" text:outline-level="4">Homework – Start Interview Prep</text:h>
      <text:p text:style-name="Text_20_body"/>
      <text:h text:style-name="P354" text:outline-level="2"><text:span text:style-name="T361">Class </text:span><text:span text:style-name="T437">3</text:span><text:span text:style-name="T459">5</text:span><text:span text:style-name="T361">: </text:span><text:span text:style-name="T459">Easy Intro to Node, Promise, &amp; Async/Await</text:span></text:h>
      <text:h text:style-name="P404" text:outline-level="4">Learn – <text:span text:style-name="T459">Callbacks</text:span></text:h>
      <text:p text:style-name="P331">Callbacks don’t need parentheses after the callback name</text:p>
      <text:list xml:id="list1802384528" text:style-name="L348">
        <text:list-item>
          <text:p text:style-name="P958">Ex: document.querySelector(‘h1’).addEventListener(‘click’, callback)</text:p>
        </text:list-item>
      </text:list>
      <text:p text:style-name="P342">What <text:span text:style-name="T465">is a callback?</text:span></text:p>
      <text:list xml:id="list295376212" text:style-name="L349">
        <text:list-item>
          <text:p text:style-name="P959">It is a function that has been passed as an argument</text:p>
        </text:list-item>
      </text:list>
      <text:h text:style-name="Heading_20_4" text:outline-level="4">Learn – Promises</text:h>
      <text:p text:style-name="P332">What is a promise?</text:p>
      <text:list xml:id="list3052895763" text:style-name="L350">
        <text:list-item>
          <text:p text:style-name="P960"><text:soft-page-break/>An object that represents the eventual completion or failure of an async operation and its value. An object that may have a value later.</text:p>
        </text:list-item>
      </text:list>
      <text:p text:style-name="P332">What are the three states of a promise?</text:p>
      <text:list xml:id="list3395839182" text:style-name="L351">
        <text:list-item>
          <text:p text:style-name="P961">Pending, fulfilled, rejected.</text:p>
        </text:list-item>
      </text:list>
      <text:p text:style-name="P332">What is a pending <text:span text:style-name="T460">state </text:span>promise?</text:p>
      <text:list xml:id="list4140599029" text:style-name="L352">
        <text:list-item>
          <text:p text:style-name="P962">It is the initial state meaning it is neither fulfilled nor rejected.</text:p>
        </text:list-item>
      </text:list>
      <text:p text:style-name="P332">What is a fulfilled <text:span text:style-name="T460">state </text:span>promise?</text:p>
      <text:list xml:id="list2204815810" text:style-name="L353">
        <text:list-item>
          <text:p text:style-name="P963">The operation was completed successfully.</text:p>
        </text:list-item>
      </text:list>
      <text:p text:style-name="P332">What is a rejected <text:span text:style-name="T460">state </text:span>promise?</text:p>
      <text:list xml:id="list3344400764" text:style-name="L354">
        <text:list-item>
          <text:p text:style-name="P964">The operation failed.</text:p>
        </text:list-item>
      </text:list>
      <text:p text:style-name="P333">What is the .then() method?</text:p>
      <text:list xml:id="list3622585275" text:style-name="L355">
        <text:list-item>
          <text:p text:style-name="P965">A promise object method that runs after the promise resolves.</text:p>
        </text:list-item>
      </text:list>
      <text:p text:style-name="P334">What is the .catch() method?</text:p>
      <text:list xml:id="list3189234652" text:style-name="L356">
        <text:list-item>
          <text:p text:style-name="P966">A promise object method that runs after the promise is rejected.</text:p>
        </text:list-item>
      </text:list>
      <text:p text:style-name="P335">Most APIs return promises.</text:p>
      <text:h text:style-name="Heading_20_4" text:outline-level="4">Learn – Asynchronous</text:h>
      <text:p text:style-name="P335">Talk about async / await</text:p>
      <text:list xml:id="list1939738189" text:style-name="L357">
        <text:list-item>
          <text:p text:style-name="P967">It is the syntactic sugar on top of promises, making async code easier to write and read.</text:p>
        </text:list-item>
      </text:list>
      <text:p text:style-name="P341">What is the await keyword</text:p>
      <text:list xml:id="list22356960" text:style-name="L358">
        <text:list-item>
          <text:p text:style-name="P968">It tell<text:span text:style-name="T461">s</text:span> the program to wait for an async process to complete inside an async function</text:p>
        </text:list-item>
      </text:list>
      <text:p text:style-name="P337"/>
      <text:h text:style-name="Heading_20_4" text:outline-level="4">Learn – Node</text:h>
      <text:p text:style-name="P338">What do servers need?</text:p>
      <text:list xml:id="list1109014390" text:style-name="L359">
        <text:list-item>
          <text:p text:style-name="P969">Disk access and network <text:span text:style-name="T462">access</text:span>.</text:p>
        </text:list-item>
      </text:list>
      <text:p text:style-name="P339">Node.js</text:p>
      <text:list xml:id="list3426549038" text:style-name="L360">
        <text:list-item>
          <text:p text:style-name="P970">A hosting environment that allows JS to have disk and network access.</text:p>
        </text:list-item>
      </text:list>
      <text:p text:style-name="P340">What is Node.js</text:p>
      <text:list xml:id="list1535118697" text:style-name="L361">
        <text:list-item>
          <text:p text:style-name="P971">A JS runtime<text:span text:style-name="T463">(environment)</text:span> built on Chrome’s V8 JS engine <text:span text:style-name="T463">(browsers ability to run JS)</text:span>.</text:p>
        </text:list-item>
      </text:list>
      <text:h text:style-name="Heading_20_4" text:outline-level="4">Homework – Simple Coin Flip</text:h>
      <text:p text:style-name="P336">Add a try/catch block to the following code: </text:p>
      <text:p text:style-name="P336">async function getACuteDogPhoto(){</text:p>
      <text:p text:style-name="P336"><text:s text:c="4"/>const res = await fetch('https://dog.ceo/api/breeds/image/random')</text:p>
      <text:p text:style-name="P336"><text:s text:c="4"/>const data = await res.json()</text:p>
      <text:p text:style-name="P336"><text:s text:c="4"/>console.log(data)</text:p>
      <text:p text:style-name="P336">}</text:p>
      <text:p text:style-name="P336">getACuteDogPhoto()</text:p>
      <text:p text:style-name="P336"/>
      <text:p text:style-name="P336"/>
      <text:p text:style-name="P336"/>
      <text:p text:style-name="P336"/>
      <text:p text:style-name="P336"/>
      <text:p text:style-name="P336"/>
      <text:p text:style-name="P336"/>
      <text:p text:style-name="P336"/>
      <text:p text:style-name="P336"/>
      <text:h text:style-name="P355" text:outline-level="2"><text:soft-page-break/><text:span text:style-name="T361">Class </text:span><text:span text:style-name="T437">3</text:span><text:span text:style-name="T464">6</text:span><text:span text:style-name="T361">: </text:span><text:span text:style-name="T464">JS Event Loop For Beginners</text:span></text:h>
      <text:h text:style-name="P405" text:outline-level="4">Learn – <text:span text:style-name="T464">JS All Lies</text:span></text:h>
      <text:p text:style-name="Standard"/>
      <text:h text:style-name="Heading_20_4" text:outline-level="4">Learn – Call Stack / Task Queue</text:h>
      <text:p text:style-name="P759">Add to Anki</text:p>
      <text:p text:style-name="P343"><text:span text:style-name="T473">Task </text:span>Queue – first element added to the list will be the first element out (FIFO)</text:p>
      <text:p text:style-name="P343"><text:span text:style-name="T473">Call </text:span>Stack – first element added to the list will be the last one out (LIFO)</text:p>
      <text:h text:style-name="Heading_20_4" text:outline-level="4">Learn – Event Loop</text:h>
      <text:p text:style-name="P759">Add to Anki</text:p>
      <text:p text:style-name="P979"><text:span text:style-name="T473">What does t</text:span>he <text:span text:style-name="T466">E</text:span>vent <text:span text:style-name="T466">L</text:span>oop monitor?</text:p>
      <text:list xml:id="list1498917910" text:style-name="L363">
        <text:list-item>
          <text:p text:style-name="P980"><text:span text:style-name="T473">T</text:span><text:span text:style-name="T474">he </text:span><text:span text:style-name="T466">C</text:span><text:span text:style-name="T474">allback </text:span><text:span text:style-name="T466">Q</text:span><text:span text:style-name="T474">ueue and </text:span><text:span text:style-name="T466">J</text:span><text:span text:style-name="T474">ob </text:span><text:span text:style-name="T466">Q</text:span><text:span text:style-name="T474">ueue and decides what needs to be pushed to the </text:span><text:span text:style-name="T466">C</text:span><text:span text:style-name="T474">all </text:span><text:span text:style-name="T466">S</text:span><text:span text:style-name="T474">tack.</text:span></text:p>
        </text:list-item>
      </text:list>
      <text:p text:style-name="P987">Talk about the Event Loop</text:p>
      <text:list xml:id="list1514668036" text:style-name="L376">
        <text:list-item>
          <text:p text:style-name="P988"><text:span text:style-name="T479">The main.js file is added to the call stack and its first piece of executable code is added to the top of the call stack. </text:span></text:p>
        </text:list-item>
        <text:list-item>
          <text:p text:style-name="P988"><text:span text:style-name="T479">It is then executed if it does not require a web API. </text:span></text:p>
        </text:list-item>
        <text:list-item>
          <text:p text:style-name="P988"><text:span text:style-name="T479">If it does require a web API, the code calls the API and when it is resolved, it passes off a promise to the Task Queue. </text:span></text:p>
        </text:list-item>
        <text:list-item>
          <text:p text:style-name="P988"><text:span text:style-name="T479">The Call Stack continues to execute the code in main.js, line by line. </text:span></text:p>
        </text:list-item>
        <text:list-item>
          <text:p text:style-name="P988"><text:span text:style-name="T479">Once the Call Stack is empty, the event loop executes the code in the Task Queue in a FIFO manner.</text:span></text:p>
        </text:list-item>
      </text:list>
      <text:h text:style-name="Heading_20_4" text:outline-level="4">Learn – Node</text:h>
      <text:p text:style-name="P344">Node.js is an engine and not a compiler</text:p>
      <text:h text:style-name="Heading_20_4" text:outline-level="4">Homework – Coin Flip &amp; RPS</text:h>
      <text:list xml:id="list929951590" text:style-name="L362">
        <text:list-item>
          <text:p text:style-name="P972"><text:a xlink:type="simple" xlink:href="https://nodejs.org/en/" office:target-frame-name="_blank" xlink:show="new" text:style-name="Internet_20_link" text:visited-style-name="Visited_20_Internet_20_Link">Node.js</text:a></text:p>
          <text:list>
            <text:list-item>
              <text:p text:style-name="P880">Done</text:p>
            </text:list-item>
          </text:list>
        </text:list-item>
        <text:list-item>
          <text:p text:style-name="P972"><text:span text:style-name="Strong_20_Emphasis"><text:span text:style-name="Emphasis">node-backend-simple-json</text:span></text:span> and make it easier to read</text:p>
          <text:list>
            <text:list-item>
              <text:p text:style-name="P881">Done</text:p>
            </text:list-item>
          </text:list>
        </text:list-item>
        <text:list-item>
          <text:p text:style-name="P972"><text:span text:style-name="T467">Watch </text:span><text:a xlink:type="simple" xlink:href="https://www.youtube.com/watch?v=8aGhZQkoFbQ" office:target-frame-name="_blank" xlink:show="new" text:style-name="Internet_20_link" text:visited-style-name="Visited_20_Internet_20_Link">What the heck is the event loop?</text:a></text:p>
          <text:list>
            <text:list-item>
              <text:p text:style-name="P882">Done</text:p>
            </text:list-item>
            <text:list-item>
              <text:p text:style-name="P973">Notes</text:p>
              <text:list>
                <text:list-item>
                  <text:p text:style-name="P974">What is a call stack?</text:p>
                  <text:list>
                    <text:list-item>
                      <text:p text:style-name="P974">A data structure that records where we are in the program </text:p>
                    </text:list-item>
                  </text:list>
                </text:list-item>
              </text:list>
            </text:list-item>
          </text:list>
        </text:list-item>
        <text:list-item>
          <text:p text:style-name="P972"><text:span text:style-name="T467">Watch </text:span><text:a xlink:type="simple" xlink:href="https://www.youtube.com/watch?v=cCOL7MC4Pl0" office:target-frame-name="_blank" xlink:show="new" text:style-name="Internet_20_link" text:visited-style-name="Visited_20_Internet_20_Link">In the loop</text:a></text:p>
          <text:list>
            <text:list-item>
              <text:p text:style-name="P883">Done</text:p>
            </text:list-item>
            <text:list-item>
              <text:p text:style-name="P975">Notes</text:p>
              <text:list>
                <text:list-item>
                  <text:p text:style-name="P976">Promises use microtasks.</text:p>
                </text:list-item>
                <text:list-item>
                  <text:p text:style-name="P977">Tasks</text:p>
                  <text:list>
                    <text:list-item>
                      <text:p text:style-name="P977">take first item in the queue and process it. If another task is added, it is added to the end of the queue</text:p>
                    </text:list-item>
                  </text:list>
                </text:list-item>
                <text:list-item>
                  <text:p text:style-name="P977">Animation callbacks</text:p>
                  <text:list>
                    <text:list-item>
                      <text:p text:style-name="P977">Happen to completion unless more were queued as we were processing the animation callbacks. <text:span text:style-name="T468">Those will be deferred till the next frame</text:span></text:p>
                    </text:list-item>
                  </text:list>
                </text:list-item>
                <text:list-item>
                  <text:p text:style-name="P977">Microtasks</text:p>
                  <text:list>
                    <text:list-item>
                      <text:p text:style-name="P978"><text:soft-page-break/>Are processed to completion, including ones added as the original tasks are processing. The event loop can’t continue until this queue is empty.</text:p>
                    </text:list-item>
                  </text:list>
                </text:list-item>
              </text:list>
            </text:list-item>
          </text:list>
        </text:list-item>
        <text:list-item>
          <text:p text:style-name="P972"><text:span text:style-name="T467">Read and do </text:span><text:a xlink:type="simple" xlink:href="https://zellwk.com/blog/crud-express-mongodb/" office:target-frame-name="_blank" xlink:show="new" text:style-name="Internet_20_link" text:visited-style-name="Visited_20_Internet_20_Link">Build a CRUD app</text:a> (SUPER IMPORTANT)</text:p>
          <text:list>
            <text:list-item>
              <text:p text:style-name="P884">Done</text:p>
            </text:list-item>
          </text:list>
        </text:list-item>
        <text:list-item>
          <text:p text:style-name="P972">Make a coin flip game where the randomization happens server side</text:p>
          <text:list>
            <text:list-item>
              <text:p text:style-name="P881">Done</text:p>
            </text:list-item>
          </text:list>
        </text:list-item>
      </text:list>
      <text:h text:style-name="P356" text:outline-level="2"><text:span text:style-name="T361">Class </text:span><text:span text:style-name="T437">3</text:span><text:span text:style-name="T470">7</text:span><text:span text:style-name="T361">: </text:span><text:span text:style-name="T470">Build Your Own API Hosted On </text:span><text:span text:style-name="T472">Heroku</text:span><text:span text:style-name="T470"> Render</text:span></text:h>
      <text:h text:style-name="P406" text:outline-level="4"><text:span text:style-name="T469">Review</text:span> – <text:span text:style-name="T469">Event Loop</text:span></text:h>
      <text:p text:style-name="P758">Add to Anki</text:p>
      <text:p text:style-name="Standard">Does Javascript have access to the DOM built in?</text:p>
      <text:list xml:id="list1614710385" text:style-name="L364">
        <text:list-item>
          <text:p text:style-name="P981">No, <text:span text:style-name="T475">JS needs WebAPIs to handle async and other things in the browser</text:span></text:p>
        </text:list-item>
      </text:list>
      <text:h text:style-name="Heading_20_4" text:outline-level="4">Learn – CRUD</text:h>
      <text:list xml:id="list3677313884" text:style-name="L365">
        <text:list-item>
          <text:p text:style-name="P982">Create (post) - Make something</text:p>
        </text:list-item>
        <text:list-item>
          <text:p text:style-name="P982">Read (get) - Get <text:span text:style-name="T476">s</text:span>omething</text:p>
        </text:list-item>
        <text:list-item>
          <text:p text:style-name="P982">Update (put) - Change something</text:p>
        </text:list-item>
        <text:list-item>
          <text:p text:style-name="P982">Delete (delete) - Remove something</text:p>
        </text:list-item>
      </text:list>
      <text:h text:style-name="Heading_20_4" text:outline-level="4">Learn – Express</text:h>
      <text:p text:style-name="P983">What is Express?</text:p>
      <text:list xml:id="list3240312137" text:style-name="L366">
        <text:list-item>
          <text:p text:style-name="P984">A fast, unopinionated, minimalist web framework for Node.js. With a myriad of HTTP utility methods and middleware at your disposal, creating a robust API is quick and easy.</text:p>
        </text:list-item>
      </text:list>
      <text:p text:style-name="P985"/>
      <text:h text:style-name="Heading_20_4" text:outline-level="4">Learn – Build your own API</text:h>
      <text:p text:style-name="Standard"/>
      <text:h text:style-name="Heading_20_4" text:outline-level="4">Homework – Build your own API</text:h>
      <text:list xml:id="list1284992302" text:style-name="L374">
        <text:list-item>
          <text:p text:style-name="P986"><text:a xlink:type="simple" xlink:href="https://docs.google.com/document/d/1p7DhCsLOMMybYfePWLlD1-_8KU20zkBoArH4pnW1o3c" office:target-frame-name="_blank" xlink:show="new" text:style-name="Internet_20_link" text:visited-style-name="Visited_20_Internet_20_Link">THE BANK</text:a> - More! </text:p>
          <text:list>
            <text:list-item>
              <text:p text:style-name="P886">Done</text:p>
            </text:list-item>
          </text:list>
        </text:list-item>
        <text:list-item>
          <text:p text:style-name="P986"><text:a xlink:type="simple" xlink:href="https://signup.heroku.com/" office:target-frame-name="_blank" xlink:show="new" text:style-name="Internet_20_link" text:visited-style-name="Visited_20_Internet_20_Link"><text:span text:style-name="T471">Heroku</text:span></text:a> <text:span text:style-name="T477">Render</text:span>, <text:a xlink:type="simple" xlink:href="https://www.mongodb.com/cloud/atlas/register" office:target-frame-name="_blank" xlink:show="new" text:style-name="Internet_20_link" text:visited-style-name="Visited_20_Internet_20_Link">Mongo Atlas</text:a>, and <text:a xlink:type="simple" xlink:href="https://identity.getpostman.com/signup" office:target-frame-name="_blank" xlink:show="new" text:style-name="Internet_20_link" text:visited-style-name="Visited_20_Internet_20_Link">Postman</text:a> accounts </text:p>
          <text:list>
            <text:list-item>
              <text:p text:style-name="P885">Done</text:p>
            </text:list-item>
          </text:list>
        </text:list-item>
        <text:list-item>
          <text:p text:style-name="P986"><text:a xlink:type="simple" xlink:href="https://fullstackopen.com/en/part3/node_js_and_express" office:target-frame-name="_blank" xlink:show="new" text:style-name="Internet_20_link" text:visited-style-name="Visited_20_Internet_20_Link">Fullstack Open: Node.js and Express</text:a></text:p>
          <text:list>
            <text:list-item>
              <text:p text:style-name="P986"/>
            </text:list-item>
          </text:list>
        </text:list-item>
        <text:list-item>
          <text:p text:style-name="P986">Read and play with our code from today </text:p>
          <text:list>
            <text:list-item>
              <text:p text:style-name="P986"/>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7-30T19:15:11.760558587</dc:date>
    <meta:editing-duration>P62DT18H31M56S</meta:editing-duration>
    <meta:editing-cycles>777</meta:editing-cycles>
    <meta:generator>LibreOffice/7.3.7.2$Linux_X86_64 LibreOffice_project/30$Build-2</meta:generator>
    <meta:document-statistic meta:table-count="1" meta:image-count="1" meta:object-count="0" meta:page-count="64" meta:paragraph-count="2051" meta:word-count="20053" meta:character-count="115523" meta:non-whitespace-character-count="98207"/>
  </office:meta>
</office:document-meta>
</file>